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5.83847222222222cm" style:use-optimal-column-width="true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3.73944444444444cm" style:use-optimal-column-width="true"/>
    </style:style>
    <style:style style:name="co5" style:family="table-column">
      <style:table-column-properties fo:break-before="auto" style:column-width="2.36361111111111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4.14513888888889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co10" style:family="table-column">
      <style:table-column-properties fo:break-before="auto" style:column-width="4.58611111111111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ncontres_7e_Art_Lausanne_202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PRE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DE COMMANDE</text:p>
          </table:table-cell>
          <table:table-cell office:value-type="string" table:style-name="ce2">
            <text:p>DATE COMMANDE</text:p>
          </table:table-cell>
          <table:table-cell office:value-type="string" table:style-name="ce2">
            <text:p>MONTANT</text:p>
          </table:table-cell>
          <table:table-cell office:value-type="string" table:style-name="ce2">
            <text:p>DEVISE</text:p>
          </table:table-cell>
          <table:table-cell office:value-type="string" table:style-name="ce2">
            <text:p>MODE DE PAIEMENT</text:p>
          </table:table-cell>
          <table:table-cell office:value-type="string" table:style-name="ce2">
            <text:p>NB BILLETS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ANNEE DE NAISS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69863303" table:style-name="ce1">
            <text:p>69863303</text:p>
          </table:table-cell>
          <table:table-cell office:value-type="string" table:style-name="ce3">
            <text:p>2025-12-16 13:55:55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10.03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cha</text:p>
          </table:table-cell>
          <table:table-cell table:number-columns-repeated="2" table:style-name="ce1"/>
          <table:table-cell office:value-type="float" office:value="69865565" table:style-name="ce1">
            <text:p>69865565</text:p>
          </table:table-cell>
          <table:table-cell office:value-type="string" table:style-name="ce3">
            <text:p>2025-12-16 16:19:3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69866924" table:style-name="ce1">
            <text:p>69866924</text:p>
          </table:table-cell>
          <table:table-cell office:value-type="string" table:style-name="ce3">
            <text:p>2025-12-16 17:28: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10" table:style-name="ce1">
            <text:p>151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-Philippe</text:p>
          </table:table-cell>
          <table:table-cell table:number-columns-repeated="2" table:style-name="ce1"/>
          <table:table-cell office:value-type="float" office:value="69866513" table:style-name="ce1">
            <text:p>69866513</text:p>
          </table:table-cell>
          <table:table-cell office:value-type="string" table:style-name="ce3">
            <text:p>2025-12-16 17:32:2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33" table:style-name="ce1">
            <text:p>1033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69869702" table:style-name="ce1">
            <text:p>69869702</text:p>
          </table:table-cell>
          <table:table-cell office:value-type="string" table:style-name="ce3">
            <text:p>2025-12-16 19:57:1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69870362" table:style-name="ce1">
            <text:p>69870362</text:p>
          </table:table-cell>
          <table:table-cell office:value-type="string" table:style-name="ce3">
            <text:p>2025-12-16 20:44:0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07.10.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69870755" table:style-name="ce1">
            <text:p>69870755</text:p>
          </table:table-cell>
          <table:table-cell office:value-type="string" table:style-name="ce3">
            <text:p>2025-12-16 21:10:0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69872321" table:style-name="ce1">
            <text:p>69872321</text:p>
          </table:table-cell>
          <table:table-cell office:value-type="string" table:style-name="ce3">
            <text:p>2025-12-16 23:02:53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rcedes</text:p>
          </table:table-cell>
          <table:table-cell table:number-columns-repeated="2" table:style-name="ce1"/>
          <table:table-cell office:value-type="float" office:value="69873704" table:style-name="ce1">
            <text:p>69873704</text:p>
          </table:table-cell>
          <table:table-cell office:value-type="string" table:style-name="ce3">
            <text:p>2025-12-17 05:39:0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ire</text:p>
          </table:table-cell>
          <table:table-cell table:number-columns-repeated="2" table:style-name="ce1"/>
          <table:table-cell office:value-type="float" office:value="69876830" table:style-name="ce1">
            <text:p>69876830</text:p>
          </table:table-cell>
          <table:table-cell office:value-type="string" table:style-name="ce3">
            <text:p>2025-12-17 10:40:1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91" table:style-name="ce1">
            <text:p>109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igitte</text:p>
          </table:table-cell>
          <table:table-cell table:number-columns-repeated="2" table:style-name="ce1"/>
          <table:table-cell office:value-type="float" office:value="69877472" table:style-name="ce1">
            <text:p>69877472</text:p>
          </table:table-cell>
          <table:table-cell office:value-type="string" table:style-name="ce3">
            <text:p>2025-12-17 11:13:2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69878543" table:style-name="ce1">
            <text:p>69878543</text:p>
          </table:table-cell>
          <table:table-cell office:value-type="string" table:style-name="ce3">
            <text:p>2025-12-17 12:17:56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69882083" table:style-name="ce1">
            <text:p>69882083</text:p>
          </table:table-cell>
          <table:table-cell office:value-type="string" table:style-name="ce3">
            <text:p>2025-12-17 15:39:1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2" table:style-name="ce1"/>
          <table:table-cell office:value-type="float" office:value="69884795" table:style-name="ce1">
            <text:p>69884795</text:p>
          </table:table-cell>
          <table:table-cell office:value-type="string" table:style-name="ce3">
            <text:p>2025-12-17 18:21:5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69889490" table:style-name="ce1">
            <text:p>69889490</text:p>
          </table:table-cell>
          <table:table-cell office:value-type="string" table:style-name="ce3">
            <text:p>2025-12-17 22:48:39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948 e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ga</text:p>
          </table:table-cell>
          <table:table-cell table:number-columns-repeated="2" table:style-name="ce1"/>
          <table:table-cell office:value-type="float" office:value="69902963" table:style-name="ce1">
            <text:p>69902963</text:p>
          </table:table-cell>
          <table:table-cell office:value-type="string" table:style-name="ce3">
            <text:p>2025-12-18 19:40:1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NE</text:p>
          </table:table-cell>
          <table:table-cell table:number-columns-repeated="2" table:style-name="ce1"/>
          <table:table-cell office:value-type="float" office:value="69912140" table:style-name="ce1">
            <text:p>69912140</text:p>
          </table:table-cell>
          <table:table-cell office:value-type="string" table:style-name="ce3">
            <text:p>2025-12-19 12:29:5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28.10.19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69918053" table:style-name="ce1">
            <text:p>69918053</text:p>
          </table:table-cell>
          <table:table-cell office:value-type="string" table:style-name="ce3">
            <text:p>2025-12-19 17:35:5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oia</text:p>
          </table:table-cell>
          <table:table-cell table:number-columns-repeated="2" table:style-name="ce1"/>
          <table:table-cell office:value-type="float" office:value="69918488" table:style-name="ce1">
            <text:p>69918488</text:p>
          </table:table-cell>
          <table:table-cell office:value-type="string" table:style-name="ce3">
            <text:p>2025-12-19 17:52: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string" table:style-name="ce3">
            <text:p>01.06.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ina</text:p>
          </table:table-cell>
          <table:table-cell table:number-columns-repeated="2" table:style-name="ce1"/>
          <table:table-cell office:value-type="float" office:value="69934487" table:style-name="ce1">
            <text:p>69934487</text:p>
          </table:table-cell>
          <table:table-cell office:value-type="string" table:style-name="ce3">
            <text:p>2025-12-20 16:24:3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69969758" table:style-name="ce1">
            <text:p>69969758</text:p>
          </table:table-cell>
          <table:table-cell office:value-type="string" table:style-name="ce3">
            <text:p>2025-12-22 22:20:3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4/07/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grid</text:p>
          </table:table-cell>
          <table:table-cell table:number-columns-repeated="2" table:style-name="ce1"/>
          <table:table-cell office:value-type="float" office:value="70151918" table:style-name="ce1">
            <text:p>70151918</text:p>
          </table:table-cell>
          <table:table-cell office:value-type="string" table:style-name="ce3">
            <text:p>2026-01-06 20:27:0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061" table:style-name="ce1">
            <text:p>10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yanthy</text:p>
          </table:table-cell>
          <table:table-cell table:number-columns-repeated="2" table:style-name="ce1"/>
          <table:table-cell office:value-type="float" office:value="70155761" table:style-name="ce1">
            <text:p>70155761</text:p>
          </table:table-cell>
          <table:table-cell office:value-type="string" table:style-name="ce3">
            <text:p>2026-01-07 09:58:2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11.01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70194929" table:style-name="ce1">
            <text:p>70194929</text:p>
          </table:table-cell>
          <table:table-cell office:value-type="string" table:style-name="ce3">
            <text:p>2026-01-10 09:11:1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a</text:p>
          </table:table-cell>
          <table:table-cell table:number-columns-repeated="2" table:style-name="ce1"/>
          <table:table-cell office:value-type="float" office:value="70356272" table:style-name="ce1">
            <text:p>70356272</text:p>
          </table:table-cell>
          <table:table-cell office:value-type="string" table:style-name="ce3">
            <text:p>2026-01-20 19:13: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02.01.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373381" table:style-name="ce1">
            <text:p>70373381</text:p>
          </table:table-cell>
          <table:table-cell office:value-type="string" table:style-name="ce3">
            <text:p>2026-01-21 21:22:4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403798" table:style-name="ce1">
            <text:p>70403798</text:p>
          </table:table-cell>
          <table:table-cell office:value-type="string" table:style-name="ce3">
            <text:p>2026-01-23 18:31:0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70546529" table:style-name="ce1">
            <text:p>70546529</text:p>
          </table:table-cell>
          <table:table-cell office:value-type="string" table:style-name="ce3">
            <text:p>2026-02-01 14:13:1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11.07.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RENGERE</text:p>
          </table:table-cell>
          <table:table-cell table:number-columns-repeated="2" table:style-name="ce1"/>
          <table:table-cell office:value-type="float" office:value="70565237" table:style-name="ce1">
            <text:p>70565237</text:p>
          </table:table-cell>
          <table:table-cell office:value-type="string" table:style-name="ce3">
            <text:p>2026-02-02 18:24:2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dwine</text:p>
          </table:table-cell>
          <table:table-cell table:number-columns-repeated="2" table:style-name="ce1"/>
          <table:table-cell office:value-type="float" office:value="70566755" table:style-name="ce1">
            <text:p>70566755</text:p>
          </table:table-cell>
          <table:table-cell office:value-type="string" table:style-name="ce3">
            <text:p>2026-02-02 19:58:15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70600787" table:style-name="ce1">
            <text:p>70600787</text:p>
          </table:table-cell>
          <table:table-cell office:value-type="string" table:style-name="ce3">
            <text:p>2026-02-04 18:58:3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ine</text:p>
          </table:table-cell>
          <table:table-cell table:number-columns-repeated="2" table:style-name="ce1"/>
          <table:table-cell office:value-type="float" office:value="70638224" table:style-name="ce1">
            <text:p>70638224</text:p>
          </table:table-cell>
          <table:table-cell office:value-type="string" table:style-name="ce3">
            <text:p>2026-02-06 15:41:49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3041995" table:style-name="ce1">
            <text:p>2304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70647173" table:style-name="ce1">
            <text:p>70647173</text:p>
          </table:table-cell>
          <table:table-cell office:value-type="string" table:style-name="ce3">
            <text:p>2026-02-06 21:57:5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662986" table:style-name="ce1">
            <text:p>70662986</text:p>
          </table:table-cell>
          <table:table-cell office:value-type="string" table:style-name="ce3">
            <text:p>2026-02-07 17:04:2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ny</text:p>
          </table:table-cell>
          <table:table-cell table:number-columns-repeated="2" table:style-name="ce1"/>
          <table:table-cell office:value-type="float" office:value="70679858" table:style-name="ce1">
            <text:p>70679858</text:p>
          </table:table-cell>
          <table:table-cell office:value-type="string" table:style-name="ce3">
            <text:p>2026-02-08 20:09:5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m</text:p>
          </table:table-cell>
          <table:table-cell table:number-columns-repeated="2" table:style-name="ce1"/>
          <table:table-cell office:value-type="float" office:value="70754803" table:style-name="ce1">
            <text:p>70754803</text:p>
          </table:table-cell>
          <table:table-cell office:value-type="string" table:style-name="ce3">
            <text:p>2026-02-15 13:59:0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46" table:style-name="ce1">
            <text:p>1446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56185" table:style-name="ce1">
            <text:p>70756185</text:p>
          </table:table-cell>
          <table:table-cell office:value-type="string" table:style-name="ce3">
            <text:p>2026-02-15 20:13:40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239" table:style-name="ce1">
            <text:p>1239</text:p>
          </table:table-cell>
          <table:table-cell office:value-type="string" table:style-name="ce3">
            <text:p>15 juillet 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56283" table:style-name="ce1">
            <text:p>70756283</text:p>
          </table:table-cell>
          <table:table-cell office:value-type="string" table:style-name="ce3">
            <text:p>2026-02-15 20:48:2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39" table:style-name="ce1">
            <text:p>1239</text:p>
          </table:table-cell>
          <table:table-cell office:value-type="string" table:style-name="ce3">
            <text:p>15 juillet 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ía</text:p>
          </table:table-cell>
          <table:table-cell table:number-columns-repeated="2" table:style-name="ce1"/>
          <table:table-cell office:value-type="float" office:value="70757099" table:style-name="ce1">
            <text:p>70757099</text:p>
          </table:table-cell>
          <table:table-cell office:value-type="string" table:style-name="ce3">
            <text:p>2026-02-16 06:15:3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6 Lausanne</text:p>
          </table:table-cell>
          <table:table-cell office:value-type="string" table:style-name="ce1">
            <text:p>30-07-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58111" table:style-name="ce1">
            <text:p>70758111</text:p>
          </table:table-cell>
          <table:table-cell office:value-type="string" table:style-name="ce3">
            <text:p>2026-02-16 11:46:4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8" table:style-name="ce1">
            <text:p>103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70773017" table:style-name="ce1">
            <text:p>70773017</text:p>
          </table:table-cell>
          <table:table-cell office:value-type="string" table:style-name="ce3">
            <text:p>2026-02-19 10:34:2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3.9.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el</text:p>
          </table:table-cell>
          <table:table-cell table:number-columns-repeated="2" table:style-name="ce1"/>
          <table:table-cell office:value-type="float" office:value="70781494" table:style-name="ce1">
            <text:p>70781494</text:p>
          </table:table-cell>
          <table:table-cell office:value-type="string" table:style-name="ce3">
            <text:p>2026-02-20 18:45:1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3" table:style-name="ce1">
            <text:p>1093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 Jo</text:p>
          </table:table-cell>
          <table:table-cell table:number-columns-repeated="2" table:style-name="ce1"/>
          <table:table-cell office:value-type="float" office:value="70781654" table:style-name="ce1">
            <text:p>70781654</text:p>
          </table:table-cell>
          <table:table-cell office:value-type="string" table:style-name="ce3">
            <text:p>2026-02-20 19:16:1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ette</text:p>
          </table:table-cell>
          <table:table-cell table:number-columns-repeated="2" table:style-name="ce1"/>
          <table:table-cell office:value-type="float" office:value="70781701" table:style-name="ce1">
            <text:p>70781701</text:p>
          </table:table-cell>
          <table:table-cell office:value-type="string" table:style-name="ce3">
            <text:p>2026-02-20 19:22:5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82595" table:style-name="ce1">
            <text:p>70782595</text:p>
          </table:table-cell>
          <table:table-cell office:value-type="string" table:style-name="ce3">
            <text:p>2026-02-20 22:52:4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03.06.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Paule</text:p>
          </table:table-cell>
          <table:table-cell table:number-columns-repeated="2" table:style-name="ce1"/>
          <table:table-cell office:value-type="float" office:value="70783659" table:style-name="ce1">
            <text:p>70783659</text:p>
          </table:table-cell>
          <table:table-cell office:value-type="string" table:style-name="ce3">
            <text:p>2026-02-21 09:30:3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4284" table:style-name="ce1">
            <text:p>70784284</text:p>
          </table:table-cell>
          <table:table-cell office:value-type="string" table:style-name="ce3">
            <text:p>2026-02-21 11:56: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maël</text:p>
          </table:table-cell>
          <table:table-cell table:number-columns-repeated="2" table:style-name="ce1"/>
          <table:table-cell office:value-type="float" office:value="70784311" table:style-name="ce1">
            <text:p>70784311</text:p>
          </table:table-cell>
          <table:table-cell office:value-type="string" table:style-name="ce3">
            <text:p>2026-02-21 12:00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7" table:style-name="ce1">
            <text:p>1207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waha</text:p>
          </table:table-cell>
          <table:table-cell table:number-columns-repeated="2" table:style-name="ce1"/>
          <table:table-cell office:value-type="float" office:value="70784337" table:style-name="ce1">
            <text:p>70784337</text:p>
          </table:table-cell>
          <table:table-cell office:value-type="string" table:style-name="ce3">
            <text:p>2026-02-21 12:00:4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70784313" table:style-name="ce1">
            <text:p>70784313</text:p>
          </table:table-cell>
          <table:table-cell office:value-type="string" table:style-name="ce3">
            <text:p>2026-02-21 12:00:4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ël</text:p>
          </table:table-cell>
          <table:table-cell table:number-columns-repeated="2" table:style-name="ce1"/>
          <table:table-cell office:value-type="float" office:value="70784312" table:style-name="ce1">
            <text:p>70784312</text:p>
          </table:table-cell>
          <table:table-cell office:value-type="string" table:style-name="ce3">
            <text:p>2026-02-21 12:00: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mitri</text:p>
          </table:table-cell>
          <table:table-cell table:number-columns-repeated="2" table:style-name="ce1"/>
          <table:table-cell office:value-type="float" office:value="70784329" table:style-name="ce1">
            <text:p>70784329</text:p>
          </table:table-cell>
          <table:table-cell office:value-type="string" table:style-name="ce3">
            <text:p>2026-02-21 12:00:5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a</text:p>
          </table:table-cell>
          <table:table-cell table:number-columns-repeated="2" table:style-name="ce1"/>
          <table:table-cell office:value-type="float" office:value="70784315" table:style-name="ce1">
            <text:p>70784315</text:p>
          </table:table-cell>
          <table:table-cell office:value-type="string" table:style-name="ce3">
            <text:p>2026-02-21 12:01:0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09/12/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323" table:style-name="ce1">
            <text:p>70784323</text:p>
          </table:table-cell>
          <table:table-cell office:value-type="string" table:style-name="ce3">
            <text:p>2026-02-21 12:01:0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206" table:style-name="ce1">
            <text:p>12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nthia</text:p>
          </table:table-cell>
          <table:table-cell table:number-columns-repeated="2" table:style-name="ce1"/>
          <table:table-cell office:value-type="float" office:value="70784352" table:style-name="ce1">
            <text:p>70784352</text:p>
          </table:table-cell>
          <table:table-cell office:value-type="string" table:style-name="ce3">
            <text:p>2026-02-21 12:01: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0784334" table:style-name="ce1">
            <text:p>70784334</text:p>
          </table:table-cell>
          <table:table-cell office:value-type="string" table:style-name="ce3">
            <text:p>2026-02-21 12:01: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64" table:style-name="ce1">
            <text:p>116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lid</text:p>
          </table:table-cell>
          <table:table-cell table:number-columns-repeated="2" table:style-name="ce1"/>
          <table:table-cell office:value-type="float" office:value="70784349" table:style-name="ce1">
            <text:p>70784349</text:p>
          </table:table-cell>
          <table:table-cell office:value-type="string" table:style-name="ce3">
            <text:p>2026-02-21 12:01:2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uel</text:p>
          </table:table-cell>
          <table:table-cell table:number-columns-repeated="2" table:style-name="ce1"/>
          <table:table-cell office:value-type="float" office:value="70784318" table:style-name="ce1">
            <text:p>70784318</text:p>
          </table:table-cell>
          <table:table-cell office:value-type="string" table:style-name="ce3">
            <text:p>2026-02-21 12:01:3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70784335" table:style-name="ce1">
            <text:p>70784335</text:p>
          </table:table-cell>
          <table:table-cell office:value-type="string" table:style-name="ce3">
            <text:p>2026-02-21 12:01:3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70784348" table:style-name="ce1">
            <text:p>70784348</text:p>
          </table:table-cell>
          <table:table-cell office:value-type="string" table:style-name="ce3">
            <text:p>2026-02-21 12:01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85" table:style-name="ce1">
            <text:p>1185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ron</text:p>
          </table:table-cell>
          <table:table-cell table:number-columns-repeated="2" table:style-name="ce1"/>
          <table:table-cell office:value-type="float" office:value="70784353" table:style-name="ce1">
            <text:p>70784353</text:p>
          </table:table-cell>
          <table:table-cell office:value-type="string" table:style-name="ce3">
            <text:p>2026-02-21 12:01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2" table:style-name="ce1">
            <text:p>1212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0784384" table:style-name="ce1">
            <text:p>70784384</text:p>
          </table:table-cell>
          <table:table-cell office:value-type="string" table:style-name="ce3">
            <text:p>2026-02-21 12:01: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lomé</text:p>
          </table:table-cell>
          <table:table-cell table:number-columns-repeated="2" table:style-name="ce1"/>
          <table:table-cell office:value-type="float" office:value="70784345" table:style-name="ce1">
            <text:p>70784345</text:p>
          </table:table-cell>
          <table:table-cell office:value-type="string" table:style-name="ce3">
            <text:p>2026-02-21 12:01: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2300" table:style-name="ce1">
            <text:p>230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70784376" table:style-name="ce1">
            <text:p>70784376</text:p>
          </table:table-cell>
          <table:table-cell office:value-type="string" table:style-name="ce3">
            <text:p>2026-02-21 12:01:4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70784342" table:style-name="ce1">
            <text:p>70784342</text:p>
          </table:table-cell>
          <table:table-cell office:value-type="string" table:style-name="ce3">
            <text:p>2026-02-21 12:01:4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iccardo</text:p>
          </table:table-cell>
          <table:table-cell table:number-columns-repeated="2" table:style-name="ce1"/>
          <table:table-cell office:value-type="float" office:value="70784340" table:style-name="ce1">
            <text:p>70784340</text:p>
          </table:table-cell>
          <table:table-cell office:value-type="string" table:style-name="ce3">
            <text:p>2026-02-21 12:01: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84368" table:style-name="ce1">
            <text:p>70784368</text:p>
          </table:table-cell>
          <table:table-cell office:value-type="string" table:style-name="ce3">
            <text:p>2026-02-21 12:01:4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950" table:style-name="ce1">
            <text:p>195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84366" table:style-name="ce1">
            <text:p>70784366</text:p>
          </table:table-cell>
          <table:table-cell office:value-type="string" table:style-name="ce3">
            <text:p>2026-02-21 12:01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es-Nelson</text:p>
          </table:table-cell>
          <table:table-cell table:number-columns-repeated="2" table:style-name="ce1"/>
          <table:table-cell office:value-type="float" office:value="70784389" table:style-name="ce1">
            <text:p>70784389</text:p>
          </table:table-cell>
          <table:table-cell office:value-type="string" table:style-name="ce3">
            <text:p>2026-02-21 12:01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string" table:style-name="ce3">
            <text:p>29.06.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dège</text:p>
          </table:table-cell>
          <table:table-cell table:number-columns-repeated="2" table:style-name="ce1"/>
          <table:table-cell office:value-type="float" office:value="70784336" table:style-name="ce1">
            <text:p>70784336</text:p>
          </table:table-cell>
          <table:table-cell office:value-type="string" table:style-name="ce3">
            <text:p>2026-02-21 12:01:5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6.04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éphine</text:p>
          </table:table-cell>
          <table:table-cell table:number-columns-repeated="2" table:style-name="ce1"/>
          <table:table-cell office:value-type="float" office:value="70784377" table:style-name="ce1">
            <text:p>70784377</text:p>
          </table:table-cell>
          <table:table-cell office:value-type="string" table:style-name="ce3">
            <text:p>2026-02-21 12:01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oardo</text:p>
          </table:table-cell>
          <table:table-cell table:number-columns-repeated="2" table:style-name="ce1"/>
          <table:table-cell office:value-type="float" office:value="70784362" table:style-name="ce1">
            <text:p>70784362</text:p>
          </table:table-cell>
          <table:table-cell office:value-type="string" table:style-name="ce3">
            <text:p>2026-02-21 12:01:5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70784399" table:style-name="ce1">
            <text:p>70784399</text:p>
          </table:table-cell>
          <table:table-cell office:value-type="string" table:style-name="ce3">
            <text:p>2026-02-21 12:01: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1/11/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4361" table:style-name="ce1">
            <text:p>70784361</text:p>
          </table:table-cell>
          <table:table-cell office:value-type="string" table:style-name="ce3">
            <text:p>2026-02-21 12:01:5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84" table:style-name="ce1">
            <text:p>1084</text:p>
          </table:table-cell>
          <table:table-cell office:value-type="string" table:style-name="ce3">
            <text:p>23.02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70784339" table:style-name="ce1">
            <text:p>70784339</text:p>
          </table:table-cell>
          <table:table-cell office:value-type="string" table:style-name="ce3">
            <text:p>2026-02-21 12:02:0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uca</text:p>
          </table:table-cell>
          <table:table-cell table:number-columns-repeated="2" table:style-name="ce1"/>
          <table:table-cell office:value-type="float" office:value="70784324" table:style-name="ce1">
            <text:p>70784324</text:p>
          </table:table-cell>
          <table:table-cell office:value-type="string" table:style-name="ce3">
            <text:p>2026-02-21 12:02: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226" table:style-name="ce1">
            <text:p>1226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hanasios</text:p>
          </table:table-cell>
          <table:table-cell table:number-columns-repeated="2" table:style-name="ce1"/>
          <table:table-cell office:value-type="float" office:value="70784383" table:style-name="ce1">
            <text:p>70784383</text:p>
          </table:table-cell>
          <table:table-cell office:value-type="string" table:style-name="ce3">
            <text:p>2026-02-21 12:02: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no</text:p>
          </table:table-cell>
          <table:table-cell table:number-columns-repeated="2" table:style-name="ce1"/>
          <table:table-cell office:value-type="float" office:value="70784392" table:style-name="ce1">
            <text:p>70784392</text:p>
          </table:table-cell>
          <table:table-cell office:value-type="string" table:style-name="ce3">
            <text:p>2026-02-21 12:02: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gor</text:p>
          </table:table-cell>
          <table:table-cell table:number-columns-repeated="2" table:style-name="ce1"/>
          <table:table-cell office:value-type="float" office:value="70784412" table:style-name="ce1">
            <text:p>70784412</text:p>
          </table:table-cell>
          <table:table-cell office:value-type="string" table:style-name="ce3">
            <text:p>2026-02-21 12:02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70784321" table:style-name="ce1">
            <text:p>70784321</text:p>
          </table:table-cell>
          <table:table-cell office:value-type="string" table:style-name="ce3">
            <text:p>2026-02-21 12:02: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74200" table:style-name="ce1">
            <text:p>742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anca</text:p>
          </table:table-cell>
          <table:table-cell table:number-columns-repeated="2" table:style-name="ce1"/>
          <table:table-cell office:value-type="float" office:value="70784373" table:style-name="ce1">
            <text:p>70784373</text:p>
          </table:table-cell>
          <table:table-cell office:value-type="string" table:style-name="ce3">
            <text:p>2026-02-21 12:02: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an</text:p>
          </table:table-cell>
          <table:table-cell table:number-columns-repeated="2" table:style-name="ce1"/>
          <table:table-cell office:value-type="float" office:value="70784380" table:style-name="ce1">
            <text:p>70784380</text:p>
          </table:table-cell>
          <table:table-cell office:value-type="string" table:style-name="ce3">
            <text:p>2026-02-21 12:02: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gane</text:p>
          </table:table-cell>
          <table:table-cell table:number-columns-repeated="2" table:style-name="ce1"/>
          <table:table-cell office:value-type="float" office:value="70784424" table:style-name="ce1">
            <text:p>70784424</text:p>
          </table:table-cell>
          <table:table-cell office:value-type="string" table:style-name="ce3">
            <text:p>2026-02-21 12:02: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375" table:style-name="ce1">
            <text:p>70784375</text:p>
          </table:table-cell>
          <table:table-cell office:value-type="string" table:style-name="ce3">
            <text:p>2026-02-21 12:02:1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oit</text:p>
          </table:table-cell>
          <table:table-cell table:number-columns-repeated="2" table:style-name="ce1"/>
          <table:table-cell office:value-type="float" office:value="70784343" table:style-name="ce1">
            <text:p>70784343</text:p>
          </table:table-cell>
          <table:table-cell office:value-type="string" table:style-name="ce3">
            <text:p>2026-02-21 12:02: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uardo</text:p>
          </table:table-cell>
          <table:table-cell table:number-columns-repeated="2" table:style-name="ce1"/>
          <table:table-cell office:value-type="float" office:value="70784359" table:style-name="ce1">
            <text:p>70784359</text:p>
          </table:table-cell>
          <table:table-cell office:value-type="string" table:style-name="ce3">
            <text:p>2026-02-21 12:02: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66" table:style-name="ce1">
            <text:p>116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70784369" table:style-name="ce1">
            <text:p>70784369</text:p>
          </table:table-cell>
          <table:table-cell office:value-type="string" table:style-name="ce3">
            <text:p>2026-02-21 12:02: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ufferey</text:p>
          </table:table-cell>
          <table:table-cell table:number-columns-repeated="2" table:style-name="ce1"/>
          <table:table-cell office:value-type="float" office:value="70784420" table:style-name="ce1">
            <text:p>70784420</text:p>
          </table:table-cell>
          <table:table-cell office:value-type="string" table:style-name="ce3">
            <text:p>2026-02-21 12:02: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2" table:style-name="ce1">
            <text:p>1802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367" table:style-name="ce1">
            <text:p>70784367</text:p>
          </table:table-cell>
          <table:table-cell office:value-type="string" table:style-name="ce3">
            <text:p>2026-02-21 12:02: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784316" table:style-name="ce1">
            <text:p>70784316</text:p>
          </table:table-cell>
          <table:table-cell office:value-type="string" table:style-name="ce3">
            <text:p>2026-02-21 12:02:2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2.06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70784419" table:style-name="ce1">
            <text:p>70784419</text:p>
          </table:table-cell>
          <table:table-cell office:value-type="string" table:style-name="ce3">
            <text:p>2026-02-21 12:02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085" table:style-name="ce1">
            <text:p>10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w</text:p>
          </table:table-cell>
          <table:table-cell table:number-columns-repeated="2" table:style-name="ce1"/>
          <table:table-cell office:value-type="float" office:value="70784326" table:style-name="ce1">
            <text:p>70784326</text:p>
          </table:table-cell>
          <table:table-cell office:value-type="string" table:style-name="ce3">
            <text:p>2026-02-21 12:02: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22" table:style-name="ce1">
            <text:p>1022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4434" table:style-name="ce1">
            <text:p>70784434</text:p>
          </table:table-cell>
          <table:table-cell office:value-type="string" table:style-name="ce3">
            <text:p>2026-02-21 12:02:2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290" table:style-name="ce1">
            <text:p>129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4440" table:style-name="ce1">
            <text:p>70784440</text:p>
          </table:table-cell>
          <table:table-cell office:value-type="string" table:style-name="ce3">
            <text:p>2026-02-21 12:02: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e</text:p>
          </table:table-cell>
          <table:table-cell table:number-columns-repeated="2" table:style-name="ce1"/>
          <table:table-cell office:value-type="float" office:value="70784396" table:style-name="ce1">
            <text:p>70784396</text:p>
          </table:table-cell>
          <table:table-cell office:value-type="string" table:style-name="ce3">
            <text:p>2026-02-21 12:02: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28" table:style-name="ce1">
            <text:p>1228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mothee</text:p>
          </table:table-cell>
          <table:table-cell table:number-columns-repeated="2" table:style-name="ce1"/>
          <table:table-cell office:value-type="float" office:value="70784330" table:style-name="ce1">
            <text:p>70784330</text:p>
          </table:table-cell>
          <table:table-cell office:value-type="string" table:style-name="ce3">
            <text:p>2026-02-21 12:02:3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5" table:style-name="ce1">
            <text:p>1025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70784328" table:style-name="ce1">
            <text:p>70784328</text:p>
          </table:table-cell>
          <table:table-cell office:value-type="string" table:style-name="ce3">
            <text:p>2026-02-21 12:02:3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9.12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imilien</text:p>
          </table:table-cell>
          <table:table-cell table:number-columns-repeated="2" table:style-name="ce1"/>
          <table:table-cell office:value-type="float" office:value="70784431" table:style-name="ce1">
            <text:p>70784431</text:p>
          </table:table-cell>
          <table:table-cell office:value-type="string" table:style-name="ce3">
            <text:p>2026-02-21 12:02: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a</text:p>
          </table:table-cell>
          <table:table-cell table:number-columns-repeated="2" table:style-name="ce1"/>
          <table:table-cell office:value-type="float" office:value="70784382" table:style-name="ce1">
            <text:p>70784382</text:p>
          </table:table-cell>
          <table:table-cell office:value-type="string" table:style-name="ce3">
            <text:p>2026-02-21 12:02:4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80" table:style-name="ce1">
            <text:p>118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70784374" table:style-name="ce1">
            <text:p>70784374</text:p>
          </table:table-cell>
          <table:table-cell office:value-type="string" table:style-name="ce3">
            <text:p>2026-02-21 12:02: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9.04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84438" table:style-name="ce1">
            <text:p>70784438</text:p>
          </table:table-cell>
          <table:table-cell office:value-type="string" table:style-name="ce3">
            <text:p>2026-02-21 12:02: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70784405" table:style-name="ce1">
            <text:p>70784405</text:p>
          </table:table-cell>
          <table:table-cell office:value-type="string" table:style-name="ce3">
            <text:p>2026-02-21 12:02:4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ise</text:p>
          </table:table-cell>
          <table:table-cell table:number-columns-repeated="2" table:style-name="ce1"/>
          <table:table-cell office:value-type="float" office:value="70784428" table:style-name="ce1">
            <text:p>70784428</text:p>
          </table:table-cell>
          <table:table-cell office:value-type="string" table:style-name="ce3">
            <text:p>2026-02-21 12:02:5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4.04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énédicte</text:p>
          </table:table-cell>
          <table:table-cell table:number-columns-repeated="2" table:style-name="ce1"/>
          <table:table-cell office:value-type="float" office:value="70784445" table:style-name="ce1">
            <text:p>70784445</text:p>
          </table:table-cell>
          <table:table-cell office:value-type="string" table:style-name="ce3">
            <text:p>2026-02-21 12:02: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a</text:p>
          </table:table-cell>
          <table:table-cell table:number-columns-repeated="2" table:style-name="ce1"/>
          <table:table-cell office:value-type="float" office:value="70784357" table:style-name="ce1">
            <text:p>70784357</text:p>
          </table:table-cell>
          <table:table-cell office:value-type="string" table:style-name="ce3">
            <text:p>2026-02-21 12:02:5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7.08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ter</text:p>
          </table:table-cell>
          <table:table-cell table:number-columns-repeated="2" table:style-name="ce1"/>
          <table:table-cell office:value-type="float" office:value="70784372" table:style-name="ce1">
            <text:p>70784372</text:p>
          </table:table-cell>
          <table:table-cell office:value-type="string" table:style-name="ce3">
            <text:p>2026-02-21 12:02:5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25" table:style-name="ce1">
            <text:p>102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mien</text:p>
          </table:table-cell>
          <table:table-cell table:number-columns-repeated="2" table:style-name="ce1"/>
          <table:table-cell office:value-type="float" office:value="70784446" table:style-name="ce1">
            <text:p>70784446</text:p>
          </table:table-cell>
          <table:table-cell office:value-type="string" table:style-name="ce3">
            <text:p>2026-02-21 12:02: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70784378" table:style-name="ce1">
            <text:p>70784378</text:p>
          </table:table-cell>
          <table:table-cell office:value-type="string" table:style-name="ce3">
            <text:p>2026-02-21 12:02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26" table:style-name="ce1">
            <text:p>1426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784415" table:style-name="ce1">
            <text:p>70784415</text:p>
          </table:table-cell>
          <table:table-cell office:value-type="string" table:style-name="ce3">
            <text:p>2026-02-21 12:03: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41" table:style-name="ce1">
            <text:p>1241</text:p>
          </table:table-cell>
          <table:table-cell office:value-type="string" table:style-name="ce3">
            <text:p>18.06.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0784435" table:style-name="ce1">
            <text:p>70784435</text:p>
          </table:table-cell>
          <table:table-cell office:value-type="string" table:style-name="ce3">
            <text:p>2026-02-21 12:03:0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70784425" table:style-name="ce1">
            <text:p>70784425</text:p>
          </table:table-cell>
          <table:table-cell office:value-type="string" table:style-name="ce3">
            <text:p>2026-02-21 12:03: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mina</text:p>
          </table:table-cell>
          <table:table-cell table:number-columns-repeated="2" table:style-name="ce1"/>
          <table:table-cell office:value-type="float" office:value="70784401" table:style-name="ce1">
            <text:p>70784401</text:p>
          </table:table-cell>
          <table:table-cell office:value-type="string" table:style-name="ce3">
            <text:p>2026-02-21 12:03: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414" table:style-name="ce1">
            <text:p>70784414</text:p>
          </table:table-cell>
          <table:table-cell office:value-type="string" table:style-name="ce3">
            <text:p>2026-02-21 12:03: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70784454" table:style-name="ce1">
            <text:p>70784454</text:p>
          </table:table-cell>
          <table:table-cell office:value-type="string" table:style-name="ce3">
            <text:p>2026-02-21 12:03: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1/11/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70784395" table:style-name="ce1">
            <text:p>70784395</text:p>
          </table:table-cell>
          <table:table-cell office:value-type="string" table:style-name="ce3">
            <text:p>2026-02-21 12:03: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</text:p>
          </table:table-cell>
          <table:table-cell table:number-columns-repeated="2" table:style-name="ce1"/>
          <table:table-cell office:value-type="float" office:value="70784464" table:style-name="ce1">
            <text:p>70784464</text:p>
          </table:table-cell>
          <table:table-cell office:value-type="string" table:style-name="ce3">
            <text:p>2026-02-21 12:03: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lia</text:p>
          </table:table-cell>
          <table:table-cell table:number-columns-repeated="2" table:style-name="ce1"/>
          <table:table-cell office:value-type="float" office:value="70784479" table:style-name="ce1">
            <text:p>70784479</text:p>
          </table:table-cell>
          <table:table-cell office:value-type="string" table:style-name="ce3">
            <text:p>2026-02-21 12:03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784388" table:style-name="ce1">
            <text:p>70784388</text:p>
          </table:table-cell>
          <table:table-cell office:value-type="string" table:style-name="ce3">
            <text:p>2026-02-21 12:03: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70784325" table:style-name="ce1">
            <text:p>70784325</text:p>
          </table:table-cell>
          <table:table-cell office:value-type="string" table:style-name="ce3">
            <text:p>2026-02-21 12:03:2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400" table:style-name="ce1">
            <text:p>140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70784455" table:style-name="ce1">
            <text:p>70784455</text:p>
          </table:table-cell>
          <table:table-cell office:value-type="string" table:style-name="ce3">
            <text:p>2026-02-21 12:03: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70784458" table:style-name="ce1">
            <text:p>70784458</text:p>
          </table:table-cell>
          <table:table-cell office:value-type="string" table:style-name="ce3">
            <text:p>2026-02-21 12:03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ladys</text:p>
          </table:table-cell>
          <table:table-cell table:number-columns-repeated="2" table:style-name="ce1"/>
          <table:table-cell office:value-type="float" office:value="70784459" table:style-name="ce1">
            <text:p>70784459</text:p>
          </table:table-cell>
          <table:table-cell office:value-type="string" table:style-name="ce3">
            <text:p>2026-02-21 12:03:3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202" table:style-name="ce1">
            <text:p>1202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av</text:p>
          </table:table-cell>
          <table:table-cell table:number-columns-repeated="2" table:style-name="ce1"/>
          <table:table-cell office:value-type="float" office:value="70784456" table:style-name="ce1">
            <text:p>70784456</text:p>
          </table:table-cell>
          <table:table-cell office:value-type="string" table:style-name="ce3">
            <text:p>2026-02-21 12:03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10" table:style-name="ce1">
            <text:p>1610</text:p>
          </table:table-cell>
          <table:table-cell office:value-type="string" table:style-name="ce3">
            <text:p>13.06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a</text:p>
          </table:table-cell>
          <table:table-cell table:number-columns-repeated="2" table:style-name="ce1"/>
          <table:table-cell office:value-type="float" office:value="70784390" table:style-name="ce1">
            <text:p>70784390</text:p>
          </table:table-cell>
          <table:table-cell office:value-type="string" table:style-name="ce3">
            <text:p>2026-02-21 12:03: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3963" table:style-name="ce1">
            <text:p>3963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70784483" table:style-name="ce1">
            <text:p>70784483</text:p>
          </table:table-cell>
          <table:table-cell office:value-type="string" table:style-name="ce3">
            <text:p>2026-02-21 12:03: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84391" table:style-name="ce1">
            <text:p>70784391</text:p>
          </table:table-cell>
          <table:table-cell office:value-type="string" table:style-name="ce3">
            <text:p>2026-02-21 12:03:3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38" table:style-name="ce1">
            <text:p>103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a</text:p>
          </table:table-cell>
          <table:table-cell table:number-columns-repeated="2" table:style-name="ce1"/>
          <table:table-cell office:value-type="float" office:value="70784467" table:style-name="ce1">
            <text:p>70784467</text:p>
          </table:table-cell>
          <table:table-cell office:value-type="string" table:style-name="ce3">
            <text:p>2026-02-21 12:03: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226" table:style-name="ce1">
            <text:p>1226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ka</text:p>
          </table:table-cell>
          <table:table-cell table:number-columns-repeated="2" table:style-name="ce1"/>
          <table:table-cell office:value-type="float" office:value="70784477" table:style-name="ce1">
            <text:p>70784477</text:p>
          </table:table-cell>
          <table:table-cell office:value-type="string" table:style-name="ce3">
            <text:p>2026-02-21 12:03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433" table:style-name="ce1">
            <text:p>70784433</text:p>
          </table:table-cell>
          <table:table-cell office:value-type="string" table:style-name="ce3">
            <text:p>2026-02-21 12:03: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14" table:style-name="ce1">
            <text:p>121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70784430" table:style-name="ce1">
            <text:p>70784430</text:p>
          </table:table-cell>
          <table:table-cell office:value-type="string" table:style-name="ce3">
            <text:p>2026-02-21 12:03:46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19.12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nis</text:p>
          </table:table-cell>
          <table:table-cell table:number-columns-repeated="2" table:style-name="ce1"/>
          <table:table-cell office:value-type="float" office:value="70784426" table:style-name="ce1">
            <text:p>70784426</text:p>
          </table:table-cell>
          <table:table-cell office:value-type="string" table:style-name="ce3">
            <text:p>2026-02-21 12:03:5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110" table:style-name="ce1">
            <text:p>1110</text:p>
          </table:table-cell>
          <table:table-cell office:value-type="string" table:style-name="ce3">
            <text:p>11.06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84371" table:style-name="ce1">
            <text:p>70784371</text:p>
          </table:table-cell>
          <table:table-cell office:value-type="string" table:style-name="ce3">
            <text:p>2026-02-21 12:03:5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8" table:style-name="ce1">
            <text:p>18</text:p>
          </table:table-cell>
          <table:table-cell office:value-type="float" office:value="1400" table:style-name="ce1">
            <text:p>140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divine</text:p>
          </table:table-cell>
          <table:table-cell table:number-columns-repeated="2" table:style-name="ce1"/>
          <table:table-cell office:value-type="float" office:value="70784450" table:style-name="ce1">
            <text:p>70784450</text:p>
          </table:table-cell>
          <table:table-cell office:value-type="string" table:style-name="ce3">
            <text:p>2026-02-21 12:03:5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aux</text:p>
          </table:table-cell>
          <table:table-cell table:number-columns-repeated="2" table:style-name="ce1"/>
          <table:table-cell office:value-type="float" office:value="70784476" table:style-name="ce1">
            <text:p>70784476</text:p>
          </table:table-cell>
          <table:table-cell office:value-type="string" table:style-name="ce3">
            <text:p>2026-02-21 12:03: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2" table:style-name="ce1">
            <text:p>1292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o</text:p>
          </table:table-cell>
          <table:table-cell table:number-columns-repeated="2" table:style-name="ce1"/>
          <table:table-cell office:value-type="float" office:value="70784404" table:style-name="ce1">
            <text:p>70784404</text:p>
          </table:table-cell>
          <table:table-cell office:value-type="string" table:style-name="ce3">
            <text:p>2026-02-21 12:03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ana</text:p>
          </table:table-cell>
          <table:table-cell table:number-columns-repeated="2" table:style-name="ce1"/>
          <table:table-cell office:value-type="float" office:value="70784497" table:style-name="ce1">
            <text:p>70784497</text:p>
          </table:table-cell>
          <table:table-cell office:value-type="string" table:style-name="ce3">
            <text:p>2026-02-21 12:03: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inne</text:p>
          </table:table-cell>
          <table:table-cell table:number-columns-repeated="2" table:style-name="ce1"/>
          <table:table-cell office:value-type="float" office:value="70784360" table:style-name="ce1">
            <text:p>70784360</text:p>
          </table:table-cell>
          <table:table-cell office:value-type="string" table:style-name="ce3">
            <text:p>2026-02-21 12:03: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33" table:style-name="ce1">
            <text:p>1033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imilien</text:p>
          </table:table-cell>
          <table:table-cell table:number-columns-repeated="2" table:style-name="ce1"/>
          <table:table-cell office:value-type="float" office:value="70784496" table:style-name="ce1">
            <text:p>70784496</text:p>
          </table:table-cell>
          <table:table-cell office:value-type="string" table:style-name="ce3">
            <text:p>2026-02-21 12:03: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784471" table:style-name="ce1">
            <text:p>70784471</text:p>
          </table:table-cell>
          <table:table-cell office:value-type="string" table:style-name="ce3">
            <text:p>2026-02-21 12:03: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anuele</text:p>
          </table:table-cell>
          <table:table-cell table:number-columns-repeated="2" table:style-name="ce1"/>
          <table:table-cell office:value-type="float" office:value="70784443" table:style-name="ce1">
            <text:p>70784443</text:p>
          </table:table-cell>
          <table:table-cell office:value-type="string" table:style-name="ce3">
            <text:p>2026-02-21 12:03:5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10" table:style-name="ce1">
            <text:p>101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cilia</text:p>
          </table:table-cell>
          <table:table-cell table:number-columns-repeated="2" table:style-name="ce1"/>
          <table:table-cell office:value-type="float" office:value="70784491" table:style-name="ce1">
            <text:p>70784491</text:p>
          </table:table-cell>
          <table:table-cell office:value-type="string" table:style-name="ce3">
            <text:p>2026-02-21 12:03: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70784452" table:style-name="ce1">
            <text:p>70784452</text:p>
          </table:table-cell>
          <table:table-cell office:value-type="string" table:style-name="ce3">
            <text:p>2026-02-21 12:04:0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70784511" table:style-name="ce1">
            <text:p>70784511</text:p>
          </table:table-cell>
          <table:table-cell office:value-type="string" table:style-name="ce3">
            <text:p>2026-02-21 12:04:0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1/11/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mmacolata</text:p>
          </table:table-cell>
          <table:table-cell table:number-columns-repeated="2" table:style-name="ce1"/>
          <table:table-cell office:value-type="float" office:value="70784492" table:style-name="ce1">
            <text:p>70784492</text:p>
          </table:table-cell>
          <table:table-cell office:value-type="string" table:style-name="ce3">
            <text:p>2026-02-21 12:04:0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o</text:p>
          </table:table-cell>
          <table:table-cell table:number-columns-repeated="2" table:style-name="ce1"/>
          <table:table-cell office:value-type="float" office:value="70784322" table:style-name="ce1">
            <text:p>70784322</text:p>
          </table:table-cell>
          <table:table-cell office:value-type="string" table:style-name="ce3">
            <text:p>2026-02-21 12:04:0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800" table:style-name="ce1">
            <text:p>180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</text:p>
          </table:table-cell>
          <table:table-cell table:number-columns-repeated="2" table:style-name="ce1"/>
          <table:table-cell office:value-type="float" office:value="70784347" table:style-name="ce1">
            <text:p>70784347</text:p>
          </table:table-cell>
          <table:table-cell office:value-type="string" table:style-name="ce3">
            <text:p>2026-02-21 12:04: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4494" table:style-name="ce1">
            <text:p>70784494</text:p>
          </table:table-cell>
          <table:table-cell office:value-type="string" table:style-name="ce3">
            <text:p>2026-02-21 12:04: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5111987" table:style-name="ce1">
            <text:p>2511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84338" table:style-name="ce1">
            <text:p>70784338</text:p>
          </table:table-cell>
          <table:table-cell office:value-type="string" table:style-name="ce3">
            <text:p>2026-02-21 12:04:1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0" table:style-name="ce1">
            <text:p>101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4364" table:style-name="ce1">
            <text:p>70784364</text:p>
          </table:table-cell>
          <table:table-cell office:value-type="string" table:style-name="ce3">
            <text:p>2026-02-21 12:04: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4327" table:style-name="ce1">
            <text:p>70784327</text:p>
          </table:table-cell>
          <table:table-cell office:value-type="string" table:style-name="ce3">
            <text:p>2026-02-21 12:04: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lid</text:p>
          </table:table-cell>
          <table:table-cell table:number-columns-repeated="2" table:style-name="ce1"/>
          <table:table-cell office:value-type="float" office:value="70784513" table:style-name="ce1">
            <text:p>70784513</text:p>
          </table:table-cell>
          <table:table-cell office:value-type="string" table:style-name="ce3">
            <text:p>2026-02-21 12:04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70784346" table:style-name="ce1">
            <text:p>70784346</text:p>
          </table:table-cell>
          <table:table-cell office:value-type="string" table:style-name="ce3">
            <text:p>2026-02-21 12:04: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84465" table:style-name="ce1">
            <text:p>70784465</text:p>
          </table:table-cell>
          <table:table-cell office:value-type="string" table:style-name="ce3">
            <text:p>2026-02-21 12:04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4344" table:style-name="ce1">
            <text:p>70784344</text:p>
          </table:table-cell>
          <table:table-cell office:value-type="string" table:style-name="ce3">
            <text:p>2026-02-21 12:04:4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9" table:style-name="ce1">
            <text:p>9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mes</text:p>
          </table:table-cell>
          <table:table-cell table:number-columns-repeated="2" table:style-name="ce1"/>
          <table:table-cell office:value-type="float" office:value="70784370" table:style-name="ce1">
            <text:p>70784370</text:p>
          </table:table-cell>
          <table:table-cell office:value-type="string" table:style-name="ce3">
            <text:p>2026-02-21 12:04:4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7" table:style-name="ce1">
            <text:p>7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y</text:p>
          </table:table-cell>
          <table:table-cell table:number-columns-repeated="2" table:style-name="ce1"/>
          <table:table-cell office:value-type="float" office:value="70784444" table:style-name="ce1">
            <text:p>70784444</text:p>
          </table:table-cell>
          <table:table-cell office:value-type="string" table:style-name="ce3">
            <text:p>2026-02-21 12:04: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22.02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519" table:style-name="ce1">
            <text:p>70784519</text:p>
          </table:table-cell>
          <table:table-cell office:value-type="string" table:style-name="ce3">
            <text:p>2026-02-21 12:04: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waha</text:p>
          </table:table-cell>
          <table:table-cell table:number-columns-repeated="2" table:style-name="ce1"/>
          <table:table-cell office:value-type="float" office:value="70784520" table:style-name="ce1">
            <text:p>70784520</text:p>
          </table:table-cell>
          <table:table-cell office:value-type="string" table:style-name="ce3">
            <text:p>2026-02-21 12:04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ly</text:p>
          </table:table-cell>
          <table:table-cell table:number-columns-repeated="2" table:style-name="ce1"/>
          <table:table-cell office:value-type="float" office:value="70784411" table:style-name="ce1">
            <text:p>70784411</text:p>
          </table:table-cell>
          <table:table-cell office:value-type="string" table:style-name="ce3">
            <text:p>2026-02-21 12:04:4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2900" table:style-name="ce1">
            <text:p>29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84490" table:style-name="ce1">
            <text:p>70784490</text:p>
          </table:table-cell>
          <table:table-cell office:value-type="string" table:style-name="ce3">
            <text:p>2026-02-21 12:04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0784448" table:style-name="ce1">
            <text:p>70784448</text:p>
          </table:table-cell>
          <table:table-cell office:value-type="string" table:style-name="ce3">
            <text:p>2026-02-21 12:04:4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84319" table:style-name="ce1">
            <text:p>70784319</text:p>
          </table:table-cell>
          <table:table-cell office:value-type="string" table:style-name="ce3">
            <text:p>2026-02-21 12:04:4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9" table:style-name="ce1">
            <text:p>9</text:p>
          </table:table-cell>
          <table:table-cell office:value-type="float" office:value="1055" table:style-name="ce1">
            <text:p>1055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na</text:p>
          </table:table-cell>
          <table:table-cell table:number-columns-repeated="2" table:style-name="ce1"/>
          <table:table-cell office:value-type="float" office:value="70784506" table:style-name="ce1">
            <text:p>70784506</text:p>
          </table:table-cell>
          <table:table-cell office:value-type="string" table:style-name="ce3">
            <text:p>2026-02-21 12:04:5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70784437" table:style-name="ce1">
            <text:p>70784437</text:p>
          </table:table-cell>
          <table:table-cell office:value-type="string" table:style-name="ce3">
            <text:p>2026-02-21 12:04:5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03" table:style-name="ce1">
            <text:p>1003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784488" table:style-name="ce1">
            <text:p>70784488</text:p>
          </table:table-cell>
          <table:table-cell office:value-type="string" table:style-name="ce3">
            <text:p>2026-02-21 12:04:5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mian</text:p>
          </table:table-cell>
          <table:table-cell table:number-columns-repeated="2" table:style-name="ce1"/>
          <table:table-cell office:value-type="float" office:value="70784418" table:style-name="ce1">
            <text:p>70784418</text:p>
          </table:table-cell>
          <table:table-cell office:value-type="string" table:style-name="ce3">
            <text:p>2026-02-21 12:04:5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33" table:style-name="ce1">
            <text:p>1033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70784499" table:style-name="ce1">
            <text:p>70784499</text:p>
          </table:table-cell>
          <table:table-cell office:value-type="string" table:style-name="ce3">
            <text:p>2026-02-21 12:05:0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becca</text:p>
          </table:table-cell>
          <table:table-cell table:number-columns-repeated="2" table:style-name="ce1"/>
          <table:table-cell office:value-type="float" office:value="70784498" table:style-name="ce1">
            <text:p>70784498</text:p>
          </table:table-cell>
          <table:table-cell office:value-type="string" table:style-name="ce3">
            <text:p>2026-02-21 12:05: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a</text:p>
          </table:table-cell>
          <table:table-cell table:number-columns-repeated="2" table:style-name="ce1"/>
          <table:table-cell office:value-type="float" office:value="70784400" table:style-name="ce1">
            <text:p>70784400</text:p>
          </table:table-cell>
          <table:table-cell office:value-type="string" table:style-name="ce3">
            <text:p>2026-02-21 12:05:0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84495" table:style-name="ce1">
            <text:p>70784495</text:p>
          </table:table-cell>
          <table:table-cell office:value-type="string" table:style-name="ce3">
            <text:p>2026-02-21 12:05:0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ina</text:p>
          </table:table-cell>
          <table:table-cell table:number-columns-repeated="2" table:style-name="ce1"/>
          <table:table-cell office:value-type="float" office:value="70784509" table:style-name="ce1">
            <text:p>70784509</text:p>
          </table:table-cell>
          <table:table-cell office:value-type="string" table:style-name="ce3">
            <text:p>2026-02-21 12:05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682" table:style-name="ce1">
            <text:p>1682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lise</text:p>
          </table:table-cell>
          <table:table-cell table:number-columns-repeated="2" table:style-name="ce1"/>
          <table:table-cell office:value-type="float" office:value="70784475" table:style-name="ce1">
            <text:p>70784475</text:p>
          </table:table-cell>
          <table:table-cell office:value-type="string" table:style-name="ce3">
            <text:p>2026-02-21 12:05: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8" table:style-name="ce1">
            <text:p>1018</text:p>
          </table:table-cell>
          <table:table-cell office:value-type="string" table:style-name="ce3">
            <text:p>03 novembre 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784512" table:style-name="ce1">
            <text:p>70784512</text:p>
          </table:table-cell>
          <table:table-cell office:value-type="string" table:style-name="ce3">
            <text:p>2026-02-21 12:05: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828" table:style-name="ce1">
            <text:p>282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70784470" table:style-name="ce1">
            <text:p>70784470</text:p>
          </table:table-cell>
          <table:table-cell office:value-type="string" table:style-name="ce3">
            <text:p>2026-02-21 12:05:1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5" table:style-name="ce1">
            <text:p>1095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</text:p>
          </table:table-cell>
          <table:table-cell table:number-columns-repeated="2" table:style-name="ce1"/>
          <table:table-cell office:value-type="float" office:value="70784398" table:style-name="ce1">
            <text:p>70784398</text:p>
          </table:table-cell>
          <table:table-cell office:value-type="string" table:style-name="ce3">
            <text:p>2026-02-21 12:05:2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33" table:style-name="ce1">
            <text:p>103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tiana</text:p>
          </table:table-cell>
          <table:table-cell table:number-columns-repeated="2" table:style-name="ce1"/>
          <table:table-cell office:value-type="float" office:value="70784356" table:style-name="ce1">
            <text:p>70784356</text:p>
          </table:table-cell>
          <table:table-cell office:value-type="string" table:style-name="ce3">
            <text:p>2026-02-21 12:05:2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29/12/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zée</text:p>
          </table:table-cell>
          <table:table-cell table:number-columns-repeated="2" table:style-name="ce1"/>
          <table:table-cell office:value-type="float" office:value="70784354" table:style-name="ce1">
            <text:p>70784354</text:p>
          </table:table-cell>
          <table:table-cell office:value-type="string" table:style-name="ce3">
            <text:p>2026-02-21 12:05:2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néa</text:p>
          </table:table-cell>
          <table:table-cell table:number-columns-repeated="2" table:style-name="ce1"/>
          <table:table-cell office:value-type="float" office:value="70784510" table:style-name="ce1">
            <text:p>70784510</text:p>
          </table:table-cell>
          <table:table-cell office:value-type="string" table:style-name="ce3">
            <text:p>2026-02-21 12:05:2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84537" table:style-name="ce1">
            <text:p>70784537</text:p>
          </table:table-cell>
          <table:table-cell office:value-type="string" table:style-name="ce3">
            <text:p>2026-02-21 12:05: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84481" table:style-name="ce1">
            <text:p>70784481</text:p>
          </table:table-cell>
          <table:table-cell office:value-type="string" table:style-name="ce3">
            <text:p>2026-02-21 12:05:3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210" table:style-name="ce1">
            <text:p>1210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784480" table:style-name="ce1">
            <text:p>70784480</text:p>
          </table:table-cell>
          <table:table-cell office:value-type="string" table:style-name="ce3">
            <text:p>2026-02-21 12:05: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i</text:p>
          </table:table-cell>
          <table:table-cell table:number-columns-repeated="2" table:style-name="ce1"/>
          <table:table-cell office:value-type="float" office:value="70784522" table:style-name="ce1">
            <text:p>70784522</text:p>
          </table:table-cell>
          <table:table-cell office:value-type="string" table:style-name="ce3">
            <text:p>2026-02-21 12:05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7" table:style-name="ce1">
            <text:p>1027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70784508" table:style-name="ce1">
            <text:p>70784508</text:p>
          </table:table-cell>
          <table:table-cell office:value-type="string" table:style-name="ce3">
            <text:p>2026-02-21 12:05:4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46" table:style-name="ce1">
            <text:p>1046</text:p>
          </table:table-cell>
          <table:table-cell office:value-type="string" table:style-name="ce3">
            <text:p>10.05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y</text:p>
          </table:table-cell>
          <table:table-cell table:number-columns-repeated="2" table:style-name="ce1"/>
          <table:table-cell office:value-type="float" office:value="70784545" table:style-name="ce1">
            <text:p>70784545</text:p>
          </table:table-cell>
          <table:table-cell office:value-type="string" table:style-name="ce3">
            <text:p>2026-02-21 12:05: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22.02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évin</text:p>
          </table:table-cell>
          <table:table-cell table:number-columns-repeated="2" table:style-name="ce1"/>
          <table:table-cell office:value-type="float" office:value="70784500" table:style-name="ce1">
            <text:p>70784500</text:p>
          </table:table-cell>
          <table:table-cell office:value-type="string" table:style-name="ce3">
            <text:p>2026-02-21 12:05:5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23.08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ngela</text:p>
          </table:table-cell>
          <table:table-cell table:number-columns-repeated="2" table:style-name="ce1"/>
          <table:table-cell office:value-type="float" office:value="70784521" table:style-name="ce1">
            <text:p>70784521</text:p>
          </table:table-cell>
          <table:table-cell office:value-type="string" table:style-name="ce3">
            <text:p>2026-02-21 12:05:5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4409" table:style-name="ce1">
            <text:p>70784409</text:p>
          </table:table-cell>
          <table:table-cell office:value-type="string" table:style-name="ce3">
            <text:p>2026-02-21 12:06:0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80" table:style-name="ce1">
            <text:p>1880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le</text:p>
          </table:table-cell>
          <table:table-cell table:number-columns-repeated="2" table:style-name="ce1"/>
          <table:table-cell office:value-type="float" office:value="70784504" table:style-name="ce1">
            <text:p>70784504</text:p>
          </table:table-cell>
          <table:table-cell office:value-type="string" table:style-name="ce3">
            <text:p>2026-02-21 12:06:0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omine</text:p>
          </table:table-cell>
          <table:table-cell table:number-columns-repeated="2" table:style-name="ce1"/>
          <table:table-cell office:value-type="float" office:value="70784466" table:style-name="ce1">
            <text:p>70784466</text:p>
          </table:table-cell>
          <table:table-cell office:value-type="string" table:style-name="ce3">
            <text:p>2026-02-21 12:06:0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2" table:style-name="ce1">
            <text:p>1012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70784423" table:style-name="ce1">
            <text:p>70784423</text:p>
          </table:table-cell>
          <table:table-cell office:value-type="string" table:style-name="ce3">
            <text:p>2026-02-21 12:06:11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022" table:style-name="ce1">
            <text:p>1022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a</text:p>
          </table:table-cell>
          <table:table-cell table:number-columns-repeated="2" table:style-name="ce1"/>
          <table:table-cell office:value-type="float" office:value="70784355" table:style-name="ce1">
            <text:p>70784355</text:p>
          </table:table-cell>
          <table:table-cell office:value-type="string" table:style-name="ce3">
            <text:p>2026-02-21 12:06: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70784565" table:style-name="ce1">
            <text:p>70784565</text:p>
          </table:table-cell>
          <table:table-cell office:value-type="string" table:style-name="ce3">
            <text:p>2026-02-21 12:06:2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70784417" table:style-name="ce1">
            <text:p>70784417</text:p>
          </table:table-cell>
          <table:table-cell office:value-type="string" table:style-name="ce3">
            <text:p>2026-02-21 12:06:3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estine</text:p>
          </table:table-cell>
          <table:table-cell table:number-columns-repeated="2" table:style-name="ce1"/>
          <table:table-cell office:value-type="float" office:value="70784517" table:style-name="ce1">
            <text:p>70784517</text:p>
          </table:table-cell>
          <table:table-cell office:value-type="string" table:style-name="ce3">
            <text:p>2026-02-21 12:06:3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84393" table:style-name="ce1">
            <text:p>70784393</text:p>
          </table:table-cell>
          <table:table-cell office:value-type="string" table:style-name="ce3">
            <text:p>2026-02-21 12:06:3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12" table:style-name="ce1">
            <text:p>1012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0784569" table:style-name="ce1">
            <text:p>70784569</text:p>
          </table:table-cell>
          <table:table-cell office:value-type="string" table:style-name="ce3">
            <text:p>2026-02-21 12:06:4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70784567" table:style-name="ce1">
            <text:p>70784567</text:p>
          </table:table-cell>
          <table:table-cell office:value-type="string" table:style-name="ce3">
            <text:p>2026-02-21 12:06: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784442" table:style-name="ce1">
            <text:p>70784442</text:p>
          </table:table-cell>
          <table:table-cell office:value-type="string" table:style-name="ce3">
            <text:p>2026-02-21 12:06:4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784457" table:style-name="ce1">
            <text:p>70784457</text:p>
          </table:table-cell>
          <table:table-cell office:value-type="string" table:style-name="ce3">
            <text:p>2026-02-21 12:06: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3015" table:style-name="ce1">
            <text:p>3015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ufferey</text:p>
          </table:table-cell>
          <table:table-cell table:number-columns-repeated="2" table:style-name="ce1"/>
          <table:table-cell office:value-type="float" office:value="70784532" table:style-name="ce1">
            <text:p>70784532</text:p>
          </table:table-cell>
          <table:table-cell office:value-type="string" table:style-name="ce3">
            <text:p>2026-02-21 12:06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02" table:style-name="ce1">
            <text:p>1802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adan</text:p>
          </table:table-cell>
          <table:table-cell table:number-columns-repeated="2" table:style-name="ce1"/>
          <table:table-cell office:value-type="float" office:value="70784568" table:style-name="ce1">
            <text:p>70784568</text:p>
          </table:table-cell>
          <table:table-cell office:value-type="string" table:style-name="ce3">
            <text:p>2026-02-21 12:06:5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70784461" table:style-name="ce1">
            <text:p>70784461</text:p>
          </table:table-cell>
          <table:table-cell office:value-type="string" table:style-name="ce3">
            <text:p>2026-02-21 12:06: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waha</text:p>
          </table:table-cell>
          <table:table-cell table:number-columns-repeated="2" table:style-name="ce1"/>
          <table:table-cell office:value-type="float" office:value="70784573" table:style-name="ce1">
            <text:p>70784573</text:p>
          </table:table-cell>
          <table:table-cell office:value-type="string" table:style-name="ce3">
            <text:p>2026-02-21 12:06:5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cilia</text:p>
          </table:table-cell>
          <table:table-cell table:number-columns-repeated="2" table:style-name="ce1"/>
          <table:table-cell office:value-type="float" office:value="70784561" table:style-name="ce1">
            <text:p>70784561</text:p>
          </table:table-cell>
          <table:table-cell office:value-type="string" table:style-name="ce3">
            <text:p>2026-02-21 12:06: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a</text:p>
          </table:table-cell>
          <table:table-cell table:number-columns-repeated="2" table:style-name="ce1"/>
          <table:table-cell office:value-type="float" office:value="70784502" table:style-name="ce1">
            <text:p>70784502</text:p>
          </table:table-cell>
          <table:table-cell office:value-type="string" table:style-name="ce3">
            <text:p>2026-02-21 12:06:5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70784554" table:style-name="ce1">
            <text:p>70784554</text:p>
          </table:table-cell>
          <table:table-cell office:value-type="string" table:style-name="ce3">
            <text:p>2026-02-21 12:06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50" table:style-name="ce1">
            <text:p>135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sar</text:p>
          </table:table-cell>
          <table:table-cell table:number-columns-repeated="2" table:style-name="ce1"/>
          <table:table-cell office:value-type="float" office:value="70784436" table:style-name="ce1">
            <text:p>70784436</text:p>
          </table:table-cell>
          <table:table-cell office:value-type="string" table:style-name="ce3">
            <text:p>2026-02-21 12:07:0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9" table:style-name="ce1">
            <text:p>1009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a</text:p>
          </table:table-cell>
          <table:table-cell table:number-columns-repeated="2" table:style-name="ce1"/>
          <table:table-cell office:value-type="float" office:value="70784555" table:style-name="ce1">
            <text:p>70784555</text:p>
          </table:table-cell>
          <table:table-cell office:value-type="string" table:style-name="ce3">
            <text:p>2026-02-21 12:07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26" table:style-name="ce1">
            <text:p>1226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4570" table:style-name="ce1">
            <text:p>70784570</text:p>
          </table:table-cell>
          <table:table-cell office:value-type="string" table:style-name="ce3">
            <text:p>2026-02-21 12:07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25111987" table:style-name="ce1">
            <text:p>2511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70784320" table:style-name="ce1">
            <text:p>70784320</text:p>
          </table:table-cell>
          <table:table-cell office:value-type="string" table:style-name="ce3">
            <text:p>2026-02-21 12:07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23.07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o</text:p>
          </table:table-cell>
          <table:table-cell table:number-columns-repeated="2" table:style-name="ce1"/>
          <table:table-cell office:value-type="float" office:value="70784407" table:style-name="ce1">
            <text:p>70784407</text:p>
          </table:table-cell>
          <table:table-cell office:value-type="string" table:style-name="ce3">
            <text:p>2026-02-21 12:07:08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136" table:style-name="ce1">
            <text:p>113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70784577" table:style-name="ce1">
            <text:p>70784577</text:p>
          </table:table-cell>
          <table:table-cell office:value-type="string" table:style-name="ce3">
            <text:p>2026-02-21 12:07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4523" table:style-name="ce1">
            <text:p>70784523</text:p>
          </table:table-cell>
          <table:table-cell office:value-type="string" table:style-name="ce3">
            <text:p>2026-02-21 12:07: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4518" table:style-name="ce1">
            <text:p>70784518</text:p>
          </table:table-cell>
          <table:table-cell office:value-type="string" table:style-name="ce3">
            <text:p>2026-02-21 12:07:2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02/09/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84566" table:style-name="ce1">
            <text:p>70784566</text:p>
          </table:table-cell>
          <table:table-cell office:value-type="string" table:style-name="ce3">
            <text:p>2026-02-21 12:07:2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55" table:style-name="ce1">
            <text:p>1055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ane</text:p>
          </table:table-cell>
          <table:table-cell table:number-columns-repeated="2" table:style-name="ce1"/>
          <table:table-cell office:value-type="float" office:value="70784531" table:style-name="ce1">
            <text:p>70784531</text:p>
          </table:table-cell>
          <table:table-cell office:value-type="string" table:style-name="ce3">
            <text:p>2026-02-21 12:07:3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07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70784528" table:style-name="ce1">
            <text:p>70784528</text:p>
          </table:table-cell>
          <table:table-cell office:value-type="string" table:style-name="ce3">
            <text:p>2026-02-21 12:07:3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10" table:style-name="ce1">
            <text:p>111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yne</text:p>
          </table:table-cell>
          <table:table-cell table:number-columns-repeated="2" table:style-name="ce1"/>
          <table:table-cell office:value-type="float" office:value="70784239" table:style-name="ce1">
            <text:p>70784239</text:p>
          </table:table-cell>
          <table:table-cell office:value-type="string" table:style-name="ce3">
            <text:p>2026-02-21 12:0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1815" table:style-name="ce1">
            <text:p>1815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la</text:p>
          </table:table-cell>
          <table:table-cell table:number-columns-repeated="2" table:style-name="ce1"/>
          <table:table-cell office:value-type="float" office:value="70784560" table:style-name="ce1">
            <text:p>70784560</text:p>
          </table:table-cell>
          <table:table-cell office:value-type="string" table:style-name="ce3">
            <text:p>2026-02-21 12:07:4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37" table:style-name="ce1">
            <text:p>1337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580" table:style-name="ce1">
            <text:p>70784580</text:p>
          </table:table-cell>
          <table:table-cell office:value-type="string" table:style-name="ce3">
            <text:p>2026-02-21 12:07: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84578" table:style-name="ce1">
            <text:p>70784578</text:p>
          </table:table-cell>
          <table:table-cell office:value-type="string" table:style-name="ce3">
            <text:p>2026-02-21 12:07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8" table:style-name="ce1">
            <text:p>103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575" table:style-name="ce1">
            <text:p>70784575</text:p>
          </table:table-cell>
          <table:table-cell office:value-type="string" table:style-name="ce3">
            <text:p>2026-02-21 12:07:5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-Claude</text:p>
          </table:table-cell>
          <table:table-cell table:number-columns-repeated="2" table:style-name="ce1"/>
          <table:table-cell office:value-type="float" office:value="70784484" table:style-name="ce1">
            <text:p>70784484</text:p>
          </table:table-cell>
          <table:table-cell office:value-type="string" table:style-name="ce3">
            <text:p>2026-02-21 12:07:5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030 Bussigny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784472" table:style-name="ce1">
            <text:p>70784472</text:p>
          </table:table-cell>
          <table:table-cell office:value-type="string" table:style-name="ce3">
            <text:p>2026-02-21 12:07:5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40" table:style-name="ce1">
            <text:p>1040</text:p>
          </table:table-cell>
          <table:table-cell office:value-type="string" table:style-name="ce3">
            <text:p>13.01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L</text:p>
          </table:table-cell>
          <table:table-cell table:number-columns-repeated="2" table:style-name="ce1"/>
          <table:table-cell office:value-type="float" office:value="70784551" table:style-name="ce1">
            <text:p>70784551</text:p>
          </table:table-cell>
          <table:table-cell office:value-type="string" table:style-name="ce3">
            <text:p>2026-02-21 12:08: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540" table:style-name="ce1">
            <text:p>70784540</text:p>
          </table:table-cell>
          <table:table-cell office:value-type="string" table:style-name="ce3">
            <text:p>2026-02-21 12:08: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14" table:style-name="ce1">
            <text:p>121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70784363" table:style-name="ce1">
            <text:p>70784363</text:p>
          </table:table-cell>
          <table:table-cell office:value-type="string" table:style-name="ce3">
            <text:p>2026-02-21 12:08:0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tte</text:p>
          </table:table-cell>
          <table:table-cell table:number-columns-repeated="2" table:style-name="ce1"/>
          <table:table-cell office:value-type="float" office:value="70784493" table:style-name="ce1">
            <text:p>70784493</text:p>
          </table:table-cell>
          <table:table-cell office:value-type="string" table:style-name="ce3">
            <text:p>2026-02-21 12:08: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0" table:style-name="ce1">
            <text:p>180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lbert</text:p>
          </table:table-cell>
          <table:table-cell table:number-columns-repeated="2" table:style-name="ce1"/>
          <table:table-cell office:value-type="float" office:value="70784489" table:style-name="ce1">
            <text:p>70784489</text:p>
          </table:table-cell>
          <table:table-cell office:value-type="string" table:style-name="ce3">
            <text:p>2026-02-21 12:08:1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8" table:style-name="ce1">
            <text:p>8</text:p>
          </table:table-cell>
          <table:table-cell office:value-type="float" office:value="1052" table:style-name="ce1">
            <text:p>1052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an</text:p>
          </table:table-cell>
          <table:table-cell table:number-columns-repeated="2" table:style-name="ce1"/>
          <table:table-cell office:value-type="float" office:value="70784379" table:style-name="ce1">
            <text:p>70784379</text:p>
          </table:table-cell>
          <table:table-cell office:value-type="string" table:style-name="ce3">
            <text:p>2026-02-21 12:08:3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3" table:style-name="ce1">
            <text:p>1803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4584" table:style-name="ce1">
            <text:p>70784584</text:p>
          </table:table-cell>
          <table:table-cell office:value-type="string" table:style-name="ce3">
            <text:p>2026-02-21 12:08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70784594" table:style-name="ce1">
            <text:p>70784594</text:p>
          </table:table-cell>
          <table:table-cell office:value-type="string" table:style-name="ce3">
            <text:p>2026-02-21 12:08:5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40" table:style-name="ce1">
            <text:p>1040</text:p>
          </table:table-cell>
          <table:table-cell office:value-type="string" table:style-name="ce3">
            <text:p>11.03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4394" table:style-name="ce1">
            <text:p>70784394</text:p>
          </table:table-cell>
          <table:table-cell office:value-type="string" table:style-name="ce3">
            <text:p>2026-02-21 12:09:14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4" table:style-name="ce1">
            <text:p>14</text:p>
          </table:table-cell>
          <table:table-cell office:value-type="float" office:value="1022" table:style-name="ce1">
            <text:p>1022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4317" table:style-name="ce1">
            <text:p>70784317</text:p>
          </table:table-cell>
          <table:table-cell office:value-type="string" table:style-name="ce3">
            <text:p>2026-02-21 12:09: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529" table:style-name="ce1">
            <text:p>70784529</text:p>
          </table:table-cell>
          <table:table-cell office:value-type="string" table:style-name="ce3">
            <text:p>2026-02-21 12:09: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2" table:style-name="ce1">
            <text:p>1092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784593" table:style-name="ce1">
            <text:p>70784593</text:p>
          </table:table-cell>
          <table:table-cell office:value-type="string" table:style-name="ce3">
            <text:p>2026-02-21 12:09: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sol</text:p>
          </table:table-cell>
          <table:table-cell table:number-columns-repeated="2" table:style-name="ce1"/>
          <table:table-cell office:value-type="float" office:value="70784576" table:style-name="ce1">
            <text:p>70784576</text:p>
          </table:table-cell>
          <table:table-cell office:value-type="string" table:style-name="ce3">
            <text:p>2026-02-21 12:09: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08/01/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van</text:p>
          </table:table-cell>
          <table:table-cell table:number-columns-repeated="2" table:style-name="ce1"/>
          <table:table-cell office:value-type="float" office:value="70784574" table:style-name="ce1">
            <text:p>70784574</text:p>
          </table:table-cell>
          <table:table-cell office:value-type="string" table:style-name="ce3">
            <text:p>2026-02-21 12:09:3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36" table:style-name="ce1">
            <text:p>1036</text:p>
          </table:table-cell>
          <table:table-cell office:value-type="string" table:style-name="ce3">
            <text:p>11.08.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ence</text:p>
          </table:table-cell>
          <table:table-cell table:number-columns-repeated="2" table:style-name="ce1"/>
          <table:table-cell office:value-type="float" office:value="70784406" table:style-name="ce1">
            <text:p>70784406</text:p>
          </table:table-cell>
          <table:table-cell office:value-type="string" table:style-name="ce3">
            <text:p>2026-02-21 12:09:3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0" table:style-name="ce1">
            <text:p>10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533" table:style-name="ce1">
            <text:p>70784533</text:p>
          </table:table-cell>
          <table:table-cell office:value-type="string" table:style-name="ce3">
            <text:p>2026-02-21 12:09:5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70784402" table:style-name="ce1">
            <text:p>70784402</text:p>
          </table:table-cell>
          <table:table-cell office:value-type="string" table:style-name="ce3">
            <text:p>2026-02-21 12:09:5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2" table:style-name="ce1">
            <text:p>1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ón</text:p>
          </table:table-cell>
          <table:table-cell table:number-columns-repeated="2" table:style-name="ce1"/>
          <table:table-cell office:value-type="float" office:value="70784422" table:style-name="ce1">
            <text:p>70784422</text:p>
          </table:table-cell>
          <table:table-cell office:value-type="string" table:style-name="ce3">
            <text:p>2026-02-21 12:09:5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8" table:style-name="ce1">
            <text:p>8</text:p>
          </table:table-cell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e</text:p>
          </table:table-cell>
          <table:table-cell table:number-columns-repeated="2" table:style-name="ce1"/>
          <table:table-cell office:value-type="float" office:value="70784602" table:style-name="ce1">
            <text:p>70784602</text:p>
          </table:table-cell>
          <table:table-cell office:value-type="string" table:style-name="ce3">
            <text:p>2026-02-21 12:10:0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4487" table:style-name="ce1">
            <text:p>70784487</text:p>
          </table:table-cell>
          <table:table-cell office:value-type="string" table:style-name="ce3">
            <text:p>2026-02-21 12:10:0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70784613" table:style-name="ce1">
            <text:p>70784613</text:p>
          </table:table-cell>
          <table:table-cell office:value-type="string" table:style-name="ce3">
            <text:p>2026-02-21 12:10: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611" table:style-name="ce1">
            <text:p>70784611</text:p>
          </table:table-cell>
          <table:table-cell office:value-type="string" table:style-name="ce3">
            <text:p>2026-02-21 12:10:3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784615" table:style-name="ce1">
            <text:p>70784615</text:p>
          </table:table-cell>
          <table:table-cell office:value-type="string" table:style-name="ce3">
            <text:p>2026-02-21 12:10:4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609" table:style-name="ce1">
            <text:p>70784609</text:p>
          </table:table-cell>
          <table:table-cell office:value-type="string" table:style-name="ce3">
            <text:p>2026-02-21 12:10: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14" table:style-name="ce1">
            <text:p>121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4534" table:style-name="ce1">
            <text:p>70784534</text:p>
          </table:table-cell>
          <table:table-cell office:value-type="string" table:style-name="ce3">
            <text:p>2026-02-21 12:10:4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9" table:style-name="ce1">
            <text:p>9</text:p>
          </table:table-cell>
          <table:table-cell office:value-type="float" office:value="1005" table:style-name="ce1">
            <text:p>1005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70784559" table:style-name="ce1">
            <text:p>70784559</text:p>
          </table:table-cell>
          <table:table-cell office:value-type="string" table:style-name="ce3">
            <text:p>2026-02-21 12:11:0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9.04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selin</text:p>
          </table:table-cell>
          <table:table-cell table:number-columns-repeated="2" table:style-name="ce1"/>
          <table:table-cell office:value-type="float" office:value="70784463" table:style-name="ce1">
            <text:p>70784463</text:p>
          </table:table-cell>
          <table:table-cell office:value-type="string" table:style-name="ce3">
            <text:p>2026-02-21 12:11: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400" table:style-name="ce1">
            <text:p>140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70784591" table:style-name="ce1">
            <text:p>70784591</text:p>
          </table:table-cell>
          <table:table-cell office:value-type="string" table:style-name="ce3">
            <text:p>2026-02-21 12:11: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neviève</text:p>
          </table:table-cell>
          <table:table-cell table:number-columns-repeated="2" table:style-name="ce1"/>
          <table:table-cell office:value-type="float" office:value="70784585" table:style-name="ce1">
            <text:p>70784585</text:p>
          </table:table-cell>
          <table:table-cell office:value-type="string" table:style-name="ce3">
            <text:p>2026-02-21 12:11: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adan</text:p>
          </table:table-cell>
          <table:table-cell table:number-columns-repeated="2" table:style-name="ce1"/>
          <table:table-cell office:value-type="float" office:value="70784621" table:style-name="ce1">
            <text:p>70784621</text:p>
          </table:table-cell>
          <table:table-cell office:value-type="string" table:style-name="ce3">
            <text:p>2026-02-21 12:11: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784610" table:style-name="ce1">
            <text:p>70784610</text:p>
          </table:table-cell>
          <table:table-cell office:value-type="string" table:style-name="ce3">
            <text:p>2026-02-21 12:11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7.05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Helene</text:p>
          </table:table-cell>
          <table:table-cell table:number-columns-repeated="2" table:style-name="ce1"/>
          <table:table-cell office:value-type="float" office:value="70784310" table:style-name="ce1">
            <text:p>70784310</text:p>
          </table:table-cell>
          <table:table-cell office:value-type="string" table:style-name="ce3">
            <text:p>2026-02-21 12:11:3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110" table:style-name="ce1">
            <text:p>1110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ette</text:p>
          </table:table-cell>
          <table:table-cell table:number-columns-repeated="2" table:style-name="ce1"/>
          <table:table-cell office:value-type="float" office:value="70784571" table:style-name="ce1">
            <text:p>70784571</text:p>
          </table:table-cell>
          <table:table-cell office:value-type="string" table:style-name="ce3">
            <text:p>2026-02-21 12:11: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85" table:style-name="ce1">
            <text:p>1085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84614" table:style-name="ce1">
            <text:p>70784614</text:p>
          </table:table-cell>
          <table:table-cell office:value-type="string" table:style-name="ce3">
            <text:p>2026-02-21 12:12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issa</text:p>
          </table:table-cell>
          <table:table-cell table:number-columns-repeated="2" table:style-name="ce1"/>
          <table:table-cell office:value-type="float" office:value="70784625" table:style-name="ce1">
            <text:p>70784625</text:p>
          </table:table-cell>
          <table:table-cell office:value-type="string" table:style-name="ce3">
            <text:p>2026-02-21 12:12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14.10.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784581" table:style-name="ce1">
            <text:p>70784581</text:p>
          </table:table-cell>
          <table:table-cell office:value-type="string" table:style-name="ce3">
            <text:p>2026-02-21 12:12:0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cilia</text:p>
          </table:table-cell>
          <table:table-cell table:number-columns-repeated="2" table:style-name="ce1"/>
          <table:table-cell office:value-type="float" office:value="70784632" table:style-name="ce1">
            <text:p>70784632</text:p>
          </table:table-cell>
          <table:table-cell office:value-type="string" table:style-name="ce3">
            <text:p>2026-02-21 12:12: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4597" table:style-name="ce1">
            <text:p>70784597</text:p>
          </table:table-cell>
          <table:table-cell office:value-type="string" table:style-name="ce3">
            <text:p>2026-02-21 12:12: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70784622" table:style-name="ce1">
            <text:p>70784622</text:p>
          </table:table-cell>
          <table:table-cell office:value-type="string" table:style-name="ce3">
            <text:p>2026-02-21 12:12: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70784605" table:style-name="ce1">
            <text:p>70784605</text:p>
          </table:table-cell>
          <table:table-cell office:value-type="string" table:style-name="ce3">
            <text:p>2026-02-21 12:12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01" table:style-name="ce1">
            <text:p>1201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784648" table:style-name="ce1">
            <text:p>70784648</text:p>
          </table:table-cell>
          <table:table-cell office:value-type="string" table:style-name="ce3">
            <text:p>2026-02-21 12:13:0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7.05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float" office:value="70784421" table:style-name="ce1">
            <text:p>70784421</text:p>
          </table:table-cell>
          <table:table-cell office:value-type="string" table:style-name="ce3">
            <text:p>2026-02-21 12:13:0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4" table:style-name="ce1">
            <text:p>34</text:p>
          </table:table-cell>
          <table:table-cell office:value-type="float" office:value="1141" table:style-name="ce1">
            <text:p>1141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84633" table:style-name="ce1">
            <text:p>70784633</text:p>
          </table:table-cell>
          <table:table-cell office:value-type="string" table:style-name="ce3">
            <text:p>2026-02-21 12:13: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70784527" table:style-name="ce1">
            <text:p>70784527</text:p>
          </table:table-cell>
          <table:table-cell office:value-type="string" table:style-name="ce3">
            <text:p>2026-02-21 12:13: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6" table:style-name="ce1">
            <text:p>100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70784638" table:style-name="ce1">
            <text:p>70784638</text:p>
          </table:table-cell>
          <table:table-cell office:value-type="string" table:style-name="ce3">
            <text:p>2026-02-21 12:13: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48" table:style-name="ce1">
            <text:p>1348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arita</text:p>
          </table:table-cell>
          <table:table-cell table:number-columns-repeated="2" table:style-name="ce1"/>
          <table:table-cell office:value-type="float" office:value="70784544" table:style-name="ce1">
            <text:p>70784544</text:p>
          </table:table-cell>
          <table:table-cell office:value-type="string" table:style-name="ce3">
            <text:p>2026-02-21 12:13:5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784630" table:style-name="ce1">
            <text:p>70784630</text:p>
          </table:table-cell>
          <table:table-cell office:value-type="string" table:style-name="ce3">
            <text:p>2026-02-21 12:14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659" table:style-name="ce1">
            <text:p>70784659</text:p>
          </table:table-cell>
          <table:table-cell office:value-type="string" table:style-name="ce3">
            <text:p>2026-02-21 12:14: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84507" table:style-name="ce1">
            <text:p>70784507</text:p>
          </table:table-cell>
          <table:table-cell office:value-type="string" table:style-name="ce3">
            <text:p>2026-02-21 12:14:1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0" table:style-name="ce1">
            <text:p>10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ude</text:p>
          </table:table-cell>
          <table:table-cell table:number-columns-repeated="2" table:style-name="ce1"/>
          <table:table-cell office:value-type="float" office:value="70784636" table:style-name="ce1">
            <text:p>70784636</text:p>
          </table:table-cell>
          <table:table-cell office:value-type="string" table:style-name="ce3">
            <text:p>2026-02-21 12:14: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20" table:style-name="ce1">
            <text:p>102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estine</text:p>
          </table:table-cell>
          <table:table-cell table:number-columns-repeated="2" table:style-name="ce1"/>
          <table:table-cell office:value-type="float" office:value="70784663" table:style-name="ce1">
            <text:p>70784663</text:p>
          </table:table-cell>
          <table:table-cell office:value-type="string" table:style-name="ce3">
            <text:p>2026-02-21 12:14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657" table:style-name="ce1">
            <text:p>70784657</text:p>
          </table:table-cell>
          <table:table-cell office:value-type="string" table:style-name="ce3">
            <text:p>2026-02-21 12:14: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14" table:style-name="ce1">
            <text:p>121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entin</text:p>
          </table:table-cell>
          <table:table-cell table:number-columns-repeated="2" table:style-name="ce1"/>
          <table:table-cell office:value-type="float" office:value="70784629" table:style-name="ce1">
            <text:p>70784629</text:p>
          </table:table-cell>
          <table:table-cell office:value-type="string" table:style-name="ce3">
            <text:p>2026-02-21 12:14:4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25/10/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784558" table:style-name="ce1">
            <text:p>70784558</text:p>
          </table:table-cell>
          <table:table-cell office:value-type="string" table:style-name="ce3">
            <text:p>2026-02-21 12:15:0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784563" table:style-name="ce1">
            <text:p>70784563</text:p>
          </table:table-cell>
          <table:table-cell office:value-type="string" table:style-name="ce3">
            <text:p>2026-02-21 12:15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1071" table:style-name="ce1">
            <text:p>1071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70784656" table:style-name="ce1">
            <text:p>70784656</text:p>
          </table:table-cell>
          <table:table-cell office:value-type="string" table:style-name="ce3">
            <text:p>2026-02-21 12:15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17" table:style-name="ce1">
            <text:p>2017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etitia</text:p>
          </table:table-cell>
          <table:table-cell table:number-columns-repeated="2" table:style-name="ce1"/>
          <table:table-cell office:value-type="float" office:value="70784579" table:style-name="ce1">
            <text:p>70784579</text:p>
          </table:table-cell>
          <table:table-cell office:value-type="string" table:style-name="ce3">
            <text:p>2026-02-21 12:15:4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2" table:style-name="ce1">
            <text:p>1072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84666" table:style-name="ce1">
            <text:p>70784666</text:p>
          </table:table-cell>
          <table:table-cell office:value-type="string" table:style-name="ce3">
            <text:p>2026-02-21 12:15: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52" table:style-name="ce1">
            <text:p>1752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70784651" table:style-name="ce1">
            <text:p>70784651</text:p>
          </table:table-cell>
          <table:table-cell office:value-type="string" table:style-name="ce3">
            <text:p>2026-02-21 12:15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70784670" table:style-name="ce1">
            <text:p>70784670</text:p>
          </table:table-cell>
          <table:table-cell office:value-type="string" table:style-name="ce3">
            <text:p>2026-02-21 12:16: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108" table:style-name="ce1">
            <text:p>2108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84647" table:style-name="ce1">
            <text:p>70784647</text:p>
          </table:table-cell>
          <table:table-cell office:value-type="string" table:style-name="ce3">
            <text:p>2026-02-21 12:16: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136" table:style-name="ce1">
            <text:p>113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-Cécile</text:p>
          </table:table-cell>
          <table:table-cell table:number-columns-repeated="2" table:style-name="ce1"/>
          <table:table-cell office:value-type="float" office:value="70784644" table:style-name="ce1">
            <text:p>70784644</text:p>
          </table:table-cell>
          <table:table-cell office:value-type="string" table:style-name="ce3">
            <text:p>2026-02-21 12:16:16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80" table:style-name="ce1">
            <text:p>108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4604" table:style-name="ce1">
            <text:p>70784604</text:p>
          </table:table-cell>
          <table:table-cell office:value-type="string" table:style-name="ce3">
            <text:p>2026-02-21 12:16: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0784677" table:style-name="ce1">
            <text:p>70784677</text:p>
          </table:table-cell>
          <table:table-cell office:value-type="string" table:style-name="ce3">
            <text:p>2026-02-21 12:16: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string" table:style-name="ce3">
            <text:p>26.05.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a</text:p>
          </table:table-cell>
          <table:table-cell table:number-columns-repeated="2" table:style-name="ce1"/>
          <table:table-cell office:value-type="float" office:value="70784637" table:style-name="ce1">
            <text:p>70784637</text:p>
          </table:table-cell>
          <table:table-cell office:value-type="string" table:style-name="ce3">
            <text:p>2026-02-21 12:16: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84385" table:style-name="ce1">
            <text:p>70784385</text:p>
          </table:table-cell>
          <table:table-cell office:value-type="string" table:style-name="ce3">
            <text:p>2026-02-21 12:16: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8" table:style-name="ce1">
            <text:p>18</text:p>
          </table:table-cell>
          <table:table-cell office:value-type="float" office:value="1012" table:style-name="ce1">
            <text:p>101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cilia</text:p>
          </table:table-cell>
          <table:table-cell table:number-columns-repeated="2" table:style-name="ce1"/>
          <table:table-cell office:value-type="float" office:value="70784681" table:style-name="ce1">
            <text:p>70784681</text:p>
          </table:table-cell>
          <table:table-cell office:value-type="string" table:style-name="ce3">
            <text:p>2026-02-21 12:16: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28" table:style-name="ce1">
            <text:p>102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ma</text:p>
          </table:table-cell>
          <table:table-cell table:number-columns-repeated="2" table:style-name="ce1"/>
          <table:table-cell office:value-type="float" office:value="70784542" table:style-name="ce1">
            <text:p>70784542</text:p>
          </table:table-cell>
          <table:table-cell office:value-type="string" table:style-name="ce3">
            <text:p>2026-02-21 12:16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29" table:style-name="ce1">
            <text:p>1429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70784675" table:style-name="ce1">
            <text:p>70784675</text:p>
          </table:table-cell>
          <table:table-cell office:value-type="string" table:style-name="ce3">
            <text:p>2026-02-21 12:16: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ugo</text:p>
          </table:table-cell>
          <table:table-cell table:number-columns-repeated="2" table:style-name="ce1"/>
          <table:table-cell office:value-type="float" office:value="70784642" table:style-name="ce1">
            <text:p>70784642</text:p>
          </table:table-cell>
          <table:table-cell office:value-type="string" table:style-name="ce3">
            <text:p>2026-02-21 12:16: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15" table:style-name="ce1">
            <text:p>1315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ès</text:p>
          </table:table-cell>
          <table:table-cell table:number-columns-repeated="2" table:style-name="ce1"/>
          <table:table-cell office:value-type="float" office:value="70784679" table:style-name="ce1">
            <text:p>70784679</text:p>
          </table:table-cell>
          <table:table-cell office:value-type="string" table:style-name="ce3">
            <text:p>2026-02-21 12:17: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29" table:style-name="ce1">
            <text:p>1429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70784652" table:style-name="ce1">
            <text:p>70784652</text:p>
          </table:table-cell>
          <table:table-cell office:value-type="string" table:style-name="ce3">
            <text:p>2026-02-21 12:17:2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gane</text:p>
          </table:table-cell>
          <table:table-cell table:number-columns-repeated="2" table:style-name="ce1"/>
          <table:table-cell office:value-type="float" office:value="70784689" table:style-name="ce1">
            <text:p>70784689</text:p>
          </table:table-cell>
          <table:table-cell office:value-type="string" table:style-name="ce3">
            <text:p>2026-02-21 12:17: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70784693" table:style-name="ce1">
            <text:p>70784693</text:p>
          </table:table-cell>
          <table:table-cell office:value-type="string" table:style-name="ce3">
            <text:p>2026-02-21 12:17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raba</text:p>
          </table:table-cell>
          <table:table-cell table:number-columns-repeated="2" table:style-name="ce1"/>
          <table:table-cell office:value-type="float" office:value="70784620" table:style-name="ce1">
            <text:p>70784620</text:p>
          </table:table-cell>
          <table:table-cell office:value-type="string" table:style-name="ce3">
            <text:p>2026-02-21 12:17:4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4698" table:style-name="ce1">
            <text:p>70784698</text:p>
          </table:table-cell>
          <table:table-cell office:value-type="string" table:style-name="ce3">
            <text:p>2026-02-21 12:18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700" table:style-name="ce1">
            <text:p>70784700</text:p>
          </table:table-cell>
          <table:table-cell office:value-type="string" table:style-name="ce3">
            <text:p>2026-02-21 12:18: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 Pierre</text:p>
          </table:table-cell>
          <table:table-cell table:number-columns-repeated="2" table:style-name="ce1"/>
          <table:table-cell office:value-type="float" office:value="70784478" table:style-name="ce1">
            <text:p>70784478</text:p>
          </table:table-cell>
          <table:table-cell office:value-type="string" table:style-name="ce3">
            <text:p>2026-02-21 12:18:16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0784699" table:style-name="ce1">
            <text:p>70784699</text:p>
          </table:table-cell>
          <table:table-cell office:value-type="string" table:style-name="ce3">
            <text:p>2026-02-21 12:18:2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84439" table:style-name="ce1">
            <text:p>70784439</text:p>
          </table:table-cell>
          <table:table-cell office:value-type="string" table:style-name="ce3">
            <text:p>2026-02-21 12:19:0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8" table:style-name="ce1">
            <text:p>8</text:p>
          </table:table-cell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0784712" table:style-name="ce1">
            <text:p>70784712</text:p>
          </table:table-cell>
          <table:table-cell office:value-type="string" table:style-name="ce3">
            <text:p>2026-02-21 12:19: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string" table:style-name="ce3">
            <text:p>26.05.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784468" table:style-name="ce1">
            <text:p>70784468</text:p>
          </table:table-cell>
          <table:table-cell office:value-type="string" table:style-name="ce3">
            <text:p>2026-02-21 12:19:3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70784583" table:style-name="ce1">
            <text:p>70784583</text:p>
          </table:table-cell>
          <table:table-cell office:value-type="string" table:style-name="ce3">
            <text:p>2026-02-21 12:19:3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02" table:style-name="ce1">
            <text:p>1202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olinda</text:p>
          </table:table-cell>
          <table:table-cell table:number-columns-repeated="2" table:style-name="ce1"/>
          <table:table-cell office:value-type="float" office:value="70784333" table:style-name="ce1">
            <text:p>70784333</text:p>
          </table:table-cell>
          <table:table-cell office:value-type="string" table:style-name="ce3">
            <text:p>2026-02-21 12:19:3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2" table:style-name="ce1"/>
          <table:table-cell office:value-type="float" office:value="70784706" table:style-name="ce1">
            <text:p>70784706</text:p>
          </table:table-cell>
          <table:table-cell office:value-type="string" table:style-name="ce3">
            <text:p>2026-02-21 12:20: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0.07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70784658" table:style-name="ce1">
            <text:p>70784658</text:p>
          </table:table-cell>
          <table:table-cell office:value-type="string" table:style-name="ce3">
            <text:p>2026-02-21 12:20: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41" table:style-name="ce1">
            <text:p>1141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784676" table:style-name="ce1">
            <text:p>70784676</text:p>
          </table:table-cell>
          <table:table-cell office:value-type="string" table:style-name="ce3">
            <text:p>2026-02-21 12:20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12" table:style-name="ce1">
            <text:p>1912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84451" table:style-name="ce1">
            <text:p>70784451</text:p>
          </table:table-cell>
          <table:table-cell office:value-type="string" table:style-name="ce3">
            <text:p>2026-02-21 12:21:0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o</text:p>
          </table:table-cell>
          <table:table-cell table:number-columns-repeated="2" table:style-name="ce1"/>
          <table:table-cell office:value-type="float" office:value="70784673" table:style-name="ce1">
            <text:p>70784673</text:p>
          </table:table-cell>
          <table:table-cell office:value-type="string" table:style-name="ce3">
            <text:p>2026-02-21 12:21:0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70784720" table:style-name="ce1">
            <text:p>70784720</text:p>
          </table:table-cell>
          <table:table-cell office:value-type="string" table:style-name="ce3">
            <text:p>2026-02-21 12:21: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784707" table:style-name="ce1">
            <text:p>70784707</text:p>
          </table:table-cell>
          <table:table-cell office:value-type="string" table:style-name="ce3">
            <text:p>2026-02-21 12:21:2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andro</text:p>
          </table:table-cell>
          <table:table-cell table:number-columns-repeated="2" table:style-name="ce1"/>
          <table:table-cell office:value-type="float" office:value="70784416" table:style-name="ce1">
            <text:p>70784416</text:p>
          </table:table-cell>
          <table:table-cell office:value-type="string" table:style-name="ce3">
            <text:p>2026-02-21 12:21: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70784714" table:style-name="ce1">
            <text:p>70784714</text:p>
          </table:table-cell>
          <table:table-cell office:value-type="string" table:style-name="ce3">
            <text:p>2026-02-21 12:21:2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214" table:style-name="ce1">
            <text:p>1214</text:p>
          </table:table-cell>
          <table:table-cell office:value-type="string" table:style-name="ce3">
            <text:p>19.05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784723" table:style-name="ce1">
            <text:p>70784723</text:p>
          </table:table-cell>
          <table:table-cell office:value-type="string" table:style-name="ce3">
            <text:p>2026-02-21 12:21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raba</text:p>
          </table:table-cell>
          <table:table-cell table:number-columns-repeated="2" table:style-name="ce1"/>
          <table:table-cell office:value-type="float" office:value="70784729" table:style-name="ce1">
            <text:p>70784729</text:p>
          </table:table-cell>
          <table:table-cell office:value-type="string" table:style-name="ce3">
            <text:p>2026-02-21 12:21: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ydia</text:p>
          </table:table-cell>
          <table:table-cell table:number-columns-repeated="2" table:style-name="ce1"/>
          <table:table-cell office:value-type="float" office:value="70784725" table:style-name="ce1">
            <text:p>70784725</text:p>
          </table:table-cell>
          <table:table-cell office:value-type="string" table:style-name="ce3">
            <text:p>2026-02-21 12:21:4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05/03/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</text:p>
          </table:table-cell>
          <table:table-cell table:number-columns-repeated="2" table:style-name="ce1"/>
          <table:table-cell office:value-type="float" office:value="70784728" table:style-name="ce1">
            <text:p>70784728</text:p>
          </table:table-cell>
          <table:table-cell office:value-type="string" table:style-name="ce3">
            <text:p>2026-02-21 12:21: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ris</text:p>
          </table:table-cell>
          <table:table-cell table:number-columns-repeated="2" table:style-name="ce1"/>
          <table:table-cell office:value-type="float" office:value="70784341" table:style-name="ce1">
            <text:p>70784341</text:p>
          </table:table-cell>
          <table:table-cell office:value-type="string" table:style-name="ce3">
            <text:p>2026-02-21 12:22:12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3" table:style-name="ce1">
            <text:p>13</text:p>
          </table:table-cell>
          <table:table-cell office:value-type="float" office:value="1004" table:style-name="ce1">
            <text:p>1004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2" table:style-name="ce1"/>
          <table:table-cell office:value-type="float" office:value="70784628" table:style-name="ce1">
            <text:p>70784628</text:p>
          </table:table-cell>
          <table:table-cell office:value-type="string" table:style-name="ce3">
            <text:p>2026-02-21 12:22: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28" table:style-name="ce1">
            <text:p>1028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2" table:style-name="ce1"/>
          <table:table-cell office:value-type="float" office:value="70784730" table:style-name="ce1">
            <text:p>70784730</text:p>
          </table:table-cell>
          <table:table-cell office:value-type="string" table:style-name="ce3">
            <text:p>2026-02-21 12:22: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70" table:style-name="ce1">
            <text:p>117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4619" table:style-name="ce1">
            <text:p>70784619</text:p>
          </table:table-cell>
          <table:table-cell office:value-type="string" table:style-name="ce3">
            <text:p>2026-02-21 12:22:4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7" table:style-name="ce1">
            <text:p>17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70784685" table:style-name="ce1">
            <text:p>70784685</text:p>
          </table:table-cell>
          <table:table-cell office:value-type="string" table:style-name="ce3">
            <text:p>2026-02-21 12:23:0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12/07/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784556" table:style-name="ce1">
            <text:p>70784556</text:p>
          </table:table-cell>
          <table:table-cell office:value-type="string" table:style-name="ce3">
            <text:p>2026-02-21 12:23:0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1" table:style-name="ce1">
            <text:p>21</text:p>
          </table:table-cell>
          <table:table-cell office:value-type="float" office:value="1095" table:style-name="ce1">
            <text:p>109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dric</text:p>
          </table:table-cell>
          <table:table-cell table:number-columns-repeated="2" table:style-name="ce1"/>
          <table:table-cell office:value-type="float" office:value="70784732" table:style-name="ce1">
            <text:p>70784732</text:p>
          </table:table-cell>
          <table:table-cell office:value-type="string" table:style-name="ce3">
            <text:p>2026-02-21 12:23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6" table:style-name="ce1">
            <text:p>106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70784739" table:style-name="ce1">
            <text:p>70784739</text:p>
          </table:table-cell>
          <table:table-cell office:value-type="string" table:style-name="ce3">
            <text:p>2026-02-21 12:23: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784650" table:style-name="ce1">
            <text:p>70784650</text:p>
          </table:table-cell>
          <table:table-cell office:value-type="string" table:style-name="ce3">
            <text:p>2026-02-21 12:23: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70784736" table:style-name="ce1">
            <text:p>70784736</text:p>
          </table:table-cell>
          <table:table-cell office:value-type="string" table:style-name="ce3">
            <text:p>2026-02-21 12:24: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784746" table:style-name="ce1">
            <text:p>70784746</text:p>
          </table:table-cell>
          <table:table-cell office:value-type="string" table:style-name="ce3">
            <text:p>2026-02-21 12:24:0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828" table:style-name="ce1">
            <text:p>282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70784731" table:style-name="ce1">
            <text:p>70784731</text:p>
          </table:table-cell>
          <table:table-cell office:value-type="string" table:style-name="ce3">
            <text:p>2026-02-21 12:24: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95" table:style-name="ce1">
            <text:p>1095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84752" table:style-name="ce1">
            <text:p>70784752</text:p>
          </table:table-cell>
          <table:table-cell office:value-type="string" table:style-name="ce3">
            <text:p>2026-02-21 12:2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784635" table:style-name="ce1">
            <text:p>70784635</text:p>
          </table:table-cell>
          <table:table-cell office:value-type="string" table:style-name="ce3">
            <text:p>2026-02-21 12:25:0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5" table:style-name="ce1">
            <text:p>15</text:p>
          </table:table-cell>
          <table:table-cell office:value-type="float" office:value="1400" table:style-name="ce1">
            <text:p>1400</text:p>
          </table:table-cell>
          <table:table-cell office:value-type="string" table:style-name="ce3">
            <text:p>27.06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ben</text:p>
          </table:table-cell>
          <table:table-cell table:number-columns-repeated="2" table:style-name="ce1"/>
          <table:table-cell office:value-type="float" office:value="70784750" table:style-name="ce1">
            <text:p>70784750</text:p>
          </table:table-cell>
          <table:table-cell office:value-type="string" table:style-name="ce3">
            <text:p>2026-02-21 12:25:2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5" table:style-name="ce1">
            <text:p>1095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84674" table:style-name="ce1">
            <text:p>70784674</text:p>
          </table:table-cell>
          <table:table-cell office:value-type="string" table:style-name="ce3">
            <text:p>2026-02-21 12:26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raba</text:p>
          </table:table-cell>
          <table:table-cell table:number-columns-repeated="2" table:style-name="ce1"/>
          <table:table-cell office:value-type="float" office:value="70784761" table:style-name="ce1">
            <text:p>70784761</text:p>
          </table:table-cell>
          <table:table-cell office:value-type="string" table:style-name="ce3">
            <text:p>2026-02-21 12:26: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s</text:p>
          </table:table-cell>
          <table:table-cell table:number-columns-repeated="2" table:style-name="ce1"/>
          <table:table-cell office:value-type="float" office:value="70784745" table:style-name="ce1">
            <text:p>70784745</text:p>
          </table:table-cell>
          <table:table-cell office:value-type="string" table:style-name="ce3">
            <text:p>2026-02-21 12:26:3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290" table:style-name="ce1">
            <text:p>1290</text:p>
          </table:table-cell>
          <table:table-cell office:value-type="string" table:style-name="ce3">
            <text:p>29.01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84754" table:style-name="ce1">
            <text:p>70784754</text:p>
          </table:table-cell>
          <table:table-cell office:value-type="string" table:style-name="ce3">
            <text:p>2026-02-21 12:26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NDA</text:p>
          </table:table-cell>
          <table:table-cell table:number-columns-repeated="2" table:style-name="ce1"/>
          <table:table-cell office:value-type="float" office:value="70784687" table:style-name="ce1">
            <text:p>70784687</text:p>
          </table:table-cell>
          <table:table-cell office:value-type="string" table:style-name="ce3">
            <text:p>2026-02-21 12:26:4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297" table:style-name="ce1">
            <text:p>1297</text:p>
          </table:table-cell>
          <table:table-cell office:value-type="string" table:style-name="ce3">
            <text:p>10.10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70784733" table:style-name="ce1">
            <text:p>70784733</text:p>
          </table:table-cell>
          <table:table-cell office:value-type="string" table:style-name="ce3">
            <text:p>2026-02-21 12:27:2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aspard</text:p>
          </table:table-cell>
          <table:table-cell table:number-columns-repeated="2" table:style-name="ce1"/>
          <table:table-cell office:value-type="float" office:value="70784660" table:style-name="ce1">
            <text:p>70784660</text:p>
          </table:table-cell>
          <table:table-cell office:value-type="string" table:style-name="ce3">
            <text:p>2026-02-21 12:28:3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70784713" table:style-name="ce1">
            <text:p>70784713</text:p>
          </table:table-cell>
          <table:table-cell office:value-type="string" table:style-name="ce3">
            <text:p>2026-02-21 12:29:2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3972" table:style-name="ce1">
            <text:p>3972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70784789" table:style-name="ce1">
            <text:p>70784789</text:p>
          </table:table-cell>
          <table:table-cell office:value-type="string" table:style-name="ce3">
            <text:p>2026-02-21 12:30: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70784791" table:style-name="ce1">
            <text:p>70784791</text:p>
          </table:table-cell>
          <table:table-cell office:value-type="string" table:style-name="ce3">
            <text:p>2026-02-21 12:30:4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12/07/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84779" table:style-name="ce1">
            <text:p>70784779</text:p>
          </table:table-cell>
          <table:table-cell office:value-type="string" table:style-name="ce3">
            <text:p>2026-02-21 12:30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ben</text:p>
          </table:table-cell>
          <table:table-cell table:number-columns-repeated="2" table:style-name="ce1"/>
          <table:table-cell office:value-type="float" office:value="70784809" table:style-name="ce1">
            <text:p>70784809</text:p>
          </table:table-cell>
          <table:table-cell office:value-type="string" table:style-name="ce3">
            <text:p>2026-02-21 12:31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-Cécile</text:p>
          </table:table-cell>
          <table:table-cell table:number-columns-repeated="2" table:style-name="ce1"/>
          <table:table-cell office:value-type="float" office:value="70784804" table:style-name="ce1">
            <text:p>70784804</text:p>
          </table:table-cell>
          <table:table-cell office:value-type="string" table:style-name="ce3">
            <text:p>2026-02-21 12:31: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80" table:style-name="ce1">
            <text:p>108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émi</text:p>
          </table:table-cell>
          <table:table-cell table:number-columns-repeated="2" table:style-name="ce1"/>
          <table:table-cell office:value-type="float" office:value="70784790" table:style-name="ce1">
            <text:p>70784790</text:p>
          </table:table-cell>
          <table:table-cell office:value-type="string" table:style-name="ce3">
            <text:p>2026-02-21 12:31:5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90" table:style-name="ce1">
            <text:p>1890</text:p>
          </table:table-cell>
          <table:table-cell office:value-type="string" table:style-name="ce3">
            <text:p>26.02.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4814" table:style-name="ce1">
            <text:p>70784814</text:p>
          </table:table-cell>
          <table:table-cell office:value-type="string" table:style-name="ce3">
            <text:p>2026-02-21 12:32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raba</text:p>
          </table:table-cell>
          <table:table-cell table:number-columns-repeated="2" table:style-name="ce1"/>
          <table:table-cell office:value-type="float" office:value="70784816" table:style-name="ce1">
            <text:p>70784816</text:p>
          </table:table-cell>
          <table:table-cell office:value-type="string" table:style-name="ce3">
            <text:p>2026-02-21 12:32: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784817" table:style-name="ce1">
            <text:p>70784817</text:p>
          </table:table-cell>
          <table:table-cell office:value-type="string" table:style-name="ce3">
            <text:p>2026-02-21 12:32: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828" table:style-name="ce1">
            <text:p>282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</text:p>
          </table:table-cell>
          <table:table-cell table:number-columns-repeated="2" table:style-name="ce1"/>
          <table:table-cell office:value-type="float" office:value="70784526" table:style-name="ce1">
            <text:p>70784526</text:p>
          </table:table-cell>
          <table:table-cell office:value-type="string" table:style-name="ce3">
            <text:p>2026-02-21 12:32:4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3" table:style-name="ce1">
            <text:p>1003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784748" table:style-name="ce1">
            <text:p>70784748</text:p>
          </table:table-cell>
          <table:table-cell office:value-type="string" table:style-name="ce3">
            <text:p>2026-02-21 12:33: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70784806" table:style-name="ce1">
            <text:p>70784806</text:p>
          </table:table-cell>
          <table:table-cell office:value-type="string" table:style-name="ce3">
            <text:p>2026-02-21 12:33: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733" table:style-name="ce1">
            <text:p>1733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fra</text:p>
          </table:table-cell>
          <table:table-cell table:number-columns-repeated="2" table:style-name="ce1"/>
          <table:table-cell office:value-type="float" office:value="70784802" table:style-name="ce1">
            <text:p>70784802</text:p>
          </table:table-cell>
          <table:table-cell office:value-type="string" table:style-name="ce3">
            <text:p>2026-02-21 12:34: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70784832" table:style-name="ce1">
            <text:p>70784832</text:p>
          </table:table-cell>
          <table:table-cell office:value-type="string" table:style-name="ce3">
            <text:p>2026-02-21 12:34:4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4.10.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</text:p>
          </table:table-cell>
          <table:table-cell table:number-columns-repeated="2" table:style-name="ce1"/>
          <table:table-cell office:value-type="float" office:value="70784836" table:style-name="ce1">
            <text:p>70784836</text:p>
          </table:table-cell>
          <table:table-cell office:value-type="string" table:style-name="ce3">
            <text:p>2026-02-21 12:34:4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4715" table:style-name="ce1">
            <text:p>70784715</text:p>
          </table:table-cell>
          <table:table-cell office:value-type="string" table:style-name="ce3">
            <text:p>2026-02-21 12:35:0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5" table:style-name="ce1">
            <text:p>15</text:p>
          </table:table-cell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ang Anh</text:p>
          </table:table-cell>
          <table:table-cell table:number-columns-repeated="2" table:style-name="ce1"/>
          <table:table-cell office:value-type="float" office:value="70784831" table:style-name="ce1">
            <text:p>70784831</text:p>
          </table:table-cell>
          <table:table-cell office:value-type="string" table:style-name="ce3">
            <text:p>2026-02-21 12:35: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20" table:style-name="ce1">
            <text:p>102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sco</text:p>
          </table:table-cell>
          <table:table-cell table:number-columns-repeated="2" table:style-name="ce1"/>
          <table:table-cell office:value-type="float" office:value="70784819" table:style-name="ce1">
            <text:p>70784819</text:p>
          </table:table-cell>
          <table:table-cell office:value-type="string" table:style-name="ce3">
            <text:p>2026-02-21 12:35: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2" table:style-name="ce1">
            <text:p>120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784839" table:style-name="ce1">
            <text:p>70784839</text:p>
          </table:table-cell>
          <table:table-cell office:value-type="string" table:style-name="ce3">
            <text:p>2026-02-21 12:36: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string" table:style-name="ce3">
            <text:p>22.02.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784842" table:style-name="ce1">
            <text:p>70784842</text:p>
          </table:table-cell>
          <table:table-cell office:value-type="string" table:style-name="ce3">
            <text:p>2026-02-21 12:36: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784838" table:style-name="ce1">
            <text:p>70784838</text:p>
          </table:table-cell>
          <table:table-cell office:value-type="string" table:style-name="ce3">
            <text:p>2026-02-21 12:36:5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70" table:style-name="ce1">
            <text:p>117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as</text:p>
          </table:table-cell>
          <table:table-cell table:number-columns-repeated="2" table:style-name="ce1"/>
          <table:table-cell office:value-type="float" office:value="70784850" table:style-name="ce1">
            <text:p>70784850</text:p>
          </table:table-cell>
          <table:table-cell office:value-type="string" table:style-name="ce3">
            <text:p>2026-02-21 12:37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70784844" table:style-name="ce1">
            <text:p>70784844</text:p>
          </table:table-cell>
          <table:table-cell office:value-type="string" table:style-name="ce3">
            <text:p>2026-02-21 12:37:0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19/10/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784829" table:style-name="ce1">
            <text:p>70784829</text:p>
          </table:table-cell>
          <table:table-cell office:value-type="string" table:style-name="ce3">
            <text:p>2026-02-21 12:39:0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nthia</text:p>
          </table:table-cell>
          <table:table-cell table:number-columns-repeated="2" table:style-name="ce1"/>
          <table:table-cell office:value-type="float" office:value="70784865" table:style-name="ce1">
            <text:p>70784865</text:p>
          </table:table-cell>
          <table:table-cell office:value-type="string" table:style-name="ce3">
            <text:p>2026-02-21 12:39:2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ang Anh</text:p>
          </table:table-cell>
          <table:table-cell table:number-columns-repeated="2" table:style-name="ce1"/>
          <table:table-cell office:value-type="float" office:value="70784876" table:style-name="ce1">
            <text:p>70784876</text:p>
          </table:table-cell>
          <table:table-cell office:value-type="string" table:style-name="ce3">
            <text:p>2026-02-21 12:39:2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vé</text:p>
          </table:table-cell>
          <table:table-cell table:number-columns-repeated="2" table:style-name="ce1"/>
          <table:table-cell office:value-type="float" office:value="70784818" table:style-name="ce1">
            <text:p>70784818</text:p>
          </table:table-cell>
          <table:table-cell office:value-type="string" table:style-name="ce3">
            <text:p>2026-02-21 12:40:4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0" table:style-name="ce1">
            <text:p>10</text:p>
          </table:table-cell>
          <table:table-cell office:value-type="float" office:value="1003" table:style-name="ce1">
            <text:p>100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784878" table:style-name="ce1">
            <text:p>70784878</text:p>
          </table:table-cell>
          <table:table-cell office:value-type="string" table:style-name="ce3">
            <text:p>2026-02-21 12:40:5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string" table:style-name="ce3">
            <text:p>06.07.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remy</text:p>
          </table:table-cell>
          <table:table-cell table:number-columns-repeated="2" table:style-name="ce1"/>
          <table:table-cell office:value-type="float" office:value="70784866" table:style-name="ce1">
            <text:p>70784866</text:p>
          </table:table-cell>
          <table:table-cell office:value-type="string" table:style-name="ce3">
            <text:p>2026-02-21 12:40: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05.01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olinda</text:p>
          </table:table-cell>
          <table:table-cell table:number-columns-repeated="2" table:style-name="ce1"/>
          <table:table-cell office:value-type="float" office:value="70784848" table:style-name="ce1">
            <text:p>70784848</text:p>
          </table:table-cell>
          <table:table-cell office:value-type="string" table:style-name="ce3">
            <text:p>2026-02-21 12:41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arzyna</text:p>
          </table:table-cell>
          <table:table-cell table:number-columns-repeated="2" table:style-name="ce1"/>
          <table:table-cell office:value-type="float" office:value="70784883" table:style-name="ce1">
            <text:p>70784883</text:p>
          </table:table-cell>
          <table:table-cell office:value-type="string" table:style-name="ce3">
            <text:p>2026-02-21 12:41:4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70784845" table:style-name="ce1">
            <text:p>70784845</text:p>
          </table:table-cell>
          <table:table-cell office:value-type="string" table:style-name="ce3">
            <text:p>2026-02-21 12:42:0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9" table:style-name="ce1">
            <text:p>1009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4889" table:style-name="ce1">
            <text:p>70784889</text:p>
          </table:table-cell>
          <table:table-cell office:value-type="string" table:style-name="ce3">
            <text:p>2026-02-21 12:42: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610" table:style-name="ce1">
            <text:p>161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84763" table:style-name="ce1">
            <text:p>70784763</text:p>
          </table:table-cell>
          <table:table-cell office:value-type="string" table:style-name="ce3">
            <text:p>2026-02-21 12:42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0784760" table:style-name="ce1">
            <text:p>70784760</text:p>
          </table:table-cell>
          <table:table-cell office:value-type="string" table:style-name="ce3">
            <text:p>2026-02-21 12:42: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string" table:style-name="ce3">
            <text:p>26.05.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ina</text:p>
          </table:table-cell>
          <table:table-cell table:number-columns-repeated="2" table:style-name="ce1"/>
          <table:table-cell office:value-type="float" office:value="70784888" table:style-name="ce1">
            <text:p>70784888</text:p>
          </table:table-cell>
          <table:table-cell office:value-type="string" table:style-name="ce3">
            <text:p>2026-02-21 12:43:0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34" table:style-name="ce1">
            <text:p>1134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za</text:p>
          </table:table-cell>
          <table:table-cell table:number-columns-repeated="2" table:style-name="ce1"/>
          <table:table-cell office:value-type="float" office:value="70784887" table:style-name="ce1">
            <text:p>70784887</text:p>
          </table:table-cell>
          <table:table-cell office:value-type="string" table:style-name="ce3">
            <text:p>2026-02-21 12:43:0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0" table:style-name="ce1">
            <text:p>1010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ma</text:p>
          </table:table-cell>
          <table:table-cell table:number-columns-repeated="2" table:style-name="ce1"/>
          <table:table-cell office:value-type="float" office:value="70784902" table:style-name="ce1">
            <text:p>70784902</text:p>
          </table:table-cell>
          <table:table-cell office:value-type="string" table:style-name="ce3">
            <text:p>2026-02-21 12:43: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29" table:style-name="ce1">
            <text:p>1429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784905" table:style-name="ce1">
            <text:p>70784905</text:p>
          </table:table-cell>
          <table:table-cell office:value-type="string" table:style-name="ce3">
            <text:p>2026-02-21 12:43: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L</text:p>
          </table:table-cell>
          <table:table-cell table:number-columns-repeated="2" table:style-name="ce1"/>
          <table:table-cell office:value-type="float" office:value="70784896" table:style-name="ce1">
            <text:p>70784896</text:p>
          </table:table-cell>
          <table:table-cell office:value-type="string" table:style-name="ce3">
            <text:p>2026-02-21 12:44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784821" table:style-name="ce1">
            <text:p>70784821</text:p>
          </table:table-cell>
          <table:table-cell office:value-type="string" table:style-name="ce3">
            <text:p>2026-02-21 12:45:2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4920" table:style-name="ce1">
            <text:p>70784920</text:p>
          </table:table-cell>
          <table:table-cell office:value-type="string" table:style-name="ce3">
            <text:p>2026-02-21 12:46: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sco</text:p>
          </table:table-cell>
          <table:table-cell table:number-columns-repeated="2" table:style-name="ce1"/>
          <table:table-cell office:value-type="float" office:value="70784922" table:style-name="ce1">
            <text:p>70784922</text:p>
          </table:table-cell>
          <table:table-cell office:value-type="string" table:style-name="ce3">
            <text:p>2026-02-21 12:47: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2" table:style-name="ce1">
            <text:p>120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uri</text:p>
          </table:table-cell>
          <table:table-cell table:number-columns-repeated="2" table:style-name="ce1"/>
          <table:table-cell office:value-type="float" office:value="70784919" table:style-name="ce1">
            <text:p>70784919</text:p>
          </table:table-cell>
          <table:table-cell office:value-type="string" table:style-name="ce3">
            <text:p>2026-02-21 12:47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09/04/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andra</text:p>
          </table:table-cell>
          <table:table-cell table:number-columns-repeated="2" table:style-name="ce1"/>
          <table:table-cell office:value-type="float" office:value="70784852" table:style-name="ce1">
            <text:p>70784852</text:p>
          </table:table-cell>
          <table:table-cell office:value-type="string" table:style-name="ce3">
            <text:p>2026-02-21 12:48:3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27.05.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70784924" table:style-name="ce1">
            <text:p>70784924</text:p>
          </table:table-cell>
          <table:table-cell office:value-type="string" table:style-name="ce3">
            <text:p>2026-02-21 12:49:3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3" table:style-name="ce1">
            <text:p>1093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4941" table:style-name="ce1">
            <text:p>70784941</text:p>
          </table:table-cell>
          <table:table-cell office:value-type="string" table:style-name="ce3">
            <text:p>2026-02-21 12:49: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jana</text:p>
          </table:table-cell>
          <table:table-cell table:number-columns-repeated="2" table:style-name="ce1"/>
          <table:table-cell office:value-type="float" office:value="70784911" table:style-name="ce1">
            <text:p>70784911</text:p>
          </table:table-cell>
          <table:table-cell office:value-type="string" table:style-name="ce3">
            <text:p>2026-02-21 12:50:2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4" table:style-name="ce1">
            <text:p>4</text:p>
          </table:table-cell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ret</text:p>
          </table:table-cell>
          <table:table-cell table:number-columns-repeated="2" table:style-name="ce1"/>
          <table:table-cell office:value-type="float" office:value="70784914" table:style-name="ce1">
            <text:p>70784914</text:p>
          </table:table-cell>
          <table:table-cell office:value-type="string" table:style-name="ce3">
            <text:p>2026-02-21 12:50:4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7" table:style-name="ce1">
            <text:p>7</text:p>
          </table:table-cell>
          <table:table-cell office:value-type="float" office:value="1008" table:style-name="ce1">
            <text:p>100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784692" table:style-name="ce1">
            <text:p>70784692</text:p>
          </table:table-cell>
          <table:table-cell office:value-type="string" table:style-name="ce3">
            <text:p>2026-02-21 12:51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2" table:style-name="ce1">
            <text:p>12</text:p>
          </table:table-cell>
          <table:table-cell office:value-type="float" office:value="1071" table:style-name="ce1">
            <text:p>1071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784944" table:style-name="ce1">
            <text:p>70784944</text:p>
          </table:table-cell>
          <table:table-cell office:value-type="string" table:style-name="ce3">
            <text:p>2026-02-21 12:51:0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string" table:style-name="ce3">
            <text:p>22.02.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ris</text:p>
          </table:table-cell>
          <table:table-cell table:number-columns-repeated="2" table:style-name="ce1"/>
          <table:table-cell office:value-type="float" office:value="70784938" table:style-name="ce1">
            <text:p>70784938</text:p>
          </table:table-cell>
          <table:table-cell office:value-type="string" table:style-name="ce3">
            <text:p>2026-02-21 12:51: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70784879" table:style-name="ce1">
            <text:p>70784879</text:p>
          </table:table-cell>
          <table:table-cell office:value-type="string" table:style-name="ce3">
            <text:p>2026-02-21 12:51: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96" table:style-name="ce1">
            <text:p>1296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70784951" table:style-name="ce1">
            <text:p>70784951</text:p>
          </table:table-cell>
          <table:table-cell office:value-type="string" table:style-name="ce3">
            <text:p>2026-02-21 12:51: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784933" table:style-name="ce1">
            <text:p>70784933</text:p>
          </table:table-cell>
          <table:table-cell office:value-type="string" table:style-name="ce3">
            <text:p>2026-02-21 12:52:0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29" table:style-name="ce1">
            <text:p>1429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70784953" table:style-name="ce1">
            <text:p>70784953</text:p>
          </table:table-cell>
          <table:table-cell office:value-type="string" table:style-name="ce3">
            <text:p>2026-02-21 12:52: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84955" table:style-name="ce1">
            <text:p>70784955</text:p>
          </table:table-cell>
          <table:table-cell office:value-type="string" table:style-name="ce3">
            <text:p>2026-02-21 12:52:5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784967" table:style-name="ce1">
            <text:p>70784967</text:p>
          </table:table-cell>
          <table:table-cell office:value-type="string" table:style-name="ce3">
            <text:p>2026-02-21 12:54:0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rudy</text:p>
          </table:table-cell>
          <table:table-cell table:number-columns-repeated="2" table:style-name="ce1"/>
          <table:table-cell office:value-type="float" office:value="70784964" table:style-name="ce1">
            <text:p>70784964</text:p>
          </table:table-cell>
          <table:table-cell office:value-type="string" table:style-name="ce3">
            <text:p>2026-02-21 12:55:0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ril</text:p>
          </table:table-cell>
          <table:table-cell table:number-columns-repeated="2" table:style-name="ce1"/>
          <table:table-cell office:value-type="float" office:value="70784985" table:style-name="ce1">
            <text:p>70784985</text:p>
          </table:table-cell>
          <table:table-cell office:value-type="string" table:style-name="ce3">
            <text:p>2026-02-21 12:57: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84995" table:style-name="ce1">
            <text:p>70784995</text:p>
          </table:table-cell>
          <table:table-cell office:value-type="string" table:style-name="ce3">
            <text:p>2026-02-21 12:58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</text:p>
          </table:table-cell>
          <table:table-cell table:number-columns-repeated="2" table:style-name="ce1"/>
          <table:table-cell office:value-type="float" office:value="70784966" table:style-name="ce1">
            <text:p>70784966</text:p>
          </table:table-cell>
          <table:table-cell office:value-type="string" table:style-name="ce3">
            <text:p>2026-02-21 12:58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205" table:style-name="ce1">
            <text:p>1205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ucauld</text:p>
          </table:table-cell>
          <table:table-cell table:number-columns-repeated="2" table:style-name="ce1"/>
          <table:table-cell office:value-type="float" office:value="70784998" table:style-name="ce1">
            <text:p>70784998</text:p>
          </table:table-cell>
          <table:table-cell office:value-type="string" table:style-name="ce3">
            <text:p>2026-02-21 12:58:4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ryna</text:p>
          </table:table-cell>
          <table:table-cell table:number-columns-repeated="2" table:style-name="ce1"/>
          <table:table-cell office:value-type="float" office:value="70784991" table:style-name="ce1">
            <text:p>70784991</text:p>
          </table:table-cell>
          <table:table-cell office:value-type="string" table:style-name="ce3">
            <text:p>2026-02-21 12:58:5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</text:p>
          </table:table-cell>
          <table:table-cell table:number-columns-repeated="2" table:style-name="ce1"/>
          <table:table-cell office:value-type="float" office:value="70784970" table:style-name="ce1">
            <text:p>70784970</text:p>
          </table:table-cell>
          <table:table-cell office:value-type="string" table:style-name="ce3">
            <text:p>2026-02-21 12:59:3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3" table:style-name="ce1">
            <text:p>23</text:p>
          </table:table-cell>
          <table:table-cell office:value-type="float" office:value="3960" table:style-name="ce1">
            <text:p>396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0784999" table:style-name="ce1">
            <text:p>70784999</text:p>
          </table:table-cell>
          <table:table-cell office:value-type="string" table:style-name="ce3">
            <text:p>2026-02-21 13:00:2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73" table:style-name="ce1">
            <text:p>1473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stine</text:p>
          </table:table-cell>
          <table:table-cell table:number-columns-repeated="2" table:style-name="ce1"/>
          <table:table-cell office:value-type="float" office:value="70785009" table:style-name="ce1">
            <text:p>70785009</text:p>
          </table:table-cell>
          <table:table-cell office:value-type="string" table:style-name="ce3">
            <text:p>2026-02-21 13:01:2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ril</text:p>
          </table:table-cell>
          <table:table-cell table:number-columns-repeated="2" table:style-name="ce1"/>
          <table:table-cell office:value-type="float" office:value="70785025" table:style-name="ce1">
            <text:p>70785025</text:p>
          </table:table-cell>
          <table:table-cell office:value-type="string" table:style-name="ce3">
            <text:p>2026-02-21 13:02: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spard</text:p>
          </table:table-cell>
          <table:table-cell table:number-columns-repeated="2" table:style-name="ce1"/>
          <table:table-cell office:value-type="float" office:value="70784952" table:style-name="ce1">
            <text:p>70784952</text:p>
          </table:table-cell>
          <table:table-cell office:value-type="string" table:style-name="ce3">
            <text:p>2026-02-21 13:03: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5036" table:style-name="ce1">
            <text:p>70785036</text:p>
          </table:table-cell>
          <table:table-cell office:value-type="string" table:style-name="ce3">
            <text:p>2026-02-21 13:03: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nine</text:p>
          </table:table-cell>
          <table:table-cell table:number-columns-repeated="2" table:style-name="ce1"/>
          <table:table-cell office:value-type="float" office:value="70785005" table:style-name="ce1">
            <text:p>70785005</text:p>
          </table:table-cell>
          <table:table-cell office:value-type="string" table:style-name="ce3">
            <text:p>2026-02-21 13:03:4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10" table:style-name="ce1">
            <text:p>1110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kola</text:p>
          </table:table-cell>
          <table:table-cell table:number-columns-repeated="2" table:style-name="ce1"/>
          <table:table-cell office:value-type="float" office:value="70785037" table:style-name="ce1">
            <text:p>70785037</text:p>
          </table:table-cell>
          <table:table-cell office:value-type="string" table:style-name="ce3">
            <text:p>2026-02-21 13:03:5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ederica</text:p>
          </table:table-cell>
          <table:table-cell table:number-columns-repeated="2" table:style-name="ce1"/>
          <table:table-cell office:value-type="float" office:value="70785013" table:style-name="ce1">
            <text:p>70785013</text:p>
          </table:table-cell>
          <table:table-cell office:value-type="string" table:style-name="ce3">
            <text:p>2026-02-21 13:06:56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Kévin</text:p>
          </table:table-cell>
          <table:table-cell table:number-columns-repeated="2" table:style-name="ce1"/>
          <table:table-cell office:value-type="float" office:value="70785075" table:style-name="ce1">
            <text:p>70785075</text:p>
          </table:table-cell>
          <table:table-cell office:value-type="string" table:style-name="ce3">
            <text:p>2026-02-21 13:07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23.08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onore</text:p>
          </table:table-cell>
          <table:table-cell table:number-columns-repeated="2" table:style-name="ce1"/>
          <table:table-cell office:value-type="float" office:value="70785076" table:style-name="ce1">
            <text:p>70785076</text:p>
          </table:table-cell>
          <table:table-cell office:value-type="string" table:style-name="ce3">
            <text:p>2026-02-21 13:08: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14" table:style-name="ce1">
            <text:p>1814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urizio</text:p>
          </table:table-cell>
          <table:table-cell table:number-columns-repeated="2" table:style-name="ce1"/>
          <table:table-cell office:value-type="float" office:value="70785071" table:style-name="ce1">
            <text:p>70785071</text:p>
          </table:table-cell>
          <table:table-cell office:value-type="string" table:style-name="ce3">
            <text:p>2026-02-21 13:08: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74100" table:style-name="ce1">
            <text:p>7410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85004" table:style-name="ce1">
            <text:p>70785004</text:p>
          </table:table-cell>
          <table:table-cell office:value-type="string" table:style-name="ce3">
            <text:p>2026-02-21 13:08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70785077" table:style-name="ce1">
            <text:p>70785077</text:p>
          </table:table-cell>
          <table:table-cell office:value-type="string" table:style-name="ce3">
            <text:p>2026-02-21 13:10:2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</text:p>
          </table:table-cell>
          <table:table-cell table:number-columns-repeated="2" table:style-name="ce1"/>
          <table:table-cell office:value-type="float" office:value="70784939" table:style-name="ce1">
            <text:p>70784939</text:p>
          </table:table-cell>
          <table:table-cell office:value-type="string" table:style-name="ce3">
            <text:p>2026-02-21 13:10:3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008" table:style-name="ce1">
            <text:p>1008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70785097" table:style-name="ce1">
            <text:p>70785097</text:p>
          </table:table-cell>
          <table:table-cell office:value-type="string" table:style-name="ce3">
            <text:p>2026-02-21 13:10: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dia</text:p>
          </table:table-cell>
          <table:table-cell table:number-columns-repeated="2" table:style-name="ce1"/>
          <table:table-cell office:value-type="float" office:value="70785054" table:style-name="ce1">
            <text:p>70785054</text:p>
          </table:table-cell>
          <table:table-cell office:value-type="string" table:style-name="ce3">
            <text:p>2026-02-21 13:12:3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lomé</text:p>
          </table:table-cell>
          <table:table-cell table:number-columns-repeated="2" table:style-name="ce1"/>
          <table:table-cell office:value-type="float" office:value="70785103" table:style-name="ce1">
            <text:p>70785103</text:p>
          </table:table-cell>
          <table:table-cell office:value-type="string" table:style-name="ce3">
            <text:p>2026-02-21 13:13: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85028" table:style-name="ce1">
            <text:p>70785028</text:p>
          </table:table-cell>
          <table:table-cell office:value-type="string" table:style-name="ce3">
            <text:p>2026-02-21 13:13:2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string" table:style-name="ce3">
            <text:p>09.09.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ude</text:p>
          </table:table-cell>
          <table:table-cell table:number-columns-repeated="2" table:style-name="ce1"/>
          <table:table-cell office:value-type="float" office:value="70785109" table:style-name="ce1">
            <text:p>70785109</text:p>
          </table:table-cell>
          <table:table-cell office:value-type="string" table:style-name="ce3">
            <text:p>2026-02-21 13:13:3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785115" table:style-name="ce1">
            <text:p>70785115</text:p>
          </table:table-cell>
          <table:table-cell office:value-type="string" table:style-name="ce3">
            <text:p>2026-02-21 13:15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23" table:style-name="ce1">
            <text:p>1623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70785100" table:style-name="ce1">
            <text:p>70785100</text:p>
          </table:table-cell>
          <table:table-cell office:value-type="string" table:style-name="ce3">
            <text:p>2026-02-21 13:15:4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ua</text:p>
          </table:table-cell>
          <table:table-cell table:number-columns-repeated="2" table:style-name="ce1"/>
          <table:table-cell office:value-type="float" office:value="70785055" table:style-name="ce1">
            <text:p>70785055</text:p>
          </table:table-cell>
          <table:table-cell office:value-type="string" table:style-name="ce3">
            <text:p>2026-02-21 13:16: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5113" table:style-name="ce1">
            <text:p>70785113</text:p>
          </table:table-cell>
          <table:table-cell office:value-type="string" table:style-name="ce3">
            <text:p>2026-02-21 13:17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12" table:style-name="ce1">
            <text:p>20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85138" table:style-name="ce1">
            <text:p>70785138</text:p>
          </table:table-cell>
          <table:table-cell office:value-type="string" table:style-name="ce3">
            <text:p>2026-02-21 13:17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70785144" table:style-name="ce1">
            <text:p>70785144</text:p>
          </table:table-cell>
          <table:table-cell office:value-type="string" table:style-name="ce3">
            <text:p>2026-02-21 13:18: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70785082" table:style-name="ce1">
            <text:p>70785082</text:p>
          </table:table-cell>
          <table:table-cell office:value-type="string" table:style-name="ce3">
            <text:p>2026-02-21 13:18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05/12/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sandre</text:p>
          </table:table-cell>
          <table:table-cell table:number-columns-repeated="2" table:style-name="ce1"/>
          <table:table-cell office:value-type="float" office:value="70785084" table:style-name="ce1">
            <text:p>70785084</text:p>
          </table:table-cell>
          <table:table-cell office:value-type="string" table:style-name="ce3">
            <text:p>2026-02-21 13:20: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95" table:style-name="ce1">
            <text:p>1095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785156" table:style-name="ce1">
            <text:p>70785156</text:p>
          </table:table-cell>
          <table:table-cell office:value-type="string" table:style-name="ce3">
            <text:p>2026-02-21 13:20:3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le</text:p>
          </table:table-cell>
          <table:table-cell table:number-columns-repeated="2" table:style-name="ce1"/>
          <table:table-cell office:value-type="float" office:value="70785163" table:style-name="ce1">
            <text:p>70785163</text:p>
          </table:table-cell>
          <table:table-cell office:value-type="string" table:style-name="ce3">
            <text:p>2026-02-21 13:21:1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6" table:style-name="ce1">
            <text:p>1006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5111" table:style-name="ce1">
            <text:p>70785111</text:p>
          </table:table-cell>
          <table:table-cell office:value-type="string" table:style-name="ce3">
            <text:p>2026-02-21 13:21: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66" table:style-name="ce1">
            <text:p>1066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785040" table:style-name="ce1">
            <text:p>70785040</text:p>
          </table:table-cell>
          <table:table-cell office:value-type="string" table:style-name="ce3">
            <text:p>2026-02-21 13:23: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1.09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85165" table:style-name="ce1">
            <text:p>70785165</text:p>
          </table:table-cell>
          <table:table-cell office:value-type="string" table:style-name="ce3">
            <text:p>2026-02-21 13:23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70785183" table:style-name="ce1">
            <text:p>70785183</text:p>
          </table:table-cell>
          <table:table-cell office:value-type="string" table:style-name="ce3">
            <text:p>2026-02-21 13:23: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a</text:p>
          </table:table-cell>
          <table:table-cell table:number-columns-repeated="2" table:style-name="ce1"/>
          <table:table-cell office:value-type="float" office:value="70785181" table:style-name="ce1">
            <text:p>70785181</text:p>
          </table:table-cell>
          <table:table-cell office:value-type="string" table:style-name="ce3">
            <text:p>2026-02-21 13:23:4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85191" table:style-name="ce1">
            <text:p>70785191</text:p>
          </table:table-cell>
          <table:table-cell office:value-type="string" table:style-name="ce3">
            <text:p>2026-02-21 13:24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785189" table:style-name="ce1">
            <text:p>70785189</text:p>
          </table:table-cell>
          <table:table-cell office:value-type="string" table:style-name="ce3">
            <text:p>2026-02-21 13:25: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260" table:style-name="ce1">
            <text:p>1260</text:p>
          </table:table-cell>
          <table:table-cell office:value-type="string" table:style-name="ce3">
            <text:p>12.05.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ola</text:p>
          </table:table-cell>
          <table:table-cell table:number-columns-repeated="2" table:style-name="ce1"/>
          <table:table-cell office:value-type="float" office:value="70785190" table:style-name="ce1">
            <text:p>70785190</text:p>
          </table:table-cell>
          <table:table-cell office:value-type="string" table:style-name="ce3">
            <text:p>2026-02-21 13:25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1" table:style-name="ce1">
            <text:p>1071</text:p>
          </table:table-cell>
          <table:table-cell office:value-type="string" table:style-name="ce3">
            <text:p>17.12.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5187" table:style-name="ce1">
            <text:p>70785187</text:p>
          </table:table-cell>
          <table:table-cell office:value-type="string" table:style-name="ce3">
            <text:p>2026-02-21 13:27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27" table:style-name="ce1">
            <text:p>1227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ane</text:p>
          </table:table-cell>
          <table:table-cell table:number-columns-repeated="2" table:style-name="ce1"/>
          <table:table-cell office:value-type="float" office:value="70785174" table:style-name="ce1">
            <text:p>70785174</text:p>
          </table:table-cell>
          <table:table-cell office:value-type="string" table:style-name="ce3">
            <text:p>2026-02-21 13:31:3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18" table:style-name="ce1">
            <text:p>141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70785216" table:style-name="ce1">
            <text:p>70785216</text:p>
          </table:table-cell>
          <table:table-cell office:value-type="string" table:style-name="ce3">
            <text:p>2026-02-21 13:32:0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5203" table:style-name="ce1">
            <text:p>70785203</text:p>
          </table:table-cell>
          <table:table-cell office:value-type="string" table:style-name="ce3">
            <text:p>2026-02-21 13:32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6" table:style-name="ce1">
            <text:p>6</text:p>
          </table:table-cell>
          <table:table-cell office:value-type="float" office:value="1227" table:style-name="ce1">
            <text:p>1227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785232" table:style-name="ce1">
            <text:p>70785232</text:p>
          </table:table-cell>
          <table:table-cell office:value-type="string" table:style-name="ce3">
            <text:p>2026-02-21 13:33:5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6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85231" table:style-name="ce1">
            <text:p>70785231</text:p>
          </table:table-cell>
          <table:table-cell office:value-type="string" table:style-name="ce3">
            <text:p>2026-02-21 13:33: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70785237" table:style-name="ce1">
            <text:p>70785237</text:p>
          </table:table-cell>
          <table:table-cell office:value-type="string" table:style-name="ce3">
            <text:p>2026-02-21 13:36: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12" table:style-name="ce1">
            <text:p>1912</text:p>
          </table:table-cell>
          <table:table-cell office:value-type="string" table:style-name="ce3">
            <text:p>15.09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is</text:p>
          </table:table-cell>
          <table:table-cell table:number-columns-repeated="2" table:style-name="ce1"/>
          <table:table-cell office:value-type="float" office:value="70785253" table:style-name="ce1">
            <text:p>70785253</text:p>
          </table:table-cell>
          <table:table-cell office:value-type="string" table:style-name="ce3">
            <text:p>2026-02-21 13:38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7.12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785248" table:style-name="ce1">
            <text:p>70785248</text:p>
          </table:table-cell>
          <table:table-cell office:value-type="string" table:style-name="ce3">
            <text:p>2026-02-21 13:39:4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0" table:style-name="ce1">
            <text:p>126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toria</text:p>
          </table:table-cell>
          <table:table-cell table:number-columns-repeated="2" table:style-name="ce1"/>
          <table:table-cell office:value-type="float" office:value="70785161" table:style-name="ce1">
            <text:p>70785161</text:p>
          </table:table-cell>
          <table:table-cell office:value-type="string" table:style-name="ce3">
            <text:p>2026-02-21 13:39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090" table:style-name="ce1">
            <text:p>1090</text:p>
          </table:table-cell>
          <table:table-cell office:value-type="string" table:style-name="ce3">
            <text:p>01.03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as</text:p>
          </table:table-cell>
          <table:table-cell table:number-columns-repeated="2" table:style-name="ce1"/>
          <table:table-cell office:value-type="float" office:value="70785251" table:style-name="ce1">
            <text:p>70785251</text:p>
          </table:table-cell>
          <table:table-cell office:value-type="string" table:style-name="ce3">
            <text:p>2026-02-21 13:40:3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string" table:style-name="ce3">
            <text:p>23.07.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0785274" table:style-name="ce1">
            <text:p>70785274</text:p>
          </table:table-cell>
          <table:table-cell office:value-type="string" table:style-name="ce3">
            <text:p>2026-02-21 13:42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2710" table:style-name="ce1">
            <text:p>2710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istina</text:p>
          </table:table-cell>
          <table:table-cell table:number-columns-repeated="2" table:style-name="ce1"/>
          <table:table-cell office:value-type="float" office:value="70785282" table:style-name="ce1">
            <text:p>70785282</text:p>
          </table:table-cell>
          <table:table-cell office:value-type="string" table:style-name="ce3">
            <text:p>2026-02-21 13:42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93" table:style-name="ce1">
            <text:p>1093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Jeanne</text:p>
          </table:table-cell>
          <table:table-cell table:number-columns-repeated="2" table:style-name="ce1"/>
          <table:table-cell office:value-type="float" office:value="70785276" table:style-name="ce1">
            <text:p>70785276</text:p>
          </table:table-cell>
          <table:table-cell office:value-type="string" table:style-name="ce3">
            <text:p>2026-02-21 13:43:0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70785176" table:style-name="ce1">
            <text:p>70785176</text:p>
          </table:table-cell>
          <table:table-cell office:value-type="string" table:style-name="ce3">
            <text:p>2026-02-21 13:43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090" table:style-name="ce1">
            <text:p>109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nis</text:p>
          </table:table-cell>
          <table:table-cell table:number-columns-repeated="2" table:style-name="ce1"/>
          <table:table-cell office:value-type="float" office:value="70785287" table:style-name="ce1">
            <text:p>70785287</text:p>
          </table:table-cell>
          <table:table-cell office:value-type="string" table:style-name="ce3">
            <text:p>2026-02-21 13:43: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string" table:style-name="ce3">
            <text:p>11.06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e</text:p>
          </table:table-cell>
          <table:table-cell table:number-columns-repeated="2" table:style-name="ce1"/>
          <table:table-cell office:value-type="float" office:value="70785280" table:style-name="ce1">
            <text:p>70785280</text:p>
          </table:table-cell>
          <table:table-cell office:value-type="string" table:style-name="ce3">
            <text:p>2026-02-21 13:44: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16.09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ur Eliz</text:p>
          </table:table-cell>
          <table:table-cell table:number-columns-repeated="2" table:style-name="ce1"/>
          <table:table-cell office:value-type="float" office:value="70785295" table:style-name="ce1">
            <text:p>70785295</text:p>
          </table:table-cell>
          <table:table-cell office:value-type="string" table:style-name="ce3">
            <text:p>2026-02-21 13:44:4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5239" table:style-name="ce1">
            <text:p>70785239</text:p>
          </table:table-cell>
          <table:table-cell office:value-type="string" table:style-name="ce3">
            <text:p>2026-02-21 13:46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227" table:style-name="ce1">
            <text:p>1227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liane</text:p>
          </table:table-cell>
          <table:table-cell table:number-columns-repeated="2" table:style-name="ce1"/>
          <table:table-cell office:value-type="float" office:value="70785230" table:style-name="ce1">
            <text:p>70785230</text:p>
          </table:table-cell>
          <table:table-cell office:value-type="string" table:style-name="ce3">
            <text:p>2026-02-21 13:46:36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9" table:style-name="ce1">
            <text:p>9</text:p>
          </table:table-cell>
          <table:table-cell office:value-type="float" office:value="1196" table:style-name="ce1">
            <text:p>1196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5306" table:style-name="ce1">
            <text:p>70785306</text:p>
          </table:table-cell>
          <table:table-cell office:value-type="string" table:style-name="ce3">
            <text:p>2026-02-21 13:46:5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23" table:style-name="ce1">
            <text:p>122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785235" table:style-name="ce1">
            <text:p>70785235</text:p>
          </table:table-cell>
          <table:table-cell office:value-type="string" table:style-name="ce3">
            <text:p>2026-02-21 13:47:2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291" table:style-name="ce1">
            <text:p>1291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785292" table:style-name="ce1">
            <text:p>70785292</text:p>
          </table:table-cell>
          <table:table-cell office:value-type="string" table:style-name="ce3">
            <text:p>2026-02-21 13:47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1.09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70785264" table:style-name="ce1">
            <text:p>70785264</text:p>
          </table:table-cell>
          <table:table-cell office:value-type="string" table:style-name="ce3">
            <text:p>2026-02-21 13:50:0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02/07/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5101" table:style-name="ce1">
            <text:p>70785101</text:p>
          </table:table-cell>
          <table:table-cell office:value-type="string" table:style-name="ce3">
            <text:p>2026-02-21 13:50: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3" table:style-name="ce1">
            <text:p>23</text:p>
          </table:table-cell>
          <table:table-cell office:value-type="float" office:value="1009" table:style-name="ce1">
            <text:p>1009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785320" table:style-name="ce1">
            <text:p>70785320</text:p>
          </table:table-cell>
          <table:table-cell office:value-type="string" table:style-name="ce3">
            <text:p>2026-02-21 13:50: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73" table:style-name="ce1">
            <text:p>187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ylan</text:p>
          </table:table-cell>
          <table:table-cell table:number-columns-repeated="2" table:style-name="ce1"/>
          <table:table-cell office:value-type="float" office:value="70785302" table:style-name="ce1">
            <text:p>70785302</text:p>
          </table:table-cell>
          <table:table-cell office:value-type="string" table:style-name="ce3">
            <text:p>2026-02-21 13:55: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347" table:style-name="ce1">
            <text:p>1347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le</text:p>
          </table:table-cell>
          <table:table-cell table:number-columns-repeated="2" table:style-name="ce1"/>
          <table:table-cell office:value-type="float" office:value="70785348" table:style-name="ce1">
            <text:p>70785348</text:p>
          </table:table-cell>
          <table:table-cell office:value-type="string" table:style-name="ce3">
            <text:p>2026-02-21 13:55:2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31" table:style-name="ce1">
            <text:p>1231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float" office:value="70785338" table:style-name="ce1">
            <text:p>70785338</text:p>
          </table:table-cell>
          <table:table-cell office:value-type="string" table:style-name="ce3">
            <text:p>2026-02-21 13:55:3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70785339" table:style-name="ce1">
            <text:p>70785339</text:p>
          </table:table-cell>
          <table:table-cell office:value-type="string" table:style-name="ce3">
            <text:p>2026-02-21 13:56:5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el</text:p>
          </table:table-cell>
          <table:table-cell table:number-columns-repeated="2" table:style-name="ce1"/>
          <table:table-cell office:value-type="float" office:value="70785340" table:style-name="ce1">
            <text:p>70785340</text:p>
          </table:table-cell>
          <table:table-cell office:value-type="string" table:style-name="ce3">
            <text:p>2026-02-21 13:57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6" table:style-name="ce1">
            <text:p>6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30.08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785351" table:style-name="ce1">
            <text:p>70785351</text:p>
          </table:table-cell>
          <table:table-cell office:value-type="string" table:style-name="ce3">
            <text:p>2026-02-21 13:58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land</text:p>
          </table:table-cell>
          <table:table-cell table:number-columns-repeated="2" table:style-name="ce1"/>
          <table:table-cell office:value-type="float" office:value="70785367" table:style-name="ce1">
            <text:p>70785367</text:p>
          </table:table-cell>
          <table:table-cell office:value-type="string" table:style-name="ce3">
            <text:p>2026-02-21 13:59:4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96" table:style-name="ce1">
            <text:p>1196</text:p>
          </table:table-cell>
          <table:table-cell office:value-type="float" office:value="1943" table:style-name="ce1">
            <text:p>19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70785051" table:style-name="ce1">
            <text:p>70785051</text:p>
          </table:table-cell>
          <table:table-cell office:value-type="string" table:style-name="ce3">
            <text:p>2026-02-21 14:01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96" table:style-name="ce1">
            <text:p>1296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785378" table:style-name="ce1">
            <text:p>70785378</text:p>
          </table:table-cell>
          <table:table-cell office:value-type="string" table:style-name="ce3">
            <text:p>2026-02-21 14:01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1.09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nayiotis</text:p>
          </table:table-cell>
          <table:table-cell table:number-columns-repeated="2" table:style-name="ce1"/>
          <table:table-cell office:value-type="float" office:value="70785363" table:style-name="ce1">
            <text:p>70785363</text:p>
          </table:table-cell>
          <table:table-cell office:value-type="string" table:style-name="ce3">
            <text:p>2026-02-21 14:02: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4.09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785379" table:style-name="ce1">
            <text:p>70785379</text:p>
          </table:table-cell>
          <table:table-cell office:value-type="string" table:style-name="ce3">
            <text:p>2026-02-21 14:02: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70785323" table:style-name="ce1">
            <text:p>70785323</text:p>
          </table:table-cell>
          <table:table-cell office:value-type="string" table:style-name="ce3">
            <text:p>2026-02-21 14:03:4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7" table:style-name="ce1">
            <text:p>1007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o</text:p>
          </table:table-cell>
          <table:table-cell table:number-columns-repeated="2" table:style-name="ce1"/>
          <table:table-cell office:value-type="float" office:value="70785399" table:style-name="ce1">
            <text:p>70785399</text:p>
          </table:table-cell>
          <table:table-cell office:value-type="string" table:style-name="ce3">
            <text:p>2026-02-21 14:04: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umar</text:p>
          </table:table-cell>
          <table:table-cell table:number-columns-repeated="2" table:style-name="ce1"/>
          <table:table-cell office:value-type="float" office:value="70785397" table:style-name="ce1">
            <text:p>70785397</text:p>
          </table:table-cell>
          <table:table-cell office:value-type="string" table:style-name="ce3">
            <text:p>2026-02-21 14:05: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170" table:style-name="ce1">
            <text:p>117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70785402" table:style-name="ce1">
            <text:p>70785402</text:p>
          </table:table-cell>
          <table:table-cell office:value-type="string" table:style-name="ce3">
            <text:p>2026-02-21 14:06:0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785394" table:style-name="ce1">
            <text:p>70785394</text:p>
          </table:table-cell>
          <table:table-cell office:value-type="string" table:style-name="ce3">
            <text:p>2026-02-21 14:06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31.07.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yne</text:p>
          </table:table-cell>
          <table:table-cell table:number-columns-repeated="2" table:style-name="ce1"/>
          <table:table-cell office:value-type="float" office:value="70785411" table:style-name="ce1">
            <text:p>70785411</text:p>
          </table:table-cell>
          <table:table-cell office:value-type="string" table:style-name="ce3">
            <text:p>2026-02-21 14:07: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5415" table:style-name="ce1">
            <text:p>70785415</text:p>
          </table:table-cell>
          <table:table-cell office:value-type="string" table:style-name="ce3">
            <text:p>2026-02-21 14:08:3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e</text:p>
          </table:table-cell>
          <table:table-cell table:number-columns-repeated="2" table:style-name="ce1"/>
          <table:table-cell office:value-type="float" office:value="70785366" table:style-name="ce1">
            <text:p>70785366</text:p>
          </table:table-cell>
          <table:table-cell office:value-type="string" table:style-name="ce3">
            <text:p>2026-02-21 14:11:1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7" table:style-name="ce1">
            <text:p>1027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70785462" table:style-name="ce1">
            <text:p>70785462</text:p>
          </table:table-cell>
          <table:table-cell office:value-type="string" table:style-name="ce3">
            <text:p>2026-02-21 14:12:5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cha</text:p>
          </table:table-cell>
          <table:table-cell table:number-columns-repeated="2" table:style-name="ce1"/>
          <table:table-cell office:value-type="float" office:value="70785465" table:style-name="ce1">
            <text:p>70785465</text:p>
          </table:table-cell>
          <table:table-cell office:value-type="string" table:style-name="ce3">
            <text:p>2026-02-21 14:13:3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55" table:style-name="ce1">
            <text:p>1055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785464" table:style-name="ce1">
            <text:p>70785464</text:p>
          </table:table-cell>
          <table:table-cell office:value-type="string" table:style-name="ce3">
            <text:p>2026-02-21 14:15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e</text:p>
          </table:table-cell>
          <table:table-cell table:number-columns-repeated="2" table:style-name="ce1"/>
          <table:table-cell office:value-type="float" office:value="70785456" table:style-name="ce1">
            <text:p>70785456</text:p>
          </table:table-cell>
          <table:table-cell office:value-type="string" table:style-name="ce3">
            <text:p>2026-02-21 14:17: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09" table:style-name="ce1">
            <text:p>1209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70785493" table:style-name="ce1">
            <text:p>70785493</text:p>
          </table:table-cell>
          <table:table-cell office:value-type="string" table:style-name="ce3">
            <text:p>2026-02-21 14:18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e</text:p>
          </table:table-cell>
          <table:table-cell table:number-columns-repeated="2" table:style-name="ce1"/>
          <table:table-cell office:value-type="float" office:value="70785488" table:style-name="ce1">
            <text:p>70785488</text:p>
          </table:table-cell>
          <table:table-cell office:value-type="string" table:style-name="ce3">
            <text:p>2026-02-21 14:18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e</text:p>
          </table:table-cell>
          <table:table-cell table:number-columns-repeated="2" table:style-name="ce1"/>
          <table:table-cell office:value-type="float" office:value="70785447" table:style-name="ce1">
            <text:p>70785447</text:p>
          </table:table-cell>
          <table:table-cell office:value-type="string" table:style-name="ce3">
            <text:p>2026-02-21 14:19: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16.09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</text:p>
          </table:table-cell>
          <table:table-cell table:number-columns-repeated="2" table:style-name="ce1"/>
          <table:table-cell office:value-type="float" office:value="70785473" table:style-name="ce1">
            <text:p>70785473</text:p>
          </table:table-cell>
          <table:table-cell office:value-type="string" table:style-name="ce3">
            <text:p>2026-02-21 14:19:4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70785501" table:style-name="ce1">
            <text:p>70785501</text:p>
          </table:table-cell>
          <table:table-cell office:value-type="string" table:style-name="ce3">
            <text:p>2026-02-21 14:20: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iana</text:p>
          </table:table-cell>
          <table:table-cell table:number-columns-repeated="2" table:style-name="ce1"/>
          <table:table-cell office:value-type="float" office:value="70785509" table:style-name="ce1">
            <text:p>70785509</text:p>
          </table:table-cell>
          <table:table-cell office:value-type="string" table:style-name="ce3">
            <text:p>2026-02-21 14:20: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el</text:p>
          </table:table-cell>
          <table:table-cell table:number-columns-repeated="2" table:style-name="ce1"/>
          <table:table-cell office:value-type="float" office:value="70785502" table:style-name="ce1">
            <text:p>70785502</text:p>
          </table:table-cell>
          <table:table-cell office:value-type="string" table:style-name="ce3">
            <text:p>2026-02-21 14:20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30.08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ius</text:p>
          </table:table-cell>
          <table:table-cell table:number-columns-repeated="2" table:style-name="ce1"/>
          <table:table-cell office:value-type="float" office:value="70785486" table:style-name="ce1">
            <text:p>70785486</text:p>
          </table:table-cell>
          <table:table-cell office:value-type="string" table:style-name="ce3">
            <text:p>2026-02-21 14:23: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7" table:style-name="ce1">
            <text:p>1197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785524" table:style-name="ce1">
            <text:p>70785524</text:p>
          </table:table-cell>
          <table:table-cell office:value-type="string" table:style-name="ce3">
            <text:p>2026-02-21 14:24:2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6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70785519" table:style-name="ce1">
            <text:p>70785519</text:p>
          </table:table-cell>
          <table:table-cell office:value-type="string" table:style-name="ce3">
            <text:p>2026-02-21 14:24:3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30.01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85527" table:style-name="ce1">
            <text:p>70785527</text:p>
          </table:table-cell>
          <table:table-cell office:value-type="string" table:style-name="ce3">
            <text:p>2026-02-21 14:24: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ius</text:p>
          </table:table-cell>
          <table:table-cell table:number-columns-repeated="2" table:style-name="ce1"/>
          <table:table-cell office:value-type="float" office:value="70785534" table:style-name="ce1">
            <text:p>70785534</text:p>
          </table:table-cell>
          <table:table-cell office:value-type="string" table:style-name="ce3">
            <text:p>2026-02-21 14:26: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7" table:style-name="ce1">
            <text:p>1197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a</text:p>
          </table:table-cell>
          <table:table-cell table:number-columns-repeated="2" table:style-name="ce1"/>
          <table:table-cell office:value-type="float" office:value="70785530" table:style-name="ce1">
            <text:p>70785530</text:p>
          </table:table-cell>
          <table:table-cell office:value-type="string" table:style-name="ce3">
            <text:p>2026-02-21 14:27:1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e</text:p>
          </table:table-cell>
          <table:table-cell table:number-columns-repeated="2" table:style-name="ce1"/>
          <table:table-cell office:value-type="float" office:value="70785443" table:style-name="ce1">
            <text:p>70785443</text:p>
          </table:table-cell>
          <table:table-cell office:value-type="string" table:style-name="ce3">
            <text:p>2026-02-21 14:27: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chel</text:p>
          </table:table-cell>
          <table:table-cell table:number-columns-repeated="2" table:style-name="ce1"/>
          <table:table-cell office:value-type="float" office:value="70785529" table:style-name="ce1">
            <text:p>70785529</text:p>
          </table:table-cell>
          <table:table-cell office:value-type="string" table:style-name="ce3">
            <text:p>2026-02-21 14:27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1987.02.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70785532" table:style-name="ce1">
            <text:p>70785532</text:p>
          </table:table-cell>
          <table:table-cell office:value-type="string" table:style-name="ce3">
            <text:p>2026-02-21 14:28:1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ël</text:p>
          </table:table-cell>
          <table:table-cell table:number-columns-repeated="2" table:style-name="ce1"/>
          <table:table-cell office:value-type="float" office:value="70785550" table:style-name="ce1">
            <text:p>70785550</text:p>
          </table:table-cell>
          <table:table-cell office:value-type="string" table:style-name="ce3">
            <text:p>2026-02-21 14:29:5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70785547" table:style-name="ce1">
            <text:p>70785547</text:p>
          </table:table-cell>
          <table:table-cell office:value-type="string" table:style-name="ce3">
            <text:p>2026-02-21 14:30:3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70785504" table:style-name="ce1">
            <text:p>70785504</text:p>
          </table:table-cell>
          <table:table-cell office:value-type="string" table:style-name="ce3">
            <text:p>2026-02-21 14:31:2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21.11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70785568" table:style-name="ce1">
            <text:p>70785568</text:p>
          </table:table-cell>
          <table:table-cell office:value-type="string" table:style-name="ce3">
            <text:p>2026-02-21 14:32: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85553" table:style-name="ce1">
            <text:p>70785553</text:p>
          </table:table-cell>
          <table:table-cell office:value-type="string" table:style-name="ce3">
            <text:p>2026-02-21 14:33:0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</text:p>
          </table:table-cell>
          <table:table-cell table:number-columns-repeated="2" table:style-name="ce1"/>
          <table:table-cell office:value-type="float" office:value="70785577" table:style-name="ce1">
            <text:p>70785577</text:p>
          </table:table-cell>
          <table:table-cell office:value-type="string" table:style-name="ce3">
            <text:p>2026-02-21 14:34: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70785580" table:style-name="ce1">
            <text:p>70785580</text:p>
          </table:table-cell>
          <table:table-cell office:value-type="string" table:style-name="ce3">
            <text:p>2026-02-21 14:34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</text:p>
          </table:table-cell>
          <table:table-cell table:number-columns-repeated="2" table:style-name="ce1"/>
          <table:table-cell office:value-type="float" office:value="70785581" table:style-name="ce1">
            <text:p>70785581</text:p>
          </table:table-cell>
          <table:table-cell office:value-type="string" table:style-name="ce3">
            <text:p>2026-02-21 14:35: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85588" table:style-name="ce1">
            <text:p>70785588</text:p>
          </table:table-cell>
          <table:table-cell office:value-type="string" table:style-name="ce3">
            <text:p>2026-02-21 14:36:4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84" table:style-name="ce1">
            <text:p>1084</text:p>
          </table:table-cell>
          <table:table-cell office:value-type="string" table:style-name="ce3">
            <text:p>23.02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éo</text:p>
          </table:table-cell>
          <table:table-cell table:number-columns-repeated="2" table:style-name="ce1"/>
          <table:table-cell office:value-type="float" office:value="70785598" table:style-name="ce1">
            <text:p>70785598</text:p>
          </table:table-cell>
          <table:table-cell office:value-type="string" table:style-name="ce3">
            <text:p>2026-02-21 14:37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ne</text:p>
          </table:table-cell>
          <table:table-cell table:number-columns-repeated="2" table:style-name="ce1"/>
          <table:table-cell office:value-type="float" office:value="70785525" table:style-name="ce1">
            <text:p>70785525</text:p>
          </table:table-cell>
          <table:table-cell office:value-type="string" table:style-name="ce3">
            <text:p>2026-02-21 14:39:1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197" table:style-name="ce1">
            <text:p>1197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5613" table:style-name="ce1">
            <text:p>70785613</text:p>
          </table:table-cell>
          <table:table-cell office:value-type="string" table:style-name="ce3">
            <text:p>2026-02-21 14:39: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70785619" table:style-name="ce1">
            <text:p>70785619</text:p>
          </table:table-cell>
          <table:table-cell office:value-type="string" table:style-name="ce3">
            <text:p>2026-02-21 14:39: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al</text:p>
          </table:table-cell>
          <table:table-cell table:number-columns-repeated="2" table:style-name="ce1"/>
          <table:table-cell office:value-type="float" office:value="70785575" table:style-name="ce1">
            <text:p>70785575</text:p>
          </table:table-cell>
          <table:table-cell office:value-type="string" table:style-name="ce3">
            <text:p>2026-02-21 14:39: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33" table:style-name="ce1">
            <text:p>1033</text:p>
          </table:table-cell>
          <table:table-cell office:value-type="string" table:style-name="ce3">
            <text:p>9.9.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70785616" table:style-name="ce1">
            <text:p>70785616</text:p>
          </table:table-cell>
          <table:table-cell office:value-type="string" table:style-name="ce3">
            <text:p>2026-02-21 14:41: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3" table:style-name="ce1">
            <text:p>1263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n</text:p>
          </table:table-cell>
          <table:table-cell table:number-columns-repeated="2" table:style-name="ce1"/>
          <table:table-cell office:value-type="float" office:value="70785625" table:style-name="ce1">
            <text:p>70785625</text:p>
          </table:table-cell>
          <table:table-cell office:value-type="string" table:style-name="ce3">
            <text:p>2026-02-21 14:41: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0785612" table:style-name="ce1">
            <text:p>70785612</text:p>
          </table:table-cell>
          <table:table-cell office:value-type="string" table:style-name="ce3">
            <text:p>2026-02-21 14:41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5633" table:style-name="ce1">
            <text:p>70785633</text:p>
          </table:table-cell>
          <table:table-cell office:value-type="string" table:style-name="ce3">
            <text:p>2026-02-21 14:42: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s</text:p>
          </table:table-cell>
          <table:table-cell table:number-columns-repeated="2" table:style-name="ce1"/>
          <table:table-cell office:value-type="float" office:value="70785631" table:style-name="ce1">
            <text:p>70785631</text:p>
          </table:table-cell>
          <table:table-cell office:value-type="string" table:style-name="ce3">
            <text:p>2026-02-21 14:42:0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0" table:style-name="ce1">
            <text:p>1290</text:p>
          </table:table-cell>
          <table:table-cell office:value-type="string" table:style-name="ce3">
            <text:p>29.01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70785596" table:style-name="ce1">
            <text:p>70785596</text:p>
          </table:table-cell>
          <table:table-cell office:value-type="string" table:style-name="ce3">
            <text:p>2026-02-21 14:42: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24" table:style-name="ce1">
            <text:p>102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785637" table:style-name="ce1">
            <text:p>70785637</text:p>
          </table:table-cell>
          <table:table-cell office:value-type="string" table:style-name="ce3">
            <text:p>2026-02-21 14:43:1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ryl</text:p>
          </table:table-cell>
          <table:table-cell table:number-columns-repeated="2" table:style-name="ce1"/>
          <table:table-cell office:value-type="float" office:value="70785601" table:style-name="ce1">
            <text:p>70785601</text:p>
          </table:table-cell>
          <table:table-cell office:value-type="string" table:style-name="ce3">
            <text:p>2026-02-21 14:43:2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71" table:style-name="ce1">
            <text:p>1071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5618" table:style-name="ce1">
            <text:p>70785618</text:p>
          </table:table-cell>
          <table:table-cell office:value-type="string" table:style-name="ce3">
            <text:p>2026-02-21 14:46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785611" table:style-name="ce1">
            <text:p>70785611</text:p>
          </table:table-cell>
          <table:table-cell office:value-type="string" table:style-name="ce3">
            <text:p>2026-02-21 14:48: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85673" table:style-name="ce1">
            <text:p>70785673</text:p>
          </table:table-cell>
          <table:table-cell office:value-type="string" table:style-name="ce3">
            <text:p>2026-02-21 14:49: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85667" table:style-name="ce1">
            <text:p>70785667</text:p>
          </table:table-cell>
          <table:table-cell office:value-type="string" table:style-name="ce3">
            <text:p>2026-02-21 14:49: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64" table:style-name="ce1">
            <text:p>1964</text:p>
          </table:table-cell>
          <table:table-cell office:value-type="string" table:style-name="ce3">
            <text:p>16.02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hea</text:p>
          </table:table-cell>
          <table:table-cell table:number-columns-repeated="2" table:style-name="ce1"/>
          <table:table-cell office:value-type="float" office:value="70785679" table:style-name="ce1">
            <text:p>70785679</text:p>
          </table:table-cell>
          <table:table-cell office:value-type="string" table:style-name="ce3">
            <text:p>2026-02-21 14:50:5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string" table:style-name="ce3">
            <text:p>10.04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70785699" table:style-name="ce1">
            <text:p>70785699</text:p>
          </table:table-cell>
          <table:table-cell office:value-type="string" table:style-name="ce3">
            <text:p>2026-02-21 14:54:1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chel</text:p>
          </table:table-cell>
          <table:table-cell table:number-columns-repeated="2" table:style-name="ce1"/>
          <table:table-cell office:value-type="float" office:value="70785655" table:style-name="ce1">
            <text:p>70785655</text:p>
          </table:table-cell>
          <table:table-cell office:value-type="string" table:style-name="ce3">
            <text:p>2026-02-21 14:55:5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28" table:style-name="ce1">
            <text:p>1028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70785718" table:style-name="ce1">
            <text:p>70785718</text:p>
          </table:table-cell>
          <table:table-cell office:value-type="string" table:style-name="ce3">
            <text:p>2026-02-21 14:56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ette</text:p>
          </table:table-cell>
          <table:table-cell table:number-columns-repeated="2" table:style-name="ce1"/>
          <table:table-cell office:value-type="float" office:value="70785716" table:style-name="ce1">
            <text:p>70785716</text:p>
          </table:table-cell>
          <table:table-cell office:value-type="string" table:style-name="ce3">
            <text:p>2026-02-21 14:57: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21.12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5665" table:style-name="ce1">
            <text:p>70785665</text:p>
          </table:table-cell>
          <table:table-cell office:value-type="string" table:style-name="ce3">
            <text:p>2026-02-21 14:57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70785728" table:style-name="ce1">
            <text:p>70785728</text:p>
          </table:table-cell>
          <table:table-cell office:value-type="string" table:style-name="ce3">
            <text:p>2026-02-21 14:57: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RARD</text:p>
          </table:table-cell>
          <table:table-cell table:number-columns-repeated="2" table:style-name="ce1"/>
          <table:table-cell office:value-type="float" office:value="70785712" table:style-name="ce1">
            <text:p>70785712</text:p>
          </table:table-cell>
          <table:table-cell office:value-type="string" table:style-name="ce3">
            <text:p>2026-02-21 14:57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lanche</text:p>
          </table:table-cell>
          <table:table-cell table:number-columns-repeated="2" table:style-name="ce1"/>
          <table:table-cell office:value-type="float" office:value="70785727" table:style-name="ce1">
            <text:p>70785727</text:p>
          </table:table-cell>
          <table:table-cell office:value-type="string" table:style-name="ce3">
            <text:p>2026-02-21 14:58:0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y</text:p>
          </table:table-cell>
          <table:table-cell table:number-columns-repeated="2" table:style-name="ce1"/>
          <table:table-cell office:value-type="float" office:value="70785747" table:style-name="ce1">
            <text:p>70785747</text:p>
          </table:table-cell>
          <table:table-cell office:value-type="string" table:style-name="ce3">
            <text:p>2026-02-21 15:04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5710" table:style-name="ce1">
            <text:p>70785710</text:p>
          </table:table-cell>
          <table:table-cell office:value-type="string" table:style-name="ce3">
            <text:p>2026-02-21 15:06:3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34" table:style-name="ce1">
            <text:p>1134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5431" table:style-name="ce1">
            <text:p>70785431</text:p>
          </table:table-cell>
          <table:table-cell office:value-type="string" table:style-name="ce3">
            <text:p>2026-02-21 15:06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1" table:style-name="ce1">
            <text:p>21</text:p>
          </table:table-cell>
          <table:table-cell office:value-type="float" office:value="1224" table:style-name="ce1">
            <text:p>1224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5448" table:style-name="ce1">
            <text:p>70785448</text:p>
          </table:table-cell>
          <table:table-cell office:value-type="string" table:style-name="ce3">
            <text:p>2026-02-21 15:06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1" table:style-name="ce1">
            <text:p>21</text:p>
          </table:table-cell>
          <table:table-cell office:value-type="float" office:value="1224" table:style-name="ce1">
            <text:p>1224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a</text:p>
          </table:table-cell>
          <table:table-cell table:number-columns-repeated="2" table:style-name="ce1"/>
          <table:table-cell office:value-type="float" office:value="70785772" table:style-name="ce1">
            <text:p>70785772</text:p>
          </table:table-cell>
          <table:table-cell office:value-type="string" table:style-name="ce3">
            <text:p>2026-02-21 15:07:3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31.05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70785783" table:style-name="ce1">
            <text:p>70785783</text:p>
          </table:table-cell>
          <table:table-cell office:value-type="string" table:style-name="ce3">
            <text:p>2026-02-21 15:11:20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9" table:style-name="ce1">
            <text:p>9</text:p>
          </table:table-cell>
          <table:table-cell office:value-type="float" office:value="1073" table:style-name="ce1">
            <text:p>1073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70785780" table:style-name="ce1">
            <text:p>70785780</text:p>
          </table:table-cell>
          <table:table-cell office:value-type="string" table:style-name="ce3">
            <text:p>2026-02-21 15:11: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20" table:style-name="ce1">
            <text:p>1220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785789" table:style-name="ce1">
            <text:p>70785789</text:p>
          </table:table-cell>
          <table:table-cell office:value-type="string" table:style-name="ce3">
            <text:p>2026-02-21 15:13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785794" table:style-name="ce1">
            <text:p>70785794</text:p>
          </table:table-cell>
          <table:table-cell office:value-type="string" table:style-name="ce3">
            <text:p>2026-02-21 15:14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ouk</text:p>
          </table:table-cell>
          <table:table-cell table:number-columns-repeated="2" table:style-name="ce1"/>
          <table:table-cell office:value-type="float" office:value="70785800" table:style-name="ce1">
            <text:p>70785800</text:p>
          </table:table-cell>
          <table:table-cell office:value-type="string" table:style-name="ce3">
            <text:p>2026-02-21 15:18: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e</text:p>
          </table:table-cell>
          <table:table-cell table:number-columns-repeated="2" table:style-name="ce1"/>
          <table:table-cell office:value-type="float" office:value="70785739" table:style-name="ce1">
            <text:p>70785739</text:p>
          </table:table-cell>
          <table:table-cell office:value-type="string" table:style-name="ce3">
            <text:p>2026-02-21 15:20:0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209" table:style-name="ce1">
            <text:p>1209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ello</text:p>
          </table:table-cell>
          <table:table-cell table:number-columns-repeated="2" table:style-name="ce1"/>
          <table:table-cell office:value-type="float" office:value="70785827" table:style-name="ce1">
            <text:p>70785827</text:p>
          </table:table-cell>
          <table:table-cell office:value-type="string" table:style-name="ce3">
            <text:p>2026-02-21 15:21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3.11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785817" table:style-name="ce1">
            <text:p>70785817</text:p>
          </table:table-cell>
          <table:table-cell office:value-type="string" table:style-name="ce3">
            <text:p>2026-02-21 15:21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nna Melissa</text:p>
          </table:table-cell>
          <table:table-cell table:number-columns-repeated="2" table:style-name="ce1"/>
          <table:table-cell office:value-type="float" office:value="70785870" table:style-name="ce1">
            <text:p>70785870</text:p>
          </table:table-cell>
          <table:table-cell office:value-type="string" table:style-name="ce3">
            <text:p>2026-02-21 15:29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1" table:style-name="ce1">
            <text:p>1201</text:p>
          </table:table-cell>
          <table:table-cell office:value-type="string" table:style-name="ce3">
            <text:p>24.06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ibault</text:p>
          </table:table-cell>
          <table:table-cell table:number-columns-repeated="2" table:style-name="ce1"/>
          <table:table-cell office:value-type="float" office:value="70785819" table:style-name="ce1">
            <text:p>70785819</text:p>
          </table:table-cell>
          <table:table-cell office:value-type="string" table:style-name="ce3">
            <text:p>2026-02-21 15:30: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7.09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785884" table:style-name="ce1">
            <text:p>70785884</text:p>
          </table:table-cell>
          <table:table-cell office:value-type="string" table:style-name="ce3">
            <text:p>2026-02-21 15:32:2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85855" table:style-name="ce1">
            <text:p>70785855</text:p>
          </table:table-cell>
          <table:table-cell office:value-type="string" table:style-name="ce3">
            <text:p>2026-02-21 15:34:00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arina</text:p>
          </table:table-cell>
          <table:table-cell table:number-columns-repeated="2" table:style-name="ce1"/>
          <table:table-cell office:value-type="float" office:value="70785892" table:style-name="ce1">
            <text:p>70785892</text:p>
          </table:table-cell>
          <table:table-cell office:value-type="string" table:style-name="ce3">
            <text:p>2026-02-21 15:35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ael</text:p>
          </table:table-cell>
          <table:table-cell table:number-columns-repeated="2" table:style-name="ce1"/>
          <table:table-cell office:value-type="float" office:value="70785878" table:style-name="ce1">
            <text:p>70785878</text:p>
          </table:table-cell>
          <table:table-cell office:value-type="string" table:style-name="ce3">
            <text:p>2026-02-21 15:38:2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ël</text:p>
          </table:table-cell>
          <table:table-cell table:number-columns-repeated="2" table:style-name="ce1"/>
          <table:table-cell office:value-type="float" office:value="70785913" table:style-name="ce1">
            <text:p>70785913</text:p>
          </table:table-cell>
          <table:table-cell office:value-type="string" table:style-name="ce3">
            <text:p>2026-02-21 15:39: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a</text:p>
          </table:table-cell>
          <table:table-cell table:number-columns-repeated="2" table:style-name="ce1"/>
          <table:table-cell office:value-type="float" office:value="70785927" table:style-name="ce1">
            <text:p>70785927</text:p>
          </table:table-cell>
          <table:table-cell office:value-type="string" table:style-name="ce3">
            <text:p>2026-02-21 15:40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70785928" table:style-name="ce1">
            <text:p>70785928</text:p>
          </table:table-cell>
          <table:table-cell office:value-type="string" table:style-name="ce3">
            <text:p>2026-02-21 15:40: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7" table:style-name="ce1">
            <text:p>1197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yla</text:p>
          </table:table-cell>
          <table:table-cell table:number-columns-repeated="2" table:style-name="ce1"/>
          <table:table-cell office:value-type="float" office:value="70785936" table:style-name="ce1">
            <text:p>70785936</text:p>
          </table:table-cell>
          <table:table-cell office:value-type="string" table:style-name="ce3">
            <text:p>2026-02-21 15:42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70785942" table:style-name="ce1">
            <text:p>70785942</text:p>
          </table:table-cell>
          <table:table-cell office:value-type="string" table:style-name="ce3">
            <text:p>2026-02-21 15:43:5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rcedes</text:p>
          </table:table-cell>
          <table:table-cell table:number-columns-repeated="2" table:style-name="ce1"/>
          <table:table-cell office:value-type="float" office:value="70785941" table:style-name="ce1">
            <text:p>70785941</text:p>
          </table:table-cell>
          <table:table-cell office:value-type="string" table:style-name="ce3">
            <text:p>2026-02-21 15:44:4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lla</text:p>
          </table:table-cell>
          <table:table-cell table:number-columns-repeated="2" table:style-name="ce1"/>
          <table:table-cell office:value-type="float" office:value="70785954" table:style-name="ce1">
            <text:p>70785954</text:p>
          </table:table-cell>
          <table:table-cell office:value-type="string" table:style-name="ce3">
            <text:p>2026-02-21 15:46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ffael</text:p>
          </table:table-cell>
          <table:table-cell table:number-columns-repeated="2" table:style-name="ce1"/>
          <table:table-cell office:value-type="float" office:value="70785912" table:style-name="ce1">
            <text:p>70785912</text:p>
          </table:table-cell>
          <table:table-cell office:value-type="string" table:style-name="ce3">
            <text:p>2026-02-21 15:46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93" table:style-name="ce1">
            <text:p>109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70785959" table:style-name="ce1">
            <text:p>70785959</text:p>
          </table:table-cell>
          <table:table-cell office:value-type="string" table:style-name="ce3">
            <text:p>2026-02-21 15:47: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7" table:style-name="ce1">
            <text:p>1197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70785975" table:style-name="ce1">
            <text:p>70785975</text:p>
          </table:table-cell>
          <table:table-cell office:value-type="string" table:style-name="ce3">
            <text:p>2026-02-21 15:50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ffael</text:p>
          </table:table-cell>
          <table:table-cell table:number-columns-repeated="2" table:style-name="ce1"/>
          <table:table-cell office:value-type="float" office:value="70785963" table:style-name="ce1">
            <text:p>70785963</text:p>
          </table:table-cell>
          <table:table-cell office:value-type="string" table:style-name="ce3">
            <text:p>2026-02-21 15:50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0" table:style-name="ce1">
            <text:p>10</text:p>
          </table:table-cell>
          <table:table-cell office:value-type="float" office:value="1093" table:style-name="ce1">
            <text:p>109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a</text:p>
          </table:table-cell>
          <table:table-cell table:number-columns-repeated="2" table:style-name="ce1"/>
          <table:table-cell office:value-type="float" office:value="70785972" table:style-name="ce1">
            <text:p>70785972</text:p>
          </table:table-cell>
          <table:table-cell office:value-type="string" table:style-name="ce3">
            <text:p>2026-02-21 15:50:4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ffael</text:p>
          </table:table-cell>
          <table:table-cell table:number-columns-repeated="2" table:style-name="ce1"/>
          <table:table-cell office:value-type="float" office:value="70785984" table:style-name="ce1">
            <text:p>70785984</text:p>
          </table:table-cell>
          <table:table-cell office:value-type="string" table:style-name="ce3">
            <text:p>2026-02-21 15:52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93" table:style-name="ce1">
            <text:p>109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5987" table:style-name="ce1">
            <text:p>70785987</text:p>
          </table:table-cell>
          <table:table-cell office:value-type="string" table:style-name="ce3">
            <text:p>2026-02-21 15:53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ael</text:p>
          </table:table-cell>
          <table:table-cell table:number-columns-repeated="2" table:style-name="ce1"/>
          <table:table-cell office:value-type="float" office:value="70785981" table:style-name="ce1">
            <text:p>70785981</text:p>
          </table:table-cell>
          <table:table-cell office:value-type="string" table:style-name="ce3">
            <text:p>2026-02-21 15:53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ouchka</text:p>
          </table:table-cell>
          <table:table-cell table:number-columns-repeated="2" table:style-name="ce1"/>
          <table:table-cell office:value-type="float" office:value="70785988" table:style-name="ce1">
            <text:p>70785988</text:p>
          </table:table-cell>
          <table:table-cell office:value-type="string" table:style-name="ce3">
            <text:p>2026-02-21 15:53:3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a</text:p>
          </table:table-cell>
          <table:table-cell table:number-columns-repeated="2" table:style-name="ce1"/>
          <table:table-cell office:value-type="float" office:value="70786004" table:style-name="ce1">
            <text:p>70786004</text:p>
          </table:table-cell>
          <table:table-cell office:value-type="string" table:style-name="ce3">
            <text:p>2026-02-21 15:55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21/06/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785949" table:style-name="ce1">
            <text:p>70785949</text:p>
          </table:table-cell>
          <table:table-cell office:value-type="string" table:style-name="ce3">
            <text:p>2026-02-21 15:59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227" table:style-name="ce1">
            <text:p>1227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èle</text:p>
          </table:table-cell>
          <table:table-cell table:number-columns-repeated="2" table:style-name="ce1"/>
          <table:table-cell office:value-type="float" office:value="70786036" table:style-name="ce1">
            <text:p>70786036</text:p>
          </table:table-cell>
          <table:table-cell office:value-type="string" table:style-name="ce3">
            <text:p>2026-02-21 16:00: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ain</text:p>
          </table:table-cell>
          <table:table-cell table:number-columns-repeated="2" table:style-name="ce1"/>
          <table:table-cell office:value-type="float" office:value="70785890" table:style-name="ce1">
            <text:p>70785890</text:p>
          </table:table-cell>
          <table:table-cell office:value-type="string" table:style-name="ce3">
            <text:p>2026-02-21 16:00:2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9" table:style-name="ce1">
            <text:p>9</text:p>
          </table:table-cell>
          <table:table-cell office:value-type="float" office:value="3906" table:style-name="ce1">
            <text:p>3906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arzyna</text:p>
          </table:table-cell>
          <table:table-cell table:number-columns-repeated="2" table:style-name="ce1"/>
          <table:table-cell office:value-type="float" office:value="70786046" table:style-name="ce1">
            <text:p>70786046</text:p>
          </table:table-cell>
          <table:table-cell office:value-type="string" table:style-name="ce3">
            <text:p>2026-02-21 16:02: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70786000" table:style-name="ce1">
            <text:p>70786000</text:p>
          </table:table-cell>
          <table:table-cell office:value-type="string" table:style-name="ce3">
            <text:p>2026-02-21 16:02: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8" table:style-name="ce1">
            <text:p>1028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èle</text:p>
          </table:table-cell>
          <table:table-cell table:number-columns-repeated="2" table:style-name="ce1"/>
          <table:table-cell office:value-type="float" office:value="70786065" table:style-name="ce1">
            <text:p>70786065</text:p>
          </table:table-cell>
          <table:table-cell office:value-type="string" table:style-name="ce3">
            <text:p>2026-02-21 16:05: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nette</text:p>
          </table:table-cell>
          <table:table-cell table:number-columns-repeated="2" table:style-name="ce1"/>
          <table:table-cell office:value-type="float" office:value="70786064" table:style-name="ce1">
            <text:p>70786064</text:p>
          </table:table-cell>
          <table:table-cell office:value-type="string" table:style-name="ce3">
            <text:p>2026-02-21 16:05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85" table:style-name="ce1">
            <text:p>1185</text:p>
          </table:table-cell>
          <table:table-cell office:value-type="string" table:style-name="ce3">
            <text:p>08.11.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dy</text:p>
          </table:table-cell>
          <table:table-cell table:number-columns-repeated="2" table:style-name="ce1"/>
          <table:table-cell office:value-type="float" office:value="70785996" table:style-name="ce1">
            <text:p>70785996</text:p>
          </table:table-cell>
          <table:table-cell office:value-type="string" table:style-name="ce3">
            <text:p>2026-02-21 16:07:0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6" table:style-name="ce1">
            <text:p>1116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70786084" table:style-name="ce1">
            <text:p>70786084</text:p>
          </table:table-cell>
          <table:table-cell office:value-type="string" table:style-name="ce3">
            <text:p>2026-02-21 16:08: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6005" table:style-name="ce1">
            <text:p>70786005</text:p>
          </table:table-cell>
          <table:table-cell office:value-type="string" table:style-name="ce3">
            <text:p>2026-02-21 16:09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aella</text:p>
          </table:table-cell>
          <table:table-cell table:number-columns-repeated="2" table:style-name="ce1"/>
          <table:table-cell office:value-type="float" office:value="70786092" table:style-name="ce1">
            <text:p>70786092</text:p>
          </table:table-cell>
          <table:table-cell office:value-type="string" table:style-name="ce3">
            <text:p>2026-02-21 16:09:5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son</text:p>
          </table:table-cell>
          <table:table-cell table:number-columns-repeated="2" table:style-name="ce1"/>
          <table:table-cell office:value-type="float" office:value="70786101" table:style-name="ce1">
            <text:p>70786101</text:p>
          </table:table-cell>
          <table:table-cell office:value-type="string" table:style-name="ce3">
            <text:p>2026-02-21 16:11: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28.08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Paule</text:p>
          </table:table-cell>
          <table:table-cell table:number-columns-repeated="2" table:style-name="ce1"/>
          <table:table-cell office:value-type="float" office:value="70786112" table:style-name="ce1">
            <text:p>70786112</text:p>
          </table:table-cell>
          <table:table-cell office:value-type="string" table:style-name="ce3">
            <text:p>2026-02-21 16:14: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éa</text:p>
          </table:table-cell>
          <table:table-cell table:number-columns-repeated="2" table:style-name="ce1"/>
          <table:table-cell office:value-type="float" office:value="70786108" table:style-name="ce1">
            <text:p>70786108</text:p>
          </table:table-cell>
          <table:table-cell office:value-type="string" table:style-name="ce3">
            <text:p>2026-02-21 16:14:3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07/07/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86123" table:style-name="ce1">
            <text:p>70786123</text:p>
          </table:table-cell>
          <table:table-cell office:value-type="string" table:style-name="ce3">
            <text:p>2026-02-21 16:14:4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8" table:style-name="ce1">
            <text:p>103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86100" table:style-name="ce1">
            <text:p>70786100</text:p>
          </table:table-cell>
          <table:table-cell office:value-type="string" table:style-name="ce3">
            <text:p>2026-02-21 16:17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eur</text:p>
          </table:table-cell>
          <table:table-cell table:number-columns-repeated="2" table:style-name="ce1"/>
          <table:table-cell office:value-type="float" office:value="70786131" table:style-name="ce1">
            <text:p>70786131</text:p>
          </table:table-cell>
          <table:table-cell office:value-type="string" table:style-name="ce3">
            <text:p>2026-02-21 16:18: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van</text:p>
          </table:table-cell>
          <table:table-cell table:number-columns-repeated="2" table:style-name="ce1"/>
          <table:table-cell office:value-type="float" office:value="70786158" table:style-name="ce1">
            <text:p>70786158</text:p>
          </table:table-cell>
          <table:table-cell office:value-type="string" table:style-name="ce3">
            <text:p>2026-02-21 16:24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509" table:style-name="ce1">
            <text:p>1509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70786115" table:style-name="ce1">
            <text:p>70786115</text:p>
          </table:table-cell>
          <table:table-cell office:value-type="string" table:style-name="ce3">
            <text:p>2026-02-21 16:25:1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03.08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k</text:p>
          </table:table-cell>
          <table:table-cell table:number-columns-repeated="2" table:style-name="ce1"/>
          <table:table-cell office:value-type="float" office:value="70786119" table:style-name="ce1">
            <text:p>70786119</text:p>
          </table:table-cell>
          <table:table-cell office:value-type="string" table:style-name="ce3">
            <text:p>2026-02-21 16:26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6" table:style-name="ce1">
            <text:p>6</text:p>
          </table:table-cell>
          <table:table-cell office:value-type="float" office:value="1201" table:style-name="ce1">
            <text:p>1201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el</text:p>
          </table:table-cell>
          <table:table-cell table:number-columns-repeated="2" table:style-name="ce1"/>
          <table:table-cell office:value-type="float" office:value="70786186" table:style-name="ce1">
            <text:p>70786186</text:p>
          </table:table-cell>
          <table:table-cell office:value-type="string" table:style-name="ce3">
            <text:p>2026-02-21 16:28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nia</text:p>
          </table:table-cell>
          <table:table-cell table:number-columns-repeated="2" table:style-name="ce1"/>
          <table:table-cell office:value-type="float" office:value="70786185" table:style-name="ce1">
            <text:p>70786185</text:p>
          </table:table-cell>
          <table:table-cell office:value-type="string" table:style-name="ce3">
            <text:p>2026-02-21 16:29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e</text:p>
          </table:table-cell>
          <table:table-cell table:number-columns-repeated="2" table:style-name="ce1"/>
          <table:table-cell office:value-type="float" office:value="70786201" table:style-name="ce1">
            <text:p>70786201</text:p>
          </table:table-cell>
          <table:table-cell office:value-type="string" table:style-name="ce3">
            <text:p>2026-02-21 16:30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70786195" table:style-name="ce1">
            <text:p>70786195</text:p>
          </table:table-cell>
          <table:table-cell office:value-type="string" table:style-name="ce3">
            <text:p>2026-02-21 16:31: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3" table:style-name="ce1">
            <text:p>1113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elle</text:p>
          </table:table-cell>
          <table:table-cell table:number-columns-repeated="2" table:style-name="ce1"/>
          <table:table-cell office:value-type="float" office:value="70786176" table:style-name="ce1">
            <text:p>70786176</text:p>
          </table:table-cell>
          <table:table-cell office:value-type="string" table:style-name="ce3">
            <text:p>2026-02-21 16:31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786194" table:style-name="ce1">
            <text:p>70786194</text:p>
          </table:table-cell>
          <table:table-cell office:value-type="string" table:style-name="ce3">
            <text:p>2026-02-21 16:32: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786226" table:style-name="ce1">
            <text:p>70786226</text:p>
          </table:table-cell>
          <table:table-cell office:value-type="string" table:style-name="ce3">
            <text:p>2026-02-21 16:36: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k</text:p>
          </table:table-cell>
          <table:table-cell table:number-columns-repeated="2" table:style-name="ce1"/>
          <table:table-cell office:value-type="float" office:value="70786111" table:style-name="ce1">
            <text:p>70786111</text:p>
          </table:table-cell>
          <table:table-cell office:value-type="string" table:style-name="ce3">
            <text:p>2026-02-21 16:37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201" table:style-name="ce1">
            <text:p>1201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ha</text:p>
          </table:table-cell>
          <table:table-cell table:number-columns-repeated="2" table:style-name="ce1"/>
          <table:table-cell office:value-type="float" office:value="70786232" table:style-name="ce1">
            <text:p>70786232</text:p>
          </table:table-cell>
          <table:table-cell office:value-type="string" table:style-name="ce3">
            <text:p>2026-02-21 16:37:4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2" table:style-name="ce1">
            <text:p>1802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esca</text:p>
          </table:table-cell>
          <table:table-cell table:number-columns-repeated="2" table:style-name="ce1"/>
          <table:table-cell office:value-type="float" office:value="70786235" table:style-name="ce1">
            <text:p>70786235</text:p>
          </table:table-cell>
          <table:table-cell office:value-type="string" table:style-name="ce3">
            <text:p>2026-02-21 16:37:5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08/01/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ès</text:p>
          </table:table-cell>
          <table:table-cell table:number-columns-repeated="2" table:style-name="ce1"/>
          <table:table-cell office:value-type="float" office:value="70786229" table:style-name="ce1">
            <text:p>70786229</text:p>
          </table:table-cell>
          <table:table-cell office:value-type="string" table:style-name="ce3">
            <text:p>2026-02-21 16:38: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1" table:style-name="ce1">
            <text:p>1071</text:p>
          </table:table-cell>
          <table:table-cell office:value-type="string" table:style-name="ce3">
            <text:p>30.11.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786243" table:style-name="ce1">
            <text:p>70786243</text:p>
          </table:table-cell>
          <table:table-cell office:value-type="string" table:style-name="ce3">
            <text:p>2026-02-21 16:40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786255" table:style-name="ce1">
            <text:p>70786255</text:p>
          </table:table-cell>
          <table:table-cell office:value-type="string" table:style-name="ce3">
            <text:p>2026-02-21 16:41: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</text:p>
          </table:table-cell>
          <table:table-cell table:number-columns-repeated="2" table:style-name="ce1"/>
          <table:table-cell office:value-type="float" office:value="70786231" table:style-name="ce1">
            <text:p>70786231</text:p>
          </table:table-cell>
          <table:table-cell office:value-type="string" table:style-name="ce3">
            <text:p>2026-02-21 16:41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24.07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el</text:p>
          </table:table-cell>
          <table:table-cell table:number-columns-repeated="2" table:style-name="ce1"/>
          <table:table-cell office:value-type="float" office:value="70786260" table:style-name="ce1">
            <text:p>70786260</text:p>
          </table:table-cell>
          <table:table-cell office:value-type="string" table:style-name="ce3">
            <text:p>2026-02-21 16:42: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30.08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70786269" table:style-name="ce1">
            <text:p>70786269</text:p>
          </table:table-cell>
          <table:table-cell office:value-type="string" table:style-name="ce3">
            <text:p>2026-02-21 16:46: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726" table:style-name="ce1">
            <text:p>1726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786285" table:style-name="ce1">
            <text:p>70786285</text:p>
          </table:table-cell>
          <table:table-cell office:value-type="string" table:style-name="ce3">
            <text:p>2026-02-21 16:48:0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3" table:style-name="ce1">
            <text:p>1063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ha</text:p>
          </table:table-cell>
          <table:table-cell table:number-columns-repeated="2" table:style-name="ce1"/>
          <table:table-cell office:value-type="float" office:value="70786298" table:style-name="ce1">
            <text:p>70786298</text:p>
          </table:table-cell>
          <table:table-cell office:value-type="string" table:style-name="ce3">
            <text:p>2026-02-21 16:48: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2" table:style-name="ce1">
            <text:p>1802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ela Laura</text:p>
          </table:table-cell>
          <table:table-cell table:number-columns-repeated="2" table:style-name="ce1"/>
          <table:table-cell office:value-type="float" office:value="70786297" table:style-name="ce1">
            <text:p>70786297</text:p>
          </table:table-cell>
          <table:table-cell office:value-type="string" table:style-name="ce3">
            <text:p>2026-02-21 16:52:2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10" table:style-name="ce1">
            <text:p>1110</text:p>
          </table:table-cell>
          <table:table-cell office:value-type="string" table:style-name="ce3">
            <text:p>03.09.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ira-Christine</text:p>
          </table:table-cell>
          <table:table-cell table:number-columns-repeated="2" table:style-name="ce1"/>
          <table:table-cell office:value-type="float" office:value="70786343" table:style-name="ce1">
            <text:p>70786343</text:p>
          </table:table-cell>
          <table:table-cell office:value-type="string" table:style-name="ce3">
            <text:p>2026-02-21 17:00:0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n</text:p>
          </table:table-cell>
          <table:table-cell table:number-columns-repeated="2" table:style-name="ce1"/>
          <table:table-cell office:value-type="float" office:value="70786271" table:style-name="ce1">
            <text:p>70786271</text:p>
          </table:table-cell>
          <table:table-cell office:value-type="string" table:style-name="ce3">
            <text:p>2026-02-21 17:03:49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18" table:style-name="ce1">
            <text:p>1018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86365" table:style-name="ce1">
            <text:p>70786365</text:p>
          </table:table-cell>
          <table:table-cell office:value-type="string" table:style-name="ce3">
            <text:p>2026-02-21 17:05:2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lina</text:p>
          </table:table-cell>
          <table:table-cell table:number-columns-repeated="2" table:style-name="ce1"/>
          <table:table-cell office:value-type="float" office:value="70786387" table:style-name="ce1">
            <text:p>70786387</text:p>
          </table:table-cell>
          <table:table-cell office:value-type="string" table:style-name="ce3">
            <text:p>2026-02-21 17:07: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70786389" table:style-name="ce1">
            <text:p>70786389</text:p>
          </table:table-cell>
          <table:table-cell office:value-type="string" table:style-name="ce3">
            <text:p>2026-02-21 17:07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4.11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70786400" table:style-name="ce1">
            <text:p>70786400</text:p>
          </table:table-cell>
          <table:table-cell office:value-type="string" table:style-name="ce3">
            <text:p>2026-02-21 17:08:4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5" table:style-name="ce1">
            <text:p>1025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èle</text:p>
          </table:table-cell>
          <table:table-cell table:number-columns-repeated="2" table:style-name="ce1"/>
          <table:table-cell office:value-type="float" office:value="70786377" table:style-name="ce1">
            <text:p>70786377</text:p>
          </table:table-cell>
          <table:table-cell office:value-type="string" table:style-name="ce3">
            <text:p>2026-02-21 17:10:2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0" table:style-name="ce1">
            <text:p>1800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786427" table:style-name="ce1">
            <text:p>70786427</text:p>
          </table:table-cell>
          <table:table-cell office:value-type="string" table:style-name="ce3">
            <text:p>2026-02-21 17:11: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bienne</text:p>
          </table:table-cell>
          <table:table-cell table:number-columns-repeated="2" table:style-name="ce1"/>
          <table:table-cell office:value-type="float" office:value="70786435" table:style-name="ce1">
            <text:p>70786435</text:p>
          </table:table-cell>
          <table:table-cell office:value-type="string" table:style-name="ce3">
            <text:p>2026-02-21 17:14: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86449" table:style-name="ce1">
            <text:p>70786449</text:p>
          </table:table-cell>
          <table:table-cell office:value-type="string" table:style-name="ce3">
            <text:p>2026-02-21 17:17: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70786444" table:style-name="ce1">
            <text:p>70786444</text:p>
          </table:table-cell>
          <table:table-cell office:value-type="string" table:style-name="ce3">
            <text:p>2026-02-21 17:18:3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a</text:p>
          </table:table-cell>
          <table:table-cell table:number-columns-repeated="2" table:style-name="ce1"/>
          <table:table-cell office:value-type="float" office:value="70786458" table:style-name="ce1">
            <text:p>70786458</text:p>
          </table:table-cell>
          <table:table-cell office:value-type="string" table:style-name="ce3">
            <text:p>2026-02-21 17:21: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70786386" table:style-name="ce1">
            <text:p>70786386</text:p>
          </table:table-cell>
          <table:table-cell office:value-type="string" table:style-name="ce3">
            <text:p>2026-02-21 17:28:2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0" table:style-name="ce1">
            <text:p>1010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bien</text:p>
          </table:table-cell>
          <table:table-cell table:number-columns-repeated="2" table:style-name="ce1"/>
          <table:table-cell office:value-type="float" office:value="70786504" table:style-name="ce1">
            <text:p>70786504</text:p>
          </table:table-cell>
          <table:table-cell office:value-type="string" table:style-name="ce3">
            <text:p>2026-02-21 17:30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sandre</text:p>
          </table:table-cell>
          <table:table-cell table:number-columns-repeated="2" table:style-name="ce1"/>
          <table:table-cell office:value-type="float" office:value="70786518" table:style-name="ce1">
            <text:p>70786518</text:p>
          </table:table-cell>
          <table:table-cell office:value-type="string" table:style-name="ce3">
            <text:p>2026-02-21 17:31: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s</text:p>
          </table:table-cell>
          <table:table-cell table:number-columns-repeated="2" table:style-name="ce1"/>
          <table:table-cell office:value-type="float" office:value="70786533" table:style-name="ce1">
            <text:p>70786533</text:p>
          </table:table-cell>
          <table:table-cell office:value-type="string" table:style-name="ce3">
            <text:p>2026-02-21 17:34: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0" table:style-name="ce1">
            <text:p>1290</text:p>
          </table:table-cell>
          <table:table-cell office:value-type="string" table:style-name="ce3">
            <text:p>29.01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sandre</text:p>
          </table:table-cell>
          <table:table-cell table:number-columns-repeated="2" table:style-name="ce1"/>
          <table:table-cell office:value-type="float" office:value="70786536" table:style-name="ce1">
            <text:p>70786536</text:p>
          </table:table-cell>
          <table:table-cell office:value-type="string" table:style-name="ce3">
            <text:p>2026-02-21 17:34:5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86528" table:style-name="ce1">
            <text:p>70786528</text:p>
          </table:table-cell>
          <table:table-cell office:value-type="string" table:style-name="ce3">
            <text:p>2026-02-21 17:35:2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86543" table:style-name="ce1">
            <text:p>70786543</text:p>
          </table:table-cell>
          <table:table-cell office:value-type="string" table:style-name="ce3">
            <text:p>2026-02-21 17:37: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ne</text:p>
          </table:table-cell>
          <table:table-cell table:number-columns-repeated="2" table:style-name="ce1"/>
          <table:table-cell office:value-type="float" office:value="70786554" table:style-name="ce1">
            <text:p>70786554</text:p>
          </table:table-cell>
          <table:table-cell office:value-type="string" table:style-name="ce3">
            <text:p>2026-02-21 17:41: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3968" table:style-name="ce1">
            <text:p>3968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ian</text:p>
          </table:table-cell>
          <table:table-cell table:number-columns-repeated="2" table:style-name="ce1"/>
          <table:table-cell office:value-type="float" office:value="70786551" table:style-name="ce1">
            <text:p>70786551</text:p>
          </table:table-cell>
          <table:table-cell office:value-type="string" table:style-name="ce3">
            <text:p>2026-02-21 17:43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86529" table:style-name="ce1">
            <text:p>70786529</text:p>
          </table:table-cell>
          <table:table-cell office:value-type="string" table:style-name="ce3">
            <text:p>2026-02-21 17:43:5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rry</text:p>
          </table:table-cell>
          <table:table-cell table:number-columns-repeated="2" table:style-name="ce1"/>
          <table:table-cell office:value-type="float" office:value="70786577" table:style-name="ce1">
            <text:p>70786577</text:p>
          </table:table-cell>
          <table:table-cell office:value-type="string" table:style-name="ce3">
            <text:p>2026-02-21 17:47:4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70786582" table:style-name="ce1">
            <text:p>70786582</text:p>
          </table:table-cell>
          <table:table-cell office:value-type="string" table:style-name="ce3">
            <text:p>2026-02-21 17:48: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70786581" table:style-name="ce1">
            <text:p>70786581</text:p>
          </table:table-cell>
          <table:table-cell office:value-type="string" table:style-name="ce3">
            <text:p>2026-02-21 17:49: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5" table:style-name="ce1">
            <text:p>10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arry</text:p>
          </table:table-cell>
          <table:table-cell table:number-columns-repeated="2" table:style-name="ce1"/>
          <table:table-cell office:value-type="float" office:value="70786593" table:style-name="ce1">
            <text:p>70786593</text:p>
          </table:table-cell>
          <table:table-cell office:value-type="string" table:style-name="ce3">
            <text:p>2026-02-21 17:51: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86592" table:style-name="ce1">
            <text:p>70786592</text:p>
          </table:table-cell>
          <table:table-cell office:value-type="string" table:style-name="ce3">
            <text:p>2026-02-21 17:52:0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36" table:style-name="ce1">
            <text:p>113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rry</text:p>
          </table:table-cell>
          <table:table-cell table:number-columns-repeated="2" table:style-name="ce1"/>
          <table:table-cell office:value-type="float" office:value="70786598" table:style-name="ce1">
            <text:p>70786598</text:p>
          </table:table-cell>
          <table:table-cell office:value-type="string" table:style-name="ce3">
            <text:p>2026-02-21 17:53: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rry</text:p>
          </table:table-cell>
          <table:table-cell table:number-columns-repeated="2" table:style-name="ce1"/>
          <table:table-cell office:value-type="float" office:value="70786601" table:style-name="ce1">
            <text:p>70786601</text:p>
          </table:table-cell>
          <table:table-cell office:value-type="string" table:style-name="ce3">
            <text:p>2026-02-21 17:54: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70786610" table:style-name="ce1">
            <text:p>70786610</text:p>
          </table:table-cell>
          <table:table-cell office:value-type="string" table:style-name="ce3">
            <text:p>2026-02-21 17:55:4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03.08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70786622" table:style-name="ce1">
            <text:p>70786622</text:p>
          </table:table-cell>
          <table:table-cell office:value-type="string" table:style-name="ce3">
            <text:p>2026-02-21 17:59:5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08.11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e</text:p>
          </table:table-cell>
          <table:table-cell table:number-columns-repeated="2" table:style-name="ce1"/>
          <table:table-cell office:value-type="float" office:value="70786638" table:style-name="ce1">
            <text:p>70786638</text:p>
          </table:table-cell>
          <table:table-cell office:value-type="string" table:style-name="ce3">
            <text:p>2026-02-21 18:05: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786534" table:style-name="ce1">
            <text:p>70786534</text:p>
          </table:table-cell>
          <table:table-cell office:value-type="string" table:style-name="ce3">
            <text:p>2026-02-21 18:07: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3.07.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0786648" table:style-name="ce1">
            <text:p>70786648</text:p>
          </table:table-cell>
          <table:table-cell office:value-type="string" table:style-name="ce3">
            <text:p>2026-02-21 18:09:5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lak</text:p>
          </table:table-cell>
          <table:table-cell table:number-columns-repeated="2" table:style-name="ce1"/>
          <table:table-cell office:value-type="float" office:value="70786670" table:style-name="ce1">
            <text:p>70786670</text:p>
          </table:table-cell>
          <table:table-cell office:value-type="string" table:style-name="ce3">
            <text:p>2026-02-21 18:13: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ya</text:p>
          </table:table-cell>
          <table:table-cell table:number-columns-repeated="2" table:style-name="ce1"/>
          <table:table-cell office:value-type="float" office:value="70786674" table:style-name="ce1">
            <text:p>70786674</text:p>
          </table:table-cell>
          <table:table-cell office:value-type="string" table:style-name="ce3">
            <text:p>2026-02-21 18:14:5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6" table:style-name="ce1">
            <text:p>1806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786682" table:style-name="ce1">
            <text:p>70786682</text:p>
          </table:table-cell>
          <table:table-cell office:value-type="string" table:style-name="ce3">
            <text:p>2026-02-21 18:16: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string" table:style-name="ce3">
            <text:p>07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ann</text:p>
          </table:table-cell>
          <table:table-cell table:number-columns-repeated="2" table:style-name="ce1"/>
          <table:table-cell office:value-type="float" office:value="70786698" table:style-name="ce1">
            <text:p>70786698</text:p>
          </table:table-cell>
          <table:table-cell office:value-type="string" table:style-name="ce3">
            <text:p>2026-02-21 18:19:3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2" table:style-name="ce1"/>
          <table:table-cell office:value-type="float" office:value="70786717" table:style-name="ce1">
            <text:p>70786717</text:p>
          </table:table-cell>
          <table:table-cell office:value-type="string" table:style-name="ce3">
            <text:p>2026-02-21 18:24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era</text:p>
          </table:table-cell>
          <table:table-cell table:number-columns-repeated="2" table:style-name="ce1"/>
          <table:table-cell office:value-type="float" office:value="70786723" table:style-name="ce1">
            <text:p>70786723</text:p>
          </table:table-cell>
          <table:table-cell office:value-type="string" table:style-name="ce3">
            <text:p>2026-02-21 18:24: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31.05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2" table:style-name="ce1"/>
          <table:table-cell office:value-type="float" office:value="70786729" table:style-name="ce1">
            <text:p>70786729</text:p>
          </table:table-cell>
          <table:table-cell office:value-type="string" table:style-name="ce3">
            <text:p>2026-02-21 18:26: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70786720" table:style-name="ce1">
            <text:p>70786720</text:p>
          </table:table-cell>
          <table:table-cell office:value-type="string" table:style-name="ce3">
            <text:p>2026-02-21 18:26:4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2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6639" table:style-name="ce1">
            <text:p>70786639</text:p>
          </table:table-cell>
          <table:table-cell office:value-type="string" table:style-name="ce3">
            <text:p>2026-02-21 18:28:4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800" table:style-name="ce1">
            <text:p>180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786744" table:style-name="ce1">
            <text:p>70786744</text:p>
          </table:table-cell>
          <table:table-cell office:value-type="string" table:style-name="ce3">
            <text:p>2026-02-21 18:31:0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fania</text:p>
          </table:table-cell>
          <table:table-cell table:number-columns-repeated="2" table:style-name="ce1"/>
          <table:table-cell office:value-type="float" office:value="70786743" table:style-name="ce1">
            <text:p>70786743</text:p>
          </table:table-cell>
          <table:table-cell office:value-type="string" table:style-name="ce3">
            <text:p>2026-02-21 18:31: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350" table:style-name="ce1">
            <text:p>135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70786772" table:style-name="ce1">
            <text:p>70786772</text:p>
          </table:table-cell>
          <table:table-cell office:value-type="string" table:style-name="ce3">
            <text:p>2026-02-21 18:35:2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2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786778" table:style-name="ce1">
            <text:p>70786778</text:p>
          </table:table-cell>
          <table:table-cell office:value-type="string" table:style-name="ce3">
            <text:p>2026-02-21 18:35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86760" table:style-name="ce1">
            <text:p>70786760</text:p>
          </table:table-cell>
          <table:table-cell office:value-type="string" table:style-name="ce3">
            <text:p>2026-02-21 18:42:1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70786830" table:style-name="ce1">
            <text:p>70786830</text:p>
          </table:table-cell>
          <table:table-cell office:value-type="string" table:style-name="ce3">
            <text:p>2026-02-21 18:46:3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786797" table:style-name="ce1">
            <text:p>70786797</text:p>
          </table:table-cell>
          <table:table-cell office:value-type="string" table:style-name="ce3">
            <text:p>2026-02-21 18:49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1.09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70786803" table:style-name="ce1">
            <text:p>70786803</text:p>
          </table:table-cell>
          <table:table-cell office:value-type="string" table:style-name="ce3">
            <text:p>2026-02-21 18:56:0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nhyoung</text:p>
          </table:table-cell>
          <table:table-cell table:number-columns-repeated="2" table:style-name="ce1"/>
          <table:table-cell office:value-type="float" office:value="70786859" table:style-name="ce1">
            <text:p>70786859</text:p>
          </table:table-cell>
          <table:table-cell office:value-type="string" table:style-name="ce3">
            <text:p>2026-02-21 18:57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02 Geneva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-Monica</text:p>
          </table:table-cell>
          <table:table-cell table:number-columns-repeated="2" table:style-name="ce1"/>
          <table:table-cell office:value-type="float" office:value="70786861" table:style-name="ce1">
            <text:p>70786861</text:p>
          </table:table-cell>
          <table:table-cell office:value-type="string" table:style-name="ce3">
            <text:p>2026-02-21 19:00:5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70786883" table:style-name="ce1">
            <text:p>70786883</text:p>
          </table:table-cell>
          <table:table-cell office:value-type="string" table:style-name="ce3">
            <text:p>2026-02-21 19:01: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string" table:style-name="ce3">
            <text:p>04.06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nhyoung</text:p>
          </table:table-cell>
          <table:table-cell table:number-columns-repeated="2" table:style-name="ce1"/>
          <table:table-cell office:value-type="float" office:value="70786895" table:style-name="ce1">
            <text:p>70786895</text:p>
          </table:table-cell>
          <table:table-cell office:value-type="string" table:style-name="ce3">
            <text:p>2026-02-21 19:05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02 Geneva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6901" table:style-name="ce1">
            <text:p>70786901</text:p>
          </table:table-cell>
          <table:table-cell office:value-type="string" table:style-name="ce3">
            <text:p>2026-02-21 19:06: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73120" table:style-name="ce1">
            <text:p>73120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786923" table:style-name="ce1">
            <text:p>70786923</text:p>
          </table:table-cell>
          <table:table-cell office:value-type="string" table:style-name="ce3">
            <text:p>2026-02-21 19:08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ore</text:p>
          </table:table-cell>
          <table:table-cell table:number-columns-repeated="2" table:style-name="ce1"/>
          <table:table-cell office:value-type="float" office:value="70786936" table:style-name="ce1">
            <text:p>70786936</text:p>
          </table:table-cell>
          <table:table-cell office:value-type="string" table:style-name="ce3">
            <text:p>2026-02-21 19:10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a</text:p>
          </table:table-cell>
          <table:table-cell table:number-columns-repeated="2" table:style-name="ce1"/>
          <table:table-cell office:value-type="float" office:value="70786945" table:style-name="ce1">
            <text:p>70786945</text:p>
          </table:table-cell>
          <table:table-cell office:value-type="string" table:style-name="ce3">
            <text:p>2026-02-21 19:12:3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02" table:style-name="ce1">
            <text:p>1802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86955" table:style-name="ce1">
            <text:p>70786955</text:p>
          </table:table-cell>
          <table:table-cell office:value-type="string" table:style-name="ce3">
            <text:p>2026-02-21 19:14: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56" table:style-name="ce1">
            <text:p>1256</text:p>
          </table:table-cell>
          <table:table-cell office:value-type="string" table:style-name="ce3">
            <text:p>10.10.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lia</text:p>
          </table:table-cell>
          <table:table-cell table:number-columns-repeated="2" table:style-name="ce1"/>
          <table:table-cell office:value-type="float" office:value="70786960" table:style-name="ce1">
            <text:p>70786960</text:p>
          </table:table-cell>
          <table:table-cell office:value-type="string" table:style-name="ce3">
            <text:p>2026-02-21 19:15: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20" table:style-name="ce1">
            <text:p>182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70786956" table:style-name="ce1">
            <text:p>70786956</text:p>
          </table:table-cell>
          <table:table-cell office:value-type="string" table:style-name="ce3">
            <text:p>2026-02-21 19:18:0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15" table:style-name="ce1">
            <text:p>1815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e</text:p>
          </table:table-cell>
          <table:table-cell table:number-columns-repeated="2" table:style-name="ce1"/>
          <table:table-cell office:value-type="float" office:value="70786986" table:style-name="ce1">
            <text:p>70786986</text:p>
          </table:table-cell>
          <table:table-cell office:value-type="string" table:style-name="ce3">
            <text:p>2026-02-21 19:31:4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07" table:style-name="ce1">
            <text:p>1007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7016" table:style-name="ce1">
            <text:p>70787016</text:p>
          </table:table-cell>
          <table:table-cell office:value-type="string" table:style-name="ce3">
            <text:p>2026-02-21 19:34: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787025" table:style-name="ce1">
            <text:p>70787025</text:p>
          </table:table-cell>
          <table:table-cell office:value-type="string" table:style-name="ce3">
            <text:p>2026-02-21 19:36: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50" table:style-name="ce1">
            <text:p>195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7074" table:style-name="ce1">
            <text:p>70787074</text:p>
          </table:table-cell>
          <table:table-cell office:value-type="string" table:style-name="ce3">
            <text:p>2026-02-21 19:39: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lvi</text:p>
          </table:table-cell>
          <table:table-cell table:number-columns-repeated="2" table:style-name="ce1"/>
          <table:table-cell office:value-type="float" office:value="70787077" table:style-name="ce1">
            <text:p>70787077</text:p>
          </table:table-cell>
          <table:table-cell office:value-type="string" table:style-name="ce3">
            <text:p>2026-02-21 19:40:3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rore</text:p>
          </table:table-cell>
          <table:table-cell table:number-columns-repeated="2" table:style-name="ce1"/>
          <table:table-cell office:value-type="float" office:value="70787076" table:style-name="ce1">
            <text:p>70787076</text:p>
          </table:table-cell>
          <table:table-cell office:value-type="string" table:style-name="ce3">
            <text:p>2026-02-21 19:41:0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oia</text:p>
          </table:table-cell>
          <table:table-cell table:number-columns-repeated="2" table:style-name="ce1"/>
          <table:table-cell office:value-type="float" office:value="70787084" table:style-name="ce1">
            <text:p>70787084</text:p>
          </table:table-cell>
          <table:table-cell office:value-type="string" table:style-name="ce3">
            <text:p>2026-02-21 19:44:0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string" table:style-name="ce3">
            <text:p>01.06.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ttina</text:p>
          </table:table-cell>
          <table:table-cell table:number-columns-repeated="2" table:style-name="ce1"/>
          <table:table-cell office:value-type="float" office:value="70787078" table:style-name="ce1">
            <text:p>70787078</text:p>
          </table:table-cell>
          <table:table-cell office:value-type="string" table:style-name="ce3">
            <text:p>2026-02-21 19:44:5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6.08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</text:p>
          </table:table-cell>
          <table:table-cell table:number-columns-repeated="2" table:style-name="ce1"/>
          <table:table-cell office:value-type="float" office:value="70787103" table:style-name="ce1">
            <text:p>70787103</text:p>
          </table:table-cell>
          <table:table-cell office:value-type="string" table:style-name="ce3">
            <text:p>2026-02-21 19:46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7107" table:style-name="ce1">
            <text:p>70787107</text:p>
          </table:table-cell>
          <table:table-cell office:value-type="string" table:style-name="ce3">
            <text:p>2026-02-21 19:47: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7113" table:style-name="ce1">
            <text:p>70787113</text:p>
          </table:table-cell>
          <table:table-cell office:value-type="string" table:style-name="ce3">
            <text:p>2026-02-21 19:48: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7121" table:style-name="ce1">
            <text:p>70787121</text:p>
          </table:table-cell>
          <table:table-cell office:value-type="string" table:style-name="ce3">
            <text:p>2026-02-21 19:51: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787114" table:style-name="ce1">
            <text:p>70787114</text:p>
          </table:table-cell>
          <table:table-cell office:value-type="string" table:style-name="ce3">
            <text:p>2026-02-21 19:52:0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50" table:style-name="ce1">
            <text:p>195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float" office:value="70787159" table:style-name="ce1">
            <text:p>70787159</text:p>
          </table:table-cell>
          <table:table-cell office:value-type="string" table:style-name="ce3">
            <text:p>2026-02-21 20:02:0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65" table:style-name="ce1">
            <text:p>1165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87156" table:style-name="ce1">
            <text:p>70787156</text:p>
          </table:table-cell>
          <table:table-cell office:value-type="string" table:style-name="ce3">
            <text:p>2026-02-21 20:03: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ienne</text:p>
          </table:table-cell>
          <table:table-cell table:number-columns-repeated="2" table:style-name="ce1"/>
          <table:table-cell office:value-type="float" office:value="70787163" table:style-name="ce1">
            <text:p>70787163</text:p>
          </table:table-cell>
          <table:table-cell office:value-type="string" table:style-name="ce3">
            <text:p>2026-02-21 20:03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787173" table:style-name="ce1">
            <text:p>70787173</text:p>
          </table:table-cell>
          <table:table-cell office:value-type="string" table:style-name="ce3">
            <text:p>2026-02-21 20:04: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2" table:style-name="ce1">
            <text:p>103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e</text:p>
          </table:table-cell>
          <table:table-cell table:number-columns-repeated="2" table:style-name="ce1"/>
          <table:table-cell office:value-type="float" office:value="70787205" table:style-name="ce1">
            <text:p>70787205</text:p>
          </table:table-cell>
          <table:table-cell office:value-type="string" table:style-name="ce3">
            <text:p>2026-02-21 20:09:2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ce Denyse</text:p>
          </table:table-cell>
          <table:table-cell table:number-columns-repeated="2" table:style-name="ce1"/>
          <table:table-cell office:value-type="float" office:value="70787204" table:style-name="ce1">
            <text:p>70787204</text:p>
          </table:table-cell>
          <table:table-cell office:value-type="string" table:style-name="ce3">
            <text:p>2026-02-21 20:12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lice Denyse</text:p>
          </table:table-cell>
          <table:table-cell table:number-columns-repeated="2" table:style-name="ce1"/>
          <table:table-cell office:value-type="float" office:value="70787225" table:style-name="ce1">
            <text:p>70787225</text:p>
          </table:table-cell>
          <table:table-cell office:value-type="string" table:style-name="ce3">
            <text:p>2026-02-21 20:14:0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égane</text:p>
          </table:table-cell>
          <table:table-cell table:number-columns-repeated="2" table:style-name="ce1"/>
          <table:table-cell office:value-type="float" office:value="70787245" table:style-name="ce1">
            <text:p>70787245</text:p>
          </table:table-cell>
          <table:table-cell office:value-type="string" table:style-name="ce3">
            <text:p>2026-02-21 20:21: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brice</text:p>
          </table:table-cell>
          <table:table-cell table:number-columns-repeated="2" table:style-name="ce1"/>
          <table:table-cell office:value-type="float" office:value="70787253" table:style-name="ce1">
            <text:p>70787253</text:p>
          </table:table-cell>
          <table:table-cell office:value-type="string" table:style-name="ce3">
            <text:p>2026-02-21 20:23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87274" table:style-name="ce1">
            <text:p>70787274</text:p>
          </table:table-cell>
          <table:table-cell office:value-type="string" table:style-name="ce3">
            <text:p>2026-02-21 20:29:2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806" table:style-name="ce1">
            <text:p>1806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ia</text:p>
          </table:table-cell>
          <table:table-cell table:number-columns-repeated="2" table:style-name="ce1"/>
          <table:table-cell office:value-type="float" office:value="70787301" table:style-name="ce1">
            <text:p>70787301</text:p>
          </table:table-cell>
          <table:table-cell office:value-type="string" table:style-name="ce3">
            <text:p>2026-02-21 20:38:3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60" table:style-name="ce1">
            <text:p>186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ément</text:p>
          </table:table-cell>
          <table:table-cell table:number-columns-repeated="2" table:style-name="ce1"/>
          <table:table-cell office:value-type="float" office:value="70787340" table:style-name="ce1">
            <text:p>70787340</text:p>
          </table:table-cell>
          <table:table-cell office:value-type="string" table:style-name="ce3">
            <text:p>2026-02-21 20:50:0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70787404" table:style-name="ce1">
            <text:p>70787404</text:p>
          </table:table-cell>
          <table:table-cell office:value-type="string" table:style-name="ce3">
            <text:p>2026-02-21 21:07: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4" table:style-name="ce1">
            <text:p>1044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teo</text:p>
          </table:table-cell>
          <table:table-cell table:number-columns-repeated="2" table:style-name="ce1"/>
          <table:table-cell office:value-type="float" office:value="70787415" table:style-name="ce1">
            <text:p>70787415</text:p>
          </table:table-cell>
          <table:table-cell office:value-type="string" table:style-name="ce3">
            <text:p>2026-02-21 21:11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1.02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ydia</text:p>
          </table:table-cell>
          <table:table-cell table:number-columns-repeated="2" table:style-name="ce1"/>
          <table:table-cell office:value-type="float" office:value="70787385" table:style-name="ce1">
            <text:p>70787385</text:p>
          </table:table-cell>
          <table:table-cell office:value-type="string" table:style-name="ce3">
            <text:p>2026-02-21 21:12:0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05/03/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70787423" table:style-name="ce1">
            <text:p>70787423</text:p>
          </table:table-cell>
          <table:table-cell office:value-type="string" table:style-name="ce3">
            <text:p>2026-02-21 21:12: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3" table:style-name="ce1">
            <text:p>1093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787429" table:style-name="ce1">
            <text:p>70787429</text:p>
          </table:table-cell>
          <table:table-cell office:value-type="string" table:style-name="ce3">
            <text:p>2026-02-21 21:17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33" table:style-name="ce1">
            <text:p>143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a</text:p>
          </table:table-cell>
          <table:table-cell table:number-columns-repeated="2" table:style-name="ce1"/>
          <table:table-cell office:value-type="float" office:value="70787449" table:style-name="ce1">
            <text:p>70787449</text:p>
          </table:table-cell>
          <table:table-cell office:value-type="string" table:style-name="ce3">
            <text:p>2026-02-21 21:21: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70787424" table:style-name="ce1">
            <text:p>70787424</text:p>
          </table:table-cell>
          <table:table-cell office:value-type="string" table:style-name="ce3">
            <text:p>2026-02-21 21:22:0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44" table:style-name="ce1">
            <text:p>1044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87482" table:style-name="ce1">
            <text:p>70787482</text:p>
          </table:table-cell>
          <table:table-cell office:value-type="string" table:style-name="ce3">
            <text:p>2026-02-21 21:30:0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30.06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787487" table:style-name="ce1">
            <text:p>70787487</text:p>
          </table:table-cell>
          <table:table-cell office:value-type="string" table:style-name="ce3">
            <text:p>2026-02-21 21:32: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ain</text:p>
          </table:table-cell>
          <table:table-cell table:number-columns-repeated="2" table:style-name="ce1"/>
          <table:table-cell office:value-type="float" office:value="70787506" table:style-name="ce1">
            <text:p>70787506</text:p>
          </table:table-cell>
          <table:table-cell office:value-type="string" table:style-name="ce3">
            <text:p>2026-02-21 21:39: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esca</text:p>
          </table:table-cell>
          <table:table-cell table:number-columns-repeated="2" table:style-name="ce1"/>
          <table:table-cell office:value-type="float" office:value="70787521" table:style-name="ce1">
            <text:p>70787521</text:p>
          </table:table-cell>
          <table:table-cell office:value-type="string" table:style-name="ce3">
            <text:p>2026-02-21 21:42:2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63" table:style-name="ce1">
            <text:p>116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2" table:style-name="ce1"/>
          <table:table-cell office:value-type="float" office:value="70787530" table:style-name="ce1">
            <text:p>70787530</text:p>
          </table:table-cell>
          <table:table-cell office:value-type="string" table:style-name="ce3">
            <text:p>2026-02-21 21:43:3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2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yan</text:p>
          </table:table-cell>
          <table:table-cell table:number-columns-repeated="2" table:style-name="ce1"/>
          <table:table-cell office:value-type="float" office:value="70787490" table:style-name="ce1">
            <text:p>70787490</text:p>
          </table:table-cell>
          <table:table-cell office:value-type="string" table:style-name="ce3">
            <text:p>2026-02-21 21:43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347" table:style-name="ce1">
            <text:p>1347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87572" table:style-name="ce1">
            <text:p>70787572</text:p>
          </table:table-cell>
          <table:table-cell office:value-type="string" table:style-name="ce3">
            <text:p>2026-02-21 21:56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alina</text:p>
          </table:table-cell>
          <table:table-cell table:number-columns-repeated="2" table:style-name="ce1"/>
          <table:table-cell office:value-type="float" office:value="70787598" table:style-name="ce1">
            <text:p>70787598</text:p>
          </table:table-cell>
          <table:table-cell office:value-type="string" table:style-name="ce3">
            <text:p>2026-02-21 22:04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alina</text:p>
          </table:table-cell>
          <table:table-cell table:number-columns-repeated="2" table:style-name="ce1"/>
          <table:table-cell office:value-type="float" office:value="70787617" table:style-name="ce1">
            <text:p>70787617</text:p>
          </table:table-cell>
          <table:table-cell office:value-type="string" table:style-name="ce3">
            <text:p>2026-02-21 22:07:4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ence</text:p>
          </table:table-cell>
          <table:table-cell table:number-columns-repeated="2" table:style-name="ce1"/>
          <table:table-cell office:value-type="float" office:value="70787592" table:style-name="ce1">
            <text:p>70787592</text:p>
          </table:table-cell>
          <table:table-cell office:value-type="string" table:style-name="ce3">
            <text:p>2026-02-21 22:11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787584" table:style-name="ce1">
            <text:p>70787584</text:p>
          </table:table-cell>
          <table:table-cell office:value-type="string" table:style-name="ce3">
            <text:p>2026-02-21 22:13:4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nessa</text:p>
          </table:table-cell>
          <table:table-cell table:number-columns-repeated="2" table:style-name="ce1"/>
          <table:table-cell office:value-type="float" office:value="70787704" table:style-name="ce1">
            <text:p>70787704</text:p>
          </table:table-cell>
          <table:table-cell office:value-type="string" table:style-name="ce3">
            <text:p>2026-02-21 22:32: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70787700" table:style-name="ce1">
            <text:p>70787700</text:p>
          </table:table-cell>
          <table:table-cell office:value-type="string" table:style-name="ce3">
            <text:p>2026-02-21 22:32: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7703" table:style-name="ce1">
            <text:p>70787703</text:p>
          </table:table-cell>
          <table:table-cell office:value-type="string" table:style-name="ce3">
            <text:p>2026-02-21 22:32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87711" table:style-name="ce1">
            <text:p>70787711</text:p>
          </table:table-cell>
          <table:table-cell office:value-type="string" table:style-name="ce3">
            <text:p>2026-02-21 22:35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3.08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87728" table:style-name="ce1">
            <text:p>70787728</text:p>
          </table:table-cell>
          <table:table-cell office:value-type="string" table:style-name="ce3">
            <text:p>2026-02-21 22:38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nhyoung</text:p>
          </table:table-cell>
          <table:table-cell table:number-columns-repeated="2" table:style-name="ce1"/>
          <table:table-cell office:value-type="float" office:value="70787749" table:style-name="ce1">
            <text:p>70787749</text:p>
          </table:table-cell>
          <table:table-cell office:value-type="string" table:style-name="ce3">
            <text:p>2026-02-21 22:45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02 Geneva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87756" table:style-name="ce1">
            <text:p>70787756</text:p>
          </table:table-cell>
          <table:table-cell office:value-type="string" table:style-name="ce3">
            <text:p>2026-02-21 22:48: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nza</text:p>
          </table:table-cell>
          <table:table-cell table:number-columns-repeated="2" table:style-name="ce1"/>
          <table:table-cell office:value-type="float" office:value="70787734" table:style-name="ce1">
            <text:p>70787734</text:p>
          </table:table-cell>
          <table:table-cell office:value-type="string" table:style-name="ce3">
            <text:p>2026-02-21 22:51:2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74140" table:style-name="ce1">
            <text:p>74140</text:p>
          </table:table-cell>
          <table:table-cell office:value-type="string" table:style-name="ce3">
            <text:p>19.08.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float" office:value="70787804" table:style-name="ce1">
            <text:p>70787804</text:p>
          </table:table-cell>
          <table:table-cell office:value-type="string" table:style-name="ce3">
            <text:p>2026-02-21 23:07: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9" table:style-name="ce1">
            <text:p>1029</text:p>
          </table:table-cell>
          <table:table-cell office:value-type="string" table:style-name="ce3">
            <text:p>21.09.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70787831" table:style-name="ce1">
            <text:p>70787831</text:p>
          </table:table-cell>
          <table:table-cell office:value-type="string" table:style-name="ce3">
            <text:p>2026-02-21 23:12:2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ago</text:p>
          </table:table-cell>
          <table:table-cell table:number-columns-repeated="2" table:style-name="ce1"/>
          <table:table-cell office:value-type="float" office:value="70787822" table:style-name="ce1">
            <text:p>70787822</text:p>
          </table:table-cell>
          <table:table-cell office:value-type="string" table:style-name="ce3">
            <text:p>2026-02-21 23:12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ra</text:p>
          </table:table-cell>
          <table:table-cell table:number-columns-repeated="2" table:style-name="ce1"/>
          <table:table-cell office:value-type="float" office:value="70787836" table:style-name="ce1">
            <text:p>70787836</text:p>
          </table:table-cell>
          <table:table-cell office:value-type="string" table:style-name="ce3">
            <text:p>2026-02-21 23:14: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19/04/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70787845" table:style-name="ce1">
            <text:p>70787845</text:p>
          </table:table-cell>
          <table:table-cell office:value-type="string" table:style-name="ce3">
            <text:p>2026-02-21 23:15: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3007" table:style-name="ce1">
            <text:p>3007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float" office:value="70787852" table:style-name="ce1">
            <text:p>70787852</text:p>
          </table:table-cell>
          <table:table-cell office:value-type="string" table:style-name="ce3">
            <text:p>2026-02-21 23:17: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9" table:style-name="ce1">
            <text:p>1029</text:p>
          </table:table-cell>
          <table:table-cell office:value-type="string" table:style-name="ce3">
            <text:p>21.09.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yna</text:p>
          </table:table-cell>
          <table:table-cell table:number-columns-repeated="2" table:style-name="ce1"/>
          <table:table-cell office:value-type="float" office:value="70787853" table:style-name="ce1">
            <text:p>70787853</text:p>
          </table:table-cell>
          <table:table-cell office:value-type="string" table:style-name="ce3">
            <text:p>2026-02-21 23:19: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ane</text:p>
          </table:table-cell>
          <table:table-cell table:number-columns-repeated="2" table:style-name="ce1"/>
          <table:table-cell office:value-type="float" office:value="70787859" table:style-name="ce1">
            <text:p>70787859</text:p>
          </table:table-cell>
          <table:table-cell office:value-type="string" table:style-name="ce3">
            <text:p>2026-02-21 23:22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07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ago</text:p>
          </table:table-cell>
          <table:table-cell table:number-columns-repeated="2" table:style-name="ce1"/>
          <table:table-cell office:value-type="float" office:value="70787869" table:style-name="ce1">
            <text:p>70787869</text:p>
          </table:table-cell>
          <table:table-cell office:value-type="string" table:style-name="ce3">
            <text:p>2026-02-21 23:23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x</text:p>
          </table:table-cell>
          <table:table-cell table:number-columns-repeated="2" table:style-name="ce1"/>
          <table:table-cell office:value-type="float" office:value="70787877" table:style-name="ce1">
            <text:p>70787877</text:p>
          </table:table-cell>
          <table:table-cell office:value-type="string" table:style-name="ce3">
            <text:p>2026-02-21 23:26: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1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float" office:value="70787880" table:style-name="ce1">
            <text:p>70787880</text:p>
          </table:table-cell>
          <table:table-cell office:value-type="string" table:style-name="ce3">
            <text:p>2026-02-21 23:27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9" table:style-name="ce1">
            <text:p>1029</text:p>
          </table:table-cell>
          <table:table-cell office:value-type="string" table:style-name="ce3">
            <text:p>21.09.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x</text:p>
          </table:table-cell>
          <table:table-cell table:number-columns-repeated="2" table:style-name="ce1"/>
          <table:table-cell office:value-type="float" office:value="70787886" table:style-name="ce1">
            <text:p>70787886</text:p>
          </table:table-cell>
          <table:table-cell office:value-type="string" table:style-name="ce3">
            <text:p>2026-02-21 23:31:2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1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aëlle</text:p>
          </table:table-cell>
          <table:table-cell table:number-columns-repeated="2" table:style-name="ce1"/>
          <table:table-cell office:value-type="float" office:value="70787865" table:style-name="ce1">
            <text:p>70787865</text:p>
          </table:table-cell>
          <table:table-cell office:value-type="string" table:style-name="ce3">
            <text:p>2026-02-21 23:37: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go</text:p>
          </table:table-cell>
          <table:table-cell table:number-columns-repeated="2" table:style-name="ce1"/>
          <table:table-cell office:value-type="float" office:value="70787945" table:style-name="ce1">
            <text:p>70787945</text:p>
          </table:table-cell>
          <table:table-cell office:value-type="string" table:style-name="ce3">
            <text:p>2026-02-21 23:52: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aud</text:p>
          </table:table-cell>
          <table:table-cell table:number-columns-repeated="2" table:style-name="ce1"/>
          <table:table-cell office:value-type="float" office:value="70787955" table:style-name="ce1">
            <text:p>70787955</text:p>
          </table:table-cell>
          <table:table-cell office:value-type="string" table:style-name="ce3">
            <text:p>2026-02-22 00:00:1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p</text:p>
          </table:table-cell>
          <table:table-cell table:number-columns-repeated="2" table:style-name="ce1"/>
          <table:table-cell office:value-type="float" office:value="70787970" table:style-name="ce1">
            <text:p>70787970</text:p>
          </table:table-cell>
          <table:table-cell office:value-type="string" table:style-name="ce3">
            <text:p>2026-02-22 00:03: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7993" table:style-name="ce1">
            <text:p>70787993</text:p>
          </table:table-cell>
          <table:table-cell office:value-type="string" table:style-name="ce3">
            <text:p>2026-02-22 00:10:0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95" table:style-name="ce1">
            <text:p>1295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87972" table:style-name="ce1">
            <text:p>70787972</text:p>
          </table:table-cell>
          <table:table-cell office:value-type="string" table:style-name="ce3">
            <text:p>2026-02-22 00:11: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2" table:style-name="ce1"/>
          <table:table-cell office:value-type="float" office:value="70787996" table:style-name="ce1">
            <text:p>70787996</text:p>
          </table:table-cell>
          <table:table-cell office:value-type="string" table:style-name="ce3">
            <text:p>2026-02-22 00:11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2" table:style-name="ce1"/>
          <table:table-cell office:value-type="float" office:value="70788042" table:style-name="ce1">
            <text:p>70788042</text:p>
          </table:table-cell>
          <table:table-cell office:value-type="string" table:style-name="ce3">
            <text:p>2026-02-22 00:37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70788104" table:style-name="ce1">
            <text:p>70788104</text:p>
          </table:table-cell>
          <table:table-cell office:value-type="string" table:style-name="ce3">
            <text:p>2026-02-22 01:09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ndon</text:p>
          </table:table-cell>
          <table:table-cell table:number-columns-repeated="2" table:style-name="ce1"/>
          <table:table-cell office:value-type="float" office:value="70788132" table:style-name="ce1">
            <text:p>70788132</text:p>
          </table:table-cell>
          <table:table-cell office:value-type="string" table:style-name="ce3">
            <text:p>2026-02-22 01:24:5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8" table:style-name="ce1">
            <text:p>18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3.04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88156" table:style-name="ce1">
            <text:p>70788156</text:p>
          </table:table-cell>
          <table:table-cell office:value-type="string" table:style-name="ce3">
            <text:p>2026-02-22 01:31: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10/04/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788420" table:style-name="ce1">
            <text:p>70788420</text:p>
          </table:table-cell>
          <table:table-cell office:value-type="string" table:style-name="ce3">
            <text:p>2026-02-22 05:42: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2" table:style-name="ce1">
            <text:p>22</text:p>
          </table:table-cell>
          <table:table-cell office:value-type="float" office:value="4704" table:style-name="ce1">
            <text:p>47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788471" table:style-name="ce1">
            <text:p>70788471</text:p>
          </table:table-cell>
          <table:table-cell office:value-type="string" table:style-name="ce3">
            <text:p>2026-02-22 06:33:00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97" table:style-name="ce1">
            <text:p>1097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88486" table:style-name="ce1">
            <text:p>70788486</text:p>
          </table:table-cell>
          <table:table-cell office:value-type="string" table:style-name="ce3">
            <text:p>2026-02-22 06:46:0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2" table:style-name="ce1">
            <text:p>1092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am</text:p>
          </table:table-cell>
          <table:table-cell table:number-columns-repeated="2" table:style-name="ce1"/>
          <table:table-cell office:value-type="float" office:value="70788536" table:style-name="ce1">
            <text:p>70788536</text:p>
          </table:table-cell>
          <table:table-cell office:value-type="string" table:style-name="ce3">
            <text:p>2026-02-22 07:18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string" table:style-name="ce3">
            <text:p>23.01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wi</text:p>
          </table:table-cell>
          <table:table-cell table:number-columns-repeated="2" table:style-name="ce1"/>
          <table:table-cell office:value-type="float" office:value="70788512" table:style-name="ce1">
            <text:p>70788512</text:p>
          </table:table-cell>
          <table:table-cell office:value-type="string" table:style-name="ce3">
            <text:p>2026-02-22 07:19: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92" table:style-name="ce1">
            <text:p>1092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88539" table:style-name="ce1">
            <text:p>70788539</text:p>
          </table:table-cell>
          <table:table-cell office:value-type="string" table:style-name="ce3">
            <text:p>2026-02-22 07:19:5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anne</text:p>
          </table:table-cell>
          <table:table-cell table:number-columns-repeated="2" table:style-name="ce1"/>
          <table:table-cell office:value-type="float" office:value="70788593" table:style-name="ce1">
            <text:p>70788593</text:p>
          </table:table-cell>
          <table:table-cell office:value-type="string" table:style-name="ce3">
            <text:p>2026-02-22 07:58: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rszula</text:p>
          </table:table-cell>
          <table:table-cell table:number-columns-repeated="2" table:style-name="ce1"/>
          <table:table-cell office:value-type="float" office:value="70788596" table:style-name="ce1">
            <text:p>70788596</text:p>
          </table:table-cell>
          <table:table-cell office:value-type="string" table:style-name="ce3">
            <text:p>2026-02-22 08:00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788660" table:style-name="ce1">
            <text:p>70788660</text:p>
          </table:table-cell>
          <table:table-cell office:value-type="string" table:style-name="ce3">
            <text:p>2026-02-22 08:37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8668" table:style-name="ce1">
            <text:p>70788668</text:p>
          </table:table-cell>
          <table:table-cell office:value-type="string" table:style-name="ce3">
            <text:p>2026-02-22 08:41:2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68" table:style-name="ce1">
            <text:p>1868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788677" table:style-name="ce1">
            <text:p>70788677</text:p>
          </table:table-cell>
          <table:table-cell office:value-type="string" table:style-name="ce3">
            <text:p>2026-02-22 08:49: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</text:p>
          </table:table-cell>
          <table:table-cell table:number-columns-repeated="2" table:style-name="ce1"/>
          <table:table-cell office:value-type="float" office:value="70788685" table:style-name="ce1">
            <text:p>70788685</text:p>
          </table:table-cell>
          <table:table-cell office:value-type="string" table:style-name="ce3">
            <text:p>2026-02-22 08:51:2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mes</text:p>
          </table:table-cell>
          <table:table-cell table:number-columns-repeated="2" table:style-name="ce1"/>
          <table:table-cell office:value-type="float" office:value="70788693" table:style-name="ce1">
            <text:p>70788693</text:p>
          </table:table-cell>
          <table:table-cell office:value-type="string" table:style-name="ce3">
            <text:p>2026-02-22 09:00: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88711" table:style-name="ce1">
            <text:p>70788711</text:p>
          </table:table-cell>
          <table:table-cell office:value-type="string" table:style-name="ce3">
            <text:p>2026-02-22 09:14:5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lotilde</text:p>
          </table:table-cell>
          <table:table-cell table:number-columns-repeated="2" table:style-name="ce1"/>
          <table:table-cell office:value-type="float" office:value="70788787" table:style-name="ce1">
            <text:p>70788787</text:p>
          </table:table-cell>
          <table:table-cell office:value-type="string" table:style-name="ce3">
            <text:p>2026-02-22 09:31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70788866" table:style-name="ce1">
            <text:p>70788866</text:p>
          </table:table-cell>
          <table:table-cell office:value-type="string" table:style-name="ce3">
            <text:p>2026-02-22 09:47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70788868" table:style-name="ce1">
            <text:p>70788868</text:p>
          </table:table-cell>
          <table:table-cell office:value-type="string" table:style-name="ce3">
            <text:p>2026-02-22 09:47:4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1" table:style-name="ce1">
            <text:p>1201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70788881" table:style-name="ce1">
            <text:p>70788881</text:p>
          </table:table-cell>
          <table:table-cell office:value-type="string" table:style-name="ce3">
            <text:p>2026-02-22 09:49: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ma</text:p>
          </table:table-cell>
          <table:table-cell table:number-columns-repeated="2" table:style-name="ce1"/>
          <table:table-cell office:value-type="float" office:value="70788852" table:style-name="ce1">
            <text:p>70788852</text:p>
          </table:table-cell>
          <table:table-cell office:value-type="string" table:style-name="ce3">
            <text:p>2026-02-22 09:50:5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24.10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y</text:p>
          </table:table-cell>
          <table:table-cell table:number-columns-repeated="2" table:style-name="ce1"/>
          <table:table-cell office:value-type="float" office:value="70788893" table:style-name="ce1">
            <text:p>70788893</text:p>
          </table:table-cell>
          <table:table-cell office:value-type="string" table:style-name="ce3">
            <text:p>2026-02-22 09:52:4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lsa</text:p>
          </table:table-cell>
          <table:table-cell table:number-columns-repeated="2" table:style-name="ce1"/>
          <table:table-cell office:value-type="float" office:value="70788895" table:style-name="ce1">
            <text:p>70788895</text:p>
          </table:table-cell>
          <table:table-cell office:value-type="string" table:style-name="ce3">
            <text:p>2026-02-22 09:53: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70788892" table:style-name="ce1">
            <text:p>70788892</text:p>
          </table:table-cell>
          <table:table-cell office:value-type="string" table:style-name="ce3">
            <text:p>2026-02-22 09:53:3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39" table:style-name="ce1">
            <text:p>1239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as</text:p>
          </table:table-cell>
          <table:table-cell table:number-columns-repeated="2" table:style-name="ce1"/>
          <table:table-cell office:value-type="float" office:value="70788912" table:style-name="ce1">
            <text:p>70788912</text:p>
          </table:table-cell>
          <table:table-cell office:value-type="string" table:style-name="ce3">
            <text:p>2026-02-22 10:00:2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2502" table:style-name="ce1">
            <text:p>2502</text:p>
          </table:table-cell>
          <table:table-cell office:value-type="string" table:style-name="ce3">
            <text:p>13.05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70788920" table:style-name="ce1">
            <text:p>70788920</text:p>
          </table:table-cell>
          <table:table-cell office:value-type="string" table:style-name="ce3">
            <text:p>2026-02-22 10:01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8" table:style-name="ce1">
            <text:p>1018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lla</text:p>
          </table:table-cell>
          <table:table-cell table:number-columns-repeated="2" table:style-name="ce1"/>
          <table:table-cell office:value-type="float" office:value="70788917" table:style-name="ce1">
            <text:p>70788917</text:p>
          </table:table-cell>
          <table:table-cell office:value-type="string" table:style-name="ce3">
            <text:p>2026-02-22 10:01: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rica</text:p>
          </table:table-cell>
          <table:table-cell table:number-columns-repeated="2" table:style-name="ce1"/>
          <table:table-cell office:value-type="float" office:value="70788799" table:style-name="ce1">
            <text:p>70788799</text:p>
          </table:table-cell>
          <table:table-cell office:value-type="string" table:style-name="ce3">
            <text:p>2026-02-22 10:02:1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6" table:style-name="ce1">
            <text:p>1006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ona</text:p>
          </table:table-cell>
          <table:table-cell table:number-columns-repeated="2" table:style-name="ce1"/>
          <table:table-cell office:value-type="float" office:value="70788919" table:style-name="ce1">
            <text:p>70788919</text:p>
          </table:table-cell>
          <table:table-cell office:value-type="string" table:style-name="ce3">
            <text:p>2026-02-22 10:02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1" table:style-name="ce1">
            <text:p>1091</text:p>
          </table:table-cell>
          <table:table-cell office:value-type="string" table:style-name="ce3">
            <text:p>29.07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ana</text:p>
          </table:table-cell>
          <table:table-cell table:number-columns-repeated="2" table:style-name="ce1"/>
          <table:table-cell office:value-type="float" office:value="70788988" table:style-name="ce1">
            <text:p>70788988</text:p>
          </table:table-cell>
          <table:table-cell office:value-type="string" table:style-name="ce3">
            <text:p>2026-02-22 10:20:09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ca</text:p>
          </table:table-cell>
          <table:table-cell table:number-columns-repeated="2" table:style-name="ce1"/>
          <table:table-cell office:value-type="float" office:value="70788987" table:style-name="ce1">
            <text:p>70788987</text:p>
          </table:table-cell>
          <table:table-cell office:value-type="string" table:style-name="ce3">
            <text:p>2026-02-22 10:21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a</text:p>
          </table:table-cell>
          <table:table-cell table:number-columns-repeated="2" table:style-name="ce1"/>
          <table:table-cell office:value-type="float" office:value="70789001" table:style-name="ce1">
            <text:p>70789001</text:p>
          </table:table-cell>
          <table:table-cell office:value-type="string" table:style-name="ce3">
            <text:p>2026-02-22 10:25: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25" table:style-name="ce1">
            <text:p>1225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70789003" table:style-name="ce1">
            <text:p>70789003</text:p>
          </table:table-cell>
          <table:table-cell office:value-type="string" table:style-name="ce3">
            <text:p>2026-02-22 10:26:3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22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789011" table:style-name="ce1">
            <text:p>70789011</text:p>
          </table:table-cell>
          <table:table-cell office:value-type="string" table:style-name="ce3">
            <text:p>2026-02-22 10:27: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789008" table:style-name="ce1">
            <text:p>70789008</text:p>
          </table:table-cell>
          <table:table-cell office:value-type="string" table:style-name="ce3">
            <text:p>2026-02-22 10:28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nya</text:p>
          </table:table-cell>
          <table:table-cell table:number-columns-repeated="2" table:style-name="ce1"/>
          <table:table-cell office:value-type="float" office:value="70789017" table:style-name="ce1">
            <text:p>70789017</text:p>
          </table:table-cell>
          <table:table-cell office:value-type="string" table:style-name="ce3">
            <text:p>2026-02-22 10:30:4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37083" table:style-name="ce1">
            <text:p>3708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89005" table:style-name="ce1">
            <text:p>70789005</text:p>
          </table:table-cell>
          <table:table-cell office:value-type="string" table:style-name="ce3">
            <text:p>2026-02-22 10:31: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70789027" table:style-name="ce1">
            <text:p>70789027</text:p>
          </table:table-cell>
          <table:table-cell office:value-type="string" table:style-name="ce3">
            <text:p>2026-02-22 10:32:2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22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etitia</text:p>
          </table:table-cell>
          <table:table-cell table:number-columns-repeated="2" table:style-name="ce1"/>
          <table:table-cell office:value-type="float" office:value="70789030" table:style-name="ce1">
            <text:p>70789030</text:p>
          </table:table-cell>
          <table:table-cell office:value-type="string" table:style-name="ce3">
            <text:p>2026-02-22 10:33:3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70" table:style-name="ce1">
            <text:p>1070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789031" table:style-name="ce1">
            <text:p>70789031</text:p>
          </table:table-cell>
          <table:table-cell office:value-type="string" table:style-name="ce3">
            <text:p>2026-02-22 10:33:5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e</text:p>
          </table:table-cell>
          <table:table-cell table:number-columns-repeated="2" table:style-name="ce1"/>
          <table:table-cell office:value-type="float" office:value="70789034" table:style-name="ce1">
            <text:p>70789034</text:p>
          </table:table-cell>
          <table:table-cell office:value-type="string" table:style-name="ce3">
            <text:p>2026-02-22 10:34:5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45" table:style-name="ce1">
            <text:p>1145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789023" table:style-name="ce1">
            <text:p>70789023</text:p>
          </table:table-cell>
          <table:table-cell office:value-type="string" table:style-name="ce3">
            <text:p>2026-02-22 10:35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70789037" table:style-name="ce1">
            <text:p>70789037</text:p>
          </table:table-cell>
          <table:table-cell office:value-type="string" table:style-name="ce3">
            <text:p>2026-02-22 10:37: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22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ot</text:p>
          </table:table-cell>
          <table:table-cell table:number-columns-repeated="2" table:style-name="ce1"/>
          <table:table-cell office:value-type="float" office:value="70789059" table:style-name="ce1">
            <text:p>70789059</text:p>
          </table:table-cell>
          <table:table-cell office:value-type="string" table:style-name="ce3">
            <text:p>2026-02-22 10:40: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70789067" table:style-name="ce1">
            <text:p>70789067</text:p>
          </table:table-cell>
          <table:table-cell office:value-type="string" table:style-name="ce3">
            <text:p>2026-02-22 10:41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loria</text:p>
          </table:table-cell>
          <table:table-cell table:number-columns-repeated="2" table:style-name="ce1"/>
          <table:table-cell office:value-type="float" office:value="70789092" table:style-name="ce1">
            <text:p>70789092</text:p>
          </table:table-cell>
          <table:table-cell office:value-type="string" table:style-name="ce3">
            <text:p>2026-02-22 10:49: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18" table:style-name="ce1">
            <text:p>1318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hailo</text:p>
          </table:table-cell>
          <table:table-cell table:number-columns-repeated="2" table:style-name="ce1"/>
          <table:table-cell office:value-type="float" office:value="70789093" table:style-name="ce1">
            <text:p>70789093</text:p>
          </table:table-cell>
          <table:table-cell office:value-type="string" table:style-name="ce3">
            <text:p>2026-02-22 10:49:2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89097" table:style-name="ce1">
            <text:p>70789097</text:p>
          </table:table-cell>
          <table:table-cell office:value-type="string" table:style-name="ce3">
            <text:p>2026-02-22 10:52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041" table:style-name="ce1">
            <text:p>1041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stasia</text:p>
          </table:table-cell>
          <table:table-cell table:number-columns-repeated="2" table:style-name="ce1"/>
          <table:table-cell office:value-type="float" office:value="70789103" table:style-name="ce1">
            <text:p>70789103</text:p>
          </table:table-cell>
          <table:table-cell office:value-type="string" table:style-name="ce3">
            <text:p>2026-02-22 10:53: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4" table:style-name="ce1">
            <text:p>1134</text:p>
          </table:table-cell>
          <table:table-cell office:value-type="string" table:style-name="ce3">
            <text:p>01.02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que</text:p>
          </table:table-cell>
          <table:table-cell table:number-columns-repeated="2" table:style-name="ce1"/>
          <table:table-cell office:value-type="float" office:value="70789104" table:style-name="ce1">
            <text:p>70789104</text:p>
          </table:table-cell>
          <table:table-cell office:value-type="string" table:style-name="ce3">
            <text:p>2026-02-22 10:55:5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2" table:style-name="ce1"/>
          <table:table-cell office:value-type="float" office:value="70789138" table:style-name="ce1">
            <text:p>70789138</text:p>
          </table:table-cell>
          <table:table-cell office:value-type="string" table:style-name="ce3">
            <text:p>2026-02-22 10:59: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89112" table:style-name="ce1">
            <text:p>70789112</text:p>
          </table:table-cell>
          <table:table-cell office:value-type="string" table:style-name="ce3">
            <text:p>2026-02-22 10:59: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6" table:style-name="ce1">
            <text:p>126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émie</text:p>
          </table:table-cell>
          <table:table-cell table:number-columns-repeated="2" table:style-name="ce1"/>
          <table:table-cell office:value-type="float" office:value="70789105" table:style-name="ce1">
            <text:p>70789105</text:p>
          </table:table-cell>
          <table:table-cell office:value-type="string" table:style-name="ce3">
            <text:p>2026-02-22 11:01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antha Lucie</text:p>
          </table:table-cell>
          <table:table-cell table:number-columns-repeated="2" table:style-name="ce1"/>
          <table:table-cell office:value-type="float" office:value="70789169" table:style-name="ce1">
            <text:p>70789169</text:p>
          </table:table-cell>
          <table:table-cell office:value-type="string" table:style-name="ce3">
            <text:p>2026-02-22 11:06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80" table:style-name="ce1">
            <text:p>188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os</text:p>
          </table:table-cell>
          <table:table-cell table:number-columns-repeated="2" table:style-name="ce1"/>
          <table:table-cell office:value-type="float" office:value="70789188" table:style-name="ce1">
            <text:p>70789188</text:p>
          </table:table-cell>
          <table:table-cell office:value-type="string" table:style-name="ce3">
            <text:p>2026-02-22 11:11:0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a</text:p>
          </table:table-cell>
          <table:table-cell table:number-columns-repeated="2" table:style-name="ce1"/>
          <table:table-cell office:value-type="float" office:value="70789210" table:style-name="ce1">
            <text:p>70789210</text:p>
          </table:table-cell>
          <table:table-cell office:value-type="string" table:style-name="ce3">
            <text:p>2026-02-22 11:18: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5/06/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89260" table:style-name="ce1">
            <text:p>70789260</text:p>
          </table:table-cell>
          <table:table-cell office:value-type="string" table:style-name="ce3">
            <text:p>2026-02-22 11:27:0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8" table:style-name="ce1">
            <text:p>1038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70789275" table:style-name="ce1">
            <text:p>70789275</text:p>
          </table:table-cell>
          <table:table-cell office:value-type="string" table:style-name="ce3">
            <text:p>2026-02-22 11:30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789295" table:style-name="ce1">
            <text:p>70789295</text:p>
          </table:table-cell>
          <table:table-cell office:value-type="string" table:style-name="ce3">
            <text:p>2026-02-22 11:38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ea</text:p>
          </table:table-cell>
          <table:table-cell table:number-columns-repeated="2" table:style-name="ce1"/>
          <table:table-cell office:value-type="float" office:value="70789297" table:style-name="ce1">
            <text:p>70789297</text:p>
          </table:table-cell>
          <table:table-cell office:value-type="string" table:style-name="ce3">
            <text:p>2026-02-22 11:41:5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0" table:style-name="ce1">
            <text:p>10</text:p>
          </table:table-cell>
          <table:table-cell office:value-type="float" office:value="1004" table:style-name="ce1">
            <text:p>1004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gnebin-de Bons</text:p>
          </table:table-cell>
          <table:table-cell table:number-columns-repeated="2" table:style-name="ce1"/>
          <table:table-cell office:value-type="float" office:value="70789316" table:style-name="ce1">
            <text:p>70789316</text:p>
          </table:table-cell>
          <table:table-cell office:value-type="string" table:style-name="ce3">
            <text:p>2026-02-22 11:42:3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854" table:style-name="ce1">
            <text:p>1854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a</text:p>
          </table:table-cell>
          <table:table-cell table:number-columns-repeated="2" table:style-name="ce1"/>
          <table:table-cell office:value-type="float" office:value="70789268" table:style-name="ce1">
            <text:p>70789268</text:p>
          </table:table-cell>
          <table:table-cell office:value-type="string" table:style-name="ce3">
            <text:p>2026-02-22 11:45: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5/06/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70789325" table:style-name="ce1">
            <text:p>70789325</text:p>
          </table:table-cell>
          <table:table-cell office:value-type="string" table:style-name="ce3">
            <text:p>2026-02-22 11:46:2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nuelle</text:p>
          </table:table-cell>
          <table:table-cell table:number-columns-repeated="2" table:style-name="ce1"/>
          <table:table-cell office:value-type="float" office:value="70789323" table:style-name="ce1">
            <text:p>70789323</text:p>
          </table:table-cell>
          <table:table-cell office:value-type="string" table:style-name="ce3">
            <text:p>2026-02-22 11:49: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89342" table:style-name="ce1">
            <text:p>70789342</text:p>
          </table:table-cell>
          <table:table-cell office:value-type="string" table:style-name="ce3">
            <text:p>2026-02-22 11:51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41" table:style-name="ce1">
            <text:p>1041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ouk</text:p>
          </table:table-cell>
          <table:table-cell table:number-columns-repeated="2" table:style-name="ce1"/>
          <table:table-cell office:value-type="float" office:value="70789353" table:style-name="ce1">
            <text:p>70789353</text:p>
          </table:table-cell>
          <table:table-cell office:value-type="string" table:style-name="ce3">
            <text:p>2026-02-22 11:55: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9" table:style-name="ce1">
            <text:p>1209</text:p>
          </table:table-cell>
          <table:table-cell office:value-type="string" table:style-name="ce3">
            <text:p>27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89356" table:style-name="ce1">
            <text:p>70789356</text:p>
          </table:table-cell>
          <table:table-cell office:value-type="string" table:style-name="ce3">
            <text:p>2026-02-22 11:55:3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kas</text:p>
          </table:table-cell>
          <table:table-cell table:number-columns-repeated="2" table:style-name="ce1"/>
          <table:table-cell office:value-type="float" office:value="70789293" table:style-name="ce1">
            <text:p>70789293</text:p>
          </table:table-cell>
          <table:table-cell office:value-type="string" table:style-name="ce3">
            <text:p>2026-02-22 11:57: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lliger</text:p>
          </table:table-cell>
          <table:table-cell table:number-columns-repeated="2" table:style-name="ce1"/>
          <table:table-cell office:value-type="float" office:value="70789394" table:style-name="ce1">
            <text:p>70789394</text:p>
          </table:table-cell>
          <table:table-cell office:value-type="string" table:style-name="ce3">
            <text:p>2026-02-22 12:05: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3007" table:style-name="ce1">
            <text:p>3007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70789411" table:style-name="ce1">
            <text:p>70789411</text:p>
          </table:table-cell>
          <table:table-cell office:value-type="string" table:style-name="ce3">
            <text:p>2026-02-22 12:08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6" table:style-name="ce1">
            <text:p>126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70789434" table:style-name="ce1">
            <text:p>70789434</text:p>
          </table:table-cell>
          <table:table-cell office:value-type="string" table:style-name="ce3">
            <text:p>2026-02-22 12:15: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6" table:style-name="ce1">
            <text:p>1136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lwen</text:p>
          </table:table-cell>
          <table:table-cell table:number-columns-repeated="2" table:style-name="ce1"/>
          <table:table-cell office:value-type="float" office:value="70789444" table:style-name="ce1">
            <text:p>70789444</text:p>
          </table:table-cell>
          <table:table-cell office:value-type="string" table:style-name="ce3">
            <text:p>2026-02-22 12:21: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a</text:p>
          </table:table-cell>
          <table:table-cell table:number-columns-repeated="2" table:style-name="ce1"/>
          <table:table-cell office:value-type="float" office:value="70789466" table:style-name="ce1">
            <text:p>70789466</text:p>
          </table:table-cell>
          <table:table-cell office:value-type="string" table:style-name="ce3">
            <text:p>2026-02-22 12:24:4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2" table:style-name="ce1"/>
          <table:table-cell office:value-type="float" office:value="70789472" table:style-name="ce1">
            <text:p>70789472</text:p>
          </table:table-cell>
          <table:table-cell office:value-type="string" table:style-name="ce3">
            <text:p>2026-02-22 12:24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348" table:style-name="ce1">
            <text:p>134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89468" table:style-name="ce1">
            <text:p>70789468</text:p>
          </table:table-cell>
          <table:table-cell office:value-type="string" table:style-name="ce3">
            <text:p>2026-02-22 12:26: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0" table:style-name="ce1">
            <text:p>180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789478" table:style-name="ce1">
            <text:p>70789478</text:p>
          </table:table-cell>
          <table:table-cell office:value-type="string" table:style-name="ce3">
            <text:p>2026-02-22 12:26:5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91" table:style-name="ce1">
            <text:p>1091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Ömer Kan</text:p>
          </table:table-cell>
          <table:table-cell table:number-columns-repeated="2" table:style-name="ce1"/>
          <table:table-cell office:value-type="float" office:value="70789505" table:style-name="ce1">
            <text:p>70789505</text:p>
          </table:table-cell>
          <table:table-cell office:value-type="string" table:style-name="ce3">
            <text:p>2026-02-22 12:32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17" table:style-name="ce1">
            <text:p>1217</text:p>
          </table:table-cell>
          <table:table-cell office:value-type="string" table:style-name="ce3">
            <text:p>14.02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a</text:p>
          </table:table-cell>
          <table:table-cell table:number-columns-repeated="2" table:style-name="ce1"/>
          <table:table-cell office:value-type="float" office:value="70789501" table:style-name="ce1">
            <text:p>70789501</text:p>
          </table:table-cell>
          <table:table-cell office:value-type="string" table:style-name="ce3">
            <text:p>2026-02-22 12:32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89511" table:style-name="ce1">
            <text:p>70789511</text:p>
          </table:table-cell>
          <table:table-cell office:value-type="string" table:style-name="ce3">
            <text:p>2026-02-22 12:34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5" table:style-name="ce1">
            <text:p>1295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Marc</text:p>
          </table:table-cell>
          <table:table-cell table:number-columns-repeated="2" table:style-name="ce1"/>
          <table:table-cell office:value-type="float" office:value="70789526" table:style-name="ce1">
            <text:p>70789526</text:p>
          </table:table-cell>
          <table:table-cell office:value-type="string" table:style-name="ce3">
            <text:p>2026-02-22 12:41:4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31.08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lini</text:p>
          </table:table-cell>
          <table:table-cell table:number-columns-repeated="2" table:style-name="ce1"/>
          <table:table-cell office:value-type="float" office:value="70789555" table:style-name="ce1">
            <text:p>70789555</text:p>
          </table:table-cell>
          <table:table-cell office:value-type="string" table:style-name="ce3">
            <text:p>2026-02-22 12:52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03/09/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cha</text:p>
          </table:table-cell>
          <table:table-cell table:number-columns-repeated="2" table:style-name="ce1"/>
          <table:table-cell office:value-type="float" office:value="70789591" table:style-name="ce1">
            <text:p>70789591</text:p>
          </table:table-cell>
          <table:table-cell office:value-type="string" table:style-name="ce3">
            <text:p>2026-02-22 12:58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2.03.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ieke</text:p>
          </table:table-cell>
          <table:table-cell table:number-columns-repeated="2" table:style-name="ce1"/>
          <table:table-cell office:value-type="float" office:value="70789592" table:style-name="ce1">
            <text:p>70789592</text:p>
          </table:table-cell>
          <table:table-cell office:value-type="string" table:style-name="ce3">
            <text:p>2026-02-22 12:59: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inath</text:p>
          </table:table-cell>
          <table:table-cell table:number-columns-repeated="2" table:style-name="ce1"/>
          <table:table-cell office:value-type="float" office:value="70789612" table:style-name="ce1">
            <text:p>70789612</text:p>
          </table:table-cell>
          <table:table-cell office:value-type="string" table:style-name="ce3">
            <text:p>2026-02-22 13:04: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a</text:p>
          </table:table-cell>
          <table:table-cell table:number-columns-repeated="2" table:style-name="ce1"/>
          <table:table-cell office:value-type="float" office:value="70789627" table:style-name="ce1">
            <text:p>70789627</text:p>
          </table:table-cell>
          <table:table-cell office:value-type="string" table:style-name="ce3">
            <text:p>2026-02-22 13:08:0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89646" table:style-name="ce1">
            <text:p>70789646</text:p>
          </table:table-cell>
          <table:table-cell office:value-type="string" table:style-name="ce3">
            <text:p>2026-02-22 13:14:3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14" table:style-name="ce1">
            <text:p>1814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onard</text:p>
          </table:table-cell>
          <table:table-cell table:number-columns-repeated="2" table:style-name="ce1"/>
          <table:table-cell office:value-type="float" office:value="70789647" table:style-name="ce1">
            <text:p>70789647</text:p>
          </table:table-cell>
          <table:table-cell office:value-type="string" table:style-name="ce3">
            <text:p>2026-02-22 13:15:4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ubhuti</text:p>
          </table:table-cell>
          <table:table-cell table:number-columns-repeated="2" table:style-name="ce1"/>
          <table:table-cell office:value-type="float" office:value="70789578" table:style-name="ce1">
            <text:p>70789578</text:p>
          </table:table-cell>
          <table:table-cell office:value-type="string" table:style-name="ce3">
            <text:p>2026-02-22 13:16: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antos</text:p>
          </table:table-cell>
          <table:table-cell table:number-columns-repeated="2" table:style-name="ce1"/>
          <table:table-cell office:value-type="float" office:value="70789687" table:style-name="ce1">
            <text:p>70789687</text:p>
          </table:table-cell>
          <table:table-cell office:value-type="string" table:style-name="ce3">
            <text:p>2026-02-22 13:27:4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789699" table:style-name="ce1">
            <text:p>70789699</text:p>
          </table:table-cell>
          <table:table-cell office:value-type="string" table:style-name="ce3">
            <text:p>2026-02-22 13:2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oia</text:p>
          </table:table-cell>
          <table:table-cell table:number-columns-repeated="2" table:style-name="ce1"/>
          <table:table-cell office:value-type="float" office:value="70789718" table:style-name="ce1">
            <text:p>70789718</text:p>
          </table:table-cell>
          <table:table-cell office:value-type="string" table:style-name="ce3">
            <text:p>2026-02-22 13:31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string" table:style-name="ce3">
            <text:p>01.06.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</text:p>
          </table:table-cell>
          <table:table-cell table:number-columns-repeated="2" table:style-name="ce1"/>
          <table:table-cell office:value-type="float" office:value="70789677" table:style-name="ce1">
            <text:p>70789677</text:p>
          </table:table-cell>
          <table:table-cell office:value-type="string" table:style-name="ce3">
            <text:p>2026-02-22 13:38:1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o</text:p>
          </table:table-cell>
          <table:table-cell table:number-columns-repeated="2" table:style-name="ce1"/>
          <table:table-cell office:value-type="float" office:value="70789756" table:style-name="ce1">
            <text:p>70789756</text:p>
          </table:table-cell>
          <table:table-cell office:value-type="string" table:style-name="ce3">
            <text:p>2026-02-22 13:44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147" table:style-name="ce1">
            <text:p>1147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ichard</text:p>
          </table:table-cell>
          <table:table-cell table:number-columns-repeated="2" table:style-name="ce1"/>
          <table:table-cell office:value-type="float" office:value="70789769" table:style-name="ce1">
            <text:p>70789769</text:p>
          </table:table-cell>
          <table:table-cell office:value-type="string" table:style-name="ce3">
            <text:p>2026-02-22 13:45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70789728" table:style-name="ce1">
            <text:p>70789728</text:p>
          </table:table-cell>
          <table:table-cell office:value-type="string" table:style-name="ce3">
            <text:p>2026-02-22 13:48:4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o</text:p>
          </table:table-cell>
          <table:table-cell table:number-columns-repeated="2" table:style-name="ce1"/>
          <table:table-cell office:value-type="float" office:value="70789781" table:style-name="ce1">
            <text:p>70789781</text:p>
          </table:table-cell>
          <table:table-cell office:value-type="string" table:style-name="ce3">
            <text:p>2026-02-22 13:50: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147" table:style-name="ce1">
            <text:p>1147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inne</text:p>
          </table:table-cell>
          <table:table-cell table:number-columns-repeated="2" table:style-name="ce1"/>
          <table:table-cell office:value-type="float" office:value="70789688" table:style-name="ce1">
            <text:p>70789688</text:p>
          </table:table-cell>
          <table:table-cell office:value-type="string" table:style-name="ce3">
            <text:p>2026-02-22 13:52:2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esca</text:p>
          </table:table-cell>
          <table:table-cell table:number-columns-repeated="2" table:style-name="ce1"/>
          <table:table-cell office:value-type="float" office:value="70789813" table:style-name="ce1">
            <text:p>70789813</text:p>
          </table:table-cell>
          <table:table-cell office:value-type="string" table:style-name="ce3">
            <text:p>2026-02-22 13:57:0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08/01/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aël</text:p>
          </table:table-cell>
          <table:table-cell table:number-columns-repeated="2" table:style-name="ce1"/>
          <table:table-cell office:value-type="float" office:value="70789829" table:style-name="ce1">
            <text:p>70789829</text:p>
          </table:table-cell>
          <table:table-cell office:value-type="string" table:style-name="ce3">
            <text:p>2026-02-22 13:59:2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323" table:style-name="ce1">
            <text:p>1323</text:p>
          </table:table-cell>
          <table:table-cell office:value-type="string" table:style-name="ce3">
            <text:p>21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789831" table:style-name="ce1">
            <text:p>70789831</text:p>
          </table:table-cell>
          <table:table-cell office:value-type="string" table:style-name="ce3">
            <text:p>2026-02-22 13:59: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3" table:style-name="ce1">
            <text:p>1203</text:p>
          </table:table-cell>
          <table:table-cell office:value-type="string" table:style-name="ce3">
            <text:p>29.12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89816" table:style-name="ce1">
            <text:p>70789816</text:p>
          </table:table-cell>
          <table:table-cell office:value-type="string" table:style-name="ce3">
            <text:p>2026-02-22 13:59: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74500" table:style-name="ce1">
            <text:p>7450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789858" table:style-name="ce1">
            <text:p>70789858</text:p>
          </table:table-cell>
          <table:table-cell office:value-type="string" table:style-name="ce3">
            <text:p>2026-02-22 14:05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789866" table:style-name="ce1">
            <text:p>70789866</text:p>
          </table:table-cell>
          <table:table-cell office:value-type="string" table:style-name="ce3">
            <text:p>2026-02-22 14:07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789824" table:style-name="ce1">
            <text:p>70789824</text:p>
          </table:table-cell>
          <table:table-cell office:value-type="string" table:style-name="ce3">
            <text:p>2026-02-22 14:08: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789876" table:style-name="ce1">
            <text:p>70789876</text:p>
          </table:table-cell>
          <table:table-cell office:value-type="string" table:style-name="ce3">
            <text:p>2026-02-22 14:09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789952" table:style-name="ce1">
            <text:p>70789952</text:p>
          </table:table-cell>
          <table:table-cell office:value-type="string" table:style-name="ce3">
            <text:p>2026-02-22 14:09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789954" table:style-name="ce1">
            <text:p>70789954</text:p>
          </table:table-cell>
          <table:table-cell office:value-type="string" table:style-name="ce3">
            <text:p>2026-02-22 14:10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70789958" table:style-name="ce1">
            <text:p>70789958</text:p>
          </table:table-cell>
          <table:table-cell office:value-type="string" table:style-name="ce3">
            <text:p>2026-02-22 14:13:1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rome</text:p>
          </table:table-cell>
          <table:table-cell table:number-columns-repeated="2" table:style-name="ce1"/>
          <table:table-cell office:value-type="float" office:value="70790026" table:style-name="ce1">
            <text:p>70790026</text:p>
          </table:table-cell>
          <table:table-cell office:value-type="string" table:style-name="ce3">
            <text:p>2026-02-22 14:21: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70790042" table:style-name="ce1">
            <text:p>70790042</text:p>
          </table:table-cell>
          <table:table-cell office:value-type="string" table:style-name="ce3">
            <text:p>2026-02-22 14:24: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çois-Louis</text:p>
          </table:table-cell>
          <table:table-cell table:number-columns-repeated="2" table:style-name="ce1"/>
          <table:table-cell office:value-type="float" office:value="70790048" table:style-name="ce1">
            <text:p>70790048</text:p>
          </table:table-cell>
          <table:table-cell office:value-type="string" table:style-name="ce3">
            <text:p>2026-02-22 14:28:0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4" table:style-name="ce1">
            <text:p>109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cha</text:p>
          </table:table-cell>
          <table:table-cell table:number-columns-repeated="2" table:style-name="ce1"/>
          <table:table-cell office:value-type="float" office:value="70790063" table:style-name="ce1">
            <text:p>70790063</text:p>
          </table:table-cell>
          <table:table-cell office:value-type="string" table:style-name="ce3">
            <text:p>2026-02-22 14:29: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7.04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70790067" table:style-name="ce1">
            <text:p>70790067</text:p>
          </table:table-cell>
          <table:table-cell office:value-type="string" table:style-name="ce3">
            <text:p>2026-02-22 14:29: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6" table:style-name="ce1">
            <text:p>1136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790056" table:style-name="ce1">
            <text:p>70790056</text:p>
          </table:table-cell>
          <table:table-cell office:value-type="string" table:style-name="ce3">
            <text:p>2026-02-22 14:30:2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4" table:style-name="ce1">
            <text:p>4</text:p>
          </table:table-cell>
          <table:table-cell office:value-type="float" office:value="2000" table:style-name="ce1">
            <text:p>2000</text:p>
          </table:table-cell>
          <table:table-cell office:value-type="string" table:style-name="ce3">
            <text:p>06.12.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90076" table:style-name="ce1">
            <text:p>70790076</text:p>
          </table:table-cell>
          <table:table-cell office:value-type="string" table:style-name="ce3">
            <text:p>2026-02-22 14:37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2035" table:style-name="ce1">
            <text:p>2035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70790069" table:style-name="ce1">
            <text:p>70790069</text:p>
          </table:table-cell>
          <table:table-cell office:value-type="string" table:style-name="ce3">
            <text:p>2026-02-22 14:44:3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9" table:style-name="ce1">
            <text:p>9</text:p>
          </table:table-cell>
          <table:table-cell office:value-type="float" office:value="1807" table:style-name="ce1">
            <text:p>1807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790247" table:style-name="ce1">
            <text:p>70790247</text:p>
          </table:table-cell>
          <table:table-cell office:value-type="string" table:style-name="ce3">
            <text:p>2026-02-22 14:55:2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6.11.19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790280" table:style-name="ce1">
            <text:p>70790280</text:p>
          </table:table-cell>
          <table:table-cell office:value-type="string" table:style-name="ce3">
            <text:p>2026-02-22 15:00: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6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790301" table:style-name="ce1">
            <text:p>70790301</text:p>
          </table:table-cell>
          <table:table-cell office:value-type="string" table:style-name="ce3">
            <text:p>2026-02-22 15:08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x</text:p>
          </table:table-cell>
          <table:table-cell table:number-columns-repeated="2" table:style-name="ce1"/>
          <table:table-cell office:value-type="float" office:value="70790335" table:style-name="ce1">
            <text:p>70790335</text:p>
          </table:table-cell>
          <table:table-cell office:value-type="string" table:style-name="ce3">
            <text:p>2026-02-22 15:15:3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1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90350" table:style-name="ce1">
            <text:p>70790350</text:p>
          </table:table-cell>
          <table:table-cell office:value-type="string" table:style-name="ce3">
            <text:p>2026-02-22 15:21: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90364" table:style-name="ce1">
            <text:p>70790364</text:p>
          </table:table-cell>
          <table:table-cell office:value-type="string" table:style-name="ce3">
            <text:p>2026-02-22 15:27:5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90366" table:style-name="ce1">
            <text:p>70790366</text:p>
          </table:table-cell>
          <table:table-cell office:value-type="string" table:style-name="ce3">
            <text:p>2026-02-22 15:28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nuelle</text:p>
          </table:table-cell>
          <table:table-cell table:number-columns-repeated="2" table:style-name="ce1"/>
          <table:table-cell office:value-type="float" office:value="70790352" table:style-name="ce1">
            <text:p>70790352</text:p>
          </table:table-cell>
          <table:table-cell office:value-type="string" table:style-name="ce3">
            <text:p>2026-02-22 15:32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du</text:p>
          </table:table-cell>
          <table:table-cell table:number-columns-repeated="2" table:style-name="ce1"/>
          <table:table-cell office:value-type="float" office:value="70790377" table:style-name="ce1">
            <text:p>70790377</text:p>
          </table:table-cell>
          <table:table-cell office:value-type="string" table:style-name="ce3">
            <text:p>2026-02-22 15:33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25.08.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ël</text:p>
          </table:table-cell>
          <table:table-cell table:number-columns-repeated="2" table:style-name="ce1"/>
          <table:table-cell office:value-type="float" office:value="70790386" table:style-name="ce1">
            <text:p>70790386</text:p>
          </table:table-cell>
          <table:table-cell office:value-type="string" table:style-name="ce3">
            <text:p>2026-02-22 15:33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790427" table:style-name="ce1">
            <text:p>70790427</text:p>
          </table:table-cell>
          <table:table-cell office:value-type="string" table:style-name="ce3">
            <text:p>2026-02-22 15:44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0790441" table:style-name="ce1">
            <text:p>70790441</text:p>
          </table:table-cell>
          <table:table-cell office:value-type="string" table:style-name="ce3">
            <text:p>2026-02-22 15:47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90452" table:style-name="ce1">
            <text:p>70790452</text:p>
          </table:table-cell>
          <table:table-cell office:value-type="string" table:style-name="ce3">
            <text:p>2026-02-22 15:50: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790484" table:style-name="ce1">
            <text:p>70790484</text:p>
          </table:table-cell>
          <table:table-cell office:value-type="string" table:style-name="ce3">
            <text:p>2026-02-22 16:05:5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a</text:p>
          </table:table-cell>
          <table:table-cell table:number-columns-repeated="2" table:style-name="ce1"/>
          <table:table-cell office:value-type="float" office:value="70790522" table:style-name="ce1">
            <text:p>70790522</text:p>
          </table:table-cell>
          <table:table-cell office:value-type="string" table:style-name="ce3">
            <text:p>2026-02-22 16:05:5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ureane</text:p>
          </table:table-cell>
          <table:table-cell table:number-columns-repeated="2" table:style-name="ce1"/>
          <table:table-cell office:value-type="float" office:value="70790515" table:style-name="ce1">
            <text:p>70790515</text:p>
          </table:table-cell>
          <table:table-cell office:value-type="string" table:style-name="ce3">
            <text:p>2026-02-22 16:07:4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110" table:style-name="ce1">
            <text:p>111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ddi</text:p>
          </table:table-cell>
          <table:table-cell table:number-columns-repeated="2" table:style-name="ce1"/>
          <table:table-cell office:value-type="float" office:value="70790538" table:style-name="ce1">
            <text:p>70790538</text:p>
          </table:table-cell>
          <table:table-cell office:value-type="string" table:style-name="ce3">
            <text:p>2026-02-22 16:11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790551" table:style-name="ce1">
            <text:p>70790551</text:p>
          </table:table-cell>
          <table:table-cell office:value-type="string" table:style-name="ce3">
            <text:p>2026-02-22 16:12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os</text:p>
          </table:table-cell>
          <table:table-cell table:number-columns-repeated="2" table:style-name="ce1"/>
          <table:table-cell office:value-type="float" office:value="70790560" table:style-name="ce1">
            <text:p>70790560</text:p>
          </table:table-cell>
          <table:table-cell office:value-type="string" table:style-name="ce3">
            <text:p>2026-02-22 16:15: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70790539" table:style-name="ce1">
            <text:p>70790539</text:p>
          </table:table-cell>
          <table:table-cell office:value-type="string" table:style-name="ce3">
            <text:p>2026-02-22 16:17: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790583" table:style-name="ce1">
            <text:p>70790583</text:p>
          </table:table-cell>
          <table:table-cell office:value-type="string" table:style-name="ce3">
            <text:p>2026-02-22 16:23: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wendoline</text:p>
          </table:table-cell>
          <table:table-cell table:number-columns-repeated="2" table:style-name="ce1"/>
          <table:table-cell office:value-type="float" office:value="70790599" table:style-name="ce1">
            <text:p>70790599</text:p>
          </table:table-cell>
          <table:table-cell office:value-type="string" table:style-name="ce3">
            <text:p>2026-02-22 16:27:4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790604" table:style-name="ce1">
            <text:p>70790604</text:p>
          </table:table-cell>
          <table:table-cell office:value-type="string" table:style-name="ce3">
            <text:p>2026-02-22 16:28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90607" table:style-name="ce1">
            <text:p>70790607</text:p>
          </table:table-cell>
          <table:table-cell office:value-type="string" table:style-name="ce3">
            <text:p>2026-02-22 16:29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90605" table:style-name="ce1">
            <text:p>70790605</text:p>
          </table:table-cell>
          <table:table-cell office:value-type="string" table:style-name="ce3">
            <text:p>2026-02-22 16:30: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70790638" table:style-name="ce1">
            <text:p>70790638</text:p>
          </table:table-cell>
          <table:table-cell office:value-type="string" table:style-name="ce3">
            <text:p>2026-02-22 16:43: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70790654" table:style-name="ce1">
            <text:p>70790654</text:p>
          </table:table-cell>
          <table:table-cell office:value-type="string" table:style-name="ce3">
            <text:p>2026-02-22 16:46: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820" table:style-name="ce1">
            <text:p>182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</text:p>
          </table:table-cell>
          <table:table-cell table:number-columns-repeated="2" table:style-name="ce1"/>
          <table:table-cell office:value-type="float" office:value="70790685" table:style-name="ce1">
            <text:p>70790685</text:p>
          </table:table-cell>
          <table:table-cell office:value-type="string" table:style-name="ce3">
            <text:p>2026-02-22 16:46: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07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90677" table:style-name="ce1">
            <text:p>70790677</text:p>
          </table:table-cell>
          <table:table-cell office:value-type="string" table:style-name="ce3">
            <text:p>2026-02-22 16:47: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s</text:p>
          </table:table-cell>
          <table:table-cell table:number-columns-repeated="2" table:style-name="ce1"/>
          <table:table-cell office:value-type="float" office:value="70790704" table:style-name="ce1">
            <text:p>70790704</text:p>
          </table:table-cell>
          <table:table-cell office:value-type="string" table:style-name="ce3">
            <text:p>2026-02-22 16:53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s</text:p>
          </table:table-cell>
          <table:table-cell table:number-columns-repeated="2" table:style-name="ce1"/>
          <table:table-cell office:value-type="float" office:value="70790723" table:style-name="ce1">
            <text:p>70790723</text:p>
          </table:table-cell>
          <table:table-cell office:value-type="string" table:style-name="ce3">
            <text:p>2026-02-22 16:57: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bastien</text:p>
          </table:table-cell>
          <table:table-cell table:number-columns-repeated="2" table:style-name="ce1"/>
          <table:table-cell office:value-type="float" office:value="70790732" table:style-name="ce1">
            <text:p>70790732</text:p>
          </table:table-cell>
          <table:table-cell office:value-type="string" table:style-name="ce3">
            <text:p>2026-02-22 16:58:2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1" table:style-name="ce1">
            <text:p>1091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70790747" table:style-name="ce1">
            <text:p>70790747</text:p>
          </table:table-cell>
          <table:table-cell office:value-type="string" table:style-name="ce3">
            <text:p>2026-02-22 17:00: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nas</text:p>
          </table:table-cell>
          <table:table-cell table:number-columns-repeated="2" table:style-name="ce1"/>
          <table:table-cell office:value-type="float" office:value="70790780" table:style-name="ce1">
            <text:p>70790780</text:p>
          </table:table-cell>
          <table:table-cell office:value-type="string" table:style-name="ce3">
            <text:p>2026-02-22 17:08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avien</text:p>
          </table:table-cell>
          <table:table-cell table:number-columns-repeated="2" table:style-name="ce1"/>
          <table:table-cell office:value-type="float" office:value="70790783" table:style-name="ce1">
            <text:p>70790783</text:p>
          </table:table-cell>
          <table:table-cell office:value-type="string" table:style-name="ce3">
            <text:p>2026-02-22 17:08:4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81" table:style-name="ce1">
            <text:p>1681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790791" table:style-name="ce1">
            <text:p>70790791</text:p>
          </table:table-cell>
          <table:table-cell office:value-type="string" table:style-name="ce3">
            <text:p>2026-02-22 17:11:0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10" table:style-name="ce1">
            <text:p>1110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an</text:p>
          </table:table-cell>
          <table:table-cell table:number-columns-repeated="2" table:style-name="ce1"/>
          <table:table-cell office:value-type="float" office:value="70790809" table:style-name="ce1">
            <text:p>70790809</text:p>
          </table:table-cell>
          <table:table-cell office:value-type="string" table:style-name="ce3">
            <text:p>2026-02-22 17:17:1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146" table:style-name="ce1">
            <text:p>1146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90833" table:style-name="ce1">
            <text:p>70790833</text:p>
          </table:table-cell>
          <table:table-cell office:value-type="string" table:style-name="ce3">
            <text:p>2026-02-22 17:24:2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790844" table:style-name="ce1">
            <text:p>70790844</text:p>
          </table:table-cell>
          <table:table-cell office:value-type="string" table:style-name="ce3">
            <text:p>2026-02-22 17:26: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50" table:style-name="ce1">
            <text:p>195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grid</text:p>
          </table:table-cell>
          <table:table-cell table:number-columns-repeated="2" table:style-name="ce1"/>
          <table:table-cell office:value-type="float" office:value="70790863" table:style-name="ce1">
            <text:p>70790863</text:p>
          </table:table-cell>
          <table:table-cell office:value-type="string" table:style-name="ce3">
            <text:p>2026-02-22 17:30:3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061" table:style-name="ce1">
            <text:p>10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stine</text:p>
          </table:table-cell>
          <table:table-cell table:number-columns-repeated="2" table:style-name="ce1"/>
          <table:table-cell office:value-type="float" office:value="70790902" table:style-name="ce1">
            <text:p>70790902</text:p>
          </table:table-cell>
          <table:table-cell office:value-type="string" table:style-name="ce3">
            <text:p>2026-02-22 17:43: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o</text:p>
          </table:table-cell>
          <table:table-cell table:number-columns-repeated="2" table:style-name="ce1"/>
          <table:table-cell office:value-type="float" office:value="70790931" table:style-name="ce1">
            <text:p>70790931</text:p>
          </table:table-cell>
          <table:table-cell office:value-type="string" table:style-name="ce3">
            <text:p>2026-02-22 17:48:3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anuela</text:p>
          </table:table-cell>
          <table:table-cell table:number-columns-repeated="2" table:style-name="ce1"/>
          <table:table-cell office:value-type="float" office:value="70790928" table:style-name="ce1">
            <text:p>70790928</text:p>
          </table:table-cell>
          <table:table-cell office:value-type="string" table:style-name="ce3">
            <text:p>2026-02-22 17:51:4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12" table:style-name="ce1">
            <text:p>1012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790952" table:style-name="ce1">
            <text:p>70790952</text:p>
          </table:table-cell>
          <table:table-cell office:value-type="string" table:style-name="ce3">
            <text:p>2026-02-22 17:53:3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90984" table:style-name="ce1">
            <text:p>70790984</text:p>
          </table:table-cell>
          <table:table-cell office:value-type="string" table:style-name="ce3">
            <text:p>2026-02-22 18:01: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91013" table:style-name="ce1">
            <text:p>70791013</text:p>
          </table:table-cell>
          <table:table-cell office:value-type="string" table:style-name="ce3">
            <text:p>2026-02-22 18:07:4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6" table:style-name="ce1">
            <text:p>180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éo</text:p>
          </table:table-cell>
          <table:table-cell table:number-columns-repeated="2" table:style-name="ce1"/>
          <table:table-cell office:value-type="float" office:value="70790942" table:style-name="ce1">
            <text:p>70790942</text:p>
          </table:table-cell>
          <table:table-cell office:value-type="string" table:style-name="ce3">
            <text:p>2026-02-22 18:08:3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a</text:p>
          </table:table-cell>
          <table:table-cell table:number-columns-repeated="2" table:style-name="ce1"/>
          <table:table-cell office:value-type="float" office:value="70791025" table:style-name="ce1">
            <text:p>70791025</text:p>
          </table:table-cell>
          <table:table-cell office:value-type="string" table:style-name="ce3">
            <text:p>2026-02-22 18:11:5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91029" table:style-name="ce1">
            <text:p>70791029</text:p>
          </table:table-cell>
          <table:table-cell office:value-type="string" table:style-name="ce3">
            <text:p>2026-02-22 18:12: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800" table:style-name="ce1">
            <text:p>180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70791028" table:style-name="ce1">
            <text:p>70791028</text:p>
          </table:table-cell>
          <table:table-cell office:value-type="string" table:style-name="ce3">
            <text:p>2026-02-22 18:14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8400" table:style-name="ce1">
            <text:p>840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91034" table:style-name="ce1">
            <text:p>70791034</text:p>
          </table:table-cell>
          <table:table-cell office:value-type="string" table:style-name="ce3">
            <text:p>2026-02-22 18:18:2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6" table:style-name="ce1">
            <text:p>180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na</text:p>
          </table:table-cell>
          <table:table-cell table:number-columns-repeated="2" table:style-name="ce1"/>
          <table:table-cell office:value-type="float" office:value="70791058" table:style-name="ce1">
            <text:p>70791058</text:p>
          </table:table-cell>
          <table:table-cell office:value-type="string" table:style-name="ce3">
            <text:p>2026-02-22 18:20:05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8" table:style-name="ce1">
            <text:p>1008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70791068" table:style-name="ce1">
            <text:p>70791068</text:p>
          </table:table-cell>
          <table:table-cell office:value-type="string" table:style-name="ce3">
            <text:p>2026-02-22 18:23:4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16-04-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aël</text:p>
          </table:table-cell>
          <table:table-cell table:number-columns-repeated="2" table:style-name="ce1"/>
          <table:table-cell office:value-type="float" office:value="70791083" table:style-name="ce1">
            <text:p>70791083</text:p>
          </table:table-cell>
          <table:table-cell office:value-type="string" table:style-name="ce3">
            <text:p>2026-02-22 18:26: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06/11/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ydia</text:p>
          </table:table-cell>
          <table:table-cell table:number-columns-repeated="2" table:style-name="ce1"/>
          <table:table-cell office:value-type="float" office:value="70791101" table:style-name="ce1">
            <text:p>70791101</text:p>
          </table:table-cell>
          <table:table-cell office:value-type="string" table:style-name="ce3">
            <text:p>2026-02-22 18:30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her</text:p>
          </table:table-cell>
          <table:table-cell table:number-columns-repeated="2" table:style-name="ce1"/>
          <table:table-cell office:value-type="float" office:value="70791109" table:style-name="ce1">
            <text:p>70791109</text:p>
          </table:table-cell>
          <table:table-cell office:value-type="string" table:style-name="ce3">
            <text:p>2026-02-22 18:32:2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ila</text:p>
          </table:table-cell>
          <table:table-cell table:number-columns-repeated="2" table:style-name="ce1"/>
          <table:table-cell office:value-type="float" office:value="70791164" table:style-name="ce1">
            <text:p>70791164</text:p>
          </table:table-cell>
          <table:table-cell office:value-type="string" table:style-name="ce3">
            <text:p>2026-02-22 18:44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91161" table:style-name="ce1">
            <text:p>70791161</text:p>
          </table:table-cell>
          <table:table-cell office:value-type="string" table:style-name="ce3">
            <text:p>2026-02-22 18:46:57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1" table:style-name="ce1">
            <text:p>11</text:p>
          </table:table-cell>
          <table:table-cell office:value-type="float" office:value="1003" table:style-name="ce1">
            <text:p>100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François</text:p>
          </table:table-cell>
          <table:table-cell table:number-columns-repeated="2" table:style-name="ce1"/>
          <table:table-cell office:value-type="float" office:value="70791184" table:style-name="ce1">
            <text:p>70791184</text:p>
          </table:table-cell>
          <table:table-cell office:value-type="string" table:style-name="ce3">
            <text:p>2026-02-22 18:50:0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6" table:style-name="ce1">
            <text:p>109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1144" table:style-name="ce1">
            <text:p>70791144</text:p>
          </table:table-cell>
          <table:table-cell office:value-type="string" table:style-name="ce3">
            <text:p>2026-02-22 18:52:3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18" table:style-name="ce1">
            <text:p>1018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791240" table:style-name="ce1">
            <text:p>70791240</text:p>
          </table:table-cell>
          <table:table-cell office:value-type="string" table:style-name="ce3">
            <text:p>2026-02-22 19:06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791275" table:style-name="ce1">
            <text:p>70791275</text:p>
          </table:table-cell>
          <table:table-cell office:value-type="string" table:style-name="ce3">
            <text:p>2026-02-22 19:11: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cha</text:p>
          </table:table-cell>
          <table:table-cell table:number-columns-repeated="2" table:style-name="ce1"/>
          <table:table-cell office:value-type="float" office:value="70791291" table:style-name="ce1">
            <text:p>70791291</text:p>
          </table:table-cell>
          <table:table-cell office:value-type="string" table:style-name="ce3">
            <text:p>2026-02-22 19:14: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cha</text:p>
          </table:table-cell>
          <table:table-cell table:number-columns-repeated="2" table:style-name="ce1"/>
          <table:table-cell office:value-type="float" office:value="70791313" table:style-name="ce1">
            <text:p>70791313</text:p>
          </table:table-cell>
          <table:table-cell office:value-type="string" table:style-name="ce3">
            <text:p>2026-02-22 19:21: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ophile</text:p>
          </table:table-cell>
          <table:table-cell table:number-columns-repeated="2" table:style-name="ce1"/>
          <table:table-cell office:value-type="float" office:value="70791329" table:style-name="ce1">
            <text:p>70791329</text:p>
          </table:table-cell>
          <table:table-cell office:value-type="string" table:style-name="ce3">
            <text:p>2026-02-22 19:27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scha</text:p>
          </table:table-cell>
          <table:table-cell table:number-columns-repeated="2" table:style-name="ce1"/>
          <table:table-cell office:value-type="float" office:value="70791335" table:style-name="ce1">
            <text:p>70791335</text:p>
          </table:table-cell>
          <table:table-cell office:value-type="string" table:style-name="ce3">
            <text:p>2026-02-22 19:28:2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791360" table:style-name="ce1">
            <text:p>70791360</text:p>
          </table:table-cell>
          <table:table-cell office:value-type="string" table:style-name="ce3">
            <text:p>2026-02-22 19:3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70791350" table:style-name="ce1">
            <text:p>70791350</text:p>
          </table:table-cell>
          <table:table-cell office:value-type="string" table:style-name="ce3">
            <text:p>2026-02-22 19:44:4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10" table:style-name="ce1">
            <text:p>1010</text:p>
          </table:table-cell>
          <table:table-cell office:value-type="string" table:style-name="ce3">
            <text:p>25.04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nick</text:p>
          </table:table-cell>
          <table:table-cell table:number-columns-repeated="2" table:style-name="ce1"/>
          <table:table-cell office:value-type="float" office:value="70791379" table:style-name="ce1">
            <text:p>70791379</text:p>
          </table:table-cell>
          <table:table-cell office:value-type="string" table:style-name="ce3">
            <text:p>2026-02-22 19:45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5" table:style-name="ce1">
            <text:p>113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91397" table:style-name="ce1">
            <text:p>70791397</text:p>
          </table:table-cell>
          <table:table-cell office:value-type="string" table:style-name="ce3">
            <text:p>2026-02-22 19:50: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70791451" table:style-name="ce1">
            <text:p>70791451</text:p>
          </table:table-cell>
          <table:table-cell office:value-type="string" table:style-name="ce3">
            <text:p>2026-02-22 20:01: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1462" table:style-name="ce1">
            <text:p>70791462</text:p>
          </table:table-cell>
          <table:table-cell office:value-type="string" table:style-name="ce3">
            <text:p>2026-02-22 20:04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ffael</text:p>
          </table:table-cell>
          <table:table-cell table:number-columns-repeated="2" table:style-name="ce1"/>
          <table:table-cell office:value-type="float" office:value="70791475" table:style-name="ce1">
            <text:p>70791475</text:p>
          </table:table-cell>
          <table:table-cell office:value-type="string" table:style-name="ce3">
            <text:p>2026-02-22 20:0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93" table:style-name="ce1">
            <text:p>109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791456" table:style-name="ce1">
            <text:p>70791456</text:p>
          </table:table-cell>
          <table:table-cell office:value-type="string" table:style-name="ce3">
            <text:p>2026-02-22 20:10: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04" table:style-name="ce1">
            <text:p>1304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70791486" table:style-name="ce1">
            <text:p>70791486</text:p>
          </table:table-cell>
          <table:table-cell office:value-type="string" table:style-name="ce3">
            <text:p>2026-02-22 20:10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dine</text:p>
          </table:table-cell>
          <table:table-cell table:number-columns-repeated="2" table:style-name="ce1"/>
          <table:table-cell office:value-type="float" office:value="70791500" table:style-name="ce1">
            <text:p>70791500</text:p>
          </table:table-cell>
          <table:table-cell office:value-type="string" table:style-name="ce3">
            <text:p>2026-02-22 20:13:2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70791501" table:style-name="ce1">
            <text:p>70791501</text:p>
          </table:table-cell>
          <table:table-cell office:value-type="string" table:style-name="ce3">
            <text:p>2026-02-22 20:13: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70791531" table:style-name="ce1">
            <text:p>70791531</text:p>
          </table:table-cell>
          <table:table-cell office:value-type="string" table:style-name="ce3">
            <text:p>2026-02-22 20:24: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91527" table:style-name="ce1">
            <text:p>70791527</text:p>
          </table:table-cell>
          <table:table-cell office:value-type="string" table:style-name="ce3">
            <text:p>2026-02-22 20:27:3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4" table:style-name="ce1">
            <text:p>14</text:p>
          </table:table-cell>
          <table:table-cell office:value-type="float" office:value="1890" table:style-name="ce1">
            <text:p>1890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ne</text:p>
          </table:table-cell>
          <table:table-cell table:number-columns-repeated="2" table:style-name="ce1"/>
          <table:table-cell office:value-type="float" office:value="70791543" table:style-name="ce1">
            <text:p>70791543</text:p>
          </table:table-cell>
          <table:table-cell office:value-type="string" table:style-name="ce3">
            <text:p>2026-02-22 20:35: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0" table:style-name="ce1">
            <text:p>10</text:p>
          </table:table-cell>
          <table:table-cell office:value-type="float" office:value="1007" table:style-name="ce1">
            <text:p>1007</text:p>
          </table:table-cell>
          <table:table-cell office:value-type="float" office:value="1944" table:style-name="ce1">
            <text:p>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791576" table:style-name="ce1">
            <text:p>70791576</text:p>
          </table:table-cell>
          <table:table-cell office:value-type="string" table:style-name="ce3">
            <text:p>2026-02-22 20:37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0791583" table:style-name="ce1">
            <text:p>70791583</text:p>
          </table:table-cell>
          <table:table-cell office:value-type="string" table:style-name="ce3">
            <text:p>2026-02-22 20:37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1595" table:style-name="ce1">
            <text:p>70791595</text:p>
          </table:table-cell>
          <table:table-cell office:value-type="string" table:style-name="ce3">
            <text:p>2026-02-22 20:42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70791632" table:style-name="ce1">
            <text:p>70791632</text:p>
          </table:table-cell>
          <table:table-cell office:value-type="string" table:style-name="ce3">
            <text:p>2026-02-22 20:46: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791599" table:style-name="ce1">
            <text:p>70791599</text:p>
          </table:table-cell>
          <table:table-cell office:value-type="string" table:style-name="ce3">
            <text:p>2026-02-22 20:50:2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-Anne</text:p>
          </table:table-cell>
          <table:table-cell table:number-columns-repeated="2" table:style-name="ce1"/>
          <table:table-cell office:value-type="float" office:value="70791673" table:style-name="ce1">
            <text:p>70791673</text:p>
          </table:table-cell>
          <table:table-cell office:value-type="string" table:style-name="ce3">
            <text:p>2026-02-22 20:59:3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44" table:style-name="ce1">
            <text:p>184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jana</text:p>
          </table:table-cell>
          <table:table-cell table:number-columns-repeated="2" table:style-name="ce1"/>
          <table:table-cell office:value-type="float" office:value="70791792" table:style-name="ce1">
            <text:p>70791792</text:p>
          </table:table-cell>
          <table:table-cell office:value-type="string" table:style-name="ce3">
            <text:p>2026-02-22 21:31:5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70791806" table:style-name="ce1">
            <text:p>70791806</text:p>
          </table:table-cell>
          <table:table-cell office:value-type="string" table:style-name="ce3">
            <text:p>2026-02-22 21:33: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èle</text:p>
          </table:table-cell>
          <table:table-cell table:number-columns-repeated="2" table:style-name="ce1"/>
          <table:table-cell office:value-type="float" office:value="70791705" table:style-name="ce1">
            <text:p>70791705</text:p>
          </table:table-cell>
          <table:table-cell office:value-type="string" table:style-name="ce3">
            <text:p>2026-02-22 21:3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023" table:style-name="ce1">
            <text:p>1023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r</text:p>
          </table:table-cell>
          <table:table-cell table:number-columns-repeated="2" table:style-name="ce1"/>
          <table:table-cell office:value-type="float" office:value="70791797" table:style-name="ce1">
            <text:p>70791797</text:p>
          </table:table-cell>
          <table:table-cell office:value-type="string" table:style-name="ce3">
            <text:p>2026-02-22 21:38: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r</text:p>
          </table:table-cell>
          <table:table-cell table:number-columns-repeated="2" table:style-name="ce1"/>
          <table:table-cell office:value-type="float" office:value="70791831" table:style-name="ce1">
            <text:p>70791831</text:p>
          </table:table-cell>
          <table:table-cell office:value-type="string" table:style-name="ce3">
            <text:p>2026-02-22 21:41:4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791844" table:style-name="ce1">
            <text:p>70791844</text:p>
          </table:table-cell>
          <table:table-cell office:value-type="string" table:style-name="ce3">
            <text:p>2026-02-22 21:46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2052" table:style-name="ce1">
            <text:p>205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791834" table:style-name="ce1">
            <text:p>70791834</text:p>
          </table:table-cell>
          <table:table-cell office:value-type="string" table:style-name="ce3">
            <text:p>2026-02-22 21:47:0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5" table:style-name="ce1">
            <text:p>5</text:p>
          </table:table-cell>
          <table:table-cell office:value-type="float" office:value="1094" table:style-name="ce1">
            <text:p>1094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791868" table:style-name="ce1">
            <text:p>70791868</text:p>
          </table:table-cell>
          <table:table-cell office:value-type="string" table:style-name="ce3">
            <text:p>2026-02-22 21:54: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10.03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</text:p>
          </table:table-cell>
          <table:table-cell table:number-columns-repeated="2" table:style-name="ce1"/>
          <table:table-cell office:value-type="float" office:value="70791884" table:style-name="ce1">
            <text:p>70791884</text:p>
          </table:table-cell>
          <table:table-cell office:value-type="string" table:style-name="ce3">
            <text:p>2026-02-22 21:56: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9" table:style-name="ce1">
            <text:p>1299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ana</text:p>
          </table:table-cell>
          <table:table-cell table:number-columns-repeated="2" table:style-name="ce1"/>
          <table:table-cell office:value-type="float" office:value="70791894" table:style-name="ce1">
            <text:p>70791894</text:p>
          </table:table-cell>
          <table:table-cell office:value-type="string" table:style-name="ce3">
            <text:p>2026-02-22 21:59: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70791896" table:style-name="ce1">
            <text:p>70791896</text:p>
          </table:table-cell>
          <table:table-cell office:value-type="string" table:style-name="ce3">
            <text:p>2026-02-22 22:15:3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315" table:style-name="ce1">
            <text:p>1315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791941" table:style-name="ce1">
            <text:p>70791941</text:p>
          </table:table-cell>
          <table:table-cell office:value-type="string" table:style-name="ce3">
            <text:p>2026-02-22 22:19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ncy</text:p>
          </table:table-cell>
          <table:table-cell table:number-columns-repeated="2" table:style-name="ce1"/>
          <table:table-cell office:value-type="float" office:value="70791940" table:style-name="ce1">
            <text:p>70791940</text:p>
          </table:table-cell>
          <table:table-cell office:value-type="string" table:style-name="ce3">
            <text:p>2026-02-22 22:19: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string" table:style-name="ce3">
            <text:p>25.06.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70791918" table:style-name="ce1">
            <text:p>70791918</text:p>
          </table:table-cell>
          <table:table-cell office:value-type="string" table:style-name="ce3">
            <text:p>2026-02-22 22:20:3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a</text:p>
          </table:table-cell>
          <table:table-cell table:number-columns-repeated="2" table:style-name="ce1"/>
          <table:table-cell office:value-type="float" office:value="70791942" table:style-name="ce1">
            <text:p>70791942</text:p>
          </table:table-cell>
          <table:table-cell office:value-type="string" table:style-name="ce3">
            <text:p>2026-02-22 22:21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70791993" table:style-name="ce1">
            <text:p>70791993</text:p>
          </table:table-cell>
          <table:table-cell office:value-type="string" table:style-name="ce3">
            <text:p>2026-02-22 22:44:5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07" table:style-name="ce1">
            <text:p>1807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792011" table:style-name="ce1">
            <text:p>70792011</text:p>
          </table:table-cell>
          <table:table-cell office:value-type="string" table:style-name="ce3">
            <text:p>2026-02-22 22:55: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enn</text:p>
          </table:table-cell>
          <table:table-cell table:number-columns-repeated="2" table:style-name="ce1"/>
          <table:table-cell office:value-type="float" office:value="70792078" table:style-name="ce1">
            <text:p>70792078</text:p>
          </table:table-cell>
          <table:table-cell office:value-type="string" table:style-name="ce3">
            <text:p>2026-02-22 23:12: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e</text:p>
          </table:table-cell>
          <table:table-cell table:number-columns-repeated="2" table:style-name="ce1"/>
          <table:table-cell office:value-type="float" office:value="70792113" table:style-name="ce1">
            <text:p>70792113</text:p>
          </table:table-cell>
          <table:table-cell office:value-type="string" table:style-name="ce3">
            <text:p>2026-02-22 23:22:5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16.09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792131" table:style-name="ce1">
            <text:p>70792131</text:p>
          </table:table-cell>
          <table:table-cell office:value-type="string" table:style-name="ce3">
            <text:p>2026-02-22 23:33: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70792144" table:style-name="ce1">
            <text:p>70792144</text:p>
          </table:table-cell>
          <table:table-cell office:value-type="string" table:style-name="ce3">
            <text:p>2026-02-22 23:39:2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10" table:style-name="ce1">
            <text:p>1110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y</text:p>
          </table:table-cell>
          <table:table-cell table:number-columns-repeated="2" table:style-name="ce1"/>
          <table:table-cell office:value-type="float" office:value="70792151" table:style-name="ce1">
            <text:p>70792151</text:p>
          </table:table-cell>
          <table:table-cell office:value-type="string" table:style-name="ce3">
            <text:p>2026-02-22 23:40:3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-France</text:p>
          </table:table-cell>
          <table:table-cell table:number-columns-repeated="2" table:style-name="ce1"/>
          <table:table-cell office:value-type="float" office:value="70792175" table:style-name="ce1">
            <text:p>70792175</text:p>
          </table:table-cell>
          <table:table-cell office:value-type="string" table:style-name="ce3">
            <text:p>2026-02-22 23:55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5" table:style-name="ce1">
            <text:p>113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endan</text:p>
          </table:table-cell>
          <table:table-cell table:number-columns-repeated="2" table:style-name="ce1"/>
          <table:table-cell office:value-type="float" office:value="70792196" table:style-name="ce1">
            <text:p>70792196</text:p>
          </table:table-cell>
          <table:table-cell office:value-type="string" table:style-name="ce3">
            <text:p>2026-02-23 00:09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105" table:style-name="ce1">
            <text:p>11105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792208" table:style-name="ce1">
            <text:p>70792208</text:p>
          </table:table-cell>
          <table:table-cell office:value-type="string" table:style-name="ce3">
            <text:p>2026-02-23 00:19:0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ry</text:p>
          </table:table-cell>
          <table:table-cell table:number-columns-repeated="2" table:style-name="ce1"/>
          <table:table-cell office:value-type="float" office:value="70792218" table:style-name="ce1">
            <text:p>70792218</text:p>
          </table:table-cell>
          <table:table-cell office:value-type="string" table:style-name="ce3">
            <text:p>2026-02-23 00:26:5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05/06/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nsen</text:p>
          </table:table-cell>
          <table:table-cell table:number-columns-repeated="2" table:style-name="ce1"/>
          <table:table-cell office:value-type="float" office:value="70792188" table:style-name="ce1">
            <text:p>70792188</text:p>
          </table:table-cell>
          <table:table-cell office:value-type="string" table:style-name="ce3">
            <text:p>2026-02-23 00:46: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2300" table:style-name="ce1">
            <text:p>230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792240" table:style-name="ce1">
            <text:p>70792240</text:p>
          </table:table-cell>
          <table:table-cell office:value-type="string" table:style-name="ce3">
            <text:p>2026-02-23 00:47:0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92382" table:style-name="ce1">
            <text:p>70792382</text:p>
          </table:table-cell>
          <table:table-cell office:value-type="string" table:style-name="ce3">
            <text:p>2026-02-23 02:29:5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7.03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792411" table:style-name="ce1">
            <text:p>70792411</text:p>
          </table:table-cell>
          <table:table-cell office:value-type="string" table:style-name="ce3">
            <text:p>2026-02-23 03:04:0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Marie</text:p>
          </table:table-cell>
          <table:table-cell table:number-columns-repeated="2" table:style-name="ce1"/>
          <table:table-cell office:value-type="float" office:value="70792628" table:style-name="ce1">
            <text:p>70792628</text:p>
          </table:table-cell>
          <table:table-cell office:value-type="string" table:style-name="ce3">
            <text:p>2026-02-23 06:19: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9.10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70792699" table:style-name="ce1">
            <text:p>70792699</text:p>
          </table:table-cell>
          <table:table-cell office:value-type="string" table:style-name="ce3">
            <text:p>2026-02-23 07:21: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ice</text:p>
          </table:table-cell>
          <table:table-cell table:number-columns-repeated="2" table:style-name="ce1"/>
          <table:table-cell office:value-type="float" office:value="70792806" table:style-name="ce1">
            <text:p>70792806</text:p>
          </table:table-cell>
          <table:table-cell office:value-type="string" table:style-name="ce3">
            <text:p>2026-02-23 08:18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92858" table:style-name="ce1">
            <text:p>70792858</text:p>
          </table:table-cell>
          <table:table-cell office:value-type="string" table:style-name="ce3">
            <text:p>2026-02-23 08:37:2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70792864" table:style-name="ce1">
            <text:p>70792864</text:p>
          </table:table-cell>
          <table:table-cell office:value-type="string" table:style-name="ce3">
            <text:p>2026-02-23 08:40:0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2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792872" table:style-name="ce1">
            <text:p>70792872</text:p>
          </table:table-cell>
          <table:table-cell office:value-type="string" table:style-name="ce3">
            <text:p>2026-02-23 08:40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70792881" table:style-name="ce1">
            <text:p>70792881</text:p>
          </table:table-cell>
          <table:table-cell office:value-type="string" table:style-name="ce3">
            <text:p>2026-02-23 08:43:5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21.06.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70792889" table:style-name="ce1">
            <text:p>70792889</text:p>
          </table:table-cell>
          <table:table-cell office:value-type="string" table:style-name="ce3">
            <text:p>2026-02-23 08:45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2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quel</text:p>
          </table:table-cell>
          <table:table-cell table:number-columns-repeated="2" table:style-name="ce1"/>
          <table:table-cell office:value-type="float" office:value="70792913" table:style-name="ce1">
            <text:p>70792913</text:p>
          </table:table-cell>
          <table:table-cell office:value-type="string" table:style-name="ce3">
            <text:p>2026-02-23 08:53:2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70792963" table:style-name="ce1">
            <text:p>70792963</text:p>
          </table:table-cell>
          <table:table-cell office:value-type="string" table:style-name="ce3">
            <text:p>2026-02-23 09:09: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128" table:style-name="ce1">
            <text:p>1128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70792957" table:style-name="ce1">
            <text:p>70792957</text:p>
          </table:table-cell>
          <table:table-cell office:value-type="string" table:style-name="ce3">
            <text:p>2026-02-23 09:14: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8" table:style-name="ce1">
            <text:p>18</text:p>
          </table:table-cell>
          <table:table-cell office:value-type="float" office:value="1003" table:style-name="ce1">
            <text:p>1003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ire</text:p>
          </table:table-cell>
          <table:table-cell table:number-columns-repeated="2" table:style-name="ce1"/>
          <table:table-cell office:value-type="float" office:value="70793122" table:style-name="ce1">
            <text:p>70793122</text:p>
          </table:table-cell>
          <table:table-cell office:value-type="string" table:style-name="ce3">
            <text:p>2026-02-23 09:42: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2" table:style-name="ce1">
            <text:p>1012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ire</text:p>
          </table:table-cell>
          <table:table-cell table:number-columns-repeated="2" table:style-name="ce1"/>
          <table:table-cell office:value-type="float" office:value="70793139" table:style-name="ce1">
            <text:p>70793139</text:p>
          </table:table-cell>
          <table:table-cell office:value-type="string" table:style-name="ce3">
            <text:p>2026-02-23 09:46: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70793162" table:style-name="ce1">
            <text:p>70793162</text:p>
          </table:table-cell>
          <table:table-cell office:value-type="string" table:style-name="ce3">
            <text:p>2026-02-23 09:51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10" table:style-name="ce1">
            <text:p>101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70793174" table:style-name="ce1">
            <text:p>70793174</text:p>
          </table:table-cell>
          <table:table-cell office:value-type="string" table:style-name="ce3">
            <text:p>2026-02-23 09:53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ine</text:p>
          </table:table-cell>
          <table:table-cell table:number-columns-repeated="2" table:style-name="ce1"/>
          <table:table-cell office:value-type="float" office:value="70793165" table:style-name="ce1">
            <text:p>70793165</text:p>
          </table:table-cell>
          <table:table-cell office:value-type="string" table:style-name="ce3">
            <text:p>2026-02-23 09:53: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793216" table:style-name="ce1">
            <text:p>70793216</text:p>
          </table:table-cell>
          <table:table-cell office:value-type="string" table:style-name="ce3">
            <text:p>2026-02-23 10:05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27" table:style-name="ce1">
            <text:p>1227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élique</text:p>
          </table:table-cell>
          <table:table-cell table:number-columns-repeated="2" table:style-name="ce1"/>
          <table:table-cell office:value-type="float" office:value="70793242" table:style-name="ce1">
            <text:p>70793242</text:p>
          </table:table-cell>
          <table:table-cell office:value-type="string" table:style-name="ce3">
            <text:p>2026-02-23 10:06: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1" table:style-name="ce1">
            <text:p>1201</text:p>
          </table:table-cell>
          <table:table-cell office:value-type="string" table:style-name="ce3">
            <text:p>09.09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793251" table:style-name="ce1">
            <text:p>70793251</text:p>
          </table:table-cell>
          <table:table-cell office:value-type="string" table:style-name="ce3">
            <text:p>2026-02-23 10:08: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6.03.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polline</text:p>
          </table:table-cell>
          <table:table-cell table:number-columns-repeated="2" table:style-name="ce1"/>
          <table:table-cell office:value-type="float" office:value="70793256" table:style-name="ce1">
            <text:p>70793256</text:p>
          </table:table-cell>
          <table:table-cell office:value-type="string" table:style-name="ce3">
            <text:p>2026-02-23 10:09: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string" table:style-name="ce3">
            <text:p>28.06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93258" table:style-name="ce1">
            <text:p>70793258</text:p>
          </table:table-cell>
          <table:table-cell office:value-type="string" table:style-name="ce3">
            <text:p>2026-02-23 10:09: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93287" table:style-name="ce1">
            <text:p>70793287</text:p>
          </table:table-cell>
          <table:table-cell office:value-type="string" table:style-name="ce3">
            <text:p>2026-02-23 10:18:3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8" table:style-name="ce1">
            <text:p>1018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celyne</text:p>
          </table:table-cell>
          <table:table-cell table:number-columns-repeated="2" table:style-name="ce1"/>
          <table:table-cell office:value-type="float" office:value="70793463" table:style-name="ce1">
            <text:p>70793463</text:p>
          </table:table-cell>
          <table:table-cell office:value-type="string" table:style-name="ce3">
            <text:p>2026-02-23 10:55:0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6" table:style-name="ce1">
            <text:p>180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e</text:p>
          </table:table-cell>
          <table:table-cell table:number-columns-repeated="2" table:style-name="ce1"/>
          <table:table-cell office:value-type="float" office:value="70793479" table:style-name="ce1">
            <text:p>70793479</text:p>
          </table:table-cell>
          <table:table-cell office:value-type="string" table:style-name="ce3">
            <text:p>2026-02-23 10:59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tte</text:p>
          </table:table-cell>
          <table:table-cell table:number-columns-repeated="2" table:style-name="ce1"/>
          <table:table-cell office:value-type="float" office:value="70793500" table:style-name="ce1">
            <text:p>70793500</text:p>
          </table:table-cell>
          <table:table-cell office:value-type="string" table:style-name="ce3">
            <text:p>2026-02-23 11:13:0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4.11.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93607" table:style-name="ce1">
            <text:p>70793607</text:p>
          </table:table-cell>
          <table:table-cell office:value-type="string" table:style-name="ce3">
            <text:p>2026-02-23 11:24:2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793613" table:style-name="ce1">
            <text:p>70793613</text:p>
          </table:table-cell>
          <table:table-cell office:value-type="string" table:style-name="ce3">
            <text:p>2026-02-23 11:28:3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416" table:style-name="ce1">
            <text:p>1416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70793629" table:style-name="ce1">
            <text:p>70793629</text:p>
          </table:table-cell>
          <table:table-cell office:value-type="string" table:style-name="ce3">
            <text:p>2026-02-23 11:33: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nia</text:p>
          </table:table-cell>
          <table:table-cell table:number-columns-repeated="2" table:style-name="ce1"/>
          <table:table-cell office:value-type="float" office:value="70793654" table:style-name="ce1">
            <text:p>70793654</text:p>
          </table:table-cell>
          <table:table-cell office:value-type="string" table:style-name="ce3">
            <text:p>2026-02-23 11:48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93741" table:style-name="ce1">
            <text:p>70793741</text:p>
          </table:table-cell>
          <table:table-cell office:value-type="string" table:style-name="ce3">
            <text:p>2026-02-23 11:57: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string" table:style-name="ce3">
            <text:p>23.08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y</text:p>
          </table:table-cell>
          <table:table-cell table:number-columns-repeated="2" table:style-name="ce1"/>
          <table:table-cell office:value-type="float" office:value="70793816" table:style-name="ce1">
            <text:p>70793816</text:p>
          </table:table-cell>
          <table:table-cell office:value-type="string" table:style-name="ce3">
            <text:p>2026-02-23 12:13:3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70793839" table:style-name="ce1">
            <text:p>70793839</text:p>
          </table:table-cell>
          <table:table-cell office:value-type="string" table:style-name="ce3">
            <text:p>2026-02-23 12:20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1" table:style-name="ce1">
            <text:p>1801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793851" table:style-name="ce1">
            <text:p>70793851</text:p>
          </table:table-cell>
          <table:table-cell office:value-type="string" table:style-name="ce3">
            <text:p>2026-02-23 12:21: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793890" table:style-name="ce1">
            <text:p>70793890</text:p>
          </table:table-cell>
          <table:table-cell office:value-type="string" table:style-name="ce3">
            <text:p>2026-02-23 12:31: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rgos</text:p>
          </table:table-cell>
          <table:table-cell table:number-columns-repeated="2" table:style-name="ce1"/>
          <table:table-cell office:value-type="float" office:value="70793889" table:style-name="ce1">
            <text:p>70793889</text:p>
          </table:table-cell>
          <table:table-cell office:value-type="string" table:style-name="ce3">
            <text:p>2026-02-23 12:32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7/09/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rgos</text:p>
          </table:table-cell>
          <table:table-cell table:number-columns-repeated="2" table:style-name="ce1"/>
          <table:table-cell office:value-type="float" office:value="70793898" table:style-name="ce1">
            <text:p>70793898</text:p>
          </table:table-cell>
          <table:table-cell office:value-type="string" table:style-name="ce3">
            <text:p>2026-02-23 12:34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7/09/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grid</text:p>
          </table:table-cell>
          <table:table-cell table:number-columns-repeated="2" table:style-name="ce1"/>
          <table:table-cell office:value-type="float" office:value="70793921" table:style-name="ce1">
            <text:p>70793921</text:p>
          </table:table-cell>
          <table:table-cell office:value-type="string" table:style-name="ce3">
            <text:p>2026-02-23 12:42: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lissa</text:p>
          </table:table-cell>
          <table:table-cell table:number-columns-repeated="2" table:style-name="ce1"/>
          <table:table-cell office:value-type="float" office:value="70793961" table:style-name="ce1">
            <text:p>70793961</text:p>
          </table:table-cell>
          <table:table-cell office:value-type="string" table:style-name="ce3">
            <text:p>2026-02-23 12:49: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ane</text:p>
          </table:table-cell>
          <table:table-cell table:number-columns-repeated="2" table:style-name="ce1"/>
          <table:table-cell office:value-type="float" office:value="70794043" table:style-name="ce1">
            <text:p>70794043</text:p>
          </table:table-cell>
          <table:table-cell office:value-type="string" table:style-name="ce3">
            <text:p>2026-02-23 13:08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thias</text:p>
          </table:table-cell>
          <table:table-cell table:number-columns-repeated="2" table:style-name="ce1"/>
          <table:table-cell office:value-type="float" office:value="70794029" table:style-name="ce1">
            <text:p>70794029</text:p>
          </table:table-cell>
          <table:table-cell office:value-type="string" table:style-name="ce3">
            <text:p>2026-02-23 13:08:2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03" table:style-name="ce1">
            <text:p>120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70794081" table:style-name="ce1">
            <text:p>70794081</text:p>
          </table:table-cell>
          <table:table-cell office:value-type="string" table:style-name="ce3">
            <text:p>2026-02-23 13:16:3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22/10/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an</text:p>
          </table:table-cell>
          <table:table-cell table:number-columns-repeated="2" table:style-name="ce1"/>
          <table:table-cell office:value-type="float" office:value="70794151" table:style-name="ce1">
            <text:p>70794151</text:p>
          </table:table-cell>
          <table:table-cell office:value-type="string" table:style-name="ce3">
            <text:p>2026-02-23 13:31:4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700" table:style-name="ce1">
            <text:p>170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otta</text:p>
          </table:table-cell>
          <table:table-cell table:number-columns-repeated="2" table:style-name="ce1"/>
          <table:table-cell office:value-type="float" office:value="70794203" table:style-name="ce1">
            <text:p>70794203</text:p>
          </table:table-cell>
          <table:table-cell office:value-type="string" table:style-name="ce3">
            <text:p>2026-02-23 13:41:5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30.12.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nia</text:p>
          </table:table-cell>
          <table:table-cell table:number-columns-repeated="2" table:style-name="ce1"/>
          <table:table-cell office:value-type="float" office:value="70794184" table:style-name="ce1">
            <text:p>70794184</text:p>
          </table:table-cell>
          <table:table-cell office:value-type="string" table:style-name="ce3">
            <text:p>2026-02-23 13:42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68" table:style-name="ce1">
            <text:p>1868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ick</text:p>
          </table:table-cell>
          <table:table-cell table:number-columns-repeated="2" table:style-name="ce1"/>
          <table:table-cell office:value-type="float" office:value="70794180" table:style-name="ce1">
            <text:p>70794180</text:p>
          </table:table-cell>
          <table:table-cell office:value-type="string" table:style-name="ce3">
            <text:p>2026-02-23 13:43:4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10" table:style-name="ce1">
            <text:p>111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a</text:p>
          </table:table-cell>
          <table:table-cell table:number-columns-repeated="2" table:style-name="ce1"/>
          <table:table-cell office:value-type="float" office:value="70794212" table:style-name="ce1">
            <text:p>70794212</text:p>
          </table:table-cell>
          <table:table-cell office:value-type="string" table:style-name="ce3">
            <text:p>2026-02-23 13:44:2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eu</text:p>
          </table:table-cell>
          <table:table-cell table:number-columns-repeated="2" table:style-name="ce1"/>
          <table:table-cell office:value-type="float" office:value="70794224" table:style-name="ce1">
            <text:p>70794224</text:p>
          </table:table-cell>
          <table:table-cell office:value-type="string" table:style-name="ce3">
            <text:p>2026-02-23 13:45: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70794331" table:style-name="ce1">
            <text:p>70794331</text:p>
          </table:table-cell>
          <table:table-cell office:value-type="string" table:style-name="ce3">
            <text:p>2026-02-23 14:01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nna</text:p>
          </table:table-cell>
          <table:table-cell table:number-columns-repeated="2" table:style-name="ce1"/>
          <table:table-cell office:value-type="float" office:value="70794393" table:style-name="ce1">
            <text:p>70794393</text:p>
          </table:table-cell>
          <table:table-cell office:value-type="string" table:style-name="ce3">
            <text:p>2026-02-23 14:13: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794489" table:style-name="ce1">
            <text:p>70794489</text:p>
          </table:table-cell>
          <table:table-cell office:value-type="string" table:style-name="ce3">
            <text:p>2026-02-23 14:36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794561" table:style-name="ce1">
            <text:p>70794561</text:p>
          </table:table-cell>
          <table:table-cell office:value-type="string" table:style-name="ce3">
            <text:p>2026-02-23 14:56:0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8" table:style-name="ce1">
            <text:p>8</text:p>
          </table:table-cell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ena</text:p>
          </table:table-cell>
          <table:table-cell table:number-columns-repeated="2" table:style-name="ce1"/>
          <table:table-cell office:value-type="float" office:value="70794593" table:style-name="ce1">
            <text:p>70794593</text:p>
          </table:table-cell>
          <table:table-cell office:value-type="string" table:style-name="ce3">
            <text:p>2026-02-23 14:59: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eo</text:p>
          </table:table-cell>
          <table:table-cell table:number-columns-repeated="2" table:style-name="ce1"/>
          <table:table-cell office:value-type="float" office:value="70794602" table:style-name="ce1">
            <text:p>70794602</text:p>
          </table:table-cell>
          <table:table-cell office:value-type="string" table:style-name="ce3">
            <text:p>2026-02-23 15:00: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lou</text:p>
          </table:table-cell>
          <table:table-cell table:number-columns-repeated="2" table:style-name="ce1"/>
          <table:table-cell office:value-type="float" office:value="70794577" table:style-name="ce1">
            <text:p>70794577</text:p>
          </table:table-cell>
          <table:table-cell office:value-type="string" table:style-name="ce3">
            <text:p>2026-02-23 15:04:5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67" table:style-name="ce1">
            <text:p>1867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794594" table:style-name="ce1">
            <text:p>70794594</text:p>
          </table:table-cell>
          <table:table-cell office:value-type="string" table:style-name="ce3">
            <text:p>2026-02-23 15:0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794634" table:style-name="ce1">
            <text:p>70794634</text:p>
          </table:table-cell>
          <table:table-cell office:value-type="string" table:style-name="ce3">
            <text:p>2026-02-23 15:07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na</text:p>
          </table:table-cell>
          <table:table-cell table:number-columns-repeated="2" table:style-name="ce1"/>
          <table:table-cell office:value-type="float" office:value="70794644" table:style-name="ce1">
            <text:p>70794644</text:p>
          </table:table-cell>
          <table:table-cell office:value-type="string" table:style-name="ce3">
            <text:p>2026-02-23 15:12:5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sa</text:p>
          </table:table-cell>
          <table:table-cell table:number-columns-repeated="2" table:style-name="ce1"/>
          <table:table-cell office:value-type="float" office:value="70794693" table:style-name="ce1">
            <text:p>70794693</text:p>
          </table:table-cell>
          <table:table-cell office:value-type="string" table:style-name="ce3">
            <text:p>2026-02-23 15:23: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94727" table:style-name="ce1">
            <text:p>70794727</text:p>
          </table:table-cell>
          <table:table-cell office:value-type="string" table:style-name="ce3">
            <text:p>2026-02-23 15:29:0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470" table:style-name="ce1">
            <text:p>147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her</text:p>
          </table:table-cell>
          <table:table-cell table:number-columns-repeated="2" table:style-name="ce1"/>
          <table:table-cell office:value-type="float" office:value="70794688" table:style-name="ce1">
            <text:p>70794688</text:p>
          </table:table-cell>
          <table:table-cell office:value-type="string" table:style-name="ce3">
            <text:p>2026-02-23 15:29:4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85" table:style-name="ce1">
            <text:p>1185</text:p>
          </table:table-cell>
          <table:table-cell office:value-type="string" table:style-name="ce3">
            <text:p>27.08.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nriques</text:p>
          </table:table-cell>
          <table:table-cell table:number-columns-repeated="2" table:style-name="ce1"/>
          <table:table-cell office:value-type="float" office:value="70794774" table:style-name="ce1">
            <text:p>70794774</text:p>
          </table:table-cell>
          <table:table-cell office:value-type="string" table:style-name="ce3">
            <text:p>2026-02-23 15:47:2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794830" table:style-name="ce1">
            <text:p>70794830</text:p>
          </table:table-cell>
          <table:table-cell office:value-type="string" table:style-name="ce3">
            <text:p>2026-02-23 15:48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talina</text:p>
          </table:table-cell>
          <table:table-cell table:number-columns-repeated="2" table:style-name="ce1"/>
          <table:table-cell office:value-type="float" office:value="70794826" table:style-name="ce1">
            <text:p>70794826</text:p>
          </table:table-cell>
          <table:table-cell office:value-type="string" table:style-name="ce3">
            <text:p>2026-02-23 15:52: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érald</text:p>
          </table:table-cell>
          <table:table-cell table:number-columns-repeated="2" table:style-name="ce1"/>
          <table:table-cell office:value-type="float" office:value="70794839" table:style-name="ce1">
            <text:p>70794839</text:p>
          </table:table-cell>
          <table:table-cell office:value-type="string" table:style-name="ce3">
            <text:p>2026-02-23 15:57:0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0" table:style-name="ce1">
            <text:p>1090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94863" table:style-name="ce1">
            <text:p>70794863</text:p>
          </table:table-cell>
          <table:table-cell office:value-type="string" table:style-name="ce3">
            <text:p>2026-02-23 15:58: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float" office:value="70794864" table:style-name="ce1">
            <text:p>70794864</text:p>
          </table:table-cell>
          <table:table-cell office:value-type="string" table:style-name="ce3">
            <text:p>2026-02-23 16:07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0+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2" table:style-name="ce1"/>
          <table:table-cell office:value-type="float" office:value="70794906" table:style-name="ce1">
            <text:p>70794906</text:p>
          </table:table-cell>
          <table:table-cell office:value-type="string" table:style-name="ce3">
            <text:p>2026-02-23 16:07:3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70794923" table:style-name="ce1">
            <text:p>70794923</text:p>
          </table:table-cell>
          <table:table-cell office:value-type="string" table:style-name="ce3">
            <text:p>2026-02-23 16:13: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2.06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ara</text:p>
          </table:table-cell>
          <table:table-cell table:number-columns-repeated="2" table:style-name="ce1"/>
          <table:table-cell office:value-type="float" office:value="70794931" table:style-name="ce1">
            <text:p>70794931</text:p>
          </table:table-cell>
          <table:table-cell office:value-type="string" table:style-name="ce3">
            <text:p>2026-02-23 16:14: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11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h Chau</text:p>
          </table:table-cell>
          <table:table-cell table:number-columns-repeated="2" table:style-name="ce1"/>
          <table:table-cell office:value-type="float" office:value="70794953" table:style-name="ce1">
            <text:p>70794953</text:p>
          </table:table-cell>
          <table:table-cell office:value-type="string" table:style-name="ce3">
            <text:p>2026-02-23 16:15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70794930" table:style-name="ce1">
            <text:p>70794930</text:p>
          </table:table-cell>
          <table:table-cell office:value-type="string" table:style-name="ce3">
            <text:p>2026-02-23 16:17: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ana</text:p>
          </table:table-cell>
          <table:table-cell table:number-columns-repeated="2" table:style-name="ce1"/>
          <table:table-cell office:value-type="float" office:value="70794957" table:style-name="ce1">
            <text:p>70794957</text:p>
          </table:table-cell>
          <table:table-cell office:value-type="string" table:style-name="ce3">
            <text:p>2026-02-23 16:18: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70794975" table:style-name="ce1">
            <text:p>70794975</text:p>
          </table:table-cell>
          <table:table-cell office:value-type="string" table:style-name="ce3">
            <text:p>2026-02-23 16:20: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94955" table:style-name="ce1">
            <text:p>70794955</text:p>
          </table:table-cell>
          <table:table-cell office:value-type="string" table:style-name="ce3">
            <text:p>2026-02-23 16:23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74500" table:style-name="ce1">
            <text:p>7450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0795045" table:style-name="ce1">
            <text:p>70795045</text:p>
          </table:table-cell>
          <table:table-cell office:value-type="string" table:style-name="ce3">
            <text:p>2026-02-23 16:34:5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7" table:style-name="ce1">
            <text:p>1807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795032" table:style-name="ce1">
            <text:p>70795032</text:p>
          </table:table-cell>
          <table:table-cell office:value-type="string" table:style-name="ce3">
            <text:p>2026-02-23 16:35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208" table:style-name="ce1">
            <text:p>1208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skia</text:p>
          </table:table-cell>
          <table:table-cell table:number-columns-repeated="2" table:style-name="ce1"/>
          <table:table-cell office:value-type="float" office:value="70795068" table:style-name="ce1">
            <text:p>70795068</text:p>
          </table:table-cell>
          <table:table-cell office:value-type="string" table:style-name="ce3">
            <text:p>2026-02-23 16:42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303" table:style-name="ce1">
            <text:p>1303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sa Emmily</text:p>
          </table:table-cell>
          <table:table-cell table:number-columns-repeated="2" table:style-name="ce1"/>
          <table:table-cell office:value-type="float" office:value="70795092" table:style-name="ce1">
            <text:p>70795092</text:p>
          </table:table-cell>
          <table:table-cell office:value-type="string" table:style-name="ce3">
            <text:p>2026-02-23 16:43:1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795095" table:style-name="ce1">
            <text:p>70795095</text:p>
          </table:table-cell>
          <table:table-cell office:value-type="string" table:style-name="ce3">
            <text:p>2026-02-23 16:44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4" table:style-name="ce1">
            <text:p>113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95099" table:style-name="ce1">
            <text:p>70795099</text:p>
          </table:table-cell>
          <table:table-cell office:value-type="string" table:style-name="ce3">
            <text:p>2026-02-23 16:44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3007" table:style-name="ce1">
            <text:p>3007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aëlla</text:p>
          </table:table-cell>
          <table:table-cell table:number-columns-repeated="2" table:style-name="ce1"/>
          <table:table-cell office:value-type="float" office:value="70795113" table:style-name="ce1">
            <text:p>70795113</text:p>
          </table:table-cell>
          <table:table-cell office:value-type="string" table:style-name="ce3">
            <text:p>2026-02-23 16:50: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20" table:style-name="ce1">
            <text:p>182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795146" table:style-name="ce1">
            <text:p>70795146</text:p>
          </table:table-cell>
          <table:table-cell office:value-type="string" table:style-name="ce3">
            <text:p>2026-02-23 16:57: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string" table:style-name="ce3">
            <text:p>30.06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795131" table:style-name="ce1">
            <text:p>70795131</text:p>
          </table:table-cell>
          <table:table-cell office:value-type="string" table:style-name="ce3">
            <text:p>2026-02-23 16:59:0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3007" table:style-name="ce1">
            <text:p>3007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795157" table:style-name="ce1">
            <text:p>70795157</text:p>
          </table:table-cell>
          <table:table-cell office:value-type="string" table:style-name="ce3">
            <text:p>2026-02-23 16:59: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795172" table:style-name="ce1">
            <text:p>70795172</text:p>
          </table:table-cell>
          <table:table-cell office:value-type="string" table:style-name="ce3">
            <text:p>2026-02-23 17:03:2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3" table:style-name="ce1">
            <text:p>1033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ael</text:p>
          </table:table-cell>
          <table:table-cell table:number-columns-repeated="2" table:style-name="ce1"/>
          <table:table-cell office:value-type="float" office:value="70795181" table:style-name="ce1">
            <text:p>70795181</text:p>
          </table:table-cell>
          <table:table-cell office:value-type="string" table:style-name="ce3">
            <text:p>2026-02-23 17:09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80" table:style-name="ce1">
            <text:p>188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 Carla</text:p>
          </table:table-cell>
          <table:table-cell table:number-columns-repeated="2" table:style-name="ce1"/>
          <table:table-cell office:value-type="float" office:value="70795179" table:style-name="ce1">
            <text:p>70795179</text:p>
          </table:table-cell>
          <table:table-cell office:value-type="string" table:style-name="ce3">
            <text:p>2026-02-23 17:12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0" table:style-name="ce1">
            <text:p>10</text:p>
          </table:table-cell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70795299" table:style-name="ce1">
            <text:p>70795299</text:p>
          </table:table-cell>
          <table:table-cell office:value-type="string" table:style-name="ce3">
            <text:p>2026-02-23 17:32: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610" table:style-name="ce1">
            <text:p>1610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795322" table:style-name="ce1">
            <text:p>70795322</text:p>
          </table:table-cell>
          <table:table-cell office:value-type="string" table:style-name="ce3">
            <text:p>2026-02-23 17:38: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22.11.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795361" table:style-name="ce1">
            <text:p>70795361</text:p>
          </table:table-cell>
          <table:table-cell office:value-type="string" table:style-name="ce3">
            <text:p>2026-02-23 18:08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5456" table:style-name="ce1">
            <text:p>70795456</text:p>
          </table:table-cell>
          <table:table-cell office:value-type="string" table:style-name="ce3">
            <text:p>2026-02-23 18:11: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795458" table:style-name="ce1">
            <text:p>70795458</text:p>
          </table:table-cell>
          <table:table-cell office:value-type="string" table:style-name="ce3">
            <text:p>2026-02-23 18:12: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0/01/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ane</text:p>
          </table:table-cell>
          <table:table-cell table:number-columns-repeated="2" table:style-name="ce1"/>
          <table:table-cell office:value-type="float" office:value="70795462" table:style-name="ce1">
            <text:p>70795462</text:p>
          </table:table-cell>
          <table:table-cell office:value-type="string" table:style-name="ce3">
            <text:p>2026-02-23 18:12: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n Anh</text:p>
          </table:table-cell>
          <table:table-cell table:number-columns-repeated="2" table:style-name="ce1"/>
          <table:table-cell office:value-type="float" office:value="70795488" table:style-name="ce1">
            <text:p>70795488</text:p>
          </table:table-cell>
          <table:table-cell office:value-type="string" table:style-name="ce3">
            <text:p>2026-02-23 18:20:0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12" table:style-name="ce1">
            <text:p>1312</text:p>
          </table:table-cell>
          <table:table-cell office:value-type="string" table:style-name="ce3">
            <text:p>11.12.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bienne</text:p>
          </table:table-cell>
          <table:table-cell table:number-columns-repeated="2" table:style-name="ce1"/>
          <table:table-cell office:value-type="float" office:value="70795490" table:style-name="ce1">
            <text:p>70795490</text:p>
          </table:table-cell>
          <table:table-cell office:value-type="string" table:style-name="ce3">
            <text:p>2026-02-23 18:21:0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5" table:style-name="ce1">
            <text:p>1025</text:p>
          </table:table-cell>
          <table:table-cell office:value-type="string" table:style-name="ce3">
            <text:p>13.12.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795497" table:style-name="ce1">
            <text:p>70795497</text:p>
          </table:table-cell>
          <table:table-cell office:value-type="string" table:style-name="ce3">
            <text:p>2026-02-23 18:23: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795595" table:style-name="ce1">
            <text:p>70795595</text:p>
          </table:table-cell>
          <table:table-cell office:value-type="string" table:style-name="ce3">
            <text:p>2026-02-23 18:48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entin</text:p>
          </table:table-cell>
          <table:table-cell table:number-columns-repeated="2" table:style-name="ce1"/>
          <table:table-cell office:value-type="float" office:value="70795590" table:style-name="ce1">
            <text:p>70795590</text:p>
          </table:table-cell>
          <table:table-cell office:value-type="string" table:style-name="ce3">
            <text:p>2026-02-23 18:49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 michel</text:p>
          </table:table-cell>
          <table:table-cell table:number-columns-repeated="2" table:style-name="ce1"/>
          <table:table-cell office:value-type="float" office:value="70795659" table:style-name="ce1">
            <text:p>70795659</text:p>
          </table:table-cell>
          <table:table-cell office:value-type="string" table:style-name="ce3">
            <text:p>2026-02-23 19:05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2" table:style-name="ce1">
            <text:p>1112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y</text:p>
          </table:table-cell>
          <table:table-cell table:number-columns-repeated="2" table:style-name="ce1"/>
          <table:table-cell office:value-type="float" office:value="70795661" table:style-name="ce1">
            <text:p>70795661</text:p>
          </table:table-cell>
          <table:table-cell office:value-type="string" table:style-name="ce3">
            <text:p>2026-02-23 19:05: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string" table:style-name="ce3">
            <text:p>10.10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95672" table:style-name="ce1">
            <text:p>70795672</text:p>
          </table:table-cell>
          <table:table-cell office:value-type="string" table:style-name="ce3">
            <text:p>2026-02-23 19:12: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74500" table:style-name="ce1">
            <text:p>74500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795756" table:style-name="ce1">
            <text:p>70795756</text:p>
          </table:table-cell>
          <table:table-cell office:value-type="string" table:style-name="ce3">
            <text:p>2026-02-23 19:27: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95761" table:style-name="ce1">
            <text:p>70795761</text:p>
          </table:table-cell>
          <table:table-cell office:value-type="string" table:style-name="ce3">
            <text:p>2026-02-23 19:29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795766" table:style-name="ce1">
            <text:p>70795766</text:p>
          </table:table-cell>
          <table:table-cell office:value-type="string" table:style-name="ce3">
            <text:p>2026-02-23 19:30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795867" table:style-name="ce1">
            <text:p>70795867</text:p>
          </table:table-cell>
          <table:table-cell office:value-type="string" table:style-name="ce3">
            <text:p>2026-02-23 19:52: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6" table:style-name="ce1">
            <text:p>103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70795850" table:style-name="ce1">
            <text:p>70795850</text:p>
          </table:table-cell>
          <table:table-cell office:value-type="string" table:style-name="ce3">
            <text:p>2026-02-23 19:54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tiana</text:p>
          </table:table-cell>
          <table:table-cell table:number-columns-repeated="2" table:style-name="ce1"/>
          <table:table-cell office:value-type="float" office:value="70795894" table:style-name="ce1">
            <text:p>70795894</text:p>
          </table:table-cell>
          <table:table-cell office:value-type="string" table:style-name="ce3">
            <text:p>2026-02-23 20:00:4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8" table:style-name="ce1">
            <text:p>1018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rèce</text:p>
          </table:table-cell>
          <table:table-cell table:number-columns-repeated="2" table:style-name="ce1"/>
          <table:table-cell office:value-type="float" office:value="70795866" table:style-name="ce1">
            <text:p>70795866</text:p>
          </table:table-cell>
          <table:table-cell office:value-type="string" table:style-name="ce3">
            <text:p>2026-02-23 20:04:2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lia</text:p>
          </table:table-cell>
          <table:table-cell table:number-columns-repeated="2" table:style-name="ce1"/>
          <table:table-cell office:value-type="float" office:value="70795963" table:style-name="ce1">
            <text:p>70795963</text:p>
          </table:table-cell>
          <table:table-cell office:value-type="string" table:style-name="ce3">
            <text:p>2026-02-23 20:06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ily</text:p>
          </table:table-cell>
          <table:table-cell table:number-columns-repeated="2" table:style-name="ce1"/>
          <table:table-cell office:value-type="float" office:value="70796028" table:style-name="ce1">
            <text:p>70796028</text:p>
          </table:table-cell>
          <table:table-cell office:value-type="string" table:style-name="ce3">
            <text:p>2026-02-23 20:17:4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belle</text:p>
          </table:table-cell>
          <table:table-cell table:number-columns-repeated="2" table:style-name="ce1"/>
          <table:table-cell office:value-type="float" office:value="70796072" table:style-name="ce1">
            <text:p>70796072</text:p>
          </table:table-cell>
          <table:table-cell office:value-type="string" table:style-name="ce3">
            <text:p>2026-02-23 20:25: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796075" table:style-name="ce1">
            <text:p>70796075</text:p>
          </table:table-cell>
          <table:table-cell office:value-type="string" table:style-name="ce3">
            <text:p>2026-02-23 20:25:3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érénice</text:p>
          </table:table-cell>
          <table:table-cell table:number-columns-repeated="2" table:style-name="ce1"/>
          <table:table-cell office:value-type="float" office:value="70796156" table:style-name="ce1">
            <text:p>70796156</text:p>
          </table:table-cell>
          <table:table-cell office:value-type="string" table:style-name="ce3">
            <text:p>2026-02-23 20:44:4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70796212" table:style-name="ce1">
            <text:p>70796212</text:p>
          </table:table-cell>
          <table:table-cell office:value-type="string" table:style-name="ce3">
            <text:p>2026-02-23 20:53: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1" table:style-name="ce1">
            <text:p>1201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70796238" table:style-name="ce1">
            <text:p>70796238</text:p>
          </table:table-cell>
          <table:table-cell office:value-type="string" table:style-name="ce3">
            <text:p>2026-02-23 21:13:5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0" table:style-name="ce1">
            <text:p>10</text:p>
          </table:table-cell>
          <table:table-cell office:value-type="float" office:value="2504" table:style-name="ce1">
            <text:p>250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796251" table:style-name="ce1">
            <text:p>70796251</text:p>
          </table:table-cell>
          <table:table-cell office:value-type="string" table:style-name="ce3">
            <text:p>2026-02-23 21:16:3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bara</text:p>
          </table:table-cell>
          <table:table-cell table:number-columns-repeated="2" table:style-name="ce1"/>
          <table:table-cell office:value-type="float" office:value="70796335" table:style-name="ce1">
            <text:p>70796335</text:p>
          </table:table-cell>
          <table:table-cell office:value-type="string" table:style-name="ce3">
            <text:p>2026-02-23 21:19:3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030" table:style-name="ce1">
            <text:p>103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70796303" table:style-name="ce1">
            <text:p>70796303</text:p>
          </table:table-cell>
          <table:table-cell office:value-type="string" table:style-name="ce3">
            <text:p>2026-02-23 21:20:5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15/08/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ril</text:p>
          </table:table-cell>
          <table:table-cell table:number-columns-repeated="2" table:style-name="ce1"/>
          <table:table-cell office:value-type="float" office:value="70796408" table:style-name="ce1">
            <text:p>70796408</text:p>
          </table:table-cell>
          <table:table-cell office:value-type="string" table:style-name="ce3">
            <text:p>2026-02-23 21:29: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ia</text:p>
          </table:table-cell>
          <table:table-cell table:number-columns-repeated="2" table:style-name="ce1"/>
          <table:table-cell office:value-type="float" office:value="70796407" table:style-name="ce1">
            <text:p>70796407</text:p>
          </table:table-cell>
          <table:table-cell office:value-type="string" table:style-name="ce3">
            <text:p>2026-02-23 21:30:4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796435" table:style-name="ce1">
            <text:p>70796435</text:p>
          </table:table-cell>
          <table:table-cell office:value-type="string" table:style-name="ce3">
            <text:p>2026-02-23 21:36: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7.05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796444" table:style-name="ce1">
            <text:p>70796444</text:p>
          </table:table-cell>
          <table:table-cell office:value-type="string" table:style-name="ce3">
            <text:p>2026-02-23 21:39: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796455" table:style-name="ce1">
            <text:p>70796455</text:p>
          </table:table-cell>
          <table:table-cell office:value-type="string" table:style-name="ce3">
            <text:p>2026-02-23 21:40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7.05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796480" table:style-name="ce1">
            <text:p>70796480</text:p>
          </table:table-cell>
          <table:table-cell office:value-type="string" table:style-name="ce3">
            <text:p>2026-02-23 21:47:0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796505" table:style-name="ce1">
            <text:p>70796505</text:p>
          </table:table-cell>
          <table:table-cell office:value-type="string" table:style-name="ce3">
            <text:p>2026-02-23 21:53: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7.05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ette</text:p>
          </table:table-cell>
          <table:table-cell table:number-columns-repeated="2" table:style-name="ce1"/>
          <table:table-cell office:value-type="float" office:value="70796528" table:style-name="ce1">
            <text:p>70796528</text:p>
          </table:table-cell>
          <table:table-cell office:value-type="string" table:style-name="ce3">
            <text:p>2026-02-23 22:02:2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21.12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70796570" table:style-name="ce1">
            <text:p>70796570</text:p>
          </table:table-cell>
          <table:table-cell office:value-type="string" table:style-name="ce3">
            <text:p>2026-02-23 22:07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796592" table:style-name="ce1">
            <text:p>70796592</text:p>
          </table:table-cell>
          <table:table-cell office:value-type="string" table:style-name="ce3">
            <text:p>2026-02-23 22:07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796587" table:style-name="ce1">
            <text:p>70796587</text:p>
          </table:table-cell>
          <table:table-cell office:value-type="string" table:style-name="ce3">
            <text:p>2026-02-23 22:08: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96606" table:style-name="ce1">
            <text:p>70796606</text:p>
          </table:table-cell>
          <table:table-cell office:value-type="string" table:style-name="ce3">
            <text:p>2026-02-23 22:11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70796594" table:style-name="ce1">
            <text:p>70796594</text:p>
          </table:table-cell>
          <table:table-cell office:value-type="string" table:style-name="ce3">
            <text:p>2026-02-23 22:11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70796623" table:style-name="ce1">
            <text:p>70796623</text:p>
          </table:table-cell>
          <table:table-cell office:value-type="string" table:style-name="ce3">
            <text:p>2026-02-23 22:18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96593" table:style-name="ce1">
            <text:p>70796593</text:p>
          </table:table-cell>
          <table:table-cell office:value-type="string" table:style-name="ce3">
            <text:p>2026-02-23 22:20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06 juin 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nia</text:p>
          </table:table-cell>
          <table:table-cell table:number-columns-repeated="2" table:style-name="ce1"/>
          <table:table-cell office:value-type="float" office:value="70796645" table:style-name="ce1">
            <text:p>70796645</text:p>
          </table:table-cell>
          <table:table-cell office:value-type="string" table:style-name="ce3">
            <text:p>2026-02-23 22:22: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0796676" table:style-name="ce1">
            <text:p>70796676</text:p>
          </table:table-cell>
          <table:table-cell office:value-type="string" table:style-name="ce3">
            <text:p>2026-02-23 22:3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06 juin 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E</text:p>
          </table:table-cell>
          <table:table-cell table:number-columns-repeated="2" table:style-name="ce1"/>
          <table:table-cell office:value-type="float" office:value="70796681" table:style-name="ce1">
            <text:p>70796681</text:p>
          </table:table-cell>
          <table:table-cell office:value-type="string" table:style-name="ce3">
            <text:p>2026-02-23 22:40:2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796701" table:style-name="ce1">
            <text:p>70796701</text:p>
          </table:table-cell>
          <table:table-cell office:value-type="string" table:style-name="ce3">
            <text:p>2026-02-23 22:42: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48" table:style-name="ce1">
            <text:p>1148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h</text:p>
          </table:table-cell>
          <table:table-cell table:number-columns-repeated="2" table:style-name="ce1"/>
          <table:table-cell office:value-type="float" office:value="70796712" table:style-name="ce1">
            <text:p>70796712</text:p>
          </table:table-cell>
          <table:table-cell office:value-type="string" table:style-name="ce3">
            <text:p>2026-02-23 22:44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le</text:p>
          </table:table-cell>
          <table:table-cell table:number-columns-repeated="2" table:style-name="ce1"/>
          <table:table-cell office:value-type="float" office:value="70796683" table:style-name="ce1">
            <text:p>70796683</text:p>
          </table:table-cell>
          <table:table-cell office:value-type="string" table:style-name="ce3">
            <text:p>2026-02-23 22:46:5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h</text:p>
          </table:table-cell>
          <table:table-cell table:number-columns-repeated="2" table:style-name="ce1"/>
          <table:table-cell office:value-type="float" office:value="70796721" table:style-name="ce1">
            <text:p>70796721</text:p>
          </table:table-cell>
          <table:table-cell office:value-type="string" table:style-name="ce3">
            <text:p>2026-02-23 22:47:5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lvin</text:p>
          </table:table-cell>
          <table:table-cell table:number-columns-repeated="2" table:style-name="ce1"/>
          <table:table-cell office:value-type="float" office:value="70796708" table:style-name="ce1">
            <text:p>70796708</text:p>
          </table:table-cell>
          <table:table-cell office:value-type="string" table:style-name="ce3">
            <text:p>2026-02-23 22:53: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796799" table:style-name="ce1">
            <text:p>70796799</text:p>
          </table:table-cell>
          <table:table-cell office:value-type="string" table:style-name="ce3">
            <text:p>2026-02-23 23:15: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796846" table:style-name="ce1">
            <text:p>70796846</text:p>
          </table:table-cell>
          <table:table-cell office:value-type="string" table:style-name="ce3">
            <text:p>2026-02-23 23:30:3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ara</text:p>
          </table:table-cell>
          <table:table-cell table:number-columns-repeated="2" table:style-name="ce1"/>
          <table:table-cell office:value-type="float" office:value="70796808" table:style-name="ce1">
            <text:p>70796808</text:p>
          </table:table-cell>
          <table:table-cell office:value-type="string" table:style-name="ce3">
            <text:p>2026-02-23 23:31: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70796894" table:style-name="ce1">
            <text:p>70796894</text:p>
          </table:table-cell>
          <table:table-cell office:value-type="string" table:style-name="ce3">
            <text:p>2026-02-23 23:41: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44" table:style-name="ce1">
            <text:p>1044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ela</text:p>
          </table:table-cell>
          <table:table-cell table:number-columns-repeated="2" table:style-name="ce1"/>
          <table:table-cell office:value-type="float" office:value="70797029" table:style-name="ce1">
            <text:p>70797029</text:p>
          </table:table-cell>
          <table:table-cell office:value-type="string" table:style-name="ce3">
            <text:p>2026-02-24 00:38:1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3.04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97117" table:style-name="ce1">
            <text:p>70797117</text:p>
          </table:table-cell>
          <table:table-cell office:value-type="string" table:style-name="ce3">
            <text:p>2026-02-24 01:48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7.03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97120" table:style-name="ce1">
            <text:p>70797120</text:p>
          </table:table-cell>
          <table:table-cell office:value-type="string" table:style-name="ce3">
            <text:p>2026-02-24 01:53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2" table:style-name="ce1">
            <text:p>2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7.03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797130" table:style-name="ce1">
            <text:p>70797130</text:p>
          </table:table-cell>
          <table:table-cell office:value-type="string" table:style-name="ce3">
            <text:p>2026-02-24 02:00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7.03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797423" table:style-name="ce1">
            <text:p>70797423</text:p>
          </table:table-cell>
          <table:table-cell office:value-type="string" table:style-name="ce3">
            <text:p>2026-02-24 06:37: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brice</text:p>
          </table:table-cell>
          <table:table-cell table:number-columns-repeated="2" table:style-name="ce1"/>
          <table:table-cell office:value-type="float" office:value="70797441" table:style-name="ce1">
            <text:p>70797441</text:p>
          </table:table-cell>
          <table:table-cell office:value-type="string" table:style-name="ce3">
            <text:p>2026-02-24 06:53: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38" table:style-name="ce1">
            <text:p>1338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lman</text:p>
          </table:table-cell>
          <table:table-cell table:number-columns-repeated="2" table:style-name="ce1"/>
          <table:table-cell office:value-type="float" office:value="70797575" table:style-name="ce1">
            <text:p>70797575</text:p>
          </table:table-cell>
          <table:table-cell office:value-type="string" table:style-name="ce3">
            <text:p>2026-02-24 07:52: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su</text:p>
          </table:table-cell>
          <table:table-cell table:number-columns-repeated="2" table:style-name="ce1"/>
          <table:table-cell office:value-type="float" office:value="70797655" table:style-name="ce1">
            <text:p>70797655</text:p>
          </table:table-cell>
          <table:table-cell office:value-type="string" table:style-name="ce3">
            <text:p>2026-02-24 08:21: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ira</text:p>
          </table:table-cell>
          <table:table-cell table:number-columns-repeated="2" table:style-name="ce1"/>
          <table:table-cell office:value-type="float" office:value="70797698" table:style-name="ce1">
            <text:p>70797698</text:p>
          </table:table-cell>
          <table:table-cell office:value-type="string" table:style-name="ce3">
            <text:p>2026-02-24 08:33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74100" table:style-name="ce1">
            <text:p>74100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an</text:p>
          </table:table-cell>
          <table:table-cell table:number-columns-repeated="2" table:style-name="ce1"/>
          <table:table-cell office:value-type="float" office:value="70797700" table:style-name="ce1">
            <text:p>70797700</text:p>
          </table:table-cell>
          <table:table-cell office:value-type="string" table:style-name="ce3">
            <text:p>2026-02-24 08:34: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797818" table:style-name="ce1">
            <text:p>70797818</text:p>
          </table:table-cell>
          <table:table-cell office:value-type="string" table:style-name="ce3">
            <text:p>2026-02-24 09:03: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797861" table:style-name="ce1">
            <text:p>70797861</text:p>
          </table:table-cell>
          <table:table-cell office:value-type="string" table:style-name="ce3">
            <text:p>2026-02-24 09:10: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bylle</text:p>
          </table:table-cell>
          <table:table-cell table:number-columns-repeated="2" table:style-name="ce1"/>
          <table:table-cell office:value-type="float" office:value="70797864" table:style-name="ce1">
            <text:p>70797864</text:p>
          </table:table-cell>
          <table:table-cell office:value-type="string" table:style-name="ce3">
            <text:p>2026-02-24 09:12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797879" table:style-name="ce1">
            <text:p>70797879</text:p>
          </table:table-cell>
          <table:table-cell office:value-type="string" table:style-name="ce3">
            <text:p>2026-02-24 09:15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97854" table:style-name="ce1">
            <text:p>70797854</text:p>
          </table:table-cell>
          <table:table-cell office:value-type="string" table:style-name="ce3">
            <text:p>2026-02-24 09:16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797891" table:style-name="ce1">
            <text:p>70797891</text:p>
          </table:table-cell>
          <table:table-cell office:value-type="string" table:style-name="ce3">
            <text:p>2026-02-24 09:16: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797890" table:style-name="ce1">
            <text:p>70797890</text:p>
          </table:table-cell>
          <table:table-cell office:value-type="string" table:style-name="ce3">
            <text:p>2026-02-24 09:25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422" table:style-name="ce1">
            <text:p>1422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70798001" table:style-name="ce1">
            <text:p>70798001</text:p>
          </table:table-cell>
          <table:table-cell office:value-type="string" table:style-name="ce3">
            <text:p>2026-02-24 09:34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10" table:style-name="ce1">
            <text:p>101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ire</text:p>
          </table:table-cell>
          <table:table-cell table:number-columns-repeated="2" table:style-name="ce1"/>
          <table:table-cell office:value-type="float" office:value="70798029" table:style-name="ce1">
            <text:p>70798029</text:p>
          </table:table-cell>
          <table:table-cell office:value-type="string" table:style-name="ce3">
            <text:p>2026-02-24 09:42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091" table:style-name="ce1">
            <text:p>109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797917" table:style-name="ce1">
            <text:p>70797917</text:p>
          </table:table-cell>
          <table:table-cell office:value-type="string" table:style-name="ce3">
            <text:p>2026-02-24 09:49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12.05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70798093" table:style-name="ce1">
            <text:p>70798093</text:p>
          </table:table-cell>
          <table:table-cell office:value-type="string" table:style-name="ce3">
            <text:p>2026-02-24 09:50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ire</text:p>
          </table:table-cell>
          <table:table-cell table:number-columns-repeated="2" table:style-name="ce1"/>
          <table:table-cell office:value-type="float" office:value="70798096" table:style-name="ce1">
            <text:p>70798096</text:p>
          </table:table-cell>
          <table:table-cell office:value-type="string" table:style-name="ce3">
            <text:p>2026-02-24 09:53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091" table:style-name="ce1">
            <text:p>1091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70798106" table:style-name="ce1">
            <text:p>70798106</text:p>
          </table:table-cell>
          <table:table-cell office:value-type="string" table:style-name="ce3">
            <text:p>2026-02-24 09:54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8103" table:style-name="ce1">
            <text:p>70798103</text:p>
          </table:table-cell>
          <table:table-cell office:value-type="string" table:style-name="ce3">
            <text:p>2026-02-24 09:55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70798119" table:style-name="ce1">
            <text:p>70798119</text:p>
          </table:table-cell>
          <table:table-cell office:value-type="string" table:style-name="ce3">
            <text:p>2026-02-24 09:55: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69007" table:style-name="ce1">
            <text:p>69007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70798126" table:style-name="ce1">
            <text:p>70798126</text:p>
          </table:table-cell>
          <table:table-cell office:value-type="string" table:style-name="ce3">
            <text:p>2026-02-24 09:57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uel</text:p>
          </table:table-cell>
          <table:table-cell table:number-columns-repeated="2" table:style-name="ce1"/>
          <table:table-cell office:value-type="float" office:value="70798145" table:style-name="ce1">
            <text:p>70798145</text:p>
          </table:table-cell>
          <table:table-cell office:value-type="string" table:style-name="ce3">
            <text:p>2026-02-24 09:58:4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70798136" table:style-name="ce1">
            <text:p>70798136</text:p>
          </table:table-cell>
          <table:table-cell office:value-type="string" table:style-name="ce3">
            <text:p>2026-02-24 10:00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8141" table:style-name="ce1">
            <text:p>70798141</text:p>
          </table:table-cell>
          <table:table-cell office:value-type="string" table:style-name="ce3">
            <text:p>2026-02-24 10:0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E</text:p>
          </table:table-cell>
          <table:table-cell table:number-columns-repeated="2" table:style-name="ce1"/>
          <table:table-cell office:value-type="float" office:value="70798155" table:style-name="ce1">
            <text:p>70798155</text:p>
          </table:table-cell>
          <table:table-cell office:value-type="string" table:style-name="ce3">
            <text:p>2026-02-24 10:03:4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70798165" table:style-name="ce1">
            <text:p>70798165</text:p>
          </table:table-cell>
          <table:table-cell office:value-type="string" table:style-name="ce3">
            <text:p>2026-02-24 10:04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vana</text:p>
          </table:table-cell>
          <table:table-cell table:number-columns-repeated="2" table:style-name="ce1"/>
          <table:table-cell office:value-type="float" office:value="70798241" table:style-name="ce1">
            <text:p>70798241</text:p>
          </table:table-cell>
          <table:table-cell office:value-type="string" table:style-name="ce3">
            <text:p>2026-02-24 10:16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ina</text:p>
          </table:table-cell>
          <table:table-cell table:number-columns-repeated="2" table:style-name="ce1"/>
          <table:table-cell office:value-type="float" office:value="70798253" table:style-name="ce1">
            <text:p>70798253</text:p>
          </table:table-cell>
          <table:table-cell office:value-type="string" table:style-name="ce3">
            <text:p>2026-02-24 10:16:1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134" table:style-name="ce1">
            <text:p>1134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yssa</text:p>
          </table:table-cell>
          <table:table-cell table:number-columns-repeated="2" table:style-name="ce1"/>
          <table:table-cell office:value-type="float" office:value="70798268" table:style-name="ce1">
            <text:p>70798268</text:p>
          </table:table-cell>
          <table:table-cell office:value-type="string" table:style-name="ce3">
            <text:p>2026-02-24 10:20: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798260" table:style-name="ce1">
            <text:p>70798260</text:p>
          </table:table-cell>
          <table:table-cell office:value-type="string" table:style-name="ce3">
            <text:p>2026-02-24 10:23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510" table:style-name="ce1">
            <text:p>1510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Lou</text:p>
          </table:table-cell>
          <table:table-cell table:number-columns-repeated="2" table:style-name="ce1"/>
          <table:table-cell office:value-type="float" office:value="70798341" table:style-name="ce1">
            <text:p>70798341</text:p>
          </table:table-cell>
          <table:table-cell office:value-type="string" table:style-name="ce3">
            <text:p>2026-02-24 10:32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hristine</text:p>
          </table:table-cell>
          <table:table-cell table:number-columns-repeated="2" table:style-name="ce1"/>
          <table:table-cell office:value-type="float" office:value="70798326" table:style-name="ce1">
            <text:p>70798326</text:p>
          </table:table-cell>
          <table:table-cell office:value-type="string" table:style-name="ce3">
            <text:p>2026-02-24 10:33:2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12/10/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70798362" table:style-name="ce1">
            <text:p>70798362</text:p>
          </table:table-cell>
          <table:table-cell office:value-type="string" table:style-name="ce3">
            <text:p>2026-02-24 10:35: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60" table:style-name="ce1">
            <text:p>186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divine</text:p>
          </table:table-cell>
          <table:table-cell table:number-columns-repeated="2" table:style-name="ce1"/>
          <table:table-cell office:value-type="float" office:value="70798457" table:style-name="ce1">
            <text:p>70798457</text:p>
          </table:table-cell>
          <table:table-cell office:value-type="string" table:style-name="ce3">
            <text:p>2026-02-24 10:48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8494" table:style-name="ce1">
            <text:p>70798494</text:p>
          </table:table-cell>
          <table:table-cell office:value-type="string" table:style-name="ce3">
            <text:p>2026-02-24 10:58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ime</text:p>
          </table:table-cell>
          <table:table-cell table:number-columns-repeated="2" table:style-name="ce1"/>
          <table:table-cell office:value-type="float" office:value="70798636" table:style-name="ce1">
            <text:p>70798636</text:p>
          </table:table-cell>
          <table:table-cell office:value-type="string" table:style-name="ce3">
            <text:p>2026-02-24 11: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70798660" table:style-name="ce1">
            <text:p>70798660</text:p>
          </table:table-cell>
          <table:table-cell office:value-type="string" table:style-name="ce3">
            <text:p>2026-02-24 11:19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19/10/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na</text:p>
          </table:table-cell>
          <table:table-cell table:number-columns-repeated="2" table:style-name="ce1"/>
          <table:table-cell office:value-type="float" office:value="70798690" table:style-name="ce1">
            <text:p>70798690</text:p>
          </table:table-cell>
          <table:table-cell office:value-type="string" table:style-name="ce3">
            <text:p>2026-02-24 11:21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798691" table:style-name="ce1">
            <text:p>70798691</text:p>
          </table:table-cell>
          <table:table-cell office:value-type="string" table:style-name="ce3">
            <text:p>2026-02-24 11:21: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8653" table:style-name="ce1">
            <text:p>70798653</text:p>
          </table:table-cell>
          <table:table-cell office:value-type="string" table:style-name="ce3">
            <text:p>2026-02-24 11:27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798750" table:style-name="ce1">
            <text:p>70798750</text:p>
          </table:table-cell>
          <table:table-cell office:value-type="string" table:style-name="ce3">
            <text:p>2026-02-24 11:29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-Françoise</text:p>
          </table:table-cell>
          <table:table-cell table:number-columns-repeated="2" table:style-name="ce1"/>
          <table:table-cell office:value-type="float" office:value="70798684" table:style-name="ce1">
            <text:p>70798684</text:p>
          </table:table-cell>
          <table:table-cell office:value-type="string" table:style-name="ce3">
            <text:p>2026-02-24 11:31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7" table:style-name="ce1">
            <text:p>17</text:p>
          </table:table-cell>
          <table:table-cell office:value-type="float" office:value="1996" table:style-name="ce1">
            <text:p>1996</text:p>
          </table:table-cell>
          <table:table-cell office:value-type="float" office:value="1956" table:style-name="ce1">
            <text:p>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atriz</text:p>
          </table:table-cell>
          <table:table-cell table:number-columns-repeated="2" table:style-name="ce1"/>
          <table:table-cell office:value-type="float" office:value="70798679" table:style-name="ce1">
            <text:p>70798679</text:p>
          </table:table-cell>
          <table:table-cell office:value-type="string" table:style-name="ce3">
            <text:p>2026-02-24 11:32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6" table:style-name="ce1">
            <text:p>6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70798808" table:style-name="ce1">
            <text:p>70798808</text:p>
          </table:table-cell>
          <table:table-cell office:value-type="string" table:style-name="ce3">
            <text:p>2026-02-24 11:48:4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798856" table:style-name="ce1">
            <text:p>70798856</text:p>
          </table:table-cell>
          <table:table-cell office:value-type="string" table:style-name="ce3">
            <text:p>2026-02-24 11:49:3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04" table:style-name="ce1">
            <text:p>1804</text:p>
          </table:table-cell>
          <table:table-cell office:value-type="string" table:style-name="ce3">
            <text:p>11.06.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Pierre</text:p>
          </table:table-cell>
          <table:table-cell table:number-columns-repeated="2" table:style-name="ce1"/>
          <table:table-cell office:value-type="float" office:value="70798893" table:style-name="ce1">
            <text:p>70798893</text:p>
          </table:table-cell>
          <table:table-cell office:value-type="string" table:style-name="ce3">
            <text:p>2026-02-24 11:54:3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56" table:style-name="ce1">
            <text:p>1956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798922" table:style-name="ce1">
            <text:p>70798922</text:p>
          </table:table-cell>
          <table:table-cell office:value-type="string" table:style-name="ce3">
            <text:p>2026-02-24 11:58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nis</text:p>
          </table:table-cell>
          <table:table-cell table:number-columns-repeated="2" table:style-name="ce1"/>
          <table:table-cell office:value-type="float" office:value="70798972" table:style-name="ce1">
            <text:p>70798972</text:p>
          </table:table-cell>
          <table:table-cell office:value-type="string" table:style-name="ce3">
            <text:p>2026-02-24 12:02: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0" table:style-name="ce1">
            <text:p>1290</text:p>
          </table:table-cell>
          <table:table-cell office:value-type="string" table:style-name="ce3">
            <text:p>29.01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8957" table:style-name="ce1">
            <text:p>70798957</text:p>
          </table:table-cell>
          <table:table-cell office:value-type="string" table:style-name="ce3">
            <text:p>2026-02-24 12:03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</text:p>
          </table:table-cell>
          <table:table-cell table:number-columns-repeated="2" table:style-name="ce1"/>
          <table:table-cell office:value-type="float" office:value="70798995" table:style-name="ce1">
            <text:p>70798995</text:p>
          </table:table-cell>
          <table:table-cell office:value-type="string" table:style-name="ce3">
            <text:p>2026-02-24 12:07: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string" table:style-name="ce3">
            <text:p>29.12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9001" table:style-name="ce1">
            <text:p>70799001</text:p>
          </table:table-cell>
          <table:table-cell office:value-type="string" table:style-name="ce3">
            <text:p>2026-02-24 12:0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9017" table:style-name="ce1">
            <text:p>70799017</text:p>
          </table:table-cell>
          <table:table-cell office:value-type="string" table:style-name="ce3">
            <text:p>2026-02-24 12:10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una</text:p>
          </table:table-cell>
          <table:table-cell table:number-columns-repeated="2" table:style-name="ce1"/>
          <table:table-cell office:value-type="float" office:value="70799090" table:style-name="ce1">
            <text:p>70799090</text:p>
          </table:table-cell>
          <table:table-cell office:value-type="string" table:style-name="ce3">
            <text:p>2026-02-24 12:26: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799022" table:style-name="ce1">
            <text:p>70799022</text:p>
          </table:table-cell>
          <table:table-cell office:value-type="string" table:style-name="ce3">
            <text:p>2026-02-24 12:26:5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aria</text:p>
          </table:table-cell>
          <table:table-cell table:number-columns-repeated="2" table:style-name="ce1"/>
          <table:table-cell office:value-type="float" office:value="70798993" table:style-name="ce1">
            <text:p>70798993</text:p>
          </table:table-cell>
          <table:table-cell office:value-type="string" table:style-name="ce3">
            <text:p>2026-02-24 12:27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oletta</text:p>
          </table:table-cell>
          <table:table-cell table:number-columns-repeated="2" table:style-name="ce1"/>
          <table:table-cell office:value-type="float" office:value="70799100" table:style-name="ce1">
            <text:p>70799100</text:p>
          </table:table-cell>
          <table:table-cell office:value-type="string" table:style-name="ce3">
            <text:p>2026-02-24 12:29:2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262" table:style-name="ce1">
            <text:p>1262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uerite</text:p>
          </table:table-cell>
          <table:table-cell table:number-columns-repeated="2" table:style-name="ce1"/>
          <table:table-cell office:value-type="float" office:value="70799117" table:style-name="ce1">
            <text:p>70799117</text:p>
          </table:table-cell>
          <table:table-cell office:value-type="string" table:style-name="ce3">
            <text:p>2026-02-24 12:31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6" table:style-name="ce1">
            <text:p>1006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799130" table:style-name="ce1">
            <text:p>70799130</text:p>
          </table:table-cell>
          <table:table-cell office:value-type="string" table:style-name="ce3">
            <text:p>2026-02-24 12:32:0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29.04.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ve</text:p>
          </table:table-cell>
          <table:table-cell table:number-columns-repeated="2" table:style-name="ce1"/>
          <table:table-cell office:value-type="float" office:value="70799088" table:style-name="ce1">
            <text:p>70799088</text:p>
          </table:table-cell>
          <table:table-cell office:value-type="string" table:style-name="ce3">
            <text:p>2026-02-24 12:34:4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ierry</text:p>
          </table:table-cell>
          <table:table-cell table:number-columns-repeated="2" table:style-name="ce1"/>
          <table:table-cell office:value-type="float" office:value="70799157" table:style-name="ce1">
            <text:p>70799157</text:p>
          </table:table-cell>
          <table:table-cell office:value-type="string" table:style-name="ce3">
            <text:p>2026-02-24 12:36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beca</text:p>
          </table:table-cell>
          <table:table-cell table:number-columns-repeated="2" table:style-name="ce1"/>
          <table:table-cell office:value-type="float" office:value="70799156" table:style-name="ce1">
            <text:p>70799156</text:p>
          </table:table-cell>
          <table:table-cell office:value-type="string" table:style-name="ce3">
            <text:p>2026-02-24 12:43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30.09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ane</text:p>
          </table:table-cell>
          <table:table-cell table:number-columns-repeated="2" table:style-name="ce1"/>
          <table:table-cell office:value-type="float" office:value="70799287" table:style-name="ce1">
            <text:p>70799287</text:p>
          </table:table-cell>
          <table:table-cell office:value-type="string" table:style-name="ce3">
            <text:p>2026-02-24 12:55:5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</text:p>
          </table:table-cell>
          <table:table-cell table:number-columns-repeated="2" table:style-name="ce1"/>
          <table:table-cell office:value-type="float" office:value="70799310" table:style-name="ce1">
            <text:p>70799310</text:p>
          </table:table-cell>
          <table:table-cell office:value-type="string" table:style-name="ce3">
            <text:p>2026-02-24 12:58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0" table:style-name="ce1">
            <text:p>1090</text:p>
          </table:table-cell>
          <table:table-cell office:value-type="string" table:style-name="ce3">
            <text:p>15.05.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nne</text:p>
          </table:table-cell>
          <table:table-cell table:number-columns-repeated="2" table:style-name="ce1"/>
          <table:table-cell office:value-type="float" office:value="70799516" table:style-name="ce1">
            <text:p>70799516</text:p>
          </table:table-cell>
          <table:table-cell office:value-type="string" table:style-name="ce3">
            <text:p>2026-02-24 13:31: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string" table:style-name="ce3">
            <text:p>19.05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799551" table:style-name="ce1">
            <text:p>70799551</text:p>
          </table:table-cell>
          <table:table-cell office:value-type="string" table:style-name="ce3">
            <text:p>2026-02-24 13:36:2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48" table:style-name="ce1">
            <text:p>1148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799565" table:style-name="ce1">
            <text:p>70799565</text:p>
          </table:table-cell>
          <table:table-cell office:value-type="string" table:style-name="ce3">
            <text:p>2026-02-24 13:3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tte</text:p>
          </table:table-cell>
          <table:table-cell table:number-columns-repeated="2" table:style-name="ce1"/>
          <table:table-cell office:value-type="float" office:value="70799568" table:style-name="ce1">
            <text:p>70799568</text:p>
          </table:table-cell>
          <table:table-cell office:value-type="string" table:style-name="ce3">
            <text:p>2026-02-24 13:44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295" table:style-name="ce1">
            <text:p>1295</text:p>
          </table:table-cell>
          <table:table-cell office:value-type="string" table:style-name="ce3">
            <text:p>27 avril 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çoise Pierrette Simone</text:p>
          </table:table-cell>
          <table:table-cell table:number-columns-repeated="2" table:style-name="ce1"/>
          <table:table-cell office:value-type="float" office:value="70799609" table:style-name="ce1">
            <text:p>70799609</text:p>
          </table:table-cell>
          <table:table-cell office:value-type="string" table:style-name="ce3">
            <text:p>2026-02-24 13:49: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80" table:style-name="ce1">
            <text:p>1880</text:p>
          </table:table-cell>
          <table:table-cell office:value-type="float" office:value="1956" table:style-name="ce1">
            <text:p>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fania</text:p>
          </table:table-cell>
          <table:table-cell table:number-columns-repeated="2" table:style-name="ce1"/>
          <table:table-cell office:value-type="float" office:value="70799670" table:style-name="ce1">
            <text:p>70799670</text:p>
          </table:table-cell>
          <table:table-cell office:value-type="string" table:style-name="ce3">
            <text:p>2026-02-24 13:59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string" table:style-name="ce3">
            <text:p>14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-Philippe</text:p>
          </table:table-cell>
          <table:table-cell table:number-columns-repeated="2" table:style-name="ce1"/>
          <table:table-cell office:value-type="float" office:value="70799588" table:style-name="ce1">
            <text:p>70799588</text:p>
          </table:table-cell>
          <table:table-cell office:value-type="string" table:style-name="ce3">
            <text:p>2026-02-24 14:00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33" table:style-name="ce1">
            <text:p>1033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lène</text:p>
          </table:table-cell>
          <table:table-cell table:number-columns-repeated="2" table:style-name="ce1"/>
          <table:table-cell office:value-type="float" office:value="70799779" table:style-name="ce1">
            <text:p>70799779</text:p>
          </table:table-cell>
          <table:table-cell office:value-type="string" table:style-name="ce3">
            <text:p>2026-02-24 14:20:2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émie</text:p>
          </table:table-cell>
          <table:table-cell table:number-columns-repeated="2" table:style-name="ce1"/>
          <table:table-cell office:value-type="float" office:value="70799844" table:style-name="ce1">
            <text:p>70799844</text:p>
          </table:table-cell>
          <table:table-cell office:value-type="string" table:style-name="ce3">
            <text:p>2026-02-24 14:37:4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3/06/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o</text:p>
          </table:table-cell>
          <table:table-cell table:number-columns-repeated="2" table:style-name="ce1"/>
          <table:table-cell office:value-type="float" office:value="70799934" table:style-name="ce1">
            <text:p>70799934</text:p>
          </table:table-cell>
          <table:table-cell office:value-type="string" table:style-name="ce3">
            <text:p>2026-02-24 14:41:2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800065" table:style-name="ce1">
            <text:p>70800065</text:p>
          </table:table-cell>
          <table:table-cell office:value-type="string" table:style-name="ce3">
            <text:p>2026-02-24 15:07:0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60" table:style-name="ce1">
            <text:p>1260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70800035" table:style-name="ce1">
            <text:p>70800035</text:p>
          </table:table-cell>
          <table:table-cell office:value-type="string" table:style-name="ce3">
            <text:p>2026-02-24 15:07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8" table:style-name="ce1">
            <text:p>18</text:p>
          </table:table-cell>
          <table:table-cell office:value-type="float" office:value="1297" table:style-name="ce1">
            <text:p>129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800131" table:style-name="ce1">
            <text:p>70800131</text:p>
          </table:table-cell>
          <table:table-cell office:value-type="string" table:style-name="ce3">
            <text:p>2026-02-24 15:17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2016" table:style-name="ce1">
            <text:p>2016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800139" table:style-name="ce1">
            <text:p>70800139</text:p>
          </table:table-cell>
          <table:table-cell office:value-type="string" table:style-name="ce3">
            <text:p>2026-02-24 15:43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800398" table:style-name="ce1">
            <text:p>70800398</text:p>
          </table:table-cell>
          <table:table-cell office:value-type="string" table:style-name="ce3">
            <text:p>2026-02-24 16:12: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12" table:style-name="ce1">
            <text:p>1112</text:p>
          </table:table-cell>
          <table:table-cell office:value-type="string" table:style-name="ce3">
            <text:p>10.04.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lla</text:p>
          </table:table-cell>
          <table:table-cell table:number-columns-repeated="2" table:style-name="ce1"/>
          <table:table-cell office:value-type="float" office:value="70800434" table:style-name="ce1">
            <text:p>70800434</text:p>
          </table:table-cell>
          <table:table-cell office:value-type="string" table:style-name="ce3">
            <text:p>2026-02-24 16:17: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orella</text:p>
          </table:table-cell>
          <table:table-cell table:number-columns-repeated="2" table:style-name="ce1"/>
          <table:table-cell office:value-type="float" office:value="70800458" table:style-name="ce1">
            <text:p>70800458</text:p>
          </table:table-cell>
          <table:table-cell office:value-type="string" table:style-name="ce3">
            <text:p>2026-02-24 16:22:2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rina</text:p>
          </table:table-cell>
          <table:table-cell table:number-columns-repeated="2" table:style-name="ce1"/>
          <table:table-cell office:value-type="float" office:value="70800541" table:style-name="ce1">
            <text:p>70800541</text:p>
          </table:table-cell>
          <table:table-cell office:value-type="string" table:style-name="ce3">
            <text:p>2026-02-24 16:36: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9" table:style-name="ce1">
            <text:p>1209</text:p>
          </table:table-cell>
          <table:table-cell office:value-type="string" table:style-name="ce3">
            <text:p>23.06.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orgeta</text:p>
          </table:table-cell>
          <table:table-cell table:number-columns-repeated="2" table:style-name="ce1"/>
          <table:table-cell office:value-type="float" office:value="70800531" table:style-name="ce1">
            <text:p>70800531</text:p>
          </table:table-cell>
          <table:table-cell office:value-type="string" table:style-name="ce3">
            <text:p>2026-02-24 16:38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004/ Lausanne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vel</text:p>
          </table:table-cell>
          <table:table-cell table:number-columns-repeated="2" table:style-name="ce1"/>
          <table:table-cell office:value-type="float" office:value="70800589" table:style-name="ce1">
            <text:p>70800589</text:p>
          </table:table-cell>
          <table:table-cell office:value-type="string" table:style-name="ce3">
            <text:p>2026-02-24 16:44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aspard</text:p>
          </table:table-cell>
          <table:table-cell table:number-columns-repeated="2" table:style-name="ce1"/>
          <table:table-cell office:value-type="float" office:value="70800615" table:style-name="ce1">
            <text:p>70800615</text:p>
          </table:table-cell>
          <table:table-cell office:value-type="string" table:style-name="ce3">
            <text:p>2026-02-24 16:50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lly</text:p>
          </table:table-cell>
          <table:table-cell table:number-columns-repeated="2" table:style-name="ce1"/>
          <table:table-cell office:value-type="float" office:value="70800640" table:style-name="ce1">
            <text:p>70800640</text:p>
          </table:table-cell>
          <table:table-cell office:value-type="string" table:style-name="ce3">
            <text:p>2026-02-24 16:57:0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00: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e</text:p>
          </table:table-cell>
          <table:table-cell table:number-columns-repeated="2" table:style-name="ce1"/>
          <table:table-cell office:value-type="float" office:value="70800660" table:style-name="ce1">
            <text:p>70800660</text:p>
          </table:table-cell>
          <table:table-cell office:value-type="string" table:style-name="ce3">
            <text:p>2026-02-24 17:02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70800714" table:style-name="ce1">
            <text:p>70800714</text:p>
          </table:table-cell>
          <table:table-cell office:value-type="string" table:style-name="ce3">
            <text:p>2026-02-24 17:22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9.04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800770" table:style-name="ce1">
            <text:p>70800770</text:p>
          </table:table-cell>
          <table:table-cell office:value-type="string" table:style-name="ce3">
            <text:p>2026-02-24 17:22: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5" table:style-name="ce1">
            <text:p>1005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70800796" table:style-name="ce1">
            <text:p>70800796</text:p>
          </table:table-cell>
          <table:table-cell office:value-type="string" table:style-name="ce3">
            <text:p>2026-02-24 17:31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9.04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800863" table:style-name="ce1">
            <text:p>70800863</text:p>
          </table:table-cell>
          <table:table-cell office:value-type="string" table:style-name="ce3">
            <text:p>2026-02-24 17:38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800961" table:style-name="ce1">
            <text:p>70800961</text:p>
          </table:table-cell>
          <table:table-cell office:value-type="string" table:style-name="ce3">
            <text:p>2026-02-24 17:53:5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800967" table:style-name="ce1">
            <text:p>70800967</text:p>
          </table:table-cell>
          <table:table-cell office:value-type="string" table:style-name="ce3">
            <text:p>2026-02-24 17:55:5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800886" table:style-name="ce1">
            <text:p>70800886</text:p>
          </table:table-cell>
          <table:table-cell office:value-type="string" table:style-name="ce3">
            <text:p>2026-02-24 18:09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7" table:style-name="ce1">
            <text:p>7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on</text:p>
          </table:table-cell>
          <table:table-cell table:number-columns-repeated="2" table:style-name="ce1"/>
          <table:table-cell office:value-type="float" office:value="70801063" table:style-name="ce1">
            <text:p>70801063</text:p>
          </table:table-cell>
          <table:table-cell office:value-type="string" table:style-name="ce3">
            <text:p>2026-02-24 18:10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0" table:style-name="ce1">
            <text:p>10</text:p>
          </table:table-cell>
          <table:table-cell office:value-type="float" office:value="1005" table:style-name="ce1">
            <text:p>1005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801054" table:style-name="ce1">
            <text:p>70801054</text:p>
          </table:table-cell>
          <table:table-cell office:value-type="string" table:style-name="ce3">
            <text:p>2026-02-24 18:10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0" table:style-name="ce1">
            <text:p>10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5 décembre 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801084" table:style-name="ce1">
            <text:p>70801084</text:p>
          </table:table-cell>
          <table:table-cell office:value-type="string" table:style-name="ce3">
            <text:p>2026-02-24 18:12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801202" table:style-name="ce1">
            <text:p>70801202</text:p>
          </table:table-cell>
          <table:table-cell office:value-type="string" table:style-name="ce3">
            <text:p>2026-02-24 18:31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1.09.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mann</text:p>
          </table:table-cell>
          <table:table-cell table:number-columns-repeated="2" table:style-name="ce1"/>
          <table:table-cell office:value-type="float" office:value="70801145" table:style-name="ce1">
            <text:p>70801145</text:p>
          </table:table-cell>
          <table:table-cell office:value-type="string" table:style-name="ce3">
            <text:p>2026-02-24 18:34: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33" table:style-name="ce1">
            <text:p>1033</text:p>
          </table:table-cell>
          <table:table-cell office:value-type="float" office:value="1946" table:style-name="ce1">
            <text:p>1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float" office:value="70801240" table:style-name="ce1">
            <text:p>70801240</text:p>
          </table:table-cell>
          <table:table-cell office:value-type="string" table:style-name="ce3">
            <text:p>2026-02-24 18:38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 009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stin</text:p>
          </table:table-cell>
          <table:table-cell table:number-columns-repeated="2" table:style-name="ce1"/>
          <table:table-cell office:value-type="float" office:value="70801165" table:style-name="ce1">
            <text:p>70801165</text:p>
          </table:table-cell>
          <table:table-cell office:value-type="string" table:style-name="ce3">
            <text:p>2026-02-24 18:47: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0801217" table:style-name="ce1">
            <text:p>70801217</text:p>
          </table:table-cell>
          <table:table-cell office:value-type="string" table:style-name="ce3">
            <text:p>2026-02-24 18:49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sha</text:p>
          </table:table-cell>
          <table:table-cell table:number-columns-repeated="2" table:style-name="ce1"/>
          <table:table-cell office:value-type="float" office:value="70801333" table:style-name="ce1">
            <text:p>70801333</text:p>
          </table:table-cell>
          <table:table-cell office:value-type="string" table:style-name="ce3">
            <text:p>2026-02-24 18:52:4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70801338" table:style-name="ce1">
            <text:p>70801338</text:p>
          </table:table-cell>
          <table:table-cell office:value-type="string" table:style-name="ce3">
            <text:p>2026-02-24 18:53: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27" table:style-name="ce1">
            <text:p>1927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70801391" table:style-name="ce1">
            <text:p>70801391</text:p>
          </table:table-cell>
          <table:table-cell office:value-type="string" table:style-name="ce3">
            <text:p>2026-02-24 19:00: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6" table:style-name="ce1">
            <text:p>1206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a</text:p>
          </table:table-cell>
          <table:table-cell table:number-columns-repeated="2" table:style-name="ce1"/>
          <table:table-cell office:value-type="float" office:value="70801411" table:style-name="ce1">
            <text:p>70801411</text:p>
          </table:table-cell>
          <table:table-cell office:value-type="string" table:style-name="ce3">
            <text:p>2026-02-24 19:05: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4" table:style-name="ce1">
            <text:p>1094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ime</text:p>
          </table:table-cell>
          <table:table-cell table:number-columns-repeated="2" table:style-name="ce1"/>
          <table:table-cell office:value-type="float" office:value="70801452" table:style-name="ce1">
            <text:p>70801452</text:p>
          </table:table-cell>
          <table:table-cell office:value-type="string" table:style-name="ce3">
            <text:p>2026-02-24 19:10:4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a</text:p>
          </table:table-cell>
          <table:table-cell table:number-columns-repeated="2" table:style-name="ce1"/>
          <table:table-cell office:value-type="float" office:value="70801473" table:style-name="ce1">
            <text:p>70801473</text:p>
          </table:table-cell>
          <table:table-cell office:value-type="string" table:style-name="ce3">
            <text:p>2026-02-24 19:13: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4" table:style-name="ce1">
            <text:p>1094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lia</text:p>
          </table:table-cell>
          <table:table-cell table:number-columns-repeated="2" table:style-name="ce1"/>
          <table:table-cell office:value-type="float" office:value="70801596" table:style-name="ce1">
            <text:p>70801596</text:p>
          </table:table-cell>
          <table:table-cell office:value-type="string" table:style-name="ce3">
            <text:p>2026-02-24 19:28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70" table:style-name="ce1">
            <text:p>147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k</text:p>
          </table:table-cell>
          <table:table-cell table:number-columns-repeated="2" table:style-name="ce1"/>
          <table:table-cell office:value-type="float" office:value="70801663" table:style-name="ce1">
            <text:p>70801663</text:p>
          </table:table-cell>
          <table:table-cell office:value-type="string" table:style-name="ce3">
            <text:p>2026-02-24 19:37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01" table:style-name="ce1">
            <text:p>1201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phèle</text:p>
          </table:table-cell>
          <table:table-cell table:number-columns-repeated="2" table:style-name="ce1"/>
          <table:table-cell office:value-type="float" office:value="70801692" table:style-name="ce1">
            <text:p>70801692</text:p>
          </table:table-cell>
          <table:table-cell office:value-type="string" table:style-name="ce3">
            <text:p>2026-02-24 19:44: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70801650" table:style-name="ce1">
            <text:p>70801650</text:p>
          </table:table-cell>
          <table:table-cell office:value-type="string" table:style-name="ce3">
            <text:p>2026-02-24 19:44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toire</text:p>
          </table:table-cell>
          <table:table-cell table:number-columns-repeated="2" table:style-name="ce1"/>
          <table:table-cell office:value-type="float" office:value="70801706" table:style-name="ce1">
            <text:p>70801706</text:p>
          </table:table-cell>
          <table:table-cell office:value-type="string" table:style-name="ce3">
            <text:p>2026-02-24 19:45: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26/01/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01738" table:style-name="ce1">
            <text:p>70801738</text:p>
          </table:table-cell>
          <table:table-cell office:value-type="string" table:style-name="ce3">
            <text:p>2026-02-24 19:52:5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2" table:style-name="ce1"/>
          <table:table-cell office:value-type="float" office:value="70801755" table:style-name="ce1">
            <text:p>70801755</text:p>
          </table:table-cell>
          <table:table-cell office:value-type="string" table:style-name="ce3">
            <text:p>2026-02-24 19:55:5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801762" table:style-name="ce1">
            <text:p>70801762</text:p>
          </table:table-cell>
          <table:table-cell office:value-type="string" table:style-name="ce3">
            <text:p>2026-02-24 20:07: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9" table:style-name="ce1">
            <text:p>1009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ne</text:p>
          </table:table-cell>
          <table:table-cell table:number-columns-repeated="2" table:style-name="ce1"/>
          <table:table-cell office:value-type="float" office:value="70801814" table:style-name="ce1">
            <text:p>70801814</text:p>
          </table:table-cell>
          <table:table-cell office:value-type="string" table:style-name="ce3">
            <text:p>2026-02-24 20:08: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4" table:style-name="ce1">
            <text:p>108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e</text:p>
          </table:table-cell>
          <table:table-cell table:number-columns-repeated="2" table:style-name="ce1"/>
          <table:table-cell office:value-type="float" office:value="70801851" table:style-name="ce1">
            <text:p>70801851</text:p>
          </table:table-cell>
          <table:table-cell office:value-type="string" table:style-name="ce3">
            <text:p>2026-02-24 20:17: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09" table:style-name="ce1">
            <text:p>1209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01911" table:style-name="ce1">
            <text:p>70801911</text:p>
          </table:table-cell>
          <table:table-cell office:value-type="string" table:style-name="ce3">
            <text:p>2026-02-24 20:26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801928" table:style-name="ce1">
            <text:p>70801928</text:p>
          </table:table-cell>
          <table:table-cell office:value-type="string" table:style-name="ce3">
            <text:p>2026-02-24 20:30:4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n</text:p>
          </table:table-cell>
          <table:table-cell table:number-columns-repeated="2" table:style-name="ce1"/>
          <table:table-cell office:value-type="float" office:value="70801955" table:style-name="ce1">
            <text:p>70801955</text:p>
          </table:table-cell>
          <table:table-cell office:value-type="string" table:style-name="ce3">
            <text:p>2026-02-24 20:33: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2" table:style-name="ce1">
            <text:p>1082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çoise</text:p>
          </table:table-cell>
          <table:table-cell table:number-columns-repeated="2" table:style-name="ce1"/>
          <table:table-cell office:value-type="float" office:value="70801904" table:style-name="ce1">
            <text:p>70801904</text:p>
          </table:table-cell>
          <table:table-cell office:value-type="string" table:style-name="ce3">
            <text:p>2026-02-24 20:33:4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373" table:style-name="ce1">
            <text:p>1373</text:p>
          </table:table-cell>
          <table:table-cell office:value-type="float" office:value="1944" table:style-name="ce1">
            <text:p>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801997" table:style-name="ce1">
            <text:p>70801997</text:p>
          </table:table-cell>
          <table:table-cell office:value-type="string" table:style-name="ce3">
            <text:p>2026-02-24 20:40:0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3015" table:style-name="ce1">
            <text:p>3015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berly</text:p>
          </table:table-cell>
          <table:table-cell table:number-columns-repeated="2" table:style-name="ce1"/>
          <table:table-cell office:value-type="float" office:value="70801990" table:style-name="ce1">
            <text:p>70801990</text:p>
          </table:table-cell>
          <table:table-cell office:value-type="string" table:style-name="ce3">
            <text:p>2026-02-24 20:40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ilie</text:p>
          </table:table-cell>
          <table:table-cell table:number-columns-repeated="2" table:style-name="ce1"/>
          <table:table-cell office:value-type="float" office:value="70802005" table:style-name="ce1">
            <text:p>70802005</text:p>
          </table:table-cell>
          <table:table-cell office:value-type="string" table:style-name="ce3">
            <text:p>2026-02-24 20:42:0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802023" table:style-name="ce1">
            <text:p>70802023</text:p>
          </table:table-cell>
          <table:table-cell office:value-type="string" table:style-name="ce3">
            <text:p>2026-02-24 20:45:4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hèle</text:p>
          </table:table-cell>
          <table:table-cell table:number-columns-repeated="2" table:style-name="ce1"/>
          <table:table-cell office:value-type="float" office:value="70802055" table:style-name="ce1">
            <text:p>70802055</text:p>
          </table:table-cell>
          <table:table-cell office:value-type="string" table:style-name="ce3">
            <text:p>2026-02-24 20:56:3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41" table:style-name="ce1">
            <text:p>1041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70802077" table:style-name="ce1">
            <text:p>70802077</text:p>
          </table:table-cell>
          <table:table-cell office:value-type="string" table:style-name="ce3">
            <text:p>2026-02-24 20:57: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reg</text:p>
          </table:table-cell>
          <table:table-cell table:number-columns-repeated="2" table:style-name="ce1"/>
          <table:table-cell office:value-type="float" office:value="70802096" table:style-name="ce1">
            <text:p>70802096</text:p>
          </table:table-cell>
          <table:table-cell office:value-type="string" table:style-name="ce3">
            <text:p>2026-02-24 21:03: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eksandra</text:p>
          </table:table-cell>
          <table:table-cell table:number-columns-repeated="2" table:style-name="ce1"/>
          <table:table-cell office:value-type="float" office:value="70802131" table:style-name="ce1">
            <text:p>70802131</text:p>
          </table:table-cell>
          <table:table-cell office:value-type="string" table:style-name="ce3">
            <text:p>2026-02-24 21:06: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4" table:style-name="ce1">
            <text:p>1114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urizio</text:p>
          </table:table-cell>
          <table:table-cell table:number-columns-repeated="2" table:style-name="ce1"/>
          <table:table-cell office:value-type="float" office:value="70802178" table:style-name="ce1">
            <text:p>70802178</text:p>
          </table:table-cell>
          <table:table-cell office:value-type="string" table:style-name="ce3">
            <text:p>2026-02-24 21:13: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74100" table:style-name="ce1">
            <text:p>7410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lissa</text:p>
          </table:table-cell>
          <table:table-cell table:number-columns-repeated="2" table:style-name="ce1"/>
          <table:table-cell office:value-type="float" office:value="70802193" table:style-name="ce1">
            <text:p>70802193</text:p>
          </table:table-cell>
          <table:table-cell office:value-type="string" table:style-name="ce3">
            <text:p>2026-02-24 21:16: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70802248" table:style-name="ce1">
            <text:p>70802248</text:p>
          </table:table-cell>
          <table:table-cell office:value-type="string" table:style-name="ce3">
            <text:p>2026-02-24 21:30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70802256" table:style-name="ce1">
            <text:p>70802256</text:p>
          </table:table-cell>
          <table:table-cell office:value-type="string" table:style-name="ce3">
            <text:p>2026-02-24 21:31: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60" table:style-name="ce1">
            <text:p>1260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verine</text:p>
          </table:table-cell>
          <table:table-cell table:number-columns-repeated="2" table:style-name="ce1"/>
          <table:table-cell office:value-type="float" office:value="70802273" table:style-name="ce1">
            <text:p>70802273</text:p>
          </table:table-cell>
          <table:table-cell office:value-type="string" table:style-name="ce3">
            <text:p>2026-02-24 21:36:0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315" table:style-name="ce1">
            <text:p>1315</text:p>
          </table:table-cell>
          <table:table-cell office:value-type="string" table:style-name="ce3">
            <text:p>13.03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Álvaro</text:p>
          </table:table-cell>
          <table:table-cell table:number-columns-repeated="2" table:style-name="ce1"/>
          <table:table-cell office:value-type="float" office:value="70802260" table:style-name="ce1">
            <text:p>70802260</text:p>
          </table:table-cell>
          <table:table-cell office:value-type="string" table:style-name="ce3">
            <text:p>2026-02-24 21:36:0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06.05.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isco</text:p>
          </table:table-cell>
          <table:table-cell table:number-columns-repeated="2" table:style-name="ce1"/>
          <table:table-cell office:value-type="float" office:value="70802306" table:style-name="ce1">
            <text:p>70802306</text:p>
          </table:table-cell>
          <table:table-cell office:value-type="string" table:style-name="ce3">
            <text:p>2026-02-24 21:39:3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02" table:style-name="ce1">
            <text:p>120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cha</text:p>
          </table:table-cell>
          <table:table-cell table:number-columns-repeated="2" table:style-name="ce1"/>
          <table:table-cell office:value-type="float" office:value="70802262" table:style-name="ce1">
            <text:p>70802262</text:p>
          </table:table-cell>
          <table:table-cell office:value-type="string" table:style-name="ce3">
            <text:p>2026-02-24 21:40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03.12.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a</text:p>
          </table:table-cell>
          <table:table-cell table:number-columns-repeated="2" table:style-name="ce1"/>
          <table:table-cell office:value-type="float" office:value="70802295" table:style-name="ce1">
            <text:p>70802295</text:p>
          </table:table-cell>
          <table:table-cell office:value-type="string" table:style-name="ce3">
            <text:p>2026-02-24 21:41:0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52" table:style-name="ce1">
            <text:p>1052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70802313" table:style-name="ce1">
            <text:p>70802313</text:p>
          </table:table-cell>
          <table:table-cell office:value-type="string" table:style-name="ce3">
            <text:p>2026-02-24 21:42: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02336" table:style-name="ce1">
            <text:p>70802336</text:p>
          </table:table-cell>
          <table:table-cell office:value-type="string" table:style-name="ce3">
            <text:p>2026-02-24 21:44:4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17" table:style-name="ce1">
            <text:p>141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70802364" table:style-name="ce1">
            <text:p>70802364</text:p>
          </table:table-cell>
          <table:table-cell office:value-type="string" table:style-name="ce3">
            <text:p>2026-02-24 21:48:0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73" table:style-name="ce1">
            <text:p>1073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phné</text:p>
          </table:table-cell>
          <table:table-cell table:number-columns-repeated="2" table:style-name="ce1"/>
          <table:table-cell office:value-type="float" office:value="70802353" table:style-name="ce1">
            <text:p>70802353</text:p>
          </table:table-cell>
          <table:table-cell office:value-type="string" table:style-name="ce3">
            <text:p>2026-02-24 21:49: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802373" table:style-name="ce1">
            <text:p>70802373</text:p>
          </table:table-cell>
          <table:table-cell office:value-type="string" table:style-name="ce3">
            <text:p>2026-02-24 21:50: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802377" table:style-name="ce1">
            <text:p>70802377</text:p>
          </table:table-cell>
          <table:table-cell office:value-type="string" table:style-name="ce3">
            <text:p>2026-02-24 21:51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12.05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70802396" table:style-name="ce1">
            <text:p>70802396</text:p>
          </table:table-cell>
          <table:table-cell office:value-type="string" table:style-name="ce3">
            <text:p>2026-02-24 21:58:0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2" table:style-name="ce1">
            <text:p>1202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go</text:p>
          </table:table-cell>
          <table:table-cell table:number-columns-repeated="2" table:style-name="ce1"/>
          <table:table-cell office:value-type="float" office:value="70802488" table:style-name="ce1">
            <text:p>70802488</text:p>
          </table:table-cell>
          <table:table-cell office:value-type="string" table:style-name="ce3">
            <text:p>2026-02-24 22:19: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034" table:style-name="ce1">
            <text:p>2034</text:p>
          </table:table-cell>
          <table:table-cell office:value-type="string" table:style-name="ce3">
            <text:p>15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ud</text:p>
          </table:table-cell>
          <table:table-cell table:number-columns-repeated="2" table:style-name="ce1"/>
          <table:table-cell office:value-type="float" office:value="70802497" table:style-name="ce1">
            <text:p>70802497</text:p>
          </table:table-cell>
          <table:table-cell office:value-type="string" table:style-name="ce3">
            <text:p>2026-02-24 22:36: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976" table:style-name="ce1">
            <text:p>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802581" table:style-name="ce1">
            <text:p>70802581</text:p>
          </table:table-cell>
          <table:table-cell office:value-type="string" table:style-name="ce3">
            <text:p>2026-02-24 22:39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emence</text:p>
          </table:table-cell>
          <table:table-cell table:number-columns-repeated="2" table:style-name="ce1"/>
          <table:table-cell office:value-type="float" office:value="70802666" table:style-name="ce1">
            <text:p>70802666</text:p>
          </table:table-cell>
          <table:table-cell office:value-type="string" table:style-name="ce3">
            <text:p>2026-02-24 22:56: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26" table:style-name="ce1">
            <text:p>122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70802715" table:style-name="ce1">
            <text:p>70802715</text:p>
          </table:table-cell>
          <table:table-cell office:value-type="string" table:style-name="ce3">
            <text:p>2026-02-24 23:06:5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string" table:style-name="ce3">
            <text:p>25.04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oia</text:p>
          </table:table-cell>
          <table:table-cell table:number-columns-repeated="2" table:style-name="ce1"/>
          <table:table-cell office:value-type="float" office:value="70802718" table:style-name="ce1">
            <text:p>70802718</text:p>
          </table:table-cell>
          <table:table-cell office:value-type="string" table:style-name="ce3">
            <text:p>2026-02-24 23:08: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string" table:style-name="ce3">
            <text:p>01.06.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ana</text:p>
          </table:table-cell>
          <table:table-cell table:number-columns-repeated="2" table:style-name="ce1"/>
          <table:table-cell office:value-type="float" office:value="70802684" table:style-name="ce1">
            <text:p>70802684</text:p>
          </table:table-cell>
          <table:table-cell office:value-type="string" table:style-name="ce3">
            <text:p>2026-02-24 23:10:1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304" table:style-name="ce1">
            <text:p>13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802737" table:style-name="ce1">
            <text:p>70802737</text:p>
          </table:table-cell>
          <table:table-cell office:value-type="string" table:style-name="ce3">
            <text:p>2026-02-24 23:13: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ëlle</text:p>
          </table:table-cell>
          <table:table-cell table:number-columns-repeated="2" table:style-name="ce1"/>
          <table:table-cell office:value-type="float" office:value="70802906" table:style-name="ce1">
            <text:p>70802906</text:p>
          </table:table-cell>
          <table:table-cell office:value-type="string" table:style-name="ce3">
            <text:p>2026-02-25 00:13: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7" table:style-name="ce1">
            <text:p>1807</text:p>
          </table:table-cell>
          <table:table-cell office:value-type="string" table:style-name="ce3">
            <text:p>23.08.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802908" table:style-name="ce1">
            <text:p>70802908</text:p>
          </table:table-cell>
          <table:table-cell office:value-type="string" table:style-name="ce3">
            <text:p>2026-02-25 00:14:4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03" table:style-name="ce1">
            <text:p>1803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gdan</text:p>
          </table:table-cell>
          <table:table-cell table:number-columns-repeated="2" table:style-name="ce1"/>
          <table:table-cell office:value-type="float" office:value="70802910" table:style-name="ce1">
            <text:p>70802910</text:p>
          </table:table-cell>
          <table:table-cell office:value-type="string" table:style-name="ce3">
            <text:p>2026-02-25 00:16:5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88" table:style-name="ce1">
            <text:p>1088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802971" table:style-name="ce1">
            <text:p>70802971</text:p>
          </table:table-cell>
          <table:table-cell office:value-type="string" table:style-name="ce3">
            <text:p>2026-02-25 01:06: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803451" table:style-name="ce1">
            <text:p>70803451</text:p>
          </table:table-cell>
          <table:table-cell office:value-type="string" table:style-name="ce3">
            <text:p>2026-02-25 06:43: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6" table:style-name="ce1">
            <text:p>1096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70803529" table:style-name="ce1">
            <text:p>70803529</text:p>
          </table:table-cell>
          <table:table-cell office:value-type="string" table:style-name="ce3">
            <text:p>2026-02-25 07:23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70803600" table:style-name="ce1">
            <text:p>70803600</text:p>
          </table:table-cell>
          <table:table-cell office:value-type="string" table:style-name="ce3">
            <text:p>2026-02-25 07:44: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527" table:style-name="ce1">
            <text:p>1527</text:p>
          </table:table-cell>
          <table:table-cell office:value-type="string" table:style-name="ce3">
            <text:p>07.06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803642" table:style-name="ce1">
            <text:p>70803642</text:p>
          </table:table-cell>
          <table:table-cell office:value-type="string" table:style-name="ce3">
            <text:p>2026-02-25 07:52:5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string" table:style-name="ce3">
            <text:p>05.04.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taly</text:p>
          </table:table-cell>
          <table:table-cell table:number-columns-repeated="2" table:style-name="ce1"/>
          <table:table-cell office:value-type="float" office:value="70803630" table:style-name="ce1">
            <text:p>70803630</text:p>
          </table:table-cell>
          <table:table-cell office:value-type="string" table:style-name="ce3">
            <text:p>2026-02-25 07:57:2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70803693" table:style-name="ce1">
            <text:p>70803693</text:p>
          </table:table-cell>
          <table:table-cell office:value-type="string" table:style-name="ce3">
            <text:p>2026-02-25 08:12: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803782" table:style-name="ce1">
            <text:p>70803782</text:p>
          </table:table-cell>
          <table:table-cell office:value-type="string" table:style-name="ce3">
            <text:p>2026-02-25 08:22: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bylle</text:p>
          </table:table-cell>
          <table:table-cell table:number-columns-repeated="2" table:style-name="ce1"/>
          <table:table-cell office:value-type="float" office:value="70804155" table:style-name="ce1">
            <text:p>70804155</text:p>
          </table:table-cell>
          <table:table-cell office:value-type="string" table:style-name="ce3">
            <text:p>2026-02-25 08:47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70804208" table:style-name="ce1">
            <text:p>70804208</text:p>
          </table:table-cell>
          <table:table-cell office:value-type="string" table:style-name="ce3">
            <text:p>2026-02-25 09:00:5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kola</text:p>
          </table:table-cell>
          <table:table-cell table:number-columns-repeated="2" table:style-name="ce1"/>
          <table:table-cell office:value-type="float" office:value="70804181" table:style-name="ce1">
            <text:p>70804181</text:p>
          </table:table-cell>
          <table:table-cell office:value-type="string" table:style-name="ce3">
            <text:p>2026-02-25 09:07:0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9" table:style-name="ce1">
            <text:p>19</text:p>
          </table:table-cell>
          <table:table-cell office:value-type="float" office:value="1005" table:style-name="ce1">
            <text:p>1005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70804264" table:style-name="ce1">
            <text:p>70804264</text:p>
          </table:table-cell>
          <table:table-cell office:value-type="string" table:style-name="ce3">
            <text:p>2026-02-25 09:13:0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5" table:style-name="ce1">
            <text:p>1025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na</text:p>
          </table:table-cell>
          <table:table-cell table:number-columns-repeated="2" table:style-name="ce1"/>
          <table:table-cell office:value-type="float" office:value="70804403" table:style-name="ce1">
            <text:p>70804403</text:p>
          </table:table-cell>
          <table:table-cell office:value-type="string" table:style-name="ce3">
            <text:p>2026-02-25 09:37: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liana</text:p>
          </table:table-cell>
          <table:table-cell table:number-columns-repeated="2" table:style-name="ce1"/>
          <table:table-cell office:value-type="float" office:value="70804421" table:style-name="ce1">
            <text:p>70804421</text:p>
          </table:table-cell>
          <table:table-cell office:value-type="string" table:style-name="ce3">
            <text:p>2026-02-25 09:42: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liana</text:p>
          </table:table-cell>
          <table:table-cell table:number-columns-repeated="2" table:style-name="ce1"/>
          <table:table-cell office:value-type="float" office:value="70804446" table:style-name="ce1">
            <text:p>70804446</text:p>
          </table:table-cell>
          <table:table-cell office:value-type="string" table:style-name="ce3">
            <text:p>2026-02-25 09:48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lia</text:p>
          </table:table-cell>
          <table:table-cell table:number-columns-repeated="2" table:style-name="ce1"/>
          <table:table-cell office:value-type="float" office:value="70804498" table:style-name="ce1">
            <text:p>70804498</text:p>
          </table:table-cell>
          <table:table-cell office:value-type="string" table:style-name="ce3">
            <text:p>2026-02-25 09:54:5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20" table:style-name="ce1">
            <text:p>182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70804523" table:style-name="ce1">
            <text:p>70804523</text:p>
          </table:table-cell>
          <table:table-cell office:value-type="string" table:style-name="ce3">
            <text:p>2026-02-25 09:58: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éo</text:p>
          </table:table-cell>
          <table:table-cell table:number-columns-repeated="2" table:style-name="ce1"/>
          <table:table-cell office:value-type="float" office:value="70804569" table:style-name="ce1">
            <text:p>70804569</text:p>
          </table:table-cell>
          <table:table-cell office:value-type="string" table:style-name="ce3">
            <text:p>2026-02-25 10:05: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70804608" table:style-name="ce1">
            <text:p>70804608</text:p>
          </table:table-cell>
          <table:table-cell office:value-type="string" table:style-name="ce3">
            <text:p>2026-02-25 10:13:5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3" table:style-name="ce1">
            <text:p>1093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alia</text:p>
          </table:table-cell>
          <table:table-cell table:number-columns-repeated="2" table:style-name="ce1"/>
          <table:table-cell office:value-type="float" office:value="70804601" table:style-name="ce1">
            <text:p>70804601</text:p>
          </table:table-cell>
          <table:table-cell office:value-type="string" table:style-name="ce3">
            <text:p>2026-02-25 10:16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</text:p>
          </table:table-cell>
          <table:table-cell table:number-columns-repeated="2" table:style-name="ce1"/>
          <table:table-cell office:value-type="float" office:value="70804596" table:style-name="ce1">
            <text:p>70804596</text:p>
          </table:table-cell>
          <table:table-cell office:value-type="string" table:style-name="ce3">
            <text:p>2026-02-25 10:16:3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ene</text:p>
          </table:table-cell>
          <table:table-cell table:number-columns-repeated="2" table:style-name="ce1"/>
          <table:table-cell office:value-type="float" office:value="70804653" table:style-name="ce1">
            <text:p>70804653</text:p>
          </table:table-cell>
          <table:table-cell office:value-type="string" table:style-name="ce3">
            <text:p>2026-02-25 10:27:2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223" table:style-name="ce1">
            <text:p>122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wan</text:p>
          </table:table-cell>
          <table:table-cell table:number-columns-repeated="2" table:style-name="ce1"/>
          <table:table-cell office:value-type="float" office:value="70806828" table:style-name="ce1">
            <text:p>70806828</text:p>
          </table:table-cell>
          <table:table-cell office:value-type="string" table:style-name="ce3">
            <text:p>2026-02-25 10:42: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string" table:style-name="ce3">
            <text:p>09 mai 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ovis</text:p>
          </table:table-cell>
          <table:table-cell table:number-columns-repeated="2" table:style-name="ce1"/>
          <table:table-cell office:value-type="float" office:value="70806851" table:style-name="ce1">
            <text:p>70806851</text:p>
          </table:table-cell>
          <table:table-cell office:value-type="string" table:style-name="ce3">
            <text:p>2026-02-25 10:46:4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2338" table:style-name="ce1">
            <text:p>2338</text:p>
          </table:table-cell>
          <table:table-cell office:value-type="string" table:style-name="ce3">
            <text:p>24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lia</text:p>
          </table:table-cell>
          <table:table-cell table:number-columns-repeated="2" table:style-name="ce1"/>
          <table:table-cell office:value-type="float" office:value="70806856" table:style-name="ce1">
            <text:p>70806856</text:p>
          </table:table-cell>
          <table:table-cell office:value-type="string" table:style-name="ce3">
            <text:p>2026-02-25 10:48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ndon</text:p>
          </table:table-cell>
          <table:table-cell table:number-columns-repeated="2" table:style-name="ce1"/>
          <table:table-cell office:value-type="float" office:value="70806860" table:style-name="ce1">
            <text:p>70806860</text:p>
          </table:table-cell>
          <table:table-cell office:value-type="string" table:style-name="ce3">
            <text:p>2026-02-25 10:51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3.04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sna</text:p>
          </table:table-cell>
          <table:table-cell table:number-columns-repeated="2" table:style-name="ce1"/>
          <table:table-cell office:value-type="float" office:value="70806892" table:style-name="ce1">
            <text:p>70806892</text:p>
          </table:table-cell>
          <table:table-cell office:value-type="string" table:style-name="ce3">
            <text:p>2026-02-25 10:55:0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02" table:style-name="ce1">
            <text:p>1202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806923" table:style-name="ce1">
            <text:p>70806923</text:p>
          </table:table-cell>
          <table:table-cell office:value-type="string" table:style-name="ce3">
            <text:p>2026-02-25 10:59: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70807044" table:style-name="ce1">
            <text:p>70807044</text:p>
          </table:table-cell>
          <table:table-cell office:value-type="string" table:style-name="ce3">
            <text:p>2026-02-25 11:29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07097" table:style-name="ce1">
            <text:p>70807097</text:p>
          </table:table-cell>
          <table:table-cell office:value-type="string" table:style-name="ce3">
            <text:p>2026-02-25 11:31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</text:p>
          </table:table-cell>
          <table:table-cell table:number-columns-repeated="2" table:style-name="ce1"/>
          <table:table-cell office:value-type="float" office:value="70807089" table:style-name="ce1">
            <text:p>70807089</text:p>
          </table:table-cell>
          <table:table-cell office:value-type="string" table:style-name="ce3">
            <text:p>2026-02-25 11:32:3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énor</text:p>
          </table:table-cell>
          <table:table-cell table:number-columns-repeated="2" table:style-name="ce1"/>
          <table:table-cell office:value-type="float" office:value="70807187" table:style-name="ce1">
            <text:p>70807187</text:p>
          </table:table-cell>
          <table:table-cell office:value-type="string" table:style-name="ce3">
            <text:p>2026-02-25 11:51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ie</text:p>
          </table:table-cell>
          <table:table-cell table:number-columns-repeated="2" table:style-name="ce1"/>
          <table:table-cell office:value-type="float" office:value="70807234" table:style-name="ce1">
            <text:p>70807234</text:p>
          </table:table-cell>
          <table:table-cell office:value-type="string" table:style-name="ce3">
            <text:p>2026-02-25 12:00: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10" table:style-name="ce1">
            <text:p>1110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ëlle</text:p>
          </table:table-cell>
          <table:table-cell table:number-columns-repeated="2" table:style-name="ce1"/>
          <table:table-cell office:value-type="float" office:value="70807208" table:style-name="ce1">
            <text:p>70807208</text:p>
          </table:table-cell>
          <table:table-cell office:value-type="string" table:style-name="ce3">
            <text:p>2026-02-25 12:03: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807323" table:style-name="ce1">
            <text:p>70807323</text:p>
          </table:table-cell>
          <table:table-cell office:value-type="string" table:style-name="ce3">
            <text:p>2026-02-25 12:17:3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808248" table:style-name="ce1">
            <text:p>70808248</text:p>
          </table:table-cell>
          <table:table-cell office:value-type="string" table:style-name="ce3">
            <text:p>2026-02-25 12:24: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808266" table:style-name="ce1">
            <text:p>70808266</text:p>
          </table:table-cell>
          <table:table-cell office:value-type="string" table:style-name="ce3">
            <text:p>2026-02-25 12:28: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0808286" table:style-name="ce1">
            <text:p>70808286</text:p>
          </table:table-cell>
          <table:table-cell office:value-type="string" table:style-name="ce3">
            <text:p>2026-02-25 12:34:3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808502" table:style-name="ce1">
            <text:p>70808502</text:p>
          </table:table-cell>
          <table:table-cell office:value-type="string" table:style-name="ce3">
            <text:p>2026-02-25 13:10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08500" table:style-name="ce1">
            <text:p>70808500</text:p>
          </table:table-cell>
          <table:table-cell office:value-type="string" table:style-name="ce3">
            <text:p>2026-02-25 13:14: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20" table:style-name="ce1">
            <text:p>182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</text:p>
          </table:table-cell>
          <table:table-cell table:number-columns-repeated="2" table:style-name="ce1"/>
          <table:table-cell office:value-type="float" office:value="70808555" table:style-name="ce1">
            <text:p>70808555</text:p>
          </table:table-cell>
          <table:table-cell office:value-type="string" table:style-name="ce3">
            <text:p>2026-02-25 13:25: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957" table:style-name="ce1">
            <text:p>1957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70808519" table:style-name="ce1">
            <text:p>70808519</text:p>
          </table:table-cell>
          <table:table-cell office:value-type="string" table:style-name="ce3">
            <text:p>2026-02-25 13:27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-Lise</text:p>
          </table:table-cell>
          <table:table-cell table:number-columns-repeated="2" table:style-name="ce1"/>
          <table:table-cell office:value-type="float" office:value="70808604" table:style-name="ce1">
            <text:p>70808604</text:p>
          </table:table-cell>
          <table:table-cell office:value-type="string" table:style-name="ce3">
            <text:p>2026-02-25 13:39:2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04" table:style-name="ce1">
            <text:p>1004</text:p>
          </table:table-cell>
          <table:table-cell office:value-type="float" office:value="1945" table:style-name="ce1">
            <text:p>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631" table:style-name="ce1">
            <text:p>70808631</text:p>
          </table:table-cell>
          <table:table-cell office:value-type="string" table:style-name="ce3">
            <text:p>2026-02-25 13:39:5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686" table:style-name="ce1">
            <text:p>70808686</text:p>
          </table:table-cell>
          <table:table-cell office:value-type="string" table:style-name="ce3">
            <text:p>2026-02-25 13:47: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710" table:style-name="ce1">
            <text:p>70808710</text:p>
          </table:table-cell>
          <table:table-cell office:value-type="string" table:style-name="ce3">
            <text:p>2026-02-25 13:51:5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746" table:style-name="ce1">
            <text:p>70808746</text:p>
          </table:table-cell>
          <table:table-cell office:value-type="string" table:style-name="ce3">
            <text:p>2026-02-25 13:58:2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772" table:style-name="ce1">
            <text:p>70808772</text:p>
          </table:table-cell>
          <table:table-cell office:value-type="string" table:style-name="ce3">
            <text:p>2026-02-25 14:02: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70808727" table:style-name="ce1">
            <text:p>70808727</text:p>
          </table:table-cell>
          <table:table-cell office:value-type="string" table:style-name="ce3">
            <text:p>2026-02-25 14:03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29.04.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787" table:style-name="ce1">
            <text:p>70808787</text:p>
          </table:table-cell>
          <table:table-cell office:value-type="string" table:style-name="ce3">
            <text:p>2026-02-25 14:06: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833" table:style-name="ce1">
            <text:p>70808833</text:p>
          </table:table-cell>
          <table:table-cell office:value-type="string" table:style-name="ce3">
            <text:p>2026-02-25 14:14:4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70808850" table:style-name="ce1">
            <text:p>70808850</text:p>
          </table:table-cell>
          <table:table-cell office:value-type="string" table:style-name="ce3">
            <text:p>2026-02-25 14:18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808851" table:style-name="ce1">
            <text:p>70808851</text:p>
          </table:table-cell>
          <table:table-cell office:value-type="string" table:style-name="ce3">
            <text:p>2026-02-25 14:18: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 Marc</text:p>
          </table:table-cell>
          <table:table-cell table:number-columns-repeated="2" table:style-name="ce1"/>
          <table:table-cell office:value-type="float" office:value="70808837" table:style-name="ce1">
            <text:p>70808837</text:p>
          </table:table-cell>
          <table:table-cell office:value-type="string" table:style-name="ce3">
            <text:p>2026-02-25 14:19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mberto</text:p>
          </table:table-cell>
          <table:table-cell table:number-columns-repeated="2" table:style-name="ce1"/>
          <table:table-cell office:value-type="float" office:value="70808857" table:style-name="ce1">
            <text:p>70808857</text:p>
          </table:table-cell>
          <table:table-cell office:value-type="string" table:style-name="ce3">
            <text:p>2026-02-25 14:20:0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808856" table:style-name="ce1">
            <text:p>70808856</text:p>
          </table:table-cell>
          <table:table-cell office:value-type="string" table:style-name="ce3">
            <text:p>2026-02-25 14:21:2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tilia</text:p>
          </table:table-cell>
          <table:table-cell table:number-columns-repeated="2" table:style-name="ce1"/>
          <table:table-cell office:value-type="float" office:value="70808832" table:style-name="ce1">
            <text:p>70808832</text:p>
          </table:table-cell>
          <table:table-cell office:value-type="string" table:style-name="ce3">
            <text:p>2026-02-25 14:25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52" table:style-name="ce1">
            <text:p>1052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 Marc</text:p>
          </table:table-cell>
          <table:table-cell table:number-columns-repeated="2" table:style-name="ce1"/>
          <table:table-cell office:value-type="float" office:value="70808921" table:style-name="ce1">
            <text:p>70808921</text:p>
          </table:table-cell>
          <table:table-cell office:value-type="string" table:style-name="ce3">
            <text:p>2026-02-25 14:29:5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808935" table:style-name="ce1">
            <text:p>70808935</text:p>
          </table:table-cell>
          <table:table-cell office:value-type="string" table:style-name="ce3">
            <text:p>2026-02-25 14:33: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ph</text:p>
          </table:table-cell>
          <table:table-cell table:number-columns-repeated="2" table:style-name="ce1"/>
          <table:table-cell office:value-type="float" office:value="70808962" table:style-name="ce1">
            <text:p>70808962</text:p>
          </table:table-cell>
          <table:table-cell office:value-type="string" table:style-name="ce3">
            <text:p>2026-02-25 14:45:5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coise</text:p>
          </table:table-cell>
          <table:table-cell table:number-columns-repeated="2" table:style-name="ce1"/>
          <table:table-cell office:value-type="float" office:value="70808995" table:style-name="ce1">
            <text:p>70808995</text:p>
          </table:table-cell>
          <table:table-cell office:value-type="string" table:style-name="ce3">
            <text:p>2026-02-25 14:47:5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drea</text:p>
          </table:table-cell>
          <table:table-cell table:number-columns-repeated="2" table:style-name="ce1"/>
          <table:table-cell office:value-type="float" office:value="70809142" table:style-name="ce1">
            <text:p>70809142</text:p>
          </table:table-cell>
          <table:table-cell office:value-type="string" table:style-name="ce3">
            <text:p>2026-02-25 15:14:0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53" table:style-name="ce1">
            <text:p>125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ingxuan</text:p>
          </table:table-cell>
          <table:table-cell table:number-columns-repeated="2" table:style-name="ce1"/>
          <table:table-cell office:value-type="float" office:value="70809049" table:style-name="ce1">
            <text:p>70809049</text:p>
          </table:table-cell>
          <table:table-cell office:value-type="string" table:style-name="ce3">
            <text:p>2026-02-25 15:27: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nuela</text:p>
          </table:table-cell>
          <table:table-cell table:number-columns-repeated="2" table:style-name="ce1"/>
          <table:table-cell office:value-type="float" office:value="70809215" table:style-name="ce1">
            <text:p>70809215</text:p>
          </table:table-cell>
          <table:table-cell office:value-type="string" table:style-name="ce3">
            <text:p>2026-02-25 15:32: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4" table:style-name="ce1">
            <text:p>1804</text:p>
          </table:table-cell>
          <table:table-cell office:value-type="float" office:value="1953" table:style-name="ce1">
            <text:p>19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809255" table:style-name="ce1">
            <text:p>70809255</text:p>
          </table:table-cell>
          <table:table-cell office:value-type="string" table:style-name="ce3">
            <text:p>2026-02-25 15:36: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70809338" table:style-name="ce1">
            <text:p>70809338</text:p>
          </table:table-cell>
          <table:table-cell office:value-type="string" table:style-name="ce3">
            <text:p>2026-02-25 15:56: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70809355" table:style-name="ce1">
            <text:p>70809355</text:p>
          </table:table-cell>
          <table:table-cell office:value-type="string" table:style-name="ce3">
            <text:p>2026-02-25 16:03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809366" table:style-name="ce1">
            <text:p>70809366</text:p>
          </table:table-cell>
          <table:table-cell office:value-type="string" table:style-name="ce3">
            <text:p>2026-02-25 16:08:0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46" table:style-name="ce1">
            <text:p>1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na</text:p>
          </table:table-cell>
          <table:table-cell table:number-columns-repeated="2" table:style-name="ce1"/>
          <table:table-cell office:value-type="float" office:value="70809421" table:style-name="ce1">
            <text:p>70809421</text:p>
          </table:table-cell>
          <table:table-cell office:value-type="string" table:style-name="ce3">
            <text:p>2026-02-25 16:13: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96" table:style-name="ce1">
            <text:p>1196</text:p>
          </table:table-cell>
          <table:table-cell office:value-type="string" table:style-name="ce3">
            <text:p>04.04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ssimo</text:p>
          </table:table-cell>
          <table:table-cell table:number-columns-repeated="2" table:style-name="ce1"/>
          <table:table-cell office:value-type="float" office:value="70809480" table:style-name="ce1">
            <text:p>70809480</text:p>
          </table:table-cell>
          <table:table-cell office:value-type="string" table:style-name="ce3">
            <text:p>2026-02-25 16:21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70809394" table:style-name="ce1">
            <text:p>70809394</text:p>
          </table:table-cell>
          <table:table-cell office:value-type="string" table:style-name="ce3">
            <text:p>2026-02-25 16:22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9" table:style-name="ce1">
            <text:p>29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809492" table:style-name="ce1">
            <text:p>70809492</text:p>
          </table:table-cell>
          <table:table-cell office:value-type="string" table:style-name="ce3">
            <text:p>2026-02-25 16:24:0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thieu</text:p>
          </table:table-cell>
          <table:table-cell table:number-columns-repeated="2" table:style-name="ce1"/>
          <table:table-cell office:value-type="float" office:value="70809569" table:style-name="ce1">
            <text:p>70809569</text:p>
          </table:table-cell>
          <table:table-cell office:value-type="string" table:style-name="ce3">
            <text:p>2026-02-25 16:40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borah</text:p>
          </table:table-cell>
          <table:table-cell table:number-columns-repeated="2" table:style-name="ce1"/>
          <table:table-cell office:value-type="float" office:value="70809609" table:style-name="ce1">
            <text:p>70809609</text:p>
          </table:table-cell>
          <table:table-cell office:value-type="string" table:style-name="ce3">
            <text:p>2026-02-25 16:48: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4" table:style-name="ce1">
            <text:p>1264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vre</text:p>
          </table:table-cell>
          <table:table-cell table:number-columns-repeated="2" table:style-name="ce1"/>
          <table:table-cell office:value-type="float" office:value="70809797" table:style-name="ce1">
            <text:p>70809797</text:p>
          </table:table-cell>
          <table:table-cell office:value-type="string" table:style-name="ce3">
            <text:p>2026-02-25 17:23:0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08.09.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809810" table:style-name="ce1">
            <text:p>70809810</text:p>
          </table:table-cell>
          <table:table-cell office:value-type="string" table:style-name="ce3">
            <text:p>2026-02-25 17:34:2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3" table:style-name="ce1">
            <text:p>3</text:p>
          </table:table-cell>
          <table:table-cell office:value-type="float" office:value="1052" table:style-name="ce1">
            <text:p>1052</text:p>
          </table:table-cell>
          <table:table-cell office:value-type="string" table:style-name="ce3">
            <text:p>05.04.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809882" table:style-name="ce1">
            <text:p>70809882</text:p>
          </table:table-cell>
          <table:table-cell office:value-type="string" table:style-name="ce3">
            <text:p>2026-02-25 17:38: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809915" table:style-name="ce1">
            <text:p>70809915</text:p>
          </table:table-cell>
          <table:table-cell office:value-type="string" table:style-name="ce3">
            <text:p>2026-02-25 17:44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34" table:style-name="ce1">
            <text:p>113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809992" table:style-name="ce1">
            <text:p>70809992</text:p>
          </table:table-cell>
          <table:table-cell office:value-type="string" table:style-name="ce3">
            <text:p>2026-02-25 18:08:0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46" table:style-name="ce1">
            <text:p>1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70810042" table:style-name="ce1">
            <text:p>70810042</text:p>
          </table:table-cell>
          <table:table-cell office:value-type="string" table:style-name="ce3">
            <text:p>2026-02-25 18:13: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46" table:style-name="ce1">
            <text:p>1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810090" table:style-name="ce1">
            <text:p>70810090</text:p>
          </table:table-cell>
          <table:table-cell office:value-type="string" table:style-name="ce3">
            <text:p>2026-02-25 18:21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ph</text:p>
          </table:table-cell>
          <table:table-cell table:number-columns-repeated="2" table:style-name="ce1"/>
          <table:table-cell office:value-type="float" office:value="70810173" table:style-name="ce1">
            <text:p>70810173</text:p>
          </table:table-cell>
          <table:table-cell office:value-type="string" table:style-name="ce3">
            <text:p>2026-02-25 18:36: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borah</text:p>
          </table:table-cell>
          <table:table-cell table:number-columns-repeated="2" table:style-name="ce1"/>
          <table:table-cell office:value-type="float" office:value="70810207" table:style-name="ce1">
            <text:p>70810207</text:p>
          </table:table-cell>
          <table:table-cell office:value-type="string" table:style-name="ce3">
            <text:p>2026-02-25 18:41:4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264" table:style-name="ce1">
            <text:p>1264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ph</text:p>
          </table:table-cell>
          <table:table-cell table:number-columns-repeated="2" table:style-name="ce1"/>
          <table:table-cell office:value-type="float" office:value="70810214" table:style-name="ce1">
            <text:p>70810214</text:p>
          </table:table-cell>
          <table:table-cell office:value-type="string" table:style-name="ce3">
            <text:p>2026-02-25 18:43: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vre</text:p>
          </table:table-cell>
          <table:table-cell table:number-columns-repeated="2" table:style-name="ce1"/>
          <table:table-cell office:value-type="float" office:value="70810180" table:style-name="ce1">
            <text:p>70810180</text:p>
          </table:table-cell>
          <table:table-cell office:value-type="string" table:style-name="ce3">
            <text:p>2026-02-25 18:44: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08.09.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tiago</text:p>
          </table:table-cell>
          <table:table-cell table:number-columns-repeated="2" table:style-name="ce1"/>
          <table:table-cell office:value-type="float" office:value="70810302" table:style-name="ce1">
            <text:p>70810302</text:p>
          </table:table-cell>
          <table:table-cell office:value-type="string" table:style-name="ce3">
            <text:p>2026-02-25 18:57:3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810329" table:style-name="ce1">
            <text:p>70810329</text:p>
          </table:table-cell>
          <table:table-cell office:value-type="string" table:style-name="ce3">
            <text:p>2026-02-25 19:04: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94" table:style-name="ce1">
            <text:p>1894</text:p>
          </table:table-cell>
          <table:table-cell office:value-type="string" table:style-name="ce3">
            <text:p>27.01.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810408" table:style-name="ce1">
            <text:p>70810408</text:p>
          </table:table-cell>
          <table:table-cell office:value-type="string" table:style-name="ce3">
            <text:p>2026-02-25 19:20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70810422" table:style-name="ce1">
            <text:p>70810422</text:p>
          </table:table-cell>
          <table:table-cell office:value-type="string" table:style-name="ce3">
            <text:p>2026-02-25 19:29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Álvaro</text:p>
          </table:table-cell>
          <table:table-cell table:number-columns-repeated="2" table:style-name="ce1"/>
          <table:table-cell office:value-type="float" office:value="70810448" table:style-name="ce1">
            <text:p>70810448</text:p>
          </table:table-cell>
          <table:table-cell office:value-type="string" table:style-name="ce3">
            <text:p>2026-02-25 19:32:0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06.05.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810484" table:style-name="ce1">
            <text:p>70810484</text:p>
          </table:table-cell>
          <table:table-cell office:value-type="string" table:style-name="ce3">
            <text:p>2026-02-25 19:36: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8" table:style-name="ce1">
            <text:p>1038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810489" table:style-name="ce1">
            <text:p>70810489</text:p>
          </table:table-cell>
          <table:table-cell office:value-type="string" table:style-name="ce3">
            <text:p>2026-02-25 19:36: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smine</text:p>
          </table:table-cell>
          <table:table-cell table:number-columns-repeated="2" table:style-name="ce1"/>
          <table:table-cell office:value-type="float" office:value="70810510" table:style-name="ce1">
            <text:p>70810510</text:p>
          </table:table-cell>
          <table:table-cell office:value-type="string" table:style-name="ce3">
            <text:p>2026-02-25 19:41: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ndy</text:p>
          </table:table-cell>
          <table:table-cell table:number-columns-repeated="2" table:style-name="ce1"/>
          <table:table-cell office:value-type="float" office:value="70810547" table:style-name="ce1">
            <text:p>70810547</text:p>
          </table:table-cell>
          <table:table-cell office:value-type="string" table:style-name="ce3">
            <text:p>2026-02-25 19:54:1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2" table:style-name="ce1"/>
          <table:table-cell office:value-type="float" office:value="70810569" table:style-name="ce1">
            <text:p>70810569</text:p>
          </table:table-cell>
          <table:table-cell office:value-type="string" table:style-name="ce3">
            <text:p>2026-02-25 19:58: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4" table:style-name="ce1">
            <text:p>1084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810606" table:style-name="ce1">
            <text:p>70810606</text:p>
          </table:table-cell>
          <table:table-cell office:value-type="string" table:style-name="ce3">
            <text:p>2026-02-25 20:04: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810617" table:style-name="ce1">
            <text:p>70810617</text:p>
          </table:table-cell>
          <table:table-cell office:value-type="string" table:style-name="ce3">
            <text:p>2026-02-25 20:05:0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16" table:style-name="ce1">
            <text:p>1416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lippo</text:p>
          </table:table-cell>
          <table:table-cell table:number-columns-repeated="2" table:style-name="ce1"/>
          <table:table-cell office:value-type="float" office:value="70810723" table:style-name="ce1">
            <text:p>70810723</text:p>
          </table:table-cell>
          <table:table-cell office:value-type="string" table:style-name="ce3">
            <text:p>2026-02-25 20:26:0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810687" table:style-name="ce1">
            <text:p>70810687</text:p>
          </table:table-cell>
          <table:table-cell office:value-type="string" table:style-name="ce3">
            <text:p>2026-02-25 20:27:0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ovanna</text:p>
          </table:table-cell>
          <table:table-cell table:number-columns-repeated="2" table:style-name="ce1"/>
          <table:table-cell office:value-type="float" office:value="70810669" table:style-name="ce1">
            <text:p>70810669</text:p>
          </table:table-cell>
          <table:table-cell office:value-type="string" table:style-name="ce3">
            <text:p>2026-02-25 20:32:3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810779" table:style-name="ce1">
            <text:p>70810779</text:p>
          </table:table-cell>
          <table:table-cell office:value-type="string" table:style-name="ce3">
            <text:p>2026-02-25 20:37: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91" table:style-name="ce1">
            <text:p>1291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céane</text:p>
          </table:table-cell>
          <table:table-cell table:number-columns-repeated="2" table:style-name="ce1"/>
          <table:table-cell office:value-type="float" office:value="70810783" table:style-name="ce1">
            <text:p>70810783</text:p>
          </table:table-cell>
          <table:table-cell office:value-type="string" table:style-name="ce3">
            <text:p>2026-02-25 20:45: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73" table:style-name="ce1">
            <text:p>1073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70810902" table:style-name="ce1">
            <text:p>70810902</text:p>
          </table:table-cell>
          <table:table-cell office:value-type="string" table:style-name="ce3">
            <text:p>2026-02-25 21:12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810964" table:style-name="ce1">
            <text:p>70810964</text:p>
          </table:table-cell>
          <table:table-cell office:value-type="string" table:style-name="ce3">
            <text:p>2026-02-25 21:14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ul</text:p>
          </table:table-cell>
          <table:table-cell table:number-columns-repeated="2" table:style-name="ce1"/>
          <table:table-cell office:value-type="float" office:value="70811111" table:style-name="ce1">
            <text:p>70811111</text:p>
          </table:table-cell>
          <table:table-cell office:value-type="string" table:style-name="ce3">
            <text:p>2026-02-25 21:40: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811053" table:style-name="ce1">
            <text:p>70811053</text:p>
          </table:table-cell>
          <table:table-cell office:value-type="string" table:style-name="ce3">
            <text:p>2026-02-25 21:56:0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as</text:p>
          </table:table-cell>
          <table:table-cell table:number-columns-repeated="2" table:style-name="ce1"/>
          <table:table-cell office:value-type="float" office:value="70811168" table:style-name="ce1">
            <text:p>70811168</text:p>
          </table:table-cell>
          <table:table-cell office:value-type="string" table:style-name="ce3">
            <text:p>2026-02-25 22:03:1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0" table:style-name="ce1">
            <text:p>10</text:p>
          </table:table-cell>
          <table:table-cell office:value-type="float" office:value="1027" table:style-name="ce1">
            <text:p>1027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811232" table:style-name="ce1">
            <text:p>70811232</text:p>
          </table:table-cell>
          <table:table-cell office:value-type="string" table:style-name="ce3">
            <text:p>2026-02-25 22:14: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onique</text:p>
          </table:table-cell>
          <table:table-cell table:number-columns-repeated="2" table:style-name="ce1"/>
          <table:table-cell office:value-type="float" office:value="70811331" table:style-name="ce1">
            <text:p>70811331</text:p>
          </table:table-cell>
          <table:table-cell office:value-type="string" table:style-name="ce3">
            <text:p>2026-02-25 22:19: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26.08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811364" table:style-name="ce1">
            <text:p>70811364</text:p>
          </table:table-cell>
          <table:table-cell office:value-type="string" table:style-name="ce3">
            <text:p>2026-02-25 22:25: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17 06 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811430" table:style-name="ce1">
            <text:p>70811430</text:p>
          </table:table-cell>
          <table:table-cell office:value-type="string" table:style-name="ce3">
            <text:p>2026-02-25 22:36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70811342" table:style-name="ce1">
            <text:p>70811342</text:p>
          </table:table-cell>
          <table:table-cell office:value-type="string" table:style-name="ce3">
            <text:p>2026-02-25 22:36:4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70811438" table:style-name="ce1">
            <text:p>70811438</text:p>
          </table:table-cell>
          <table:table-cell office:value-type="string" table:style-name="ce3">
            <text:p>2026-02-25 22:38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302" table:style-name="ce1">
            <text:p>130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70811447" table:style-name="ce1">
            <text:p>70811447</text:p>
          </table:table-cell>
          <table:table-cell office:value-type="string" table:style-name="ce3">
            <text:p>2026-02-25 22:41:0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14" table:style-name="ce1">
            <text:p>1814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70811460" table:style-name="ce1">
            <text:p>70811460</text:p>
          </table:table-cell>
          <table:table-cell office:value-type="string" table:style-name="ce3">
            <text:p>2026-02-25 22:49: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302" table:style-name="ce1">
            <text:p>1302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èle</text:p>
          </table:table-cell>
          <table:table-cell table:number-columns-repeated="2" table:style-name="ce1"/>
          <table:table-cell office:value-type="float" office:value="70811507" table:style-name="ce1">
            <text:p>70811507</text:p>
          </table:table-cell>
          <table:table-cell office:value-type="string" table:style-name="ce3">
            <text:p>2026-02-25 23:02:0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0" table:style-name="ce1">
            <text:p>1010</text:p>
          </table:table-cell>
          <table:table-cell office:value-type="float" office:value="1950" table:style-name="ce1">
            <text:p>19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70811479" table:style-name="ce1">
            <text:p>70811479</text:p>
          </table:table-cell>
          <table:table-cell office:value-type="string" table:style-name="ce3">
            <text:p>2026-02-25 23:16:1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7" table:style-name="ce1">
            <text:p>17</text:p>
          </table:table-cell>
          <table:table-cell office:value-type="float" office:value="1801" table:style-name="ce1">
            <text:p>1801</text:p>
          </table:table-cell>
          <table:table-cell office:value-type="string" table:style-name="ce3">
            <text:p>13.02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70811441" table:style-name="ce1">
            <text:p>70811441</text:p>
          </table:table-cell>
          <table:table-cell office:value-type="string" table:style-name="ce3">
            <text:p>2026-02-25 23:25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2" table:style-name="ce1">
            <text:p>1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9.04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inor</text:p>
          </table:table-cell>
          <table:table-cell table:number-columns-repeated="2" table:style-name="ce1"/>
          <table:table-cell office:value-type="float" office:value="70811599" table:style-name="ce1">
            <text:p>70811599</text:p>
          </table:table-cell>
          <table:table-cell office:value-type="string" table:style-name="ce3">
            <text:p>2026-02-25 23:29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2.04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ris</text:p>
          </table:table-cell>
          <table:table-cell table:number-columns-repeated="2" table:style-name="ce1"/>
          <table:table-cell office:value-type="float" office:value="70811459" table:style-name="ce1">
            <text:p>70811459</text:p>
          </table:table-cell>
          <table:table-cell office:value-type="string" table:style-name="ce3">
            <text:p>2026-02-25 23:29:2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110" table:style-name="ce1">
            <text:p>1110</text:p>
          </table:table-cell>
          <table:table-cell office:value-type="string" table:style-name="ce3">
            <text:p>12.05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ne</text:p>
          </table:table-cell>
          <table:table-cell table:number-columns-repeated="2" table:style-name="ce1"/>
          <table:table-cell office:value-type="float" office:value="70811516" table:style-name="ce1">
            <text:p>70811516</text:p>
          </table:table-cell>
          <table:table-cell office:value-type="string" table:style-name="ce3">
            <text:p>2026-02-25 23:35:1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20" table:style-name="ce1">
            <text:p>102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811612" table:style-name="ce1">
            <text:p>70811612</text:p>
          </table:table-cell>
          <table:table-cell office:value-type="string" table:style-name="ce3">
            <text:p>2026-02-25 23:38: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811631" table:style-name="ce1">
            <text:p>70811631</text:p>
          </table:table-cell>
          <table:table-cell office:value-type="string" table:style-name="ce3">
            <text:p>2026-02-25 23:43: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rine</text:p>
          </table:table-cell>
          <table:table-cell table:number-columns-repeated="2" table:style-name="ce1"/>
          <table:table-cell office:value-type="float" office:value="70812101" table:style-name="ce1">
            <text:p>70812101</text:p>
          </table:table-cell>
          <table:table-cell office:value-type="string" table:style-name="ce3">
            <text:p>2026-02-26 05:52:4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812131" table:style-name="ce1">
            <text:p>70812131</text:p>
          </table:table-cell>
          <table:table-cell office:value-type="string" table:style-name="ce3">
            <text:p>2026-02-26 06:09:0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70812137" table:style-name="ce1">
            <text:p>70812137</text:p>
          </table:table-cell>
          <table:table-cell office:value-type="string" table:style-name="ce3">
            <text:p>2026-02-26 06:15: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string" table:style-name="ce3">
            <text:p>17.07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70812142" table:style-name="ce1">
            <text:p>70812142</text:p>
          </table:table-cell>
          <table:table-cell office:value-type="string" table:style-name="ce3">
            <text:p>2026-02-26 06:16: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string" table:style-name="ce3">
            <text:p>17.07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70812279" table:style-name="ce1">
            <text:p>70812279</text:p>
          </table:table-cell>
          <table:table-cell office:value-type="string" table:style-name="ce3">
            <text:p>2026-02-26 07:27: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8" table:style-name="ce1">
            <text:p>1088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70812405" table:style-name="ce1">
            <text:p>70812405</text:p>
          </table:table-cell>
          <table:table-cell office:value-type="string" table:style-name="ce3">
            <text:p>2026-02-26 08:08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12534" table:style-name="ce1">
            <text:p>70812534</text:p>
          </table:table-cell>
          <table:table-cell office:value-type="string" table:style-name="ce3">
            <text:p>2026-02-26 08:38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14088" table:style-name="ce1">
            <text:p>70814088</text:p>
          </table:table-cell>
          <table:table-cell office:value-type="string" table:style-name="ce3">
            <text:p>2026-02-26 08:42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14104" table:style-name="ce1">
            <text:p>70814104</text:p>
          </table:table-cell>
          <table:table-cell office:value-type="string" table:style-name="ce3">
            <text:p>2026-02-26 08:4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14117" table:style-name="ce1">
            <text:p>70814117</text:p>
          </table:table-cell>
          <table:table-cell office:value-type="string" table:style-name="ce3">
            <text:p>2026-02-26 08:47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814124" table:style-name="ce1">
            <text:p>70814124</text:p>
          </table:table-cell>
          <table:table-cell office:value-type="string" table:style-name="ce3">
            <text:p>2026-02-26 08:5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a</text:p>
          </table:table-cell>
          <table:table-cell table:number-columns-repeated="2" table:style-name="ce1"/>
          <table:table-cell office:value-type="float" office:value="70814145" table:style-name="ce1">
            <text:p>70814145</text:p>
          </table:table-cell>
          <table:table-cell office:value-type="string" table:style-name="ce3">
            <text:p>2026-02-26 08:55:5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70814109" table:style-name="ce1">
            <text:p>70814109</text:p>
          </table:table-cell>
          <table:table-cell office:value-type="string" table:style-name="ce3">
            <text:p>2026-02-26 08:57:38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4" table:style-name="ce1">
            <text:p>24</text:p>
          </table:table-cell>
          <table:table-cell office:value-type="float" office:value="1066" table:style-name="ce1">
            <text:p>1066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skia</text:p>
          </table:table-cell>
          <table:table-cell table:number-columns-repeated="2" table:style-name="ce1"/>
          <table:table-cell office:value-type="float" office:value="70814247" table:style-name="ce1">
            <text:p>70814247</text:p>
          </table:table-cell>
          <table:table-cell office:value-type="string" table:style-name="ce3">
            <text:p>2026-02-26 09:01:0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5" table:style-name="ce1">
            <text:p>5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16.09.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</text:p>
          </table:table-cell>
          <table:table-cell table:number-columns-repeated="2" table:style-name="ce1"/>
          <table:table-cell office:value-type="float" office:value="70814279" table:style-name="ce1">
            <text:p>70814279</text:p>
          </table:table-cell>
          <table:table-cell office:value-type="string" table:style-name="ce3">
            <text:p>2026-02-26 09:01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08/09/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no</text:p>
          </table:table-cell>
          <table:table-cell table:number-columns-repeated="2" table:style-name="ce1"/>
          <table:table-cell office:value-type="float" office:value="70814578" table:style-name="ce1">
            <text:p>70814578</text:p>
          </table:table-cell>
          <table:table-cell office:value-type="string" table:style-name="ce3">
            <text:p>2026-02-26 09:19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4" table:style-name="ce1">
            <text:p>14</text:p>
          </table:table-cell>
          <table:table-cell office:value-type="float" office:value="1800" table:style-name="ce1">
            <text:p>180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814701" table:style-name="ce1">
            <text:p>70814701</text:p>
          </table:table-cell>
          <table:table-cell office:value-type="string" table:style-name="ce3">
            <text:p>2026-02-26 09:23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émie</text:p>
          </table:table-cell>
          <table:table-cell table:number-columns-repeated="2" table:style-name="ce1"/>
          <table:table-cell office:value-type="float" office:value="70814788" table:style-name="ce1">
            <text:p>70814788</text:p>
          </table:table-cell>
          <table:table-cell office:value-type="string" table:style-name="ce3">
            <text:p>2026-02-26 09:28:0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8" table:style-name="ce1">
            <text:p>1208</text:p>
          </table:table-cell>
          <table:table-cell office:value-type="string" table:style-name="ce3">
            <text:p>06.10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814791" table:style-name="ce1">
            <text:p>70814791</text:p>
          </table:table-cell>
          <table:table-cell office:value-type="string" table:style-name="ce3">
            <text:p>2026-02-26 09:29: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string" table:style-name="ce3">
            <text:p>10.03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èle</text:p>
          </table:table-cell>
          <table:table-cell table:number-columns-repeated="2" table:style-name="ce1"/>
          <table:table-cell office:value-type="float" office:value="70815141" table:style-name="ce1">
            <text:p>70815141</text:p>
          </table:table-cell>
          <table:table-cell office:value-type="string" table:style-name="ce3">
            <text:p>2026-02-26 09:35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aux</text:p>
          </table:table-cell>
          <table:table-cell table:number-columns-repeated="2" table:style-name="ce1"/>
          <table:table-cell office:value-type="float" office:value="70815987" table:style-name="ce1">
            <text:p>70815987</text:p>
          </table:table-cell>
          <table:table-cell office:value-type="string" table:style-name="ce3">
            <text:p>2026-02-26 09:48:5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2" table:style-name="ce1">
            <text:p>1292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yan</text:p>
          </table:table-cell>
          <table:table-cell table:number-columns-repeated="2" table:style-name="ce1"/>
          <table:table-cell office:value-type="float" office:value="70816144" table:style-name="ce1">
            <text:p>70816144</text:p>
          </table:table-cell>
          <table:table-cell office:value-type="string" table:style-name="ce3">
            <text:p>2026-02-26 10:09: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string" table:style-name="ce3">
            <text:p>21.11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70816197" table:style-name="ce1">
            <text:p>70816197</text:p>
          </table:table-cell>
          <table:table-cell office:value-type="string" table:style-name="ce3">
            <text:p>2026-02-26 10:11: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string" table:style-name="ce3">
            <text:p>25.02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70816087" table:style-name="ce1">
            <text:p>70816087</text:p>
          </table:table-cell>
          <table:table-cell office:value-type="string" table:style-name="ce3">
            <text:p>2026-02-26 10:12:4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70816210" table:style-name="ce1">
            <text:p>70816210</text:p>
          </table:table-cell>
          <table:table-cell office:value-type="string" table:style-name="ce3">
            <text:p>2026-02-26 10:14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tserrat</text:p>
          </table:table-cell>
          <table:table-cell table:number-columns-repeated="2" table:style-name="ce1"/>
          <table:table-cell office:value-type="float" office:value="70816116" table:style-name="ce1">
            <text:p>70816116</text:p>
          </table:table-cell>
          <table:table-cell office:value-type="string" table:style-name="ce3">
            <text:p>2026-02-26 10:16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01/05/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16272" table:style-name="ce1">
            <text:p>70816272</text:p>
          </table:table-cell>
          <table:table-cell office:value-type="string" table:style-name="ce3">
            <text:p>2026-02-26 10:21:3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3" table:style-name="ce1">
            <text:p>1063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816337" table:style-name="ce1">
            <text:p>70816337</text:p>
          </table:table-cell>
          <table:table-cell office:value-type="string" table:style-name="ce3">
            <text:p>2026-02-26 10:28: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3" table:style-name="ce1">
            <text:p>1063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elly</text:p>
          </table:table-cell>
          <table:table-cell table:number-columns-repeated="2" table:style-name="ce1"/>
          <table:table-cell office:value-type="float" office:value="70816324" table:style-name="ce1">
            <text:p>70816324</text:p>
          </table:table-cell>
          <table:table-cell office:value-type="string" table:style-name="ce3">
            <text:p>2026-02-26 10:28: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0: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816371" table:style-name="ce1">
            <text:p>70816371</text:p>
          </table:table-cell>
          <table:table-cell office:value-type="string" table:style-name="ce3">
            <text:p>2026-02-26 10:33: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32" table:style-name="ce1">
            <text:p>1232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n</text:p>
          </table:table-cell>
          <table:table-cell table:number-columns-repeated="2" table:style-name="ce1"/>
          <table:table-cell office:value-type="float" office:value="70816518" table:style-name="ce1">
            <text:p>70816518</text:p>
          </table:table-cell>
          <table:table-cell office:value-type="string" table:style-name="ce3">
            <text:p>2026-02-26 10:57:2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7" table:style-name="ce1">
            <text:p>1097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ssy</text:p>
          </table:table-cell>
          <table:table-cell table:number-columns-repeated="2" table:style-name="ce1"/>
          <table:table-cell office:value-type="float" office:value="70816525" table:style-name="ce1">
            <text:p>70816525</text:p>
          </table:table-cell>
          <table:table-cell office:value-type="string" table:style-name="ce3">
            <text:p>2026-02-26 10:58:3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24" table:style-name="ce1">
            <text:p>102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dric</text:p>
          </table:table-cell>
          <table:table-cell table:number-columns-repeated="2" table:style-name="ce1"/>
          <table:table-cell office:value-type="float" office:value="70816627" table:style-name="ce1">
            <text:p>70816627</text:p>
          </table:table-cell>
          <table:table-cell office:value-type="string" table:style-name="ce3">
            <text:p>2026-02-26 11:11: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616" table:style-name="ce1">
            <text:p>1616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ndine</text:p>
          </table:table-cell>
          <table:table-cell table:number-columns-repeated="2" table:style-name="ce1"/>
          <table:table-cell office:value-type="float" office:value="70816578" table:style-name="ce1">
            <text:p>70816578</text:p>
          </table:table-cell>
          <table:table-cell office:value-type="string" table:style-name="ce3">
            <text:p>2026-02-26 11:15:4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163" table:style-name="ce1">
            <text:p>1163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70816674" table:style-name="ce1">
            <text:p>70816674</text:p>
          </table:table-cell>
          <table:table-cell office:value-type="string" table:style-name="ce3">
            <text:p>2026-02-26 11:20: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96" table:style-name="ce1">
            <text:p>1296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ane</text:p>
          </table:table-cell>
          <table:table-cell table:number-columns-repeated="2" table:style-name="ce1"/>
          <table:table-cell office:value-type="float" office:value="70816657" table:style-name="ce1">
            <text:p>70816657</text:p>
          </table:table-cell>
          <table:table-cell office:value-type="string" table:style-name="ce3">
            <text:p>2026-02-26 11:20:5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816458" table:style-name="ce1">
            <text:p>70816458</text:p>
          </table:table-cell>
          <table:table-cell office:value-type="string" table:style-name="ce3">
            <text:p>2026-02-26 11:28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70816769" table:style-name="ce1">
            <text:p>70816769</text:p>
          </table:table-cell>
          <table:table-cell office:value-type="string" table:style-name="ce3">
            <text:p>2026-02-26 11:34: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0.04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nata</text:p>
          </table:table-cell>
          <table:table-cell table:number-columns-repeated="2" table:style-name="ce1"/>
          <table:table-cell office:value-type="float" office:value="70816819" table:style-name="ce1">
            <text:p>70816819</text:p>
          </table:table-cell>
          <table:table-cell office:value-type="string" table:style-name="ce3">
            <text:p>2026-02-26 11:42:2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19" table:style-name="ce1">
            <text:p>1219</text:p>
          </table:table-cell>
          <table:table-cell office:value-type="string" table:style-name="ce3">
            <text:p>05.12.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avière</text:p>
          </table:table-cell>
          <table:table-cell table:number-columns-repeated="2" table:style-name="ce1"/>
          <table:table-cell office:value-type="float" office:value="70816854" table:style-name="ce1">
            <text:p>70816854</text:p>
          </table:table-cell>
          <table:table-cell office:value-type="string" table:style-name="ce3">
            <text:p>2026-02-26 11:45:5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70816804" table:style-name="ce1">
            <text:p>70816804</text:p>
          </table:table-cell>
          <table:table-cell office:value-type="string" table:style-name="ce3">
            <text:p>2026-02-26 11:48:0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10.04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ssica</text:p>
          </table:table-cell>
          <table:table-cell table:number-columns-repeated="2" table:style-name="ce1"/>
          <table:table-cell office:value-type="float" office:value="70817023" table:style-name="ce1">
            <text:p>70817023</text:p>
          </table:table-cell>
          <table:table-cell office:value-type="string" table:style-name="ce3">
            <text:p>2026-02-26 12:18: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ssica</text:p>
          </table:table-cell>
          <table:table-cell table:number-columns-repeated="2" table:style-name="ce1"/>
          <table:table-cell office:value-type="float" office:value="70818521" table:style-name="ce1">
            <text:p>70818521</text:p>
          </table:table-cell>
          <table:table-cell office:value-type="string" table:style-name="ce3">
            <text:p>2026-02-26 12:26:2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818525" table:style-name="ce1">
            <text:p>70818525</text:p>
          </table:table-cell>
          <table:table-cell office:value-type="string" table:style-name="ce3">
            <text:p>2026-02-26 12:35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nnifer</text:p>
          </table:table-cell>
          <table:table-cell table:number-columns-repeated="2" table:style-name="ce1"/>
          <table:table-cell office:value-type="float" office:value="70818604" table:style-name="ce1">
            <text:p>70818604</text:p>
          </table:table-cell>
          <table:table-cell office:value-type="string" table:style-name="ce3">
            <text:p>2026-02-26 12:37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ra</text:p>
          </table:table-cell>
          <table:table-cell table:number-columns-repeated="2" table:style-name="ce1"/>
          <table:table-cell office:value-type="float" office:value="70846741" table:style-name="ce1">
            <text:p>70846741</text:p>
          </table:table-cell>
          <table:table-cell office:value-type="string" table:style-name="ce3">
            <text:p>2026-02-26 12:56: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EE</text:p>
          </table:table-cell>
          <table:table-cell table:number-columns-repeated="2" table:style-name="ce1"/>
          <table:table-cell office:value-type="float" office:value="70846745" table:style-name="ce1">
            <text:p>70846745</text:p>
          </table:table-cell>
          <table:table-cell office:value-type="string" table:style-name="ce3">
            <text:p>2026-02-26 13:01: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EN</text:p>
          </table:table-cell>
          <table:table-cell table:number-columns-repeated="2" table:style-name="ce1"/>
          <table:table-cell office:value-type="float" office:value="70890431" table:style-name="ce1">
            <text:p>70890431</text:p>
          </table:table-cell>
          <table:table-cell office:value-type="string" table:style-name="ce3">
            <text:p>2026-02-26 13:19: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nd</text:p>
          </table:table-cell>
          <table:table-cell table:number-columns-repeated="2" table:style-name="ce1"/>
          <table:table-cell office:value-type="float" office:value="70890398" table:style-name="ce1">
            <text:p>70890398</text:p>
          </table:table-cell>
          <table:table-cell office:value-type="string" table:style-name="ce3">
            <text:p>2026-02-26 13:27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tte</text:p>
          </table:table-cell>
          <table:table-cell table:number-columns-repeated="2" table:style-name="ce1"/>
          <table:table-cell office:value-type="float" office:value="70957855" table:style-name="ce1">
            <text:p>70957855</text:p>
          </table:table-cell>
          <table:table-cell office:value-type="string" table:style-name="ce3">
            <text:p>2026-02-26 13:47:3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4.11.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vel</text:p>
          </table:table-cell>
          <table:table-cell table:number-columns-repeated="2" table:style-name="ce1"/>
          <table:table-cell office:value-type="float" office:value="70958003" table:style-name="ce1">
            <text:p>70958003</text:p>
          </table:table-cell>
          <table:table-cell office:value-type="string" table:style-name="ce3">
            <text:p>2026-02-26 14:13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end</text:p>
          </table:table-cell>
          <table:table-cell table:number-columns-repeated="2" table:style-name="ce1"/>
          <table:table-cell office:value-type="float" office:value="70958043" table:style-name="ce1">
            <text:p>70958043</text:p>
          </table:table-cell>
          <table:table-cell office:value-type="string" table:style-name="ce3">
            <text:p>2026-02-26 14:22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il</text:p>
          </table:table-cell>
          <table:table-cell table:number-columns-repeated="2" table:style-name="ce1"/>
          <table:table-cell office:value-type="float" office:value="70958046" table:style-name="ce1">
            <text:p>70958046</text:p>
          </table:table-cell>
          <table:table-cell office:value-type="string" table:style-name="ce3">
            <text:p>2026-02-26 14:24:3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ine</text:p>
          </table:table-cell>
          <table:table-cell table:number-columns-repeated="2" table:style-name="ce1"/>
          <table:table-cell office:value-type="float" office:value="70958055" table:style-name="ce1">
            <text:p>70958055</text:p>
          </table:table-cell>
          <table:table-cell office:value-type="string" table:style-name="ce3">
            <text:p>2026-02-26 14:25: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nd</text:p>
          </table:table-cell>
          <table:table-cell table:number-columns-repeated="2" table:style-name="ce1"/>
          <table:table-cell office:value-type="float" office:value="70958062" table:style-name="ce1">
            <text:p>70958062</text:p>
          </table:table-cell>
          <table:table-cell office:value-type="string" table:style-name="ce3">
            <text:p>2026-02-26 14:25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becca</text:p>
          </table:table-cell>
          <table:table-cell table:number-columns-repeated="2" table:style-name="ce1"/>
          <table:table-cell office:value-type="float" office:value="70958136" table:style-name="ce1">
            <text:p>70958136</text:p>
          </table:table-cell>
          <table:table-cell office:value-type="string" table:style-name="ce3">
            <text:p>2026-02-26 14:38: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ima</text:p>
          </table:table-cell>
          <table:table-cell table:number-columns-repeated="2" table:style-name="ce1"/>
          <table:table-cell office:value-type="float" office:value="70958233" table:style-name="ce1">
            <text:p>70958233</text:p>
          </table:table-cell>
          <table:table-cell office:value-type="string" table:style-name="ce3">
            <text:p>2026-02-26 14:54: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75003" table:style-name="ce1">
            <text:p>75003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70958277" table:style-name="ce1">
            <text:p>70958277</text:p>
          </table:table-cell>
          <table:table-cell office:value-type="string" table:style-name="ce3">
            <text:p>2026-02-26 14:59:0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2" table:style-name="ce1"/>
          <table:table-cell office:value-type="float" office:value="70958351" table:style-name="ce1">
            <text:p>70958351</text:p>
          </table:table-cell>
          <table:table-cell office:value-type="string" table:style-name="ce3">
            <text:p>2026-02-26 15:06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70958371" table:style-name="ce1">
            <text:p>70958371</text:p>
          </table:table-cell>
          <table:table-cell office:value-type="string" table:style-name="ce3">
            <text:p>2026-02-26 15:12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23.02.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958374" table:style-name="ce1">
            <text:p>70958374</text:p>
          </table:table-cell>
          <table:table-cell office:value-type="string" table:style-name="ce3">
            <text:p>2026-02-26 15:18: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grid</text:p>
          </table:table-cell>
          <table:table-cell table:number-columns-repeated="2" table:style-name="ce1"/>
          <table:table-cell office:value-type="float" office:value="70958424" table:style-name="ce1">
            <text:p>70958424</text:p>
          </table:table-cell>
          <table:table-cell office:value-type="string" table:style-name="ce3">
            <text:p>2026-02-26 15:19:2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23/10/19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958443" table:style-name="ce1">
            <text:p>70958443</text:p>
          </table:table-cell>
          <table:table-cell office:value-type="string" table:style-name="ce3">
            <text:p>2026-02-26 15:19:4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70958457" table:style-name="ce1">
            <text:p>70958457</text:p>
          </table:table-cell>
          <table:table-cell office:value-type="string" table:style-name="ce3">
            <text:p>2026-02-26 15:22: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70958463" table:style-name="ce1">
            <text:p>70958463</text:p>
          </table:table-cell>
          <table:table-cell office:value-type="string" table:style-name="ce3">
            <text:p>2026-02-26 15:23:4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630" table:style-name="ce1">
            <text:p>1630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tel</text:p>
          </table:table-cell>
          <table:table-cell table:number-columns-repeated="2" table:style-name="ce1"/>
          <table:table-cell office:value-type="float" office:value="70958514" table:style-name="ce1">
            <text:p>70958514</text:p>
          </table:table-cell>
          <table:table-cell office:value-type="string" table:style-name="ce3">
            <text:p>2026-02-26 15:32:5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15" table:style-name="ce1">
            <text:p>1815</text:p>
          </table:table-cell>
          <table:table-cell office:value-type="string" table:style-name="ce3">
            <text:p>22 septembre 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nia</text:p>
          </table:table-cell>
          <table:table-cell table:number-columns-repeated="2" table:style-name="ce1"/>
          <table:table-cell office:value-type="float" office:value="70958549" table:style-name="ce1">
            <text:p>70958549</text:p>
          </table:table-cell>
          <table:table-cell office:value-type="string" table:style-name="ce3">
            <text:p>2026-02-26 15:39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70958577" table:style-name="ce1">
            <text:p>70958577</text:p>
          </table:table-cell>
          <table:table-cell office:value-type="string" table:style-name="ce3">
            <text:p>2026-02-26 15:44: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958701" table:style-name="ce1">
            <text:p>70958701</text:p>
          </table:table-cell>
          <table:table-cell office:value-type="string" table:style-name="ce3">
            <text:p>2026-02-26 16:05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nnifer</text:p>
          </table:table-cell>
          <table:table-cell table:number-columns-repeated="2" table:style-name="ce1"/>
          <table:table-cell office:value-type="float" office:value="70958765" table:style-name="ce1">
            <text:p>70958765</text:p>
          </table:table-cell>
          <table:table-cell office:value-type="string" table:style-name="ce3">
            <text:p>2026-02-26 16:14: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70958816" table:style-name="ce1">
            <text:p>70958816</text:p>
          </table:table-cell>
          <table:table-cell office:value-type="string" table:style-name="ce3">
            <text:p>2026-02-26 16:21:4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hony</text:p>
          </table:table-cell>
          <table:table-cell table:number-columns-repeated="2" table:style-name="ce1"/>
          <table:table-cell office:value-type="float" office:value="70958937" table:style-name="ce1">
            <text:p>70958937</text:p>
          </table:table-cell>
          <table:table-cell office:value-type="string" table:style-name="ce3">
            <text:p>2026-02-26 16:49: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0958971" table:style-name="ce1">
            <text:p>70958971</text:p>
          </table:table-cell>
          <table:table-cell office:value-type="string" table:style-name="ce3">
            <text:p>2026-02-26 17:02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005" table:style-name="ce1">
            <text:p>1005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a</text:p>
          </table:table-cell>
          <table:table-cell table:number-columns-repeated="2" table:style-name="ce1"/>
          <table:table-cell office:value-type="float" office:value="70958953" table:style-name="ce1">
            <text:p>70958953</text:p>
          </table:table-cell>
          <table:table-cell office:value-type="string" table:style-name="ce3">
            <text:p>2026-02-26 17:02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05" table:style-name="ce1">
            <text:p>1005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959026" table:style-name="ce1">
            <text:p>70959026</text:p>
          </table:table-cell>
          <table:table-cell office:value-type="string" table:style-name="ce3">
            <text:p>2026-02-26 17:03: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8" table:style-name="ce1">
            <text:p>1098</text:p>
          </table:table-cell>
          <table:table-cell office:value-type="string" table:style-name="ce3">
            <text:p>29.03.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uliia</text:p>
          </table:table-cell>
          <table:table-cell table:number-columns-repeated="2" table:style-name="ce1"/>
          <table:table-cell office:value-type="float" office:value="70959108" table:style-name="ce1">
            <text:p>70959108</text:p>
          </table:table-cell>
          <table:table-cell office:value-type="string" table:style-name="ce3">
            <text:p>2026-02-26 17:16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60" table:style-name="ce1">
            <text:p>1260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959153" table:style-name="ce1">
            <text:p>70959153</text:p>
          </table:table-cell>
          <table:table-cell office:value-type="string" table:style-name="ce3">
            <text:p>2026-02-26 17:23:4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wain</text:p>
          </table:table-cell>
          <table:table-cell table:number-columns-repeated="2" table:style-name="ce1"/>
          <table:table-cell office:value-type="float" office:value="70959194" table:style-name="ce1">
            <text:p>70959194</text:p>
          </table:table-cell>
          <table:table-cell office:value-type="string" table:style-name="ce3">
            <text:p>2026-02-26 17:32: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69" table:style-name="ce1">
            <text:p>1169</text:p>
          </table:table-cell>
          <table:table-cell office:value-type="string" table:style-name="ce3">
            <text:p>07.10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inYoung</text:p>
          </table:table-cell>
          <table:table-cell table:number-columns-repeated="2" table:style-name="ce1"/>
          <table:table-cell office:value-type="float" office:value="70959221" table:style-name="ce1">
            <text:p>70959221</text:p>
          </table:table-cell>
          <table:table-cell office:value-type="string" table:style-name="ce3">
            <text:p>2026-02-26 17:36: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70959236" table:style-name="ce1">
            <text:p>70959236</text:p>
          </table:table-cell>
          <table:table-cell office:value-type="string" table:style-name="ce3">
            <text:p>2026-02-26 17:54: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09.07.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70959360" table:style-name="ce1">
            <text:p>70959360</text:p>
          </table:table-cell>
          <table:table-cell office:value-type="string" table:style-name="ce3">
            <text:p>2026-02-26 17:58:3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10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e</text:p>
          </table:table-cell>
          <table:table-cell table:number-columns-repeated="2" table:style-name="ce1"/>
          <table:table-cell office:value-type="float" office:value="70959336" table:style-name="ce1">
            <text:p>70959336</text:p>
          </table:table-cell>
          <table:table-cell office:value-type="string" table:style-name="ce3">
            <text:p>2026-02-26 17:59:0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rtrand</text:p>
          </table:table-cell>
          <table:table-cell table:number-columns-repeated="2" table:style-name="ce1"/>
          <table:table-cell office:value-type="float" office:value="70959058" table:style-name="ce1">
            <text:p>70959058</text:p>
          </table:table-cell>
          <table:table-cell office:value-type="string" table:style-name="ce3">
            <text:p>2026-02-26 18:11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7" table:style-name="ce1">
            <text:p>17</text:p>
          </table:table-cell>
          <table:table-cell office:value-type="float" office:value="1005" table:style-name="ce1">
            <text:p>1005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ndine</text:p>
          </table:table-cell>
          <table:table-cell table:number-columns-repeated="2" table:style-name="ce1"/>
          <table:table-cell office:value-type="float" office:value="70959575" table:style-name="ce1">
            <text:p>70959575</text:p>
          </table:table-cell>
          <table:table-cell office:value-type="string" table:style-name="ce3">
            <text:p>2026-02-26 18:31:0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163" table:style-name="ce1">
            <text:p>1163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é</text:p>
          </table:table-cell>
          <table:table-cell table:number-columns-repeated="2" table:style-name="ce1"/>
          <table:table-cell office:value-type="float" office:value="70959551" table:style-name="ce1">
            <text:p>70959551</text:p>
          </table:table-cell>
          <table:table-cell office:value-type="string" table:style-name="ce3">
            <text:p>2026-02-26 18:38:43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4" table:style-name="ce1">
            <text:p>14</text:p>
          </table:table-cell>
          <table:table-cell office:value-type="float" office:value="1018" table:style-name="ce1">
            <text:p>1018</text:p>
          </table:table-cell>
          <table:table-cell office:value-type="float" office:value="1940" table:style-name="ce1">
            <text:p>19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hvin</text:p>
          </table:table-cell>
          <table:table-cell table:number-columns-repeated="2" table:style-name="ce1"/>
          <table:table-cell office:value-type="float" office:value="70959580" table:style-name="ce1">
            <text:p>70959580</text:p>
          </table:table-cell>
          <table:table-cell office:value-type="string" table:style-name="ce3">
            <text:p>2026-02-26 18:39:1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373" table:style-name="ce1">
            <text:p>1373</text:p>
          </table:table-cell>
          <table:table-cell office:value-type="string" table:style-name="ce3">
            <text:p>10.09.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70959632" table:style-name="ce1">
            <text:p>70959632</text:p>
          </table:table-cell>
          <table:table-cell office:value-type="string" table:style-name="ce3">
            <text:p>2026-02-26 18:48: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got</text:p>
          </table:table-cell>
          <table:table-cell table:number-columns-repeated="2" table:style-name="ce1"/>
          <table:table-cell office:value-type="float" office:value="70959850" table:style-name="ce1">
            <text:p>70959850</text:p>
          </table:table-cell>
          <table:table-cell office:value-type="string" table:style-name="ce3">
            <text:p>2026-02-26 19:11: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venche</text:p>
          </table:table-cell>
          <table:table-cell table:number-columns-repeated="2" table:style-name="ce1"/>
          <table:table-cell office:value-type="float" office:value="70959932" table:style-name="ce1">
            <text:p>70959932</text:p>
          </table:table-cell>
          <table:table-cell office:value-type="string" table:style-name="ce3">
            <text:p>2026-02-26 19:34: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70959969" table:style-name="ce1">
            <text:p>70959969</text:p>
          </table:table-cell>
          <table:table-cell office:value-type="string" table:style-name="ce3">
            <text:p>2026-02-26 19:42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131" table:style-name="ce1">
            <text:p>1131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70959978" table:style-name="ce1">
            <text:p>70959978</text:p>
          </table:table-cell>
          <table:table-cell office:value-type="string" table:style-name="ce3">
            <text:p>2026-02-26 19:43: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67" table:style-name="ce1">
            <text:p>1867</text:p>
          </table:table-cell>
          <table:table-cell office:value-type="string" table:style-name="ce3">
            <text:p>30.10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évin</text:p>
          </table:table-cell>
          <table:table-cell table:number-columns-repeated="2" table:style-name="ce1"/>
          <table:table-cell office:value-type="float" office:value="70960074" table:style-name="ce1">
            <text:p>70960074</text:p>
          </table:table-cell>
          <table:table-cell office:value-type="string" table:style-name="ce3">
            <text:p>2026-02-26 20:00: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23.08.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llila</text:p>
          </table:table-cell>
          <table:table-cell table:number-columns-repeated="2" table:style-name="ce1"/>
          <table:table-cell office:value-type="float" office:value="70960164" table:style-name="ce1">
            <text:p>70960164</text:p>
          </table:table-cell>
          <table:table-cell office:value-type="string" table:style-name="ce3">
            <text:p>2026-02-26 20:17: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hdi</text:p>
          </table:table-cell>
          <table:table-cell table:number-columns-repeated="2" table:style-name="ce1"/>
          <table:table-cell office:value-type="float" office:value="70960160" table:style-name="ce1">
            <text:p>70960160</text:p>
          </table:table-cell>
          <table:table-cell office:value-type="string" table:style-name="ce3">
            <text:p>2026-02-26 20:19: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295" table:style-name="ce1">
            <text:p>70960295</text:p>
          </table:table-cell>
          <table:table-cell office:value-type="string" table:style-name="ce3">
            <text:p>2026-02-26 20:32: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307" table:style-name="ce1">
            <text:p>70960307</text:p>
          </table:table-cell>
          <table:table-cell office:value-type="string" table:style-name="ce3">
            <text:p>2026-02-26 20:35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323" table:style-name="ce1">
            <text:p>70960323</text:p>
          </table:table-cell>
          <table:table-cell office:value-type="string" table:style-name="ce3">
            <text:p>2026-02-26 20:38: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70960333" table:style-name="ce1">
            <text:p>70960333</text:p>
          </table:table-cell>
          <table:table-cell office:value-type="string" table:style-name="ce3">
            <text:p>2026-02-26 20:40: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342" table:style-name="ce1">
            <text:p>70960342</text:p>
          </table:table-cell>
          <table:table-cell office:value-type="string" table:style-name="ce3">
            <text:p>2026-02-26 20:41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70960369" table:style-name="ce1">
            <text:p>70960369</text:p>
          </table:table-cell>
          <table:table-cell office:value-type="string" table:style-name="ce3">
            <text:p>2026-02-26 20:46: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399" table:style-name="ce1">
            <text:p>70960399</text:p>
          </table:table-cell>
          <table:table-cell office:value-type="string" table:style-name="ce3">
            <text:p>2026-02-26 20:50:5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70960427" table:style-name="ce1">
            <text:p>70960427</text:p>
          </table:table-cell>
          <table:table-cell office:value-type="string" table:style-name="ce3">
            <text:p>2026-02-26 20:57:1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70960462" table:style-name="ce1">
            <text:p>70960462</text:p>
          </table:table-cell>
          <table:table-cell office:value-type="string" table:style-name="ce3">
            <text:p>2026-02-26 21:02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ot</text:p>
          </table:table-cell>
          <table:table-cell table:number-columns-repeated="2" table:style-name="ce1"/>
          <table:table-cell office:value-type="float" office:value="70960407" table:style-name="ce1">
            <text:p>70960407</text:p>
          </table:table-cell>
          <table:table-cell office:value-type="string" table:style-name="ce3">
            <text:p>2026-02-26 21:08:0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09/08/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ice</text:p>
          </table:table-cell>
          <table:table-cell table:number-columns-repeated="2" table:style-name="ce1"/>
          <table:table-cell office:value-type="float" office:value="70960458" table:style-name="ce1">
            <text:p>70960458</text:p>
          </table:table-cell>
          <table:table-cell office:value-type="string" table:style-name="ce3">
            <text:p>2026-02-26 21:17:2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70960527" table:style-name="ce1">
            <text:p>70960527</text:p>
          </table:table-cell>
          <table:table-cell office:value-type="string" table:style-name="ce3">
            <text:p>2026-02-26 21:28: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70960578" table:style-name="ce1">
            <text:p>70960578</text:p>
          </table:table-cell>
          <table:table-cell office:value-type="string" table:style-name="ce3">
            <text:p>2026-02-26 21:29: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70960619" table:style-name="ce1">
            <text:p>70960619</text:p>
          </table:table-cell>
          <table:table-cell office:value-type="string" table:style-name="ce3">
            <text:p>2026-02-26 21:37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70960625" table:style-name="ce1">
            <text:p>70960625</text:p>
          </table:table-cell>
          <table:table-cell office:value-type="string" table:style-name="ce3">
            <text:p>2026-02-26 21:43:4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lind</text:p>
          </table:table-cell>
          <table:table-cell table:number-columns-repeated="2" table:style-name="ce1"/>
          <table:table-cell office:value-type="float" office:value="70960721" table:style-name="ce1">
            <text:p>70960721</text:p>
          </table:table-cell>
          <table:table-cell office:value-type="string" table:style-name="ce3">
            <text:p>2026-02-26 21:56: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70960756" table:style-name="ce1">
            <text:p>70960756</text:p>
          </table:table-cell>
          <table:table-cell office:value-type="string" table:style-name="ce3">
            <text:p>2026-02-26 22:04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726" table:style-name="ce1">
            <text:p>1726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van</text:p>
          </table:table-cell>
          <table:table-cell table:number-columns-repeated="2" table:style-name="ce1"/>
          <table:table-cell office:value-type="float" office:value="70960778" table:style-name="ce1">
            <text:p>70960778</text:p>
          </table:table-cell>
          <table:table-cell office:value-type="string" table:style-name="ce3">
            <text:p>2026-02-26 22:06: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iscille</text:p>
          </table:table-cell>
          <table:table-cell table:number-columns-repeated="2" table:style-name="ce1"/>
          <table:table-cell office:value-type="float" office:value="70960855" table:style-name="ce1">
            <text:p>70960855</text:p>
          </table:table-cell>
          <table:table-cell office:value-type="string" table:style-name="ce3">
            <text:p>2026-02-26 22:20:0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9" table:style-name="ce1">
            <text:p>1009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-Sophie</text:p>
          </table:table-cell>
          <table:table-cell table:number-columns-repeated="2" table:style-name="ce1"/>
          <table:table-cell office:value-type="float" office:value="70960767" table:style-name="ce1">
            <text:p>70960767</text:p>
          </table:table-cell>
          <table:table-cell office:value-type="string" table:style-name="ce3">
            <text:p>2026-02-26 22:21:5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273" table:style-name="ce1">
            <text:p>127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70960857" table:style-name="ce1">
            <text:p>70960857</text:p>
          </table:table-cell>
          <table:table-cell office:value-type="string" table:style-name="ce3">
            <text:p>2026-02-26 22:25:3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70960757" table:style-name="ce1">
            <text:p>70960757</text:p>
          </table:table-cell>
          <table:table-cell office:value-type="string" table:style-name="ce3">
            <text:p>2026-02-26 22:2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70960903" table:style-name="ce1">
            <text:p>70960903</text:p>
          </table:table-cell>
          <table:table-cell office:value-type="string" table:style-name="ce3">
            <text:p>2026-02-26 22:29:0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70960954" table:style-name="ce1">
            <text:p>70960954</text:p>
          </table:table-cell>
          <table:table-cell office:value-type="string" table:style-name="ce3">
            <text:p>2026-02-26 22:43: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960955" table:style-name="ce1">
            <text:p>70960955</text:p>
          </table:table-cell>
          <table:table-cell office:value-type="string" table:style-name="ce3">
            <text:p>2026-02-26 22:44:0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70961090" table:style-name="ce1">
            <text:p>70961090</text:p>
          </table:table-cell>
          <table:table-cell office:value-type="string" table:style-name="ce3">
            <text:p>2026-02-26 23:24: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12" table:style-name="ce1">
            <text:p>1912</text:p>
          </table:table-cell>
          <table:table-cell office:value-type="string" table:style-name="ce3">
            <text:p>15.09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961763" table:style-name="ce1">
            <text:p>70961763</text:p>
          </table:table-cell>
          <table:table-cell office:value-type="string" table:style-name="ce3">
            <text:p>2026-02-27 07:28: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70961718" table:style-name="ce1">
            <text:p>70961718</text:p>
          </table:table-cell>
          <table:table-cell office:value-type="string" table:style-name="ce3">
            <text:p>2026-02-27 07:30:59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5" table:style-name="ce1">
            <text:p>15</text:p>
          </table:table-cell>
          <table:table-cell office:value-type="float" office:value="1814" table:style-name="ce1">
            <text:p>1814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961844" table:style-name="ce1">
            <text:p>70961844</text:p>
          </table:table-cell>
          <table:table-cell office:value-type="string" table:style-name="ce3">
            <text:p>2026-02-27 07:59:3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8" table:style-name="ce1">
            <text:p>1088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61856" table:style-name="ce1">
            <text:p>70961856</text:p>
          </table:table-cell>
          <table:table-cell office:value-type="string" table:style-name="ce3">
            <text:p>2026-02-27 08:01: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6" table:style-name="ce1">
            <text:p>1066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962072" table:style-name="ce1">
            <text:p>70962072</text:p>
          </table:table-cell>
          <table:table-cell office:value-type="string" table:style-name="ce3">
            <text:p>2026-02-27 08:20: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70962198" table:style-name="ce1">
            <text:p>70962198</text:p>
          </table:table-cell>
          <table:table-cell office:value-type="string" table:style-name="ce3">
            <text:p>2026-02-27 08:27: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line</text:p>
          </table:table-cell>
          <table:table-cell table:number-columns-repeated="2" table:style-name="ce1"/>
          <table:table-cell office:value-type="float" office:value="70962337" table:style-name="ce1">
            <text:p>70962337</text:p>
          </table:table-cell>
          <table:table-cell office:value-type="string" table:style-name="ce3">
            <text:p>2026-02-27 08:48: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962449" table:style-name="ce1">
            <text:p>70962449</text:p>
          </table:table-cell>
          <table:table-cell office:value-type="string" table:style-name="ce3">
            <text:p>2026-02-27 09:17:1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ret</text:p>
          </table:table-cell>
          <table:table-cell table:number-columns-repeated="2" table:style-name="ce1"/>
          <table:table-cell office:value-type="float" office:value="70962557" table:style-name="ce1">
            <text:p>70962557</text:p>
          </table:table-cell>
          <table:table-cell office:value-type="string" table:style-name="ce3">
            <text:p>2026-02-27 09:27: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2" table:style-name="ce1">
            <text:p>1202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70962553" table:style-name="ce1">
            <text:p>70962553</text:p>
          </table:table-cell>
          <table:table-cell office:value-type="string" table:style-name="ce3">
            <text:p>2026-02-27 09:28: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RENGERE ASTRID MADELEINE</text:p>
          </table:table-cell>
          <table:table-cell table:number-columns-repeated="2" table:style-name="ce1"/>
          <table:table-cell office:value-type="float" office:value="70962676" table:style-name="ce1">
            <text:p>70962676</text:p>
          </table:table-cell>
          <table:table-cell office:value-type="string" table:style-name="ce3">
            <text:p>2026-02-27 09:46:3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70962648" table:style-name="ce1">
            <text:p>70962648</text:p>
          </table:table-cell>
          <table:table-cell office:value-type="string" table:style-name="ce3">
            <text:p>2026-02-27 09:47:4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8" table:style-name="ce1">
            <text:p>1008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0962702" table:style-name="ce1">
            <text:p>70962702</text:p>
          </table:table-cell>
          <table:table-cell office:value-type="string" table:style-name="ce3">
            <text:p>2026-02-27 09:50: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962713" table:style-name="ce1">
            <text:p>70962713</text:p>
          </table:table-cell>
          <table:table-cell office:value-type="string" table:style-name="ce3">
            <text:p>2026-02-27 09:51:3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2" table:style-name="ce1">
            <text:p>1092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yan</text:p>
          </table:table-cell>
          <table:table-cell table:number-columns-repeated="2" table:style-name="ce1"/>
          <table:table-cell office:value-type="float" office:value="70962752" table:style-name="ce1">
            <text:p>70962752</text:p>
          </table:table-cell>
          <table:table-cell office:value-type="string" table:style-name="ce3">
            <text:p>2026-02-27 09:55: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string" table:style-name="ce3">
            <text:p>21.11.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bra</text:p>
          </table:table-cell>
          <table:table-cell table:number-columns-repeated="2" table:style-name="ce1"/>
          <table:table-cell office:value-type="float" office:value="70962646" table:style-name="ce1">
            <text:p>70962646</text:p>
          </table:table-cell>
          <table:table-cell office:value-type="string" table:style-name="ce3">
            <text:p>2026-02-27 09:58:0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962992" table:style-name="ce1">
            <text:p>70962992</text:p>
          </table:table-cell>
          <table:table-cell office:value-type="string" table:style-name="ce3">
            <text:p>2026-02-27 10:31:5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70963115" table:style-name="ce1">
            <text:p>70963115</text:p>
          </table:table-cell>
          <table:table-cell office:value-type="string" table:style-name="ce3">
            <text:p>2026-02-27 10:53:2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963134" table:style-name="ce1">
            <text:p>70963134</text:p>
          </table:table-cell>
          <table:table-cell office:value-type="string" table:style-name="ce3">
            <text:p>2026-02-27 11:00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08.11.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70963123" table:style-name="ce1">
            <text:p>70963123</text:p>
          </table:table-cell>
          <table:table-cell office:value-type="string" table:style-name="ce3">
            <text:p>2026-02-27 11:00:40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70963167" table:style-name="ce1">
            <text:p>70963167</text:p>
          </table:table-cell>
          <table:table-cell office:value-type="string" table:style-name="ce3">
            <text:p>2026-02-27 11:03: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phné</text:p>
          </table:table-cell>
          <table:table-cell table:number-columns-repeated="2" table:style-name="ce1"/>
          <table:table-cell office:value-type="float" office:value="70963221" table:style-name="ce1">
            <text:p>70963221</text:p>
          </table:table-cell>
          <table:table-cell office:value-type="string" table:style-name="ce3">
            <text:p>2026-02-27 11:07: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énan</text:p>
          </table:table-cell>
          <table:table-cell table:number-columns-repeated="2" table:style-name="ce1"/>
          <table:table-cell office:value-type="float" office:value="70963328" table:style-name="ce1">
            <text:p>70963328</text:p>
          </table:table-cell>
          <table:table-cell office:value-type="string" table:style-name="ce3">
            <text:p>2026-02-27 11:21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800 Vevey</text:p>
          </table:table-cell>
          <table:table-cell office:value-type="string" table:style-name="ce1">
            <text:p>21/12/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963339" table:style-name="ce1">
            <text:p>70963339</text:p>
          </table:table-cell>
          <table:table-cell office:value-type="string" table:style-name="ce3">
            <text:p>2026-02-27 11:22: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963362" table:style-name="ce1">
            <text:p>70963362</text:p>
          </table:table-cell>
          <table:table-cell office:value-type="string" table:style-name="ce3">
            <text:p>2026-02-27 11:26:0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70963463" table:style-name="ce1">
            <text:p>70963463</text:p>
          </table:table-cell>
          <table:table-cell office:value-type="string" table:style-name="ce3">
            <text:p>2026-02-27 11:43:3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0963579" table:style-name="ce1">
            <text:p>70963579</text:p>
          </table:table-cell>
          <table:table-cell office:value-type="string" table:style-name="ce3">
            <text:p>2026-02-27 12:02: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ko</text:p>
          </table:table-cell>
          <table:table-cell table:number-columns-repeated="2" table:style-name="ce1"/>
          <table:table-cell office:value-type="float" office:value="70963484" table:style-name="ce1">
            <text:p>70963484</text:p>
          </table:table-cell>
          <table:table-cell office:value-type="string" table:style-name="ce3">
            <text:p>2026-02-27 12:02:5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3" table:style-name="ce1">
            <text:p>13</text:p>
          </table:table-cell>
          <table:table-cell office:value-type="float" office:value="1802" table:style-name="ce1">
            <text:p>1802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atrice</text:p>
          </table:table-cell>
          <table:table-cell table:number-columns-repeated="2" table:style-name="ce1"/>
          <table:table-cell office:value-type="float" office:value="70963650" table:style-name="ce1">
            <text:p>70963650</text:p>
          </table:table-cell>
          <table:table-cell office:value-type="string" table:style-name="ce3">
            <text:p>2026-02-27 12:15:0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2" table:style-name="ce1">
            <text:p>1092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o</text:p>
          </table:table-cell>
          <table:table-cell table:number-columns-repeated="2" table:style-name="ce1"/>
          <table:table-cell office:value-type="float" office:value="70963741" table:style-name="ce1">
            <text:p>70963741</text:p>
          </table:table-cell>
          <table:table-cell office:value-type="string" table:style-name="ce3">
            <text:p>2026-02-27 12:32:4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elie</text:p>
          </table:table-cell>
          <table:table-cell table:number-columns-repeated="2" table:style-name="ce1"/>
          <table:table-cell office:value-type="float" office:value="70963828" table:style-name="ce1">
            <text:p>70963828</text:p>
          </table:table-cell>
          <table:table-cell office:value-type="string" table:style-name="ce3">
            <text:p>2026-02-27 12:46: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iaming</text:p>
          </table:table-cell>
          <table:table-cell table:number-columns-repeated="2" table:style-name="ce1"/>
          <table:table-cell office:value-type="float" office:value="70963896" table:style-name="ce1">
            <text:p>70963896</text:p>
          </table:table-cell>
          <table:table-cell office:value-type="string" table:style-name="ce3">
            <text:p>2026-02-27 13:00: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iaming</text:p>
          </table:table-cell>
          <table:table-cell table:number-columns-repeated="2" table:style-name="ce1"/>
          <table:table-cell office:value-type="float" office:value="70963911" table:style-name="ce1">
            <text:p>70963911</text:p>
          </table:table-cell>
          <table:table-cell office:value-type="string" table:style-name="ce3">
            <text:p>2026-02-27 13:02: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han</text:p>
          </table:table-cell>
          <table:table-cell table:number-columns-repeated="2" table:style-name="ce1"/>
          <table:table-cell office:value-type="float" office:value="70963921" table:style-name="ce1">
            <text:p>70963921</text:p>
          </table:table-cell>
          <table:table-cell office:value-type="string" table:style-name="ce3">
            <text:p>2026-02-27 13:04: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963956" table:style-name="ce1">
            <text:p>70963956</text:p>
          </table:table-cell>
          <table:table-cell office:value-type="string" table:style-name="ce3">
            <text:p>2026-02-27 13:10:3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98" table:style-name="ce1">
            <text:p>1098</text:p>
          </table:table-cell>
          <table:table-cell office:value-type="string" table:style-name="ce3">
            <text:p>29.03.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964004" table:style-name="ce1">
            <text:p>70964004</text:p>
          </table:table-cell>
          <table:table-cell office:value-type="string" table:style-name="ce3">
            <text:p>2026-02-27 13:19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964122" table:style-name="ce1">
            <text:p>70964122</text:p>
          </table:table-cell>
          <table:table-cell office:value-type="string" table:style-name="ce3">
            <text:p>2026-02-27 13:36:0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964161" table:style-name="ce1">
            <text:p>70964161</text:p>
          </table:table-cell>
          <table:table-cell office:value-type="string" table:style-name="ce3">
            <text:p>2026-02-27 13:43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6" table:style-name="ce1">
            <text:p>6</text:p>
          </table:table-cell>
          <table:table-cell office:value-type="float" office:value="1096" table:style-name="ce1">
            <text:p>1096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64238" table:style-name="ce1">
            <text:p>70964238</text:p>
          </table:table-cell>
          <table:table-cell office:value-type="string" table:style-name="ce3">
            <text:p>2026-02-27 13:47:2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29.07.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964256" table:style-name="ce1">
            <text:p>70964256</text:p>
          </table:table-cell>
          <table:table-cell office:value-type="string" table:style-name="ce3">
            <text:p>2026-02-27 13:50: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70964298" table:style-name="ce1">
            <text:p>70964298</text:p>
          </table:table-cell>
          <table:table-cell office:value-type="string" table:style-name="ce3">
            <text:p>2026-02-27 13:57: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91" table:style-name="ce1">
            <text:p>1891</text:p>
          </table:table-cell>
          <table:table-cell office:value-type="string" table:style-name="ce3">
            <text:p>17.05.199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964341" table:style-name="ce1">
            <text:p>70964341</text:p>
          </table:table-cell>
          <table:table-cell office:value-type="string" table:style-name="ce3">
            <text:p>2026-02-27 14:02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964385" table:style-name="ce1">
            <text:p>70964385</text:p>
          </table:table-cell>
          <table:table-cell office:value-type="string" table:style-name="ce3">
            <text:p>2026-02-27 14:09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964474" table:style-name="ce1">
            <text:p>70964474</text:p>
          </table:table-cell>
          <table:table-cell office:value-type="string" table:style-name="ce3">
            <text:p>2026-02-27 14:23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70964475" table:style-name="ce1">
            <text:p>70964475</text:p>
          </table:table-cell>
          <table:table-cell office:value-type="string" table:style-name="ce3">
            <text:p>2026-02-27 14:23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dy</text:p>
          </table:table-cell>
          <table:table-cell table:number-columns-repeated="2" table:style-name="ce1"/>
          <table:table-cell office:value-type="float" office:value="70964527" table:style-name="ce1">
            <text:p>70964527</text:p>
          </table:table-cell>
          <table:table-cell office:value-type="string" table:style-name="ce3">
            <text:p>2026-02-27 14:33: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70964573" table:style-name="ce1">
            <text:p>70964573</text:p>
          </table:table-cell>
          <table:table-cell office:value-type="string" table:style-name="ce3">
            <text:p>2026-02-27 14:42: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964596" table:style-name="ce1">
            <text:p>70964596</text:p>
          </table:table-cell>
          <table:table-cell office:value-type="string" table:style-name="ce3">
            <text:p>2026-02-27 14:47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n</text:p>
          </table:table-cell>
          <table:table-cell table:number-columns-repeated="2" table:style-name="ce1"/>
          <table:table-cell office:value-type="float" office:value="70964667" table:style-name="ce1">
            <text:p>70964667</text:p>
          </table:table-cell>
          <table:table-cell office:value-type="string" table:style-name="ce3">
            <text:p>2026-02-27 14:56: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82" table:style-name="ce1">
            <text:p>1082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lise</text:p>
          </table:table-cell>
          <table:table-cell table:number-columns-repeated="2" table:style-name="ce1"/>
          <table:table-cell office:value-type="float" office:value="70964669" table:style-name="ce1">
            <text:p>70964669</text:p>
          </table:table-cell>
          <table:table-cell office:value-type="string" table:style-name="ce3">
            <text:p>2026-02-27 15:07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string" table:style-name="ce3">
            <text:p>03 novembre 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e</text:p>
          </table:table-cell>
          <table:table-cell table:number-columns-repeated="2" table:style-name="ce1"/>
          <table:table-cell office:value-type="float" office:value="70964706" table:style-name="ce1">
            <text:p>70964706</text:p>
          </table:table-cell>
          <table:table-cell office:value-type="string" table:style-name="ce3">
            <text:p>2026-02-27 15:08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24" table:style-name="ce1">
            <text:p>1024</text:p>
          </table:table-cell>
          <table:table-cell office:value-type="string" table:style-name="ce3">
            <text:p>17.09.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964752" table:style-name="ce1">
            <text:p>70964752</text:p>
          </table:table-cell>
          <table:table-cell office:value-type="string" table:style-name="ce3">
            <text:p>2026-02-27 15:09: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nice</text:p>
          </table:table-cell>
          <table:table-cell table:number-columns-repeated="2" table:style-name="ce1"/>
          <table:table-cell office:value-type="float" office:value="70964816" table:style-name="ce1">
            <text:p>70964816</text:p>
          </table:table-cell>
          <table:table-cell office:value-type="string" table:style-name="ce3">
            <text:p>2026-02-27 15:19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964906" table:style-name="ce1">
            <text:p>70964906</text:p>
          </table:table-cell>
          <table:table-cell office:value-type="string" table:style-name="ce3">
            <text:p>2026-02-27 15:35:4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965166" table:style-name="ce1">
            <text:p>70965166</text:p>
          </table:table-cell>
          <table:table-cell office:value-type="string" table:style-name="ce3">
            <text:p>2026-02-27 16:04: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lica</text:p>
          </table:table-cell>
          <table:table-cell table:number-columns-repeated="2" table:style-name="ce1"/>
          <table:table-cell office:value-type="float" office:value="70965577" table:style-name="ce1">
            <text:p>70965577</text:p>
          </table:table-cell>
          <table:table-cell office:value-type="string" table:style-name="ce3">
            <text:p>2026-02-27 17:15:4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ette</text:p>
          </table:table-cell>
          <table:table-cell table:number-columns-repeated="2" table:style-name="ce1"/>
          <table:table-cell office:value-type="float" office:value="70965643" table:style-name="ce1">
            <text:p>70965643</text:p>
          </table:table-cell>
          <table:table-cell office:value-type="string" table:style-name="ce3">
            <text:p>2026-02-27 17:24: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4.11.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70965675" table:style-name="ce1">
            <text:p>70965675</text:p>
          </table:table-cell>
          <table:table-cell office:value-type="string" table:style-name="ce3">
            <text:p>2026-02-27 17:28:4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08" table:style-name="ce1">
            <text:p>1308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lande</text:p>
          </table:table-cell>
          <table:table-cell table:number-columns-repeated="2" table:style-name="ce1"/>
          <table:table-cell office:value-type="float" office:value="70965799" table:style-name="ce1">
            <text:p>70965799</text:p>
          </table:table-cell>
          <table:table-cell office:value-type="string" table:style-name="ce3">
            <text:p>2026-02-27 17:53:2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018" table:style-name="ce1">
            <text:p>1018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965858" table:style-name="ce1">
            <text:p>70965858</text:p>
          </table:table-cell>
          <table:table-cell office:value-type="string" table:style-name="ce3">
            <text:p>2026-02-27 17:58: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70965886" table:style-name="ce1">
            <text:p>70965886</text:p>
          </table:table-cell>
          <table:table-cell office:value-type="string" table:style-name="ce3">
            <text:p>2026-02-27 18:02: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16" table:style-name="ce1">
            <text:p>2016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70965900" table:style-name="ce1">
            <text:p>70965900</text:p>
          </table:table-cell>
          <table:table-cell office:value-type="string" table:style-name="ce3">
            <text:p>2026-02-27 18:07:4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6" table:style-name="ce1">
            <text:p>1066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ny</text:p>
          </table:table-cell>
          <table:table-cell table:number-columns-repeated="2" table:style-name="ce1"/>
          <table:table-cell office:value-type="float" office:value="70965903" table:style-name="ce1">
            <text:p>70965903</text:p>
          </table:table-cell>
          <table:table-cell office:value-type="string" table:style-name="ce3">
            <text:p>2026-02-27 18:18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806" table:style-name="ce1">
            <text:p>180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966078" table:style-name="ce1">
            <text:p>70966078</text:p>
          </table:table-cell>
          <table:table-cell office:value-type="string" table:style-name="ce3">
            <text:p>2026-02-27 18:43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4" table:style-name="ce1">
            <text:p>14</text:p>
          </table:table-cell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966247" table:style-name="ce1">
            <text:p>70966247</text:p>
          </table:table-cell>
          <table:table-cell office:value-type="string" table:style-name="ce3">
            <text:p>2026-02-27 18:47:0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12.02.1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966431" table:style-name="ce1">
            <text:p>70966431</text:p>
          </table:table-cell>
          <table:table-cell office:value-type="string" table:style-name="ce3">
            <text:p>2026-02-27 19:08:4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tana</text:p>
          </table:table-cell>
          <table:table-cell table:number-columns-repeated="2" table:style-name="ce1"/>
          <table:table-cell office:value-type="float" office:value="70966413" table:style-name="ce1">
            <text:p>70966413</text:p>
          </table:table-cell>
          <table:table-cell office:value-type="string" table:style-name="ce3">
            <text:p>2026-02-27 19:10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8.02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</text:p>
          </table:table-cell>
          <table:table-cell table:number-columns-repeated="2" table:style-name="ce1"/>
          <table:table-cell office:value-type="float" office:value="70966480" table:style-name="ce1">
            <text:p>70966480</text:p>
          </table:table-cell>
          <table:table-cell office:value-type="string" table:style-name="ce3">
            <text:p>2026-02-27 19:14: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966494" table:style-name="ce1">
            <text:p>70966494</text:p>
          </table:table-cell>
          <table:table-cell office:value-type="string" table:style-name="ce3">
            <text:p>2026-02-27 19:21:4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304" table:style-name="ce1">
            <text:p>1304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70966543" table:style-name="ce1">
            <text:p>70966543</text:p>
          </table:table-cell>
          <table:table-cell office:value-type="string" table:style-name="ce3">
            <text:p>2026-02-27 19:22: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string" table:style-name="ce3">
            <text:p>08.01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nyam</text:p>
          </table:table-cell>
          <table:table-cell table:number-columns-repeated="2" table:style-name="ce1"/>
          <table:table-cell office:value-type="float" office:value="70966552" table:style-name="ce1">
            <text:p>70966552</text:p>
          </table:table-cell>
          <table:table-cell office:value-type="string" table:style-name="ce3">
            <text:p>2026-02-27 19:24:5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0966616" table:style-name="ce1">
            <text:p>70966616</text:p>
          </table:table-cell>
          <table:table-cell office:value-type="string" table:style-name="ce3">
            <text:p>2026-02-27 19:34:4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70966636" table:style-name="ce1">
            <text:p>70966636</text:p>
          </table:table-cell>
          <table:table-cell office:value-type="string" table:style-name="ce3">
            <text:p>2026-02-27 19:38: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005" table:style-name="ce1">
            <text:p>1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ément</text:p>
          </table:table-cell>
          <table:table-cell table:number-columns-repeated="2" table:style-name="ce1"/>
          <table:table-cell office:value-type="float" office:value="70966771" table:style-name="ce1">
            <text:p>70966771</text:p>
          </table:table-cell>
          <table:table-cell office:value-type="string" table:style-name="ce3">
            <text:p>2026-02-27 19:56: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7.07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scar</text:p>
          </table:table-cell>
          <table:table-cell table:number-columns-repeated="2" table:style-name="ce1"/>
          <table:table-cell office:value-type="float" office:value="70966794" table:style-name="ce1">
            <text:p>70966794</text:p>
          </table:table-cell>
          <table:table-cell office:value-type="string" table:style-name="ce3">
            <text:p>2026-02-27 19:59:4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5" table:style-name="ce1">
            <text:p>1135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966816" table:style-name="ce1">
            <text:p>70966816</text:p>
          </table:table-cell>
          <table:table-cell office:value-type="string" table:style-name="ce3">
            <text:p>2026-02-27 20:05: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string" table:style-name="ce3">
            <text:p>13.01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70966834" table:style-name="ce1">
            <text:p>70966834</text:p>
          </table:table-cell>
          <table:table-cell office:value-type="string" table:style-name="ce3">
            <text:p>2026-02-27 20:07:3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0966859" table:style-name="ce1">
            <text:p>70966859</text:p>
          </table:table-cell>
          <table:table-cell office:value-type="string" table:style-name="ce3">
            <text:p>2026-02-27 20:11:0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string" table:style-name="ce3">
            <text:p>13.01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70966899" table:style-name="ce1">
            <text:p>70966899</text:p>
          </table:table-cell>
          <table:table-cell office:value-type="string" table:style-name="ce3">
            <text:p>2026-02-27 20:21: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ima</text:p>
          </table:table-cell>
          <table:table-cell table:number-columns-repeated="2" table:style-name="ce1"/>
          <table:table-cell office:value-type="float" office:value="70966867" table:style-name="ce1">
            <text:p>70966867</text:p>
          </table:table-cell>
          <table:table-cell office:value-type="string" table:style-name="ce3">
            <text:p>2026-02-27 20:46:51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2" table:style-name="ce1">
            <text:p>12</text:p>
          </table:table-cell>
          <table:table-cell office:value-type="float" office:value="1007" table:style-name="ce1">
            <text:p>1007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am</text:p>
          </table:table-cell>
          <table:table-cell table:number-columns-repeated="2" table:style-name="ce1"/>
          <table:table-cell office:value-type="float" office:value="70967077" table:style-name="ce1">
            <text:p>70967077</text:p>
          </table:table-cell>
          <table:table-cell office:value-type="string" table:style-name="ce3">
            <text:p>2026-02-27 20:56: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52" table:style-name="ce1">
            <text:p>1052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70967122" table:style-name="ce1">
            <text:p>70967122</text:p>
          </table:table-cell>
          <table:table-cell office:value-type="string" table:style-name="ce3">
            <text:p>2026-02-27 21:03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12 mai 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70967169" table:style-name="ce1">
            <text:p>70967169</text:p>
          </table:table-cell>
          <table:table-cell office:value-type="string" table:style-name="ce3">
            <text:p>2026-02-27 21:07:4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12 mai 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ith</text:p>
          </table:table-cell>
          <table:table-cell table:number-columns-repeated="2" table:style-name="ce1"/>
          <table:table-cell office:value-type="float" office:value="70967208" table:style-name="ce1">
            <text:p>70967208</text:p>
          </table:table-cell>
          <table:table-cell office:value-type="string" table:style-name="ce3">
            <text:p>2026-02-27 21:16: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09.07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967198" table:style-name="ce1">
            <text:p>70967198</text:p>
          </table:table-cell>
          <table:table-cell office:value-type="string" table:style-name="ce3">
            <text:p>2026-02-27 21:25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6" table:style-name="ce1">
            <text:p>1006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967385" table:style-name="ce1">
            <text:p>70967385</text:p>
          </table:table-cell>
          <table:table-cell office:value-type="string" table:style-name="ce3">
            <text:p>2026-02-27 22:00: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70967495" table:style-name="ce1">
            <text:p>70967495</text:p>
          </table:table-cell>
          <table:table-cell office:value-type="string" table:style-name="ce3">
            <text:p>2026-02-27 22:15: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smin</text:p>
          </table:table-cell>
          <table:table-cell table:number-columns-repeated="2" table:style-name="ce1"/>
          <table:table-cell office:value-type="float" office:value="70967542" table:style-name="ce1">
            <text:p>70967542</text:p>
          </table:table-cell>
          <table:table-cell office:value-type="string" table:style-name="ce3">
            <text:p>2026-02-27 22:26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33" table:style-name="ce1">
            <text:p>1833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70967638" table:style-name="ce1">
            <text:p>70967638</text:p>
          </table:table-cell>
          <table:table-cell office:value-type="string" table:style-name="ce3">
            <text:p>2026-02-27 22:49: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26" table:style-name="ce1">
            <text:p>102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70967768" table:style-name="ce1">
            <text:p>70967768</text:p>
          </table:table-cell>
          <table:table-cell office:value-type="string" table:style-name="ce3">
            <text:p>2026-02-27 23:19: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6" table:style-name="ce1">
            <text:p>102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berta</text:p>
          </table:table-cell>
          <table:table-cell table:number-columns-repeated="2" table:style-name="ce1"/>
          <table:table-cell office:value-type="float" office:value="70967875" table:style-name="ce1">
            <text:p>70967875</text:p>
          </table:table-cell>
          <table:table-cell office:value-type="string" table:style-name="ce3">
            <text:p>2026-02-27 23:51:0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string" table:style-name="ce3">
            <text:p>07.04.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ian</text:p>
          </table:table-cell>
          <table:table-cell table:number-columns-repeated="2" table:style-name="ce1"/>
          <table:table-cell office:value-type="float" office:value="70968017" table:style-name="ce1">
            <text:p>70968017</text:p>
          </table:table-cell>
          <table:table-cell office:value-type="string" table:style-name="ce3">
            <text:p>2026-02-28 00:51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string" table:style-name="ce3">
            <text:p>04.04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0968035" table:style-name="ce1">
            <text:p>70968035</text:p>
          </table:table-cell>
          <table:table-cell office:value-type="string" table:style-name="ce3">
            <text:p>2026-02-28 01:04:3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nuel</text:p>
          </table:table-cell>
          <table:table-cell table:number-columns-repeated="2" table:style-name="ce1"/>
          <table:table-cell office:value-type="float" office:value="70968874" table:style-name="ce1">
            <text:p>70968874</text:p>
          </table:table-cell>
          <table:table-cell office:value-type="string" table:style-name="ce3">
            <text:p>2026-02-28 07:46: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23" table:style-name="ce1">
            <text:p>102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968906" table:style-name="ce1">
            <text:p>70968906</text:p>
          </table:table-cell>
          <table:table-cell office:value-type="string" table:style-name="ce3">
            <text:p>2026-02-28 08:06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se</text:p>
          </table:table-cell>
          <table:table-cell table:number-columns-repeated="2" table:style-name="ce1"/>
          <table:table-cell office:value-type="float" office:value="70969002" table:style-name="ce1">
            <text:p>70969002</text:p>
          </table:table-cell>
          <table:table-cell office:value-type="string" table:style-name="ce3">
            <text:p>2026-02-28 08:40:2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969051" table:style-name="ce1">
            <text:p>70969051</text:p>
          </table:table-cell>
          <table:table-cell office:value-type="string" table:style-name="ce3">
            <text:p>2026-02-28 08:44: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969073" table:style-name="ce1">
            <text:p>70969073</text:p>
          </table:table-cell>
          <table:table-cell office:value-type="string" table:style-name="ce3">
            <text:p>2026-02-28 08:59:0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54" table:style-name="ce1">
            <text:p>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70969179" table:style-name="ce1">
            <text:p>70969179</text:p>
          </table:table-cell>
          <table:table-cell office:value-type="string" table:style-name="ce3">
            <text:p>2026-02-28 09:21: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969256" table:style-name="ce1">
            <text:p>70969256</text:p>
          </table:table-cell>
          <table:table-cell office:value-type="string" table:style-name="ce3">
            <text:p>2026-02-28 09:28: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Éric</text:p>
          </table:table-cell>
          <table:table-cell table:number-columns-repeated="2" table:style-name="ce1"/>
          <table:table-cell office:value-type="float" office:value="70969266" table:style-name="ce1">
            <text:p>70969266</text:p>
          </table:table-cell>
          <table:table-cell office:value-type="string" table:style-name="ce3">
            <text:p>2026-02-28 09:33: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70969267" table:style-name="ce1">
            <text:p>70969267</text:p>
          </table:table-cell>
          <table:table-cell office:value-type="string" table:style-name="ce3">
            <text:p>2026-02-28 09:33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08" table:style-name="ce1">
            <text:p>1308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969426" table:style-name="ce1">
            <text:p>70969426</text:p>
          </table:table-cell>
          <table:table-cell office:value-type="string" table:style-name="ce3">
            <text:p>2026-02-28 10:17: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17" table:style-name="ce1">
            <text:p>1817</text:p>
          </table:table-cell>
          <table:table-cell office:value-type="float" office:value="1958" table:style-name="ce1">
            <text:p>19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çois</text:p>
          </table:table-cell>
          <table:table-cell table:number-columns-repeated="2" table:style-name="ce1"/>
          <table:table-cell office:value-type="float" office:value="70969546" table:style-name="ce1">
            <text:p>70969546</text:p>
          </table:table-cell>
          <table:table-cell office:value-type="string" table:style-name="ce3">
            <text:p>2026-02-28 10:47:3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431" table:style-name="ce1">
            <text:p>1431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0969601" table:style-name="ce1">
            <text:p>70969601</text:p>
          </table:table-cell>
          <table:table-cell office:value-type="string" table:style-name="ce3">
            <text:p>2026-02-28 10:49: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nio</text:p>
          </table:table-cell>
          <table:table-cell table:number-columns-repeated="2" table:style-name="ce1"/>
          <table:table-cell office:value-type="float" office:value="70969640" table:style-name="ce1">
            <text:p>70969640</text:p>
          </table:table-cell>
          <table:table-cell office:value-type="string" table:style-name="ce3">
            <text:p>2026-02-28 10:58:5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bara</text:p>
          </table:table-cell>
          <table:table-cell table:number-columns-repeated="2" table:style-name="ce1"/>
          <table:table-cell office:value-type="float" office:value="70969892" table:style-name="ce1">
            <text:p>70969892</text:p>
          </table:table-cell>
          <table:table-cell office:value-type="string" table:style-name="ce3">
            <text:p>2026-02-28 11:43:4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70969899" table:style-name="ce1">
            <text:p>70969899</text:p>
          </table:table-cell>
          <table:table-cell office:value-type="string" table:style-name="ce3">
            <text:p>2026-02-28 11:45:3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70969914" table:style-name="ce1">
            <text:p>70969914</text:p>
          </table:table-cell>
          <table:table-cell office:value-type="string" table:style-name="ce3">
            <text:p>2026-02-28 11:50:5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4" table:style-name="ce1">
            <text:p>1094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70969928" table:style-name="ce1">
            <text:p>70969928</text:p>
          </table:table-cell>
          <table:table-cell office:value-type="string" table:style-name="ce3">
            <text:p>2026-02-28 11:51: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reno</text:p>
          </table:table-cell>
          <table:table-cell table:number-columns-repeated="2" table:style-name="ce1"/>
          <table:table-cell office:value-type="float" office:value="70969954" table:style-name="ce1">
            <text:p>70969954</text:p>
          </table:table-cell>
          <table:table-cell office:value-type="string" table:style-name="ce3">
            <text:p>2026-02-28 11:58:0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969981" table:style-name="ce1">
            <text:p>70969981</text:p>
          </table:table-cell>
          <table:table-cell office:value-type="string" table:style-name="ce3">
            <text:p>2026-02-28 12:02:0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bara</text:p>
          </table:table-cell>
          <table:table-cell table:number-columns-repeated="2" table:style-name="ce1"/>
          <table:table-cell office:value-type="float" office:value="70970010" table:style-name="ce1">
            <text:p>70970010</text:p>
          </table:table-cell>
          <table:table-cell office:value-type="string" table:style-name="ce3">
            <text:p>2026-02-28 12:07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70969997" table:style-name="ce1">
            <text:p>70969997</text:p>
          </table:table-cell>
          <table:table-cell office:value-type="string" table:style-name="ce3">
            <text:p>2026-02-28 12:09: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71" table:style-name="ce1">
            <text:p>1071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icardo</text:p>
          </table:table-cell>
          <table:table-cell table:number-columns-repeated="2" table:style-name="ce1"/>
          <table:table-cell office:value-type="float" office:value="70970044" table:style-name="ce1">
            <text:p>70970044</text:p>
          </table:table-cell>
          <table:table-cell office:value-type="string" table:style-name="ce3">
            <text:p>2026-02-28 12:14: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02.04.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70970182" table:style-name="ce1">
            <text:p>70970182</text:p>
          </table:table-cell>
          <table:table-cell office:value-type="string" table:style-name="ce3">
            <text:p>2026-02-28 12:43: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a</text:p>
          </table:table-cell>
          <table:table-cell table:number-columns-repeated="2" table:style-name="ce1"/>
          <table:table-cell office:value-type="float" office:value="70970191" table:style-name="ce1">
            <text:p>70970191</text:p>
          </table:table-cell>
          <table:table-cell office:value-type="string" table:style-name="ce3">
            <text:p>2026-02-28 12:47:0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970321" table:style-name="ce1">
            <text:p>70970321</text:p>
          </table:table-cell>
          <table:table-cell office:value-type="string" table:style-name="ce3">
            <text:p>2026-02-28 13:12:39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raya</text:p>
          </table:table-cell>
          <table:table-cell table:number-columns-repeated="2" table:style-name="ce1"/>
          <table:table-cell office:value-type="float" office:value="70970305" table:style-name="ce1">
            <text:p>70970305</text:p>
          </table:table-cell>
          <table:table-cell office:value-type="string" table:style-name="ce3">
            <text:p>2026-02-28 13:22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970381" table:style-name="ce1">
            <text:p>70970381</text:p>
          </table:table-cell>
          <table:table-cell office:value-type="string" table:style-name="ce3">
            <text:p>2026-02-28 13:26:0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9.07.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igit</text:p>
          </table:table-cell>
          <table:table-cell table:number-columns-repeated="2" table:style-name="ce1"/>
          <table:table-cell office:value-type="float" office:value="70970408" table:style-name="ce1">
            <text:p>70970408</text:p>
          </table:table-cell>
          <table:table-cell office:value-type="string" table:style-name="ce3">
            <text:p>2026-02-28 13:32: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8.07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970415" table:style-name="ce1">
            <text:p>70970415</text:p>
          </table:table-cell>
          <table:table-cell office:value-type="string" table:style-name="ce3">
            <text:p>2026-02-28 13:32:4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29.07.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970391" table:style-name="ce1">
            <text:p>70970391</text:p>
          </table:table-cell>
          <table:table-cell office:value-type="string" table:style-name="ce3">
            <text:p>2026-02-28 13:50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Claude</text:p>
          </table:table-cell>
          <table:table-cell table:number-columns-repeated="2" table:style-name="ce1"/>
          <table:table-cell office:value-type="float" office:value="70970645" table:style-name="ce1">
            <text:p>70970645</text:p>
          </table:table-cell>
          <table:table-cell office:value-type="string" table:style-name="ce3">
            <text:p>2026-02-28 14:21:0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80" table:style-name="ce1">
            <text:p>1080</text:p>
          </table:table-cell>
          <table:table-cell office:value-type="string" table:style-name="ce3">
            <text:p>03.04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970765" table:style-name="ce1">
            <text:p>70970765</text:p>
          </table:table-cell>
          <table:table-cell office:value-type="string" table:style-name="ce3">
            <text:p>2026-02-28 14:42:0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0" table:style-name="ce1">
            <text:p>1090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970793" table:style-name="ce1">
            <text:p>70970793</text:p>
          </table:table-cell>
          <table:table-cell office:value-type="string" table:style-name="ce3">
            <text:p>2026-02-28 14:49: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ls</text:p>
          </table:table-cell>
          <table:table-cell table:number-columns-repeated="2" table:style-name="ce1"/>
          <table:table-cell office:value-type="float" office:value="70970802" table:style-name="ce1">
            <text:p>70970802</text:p>
          </table:table-cell>
          <table:table-cell office:value-type="string" table:style-name="ce3">
            <text:p>2026-02-28 14:52:0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70970847" table:style-name="ce1">
            <text:p>70970847</text:p>
          </table:table-cell>
          <table:table-cell office:value-type="string" table:style-name="ce3">
            <text:p>2026-02-28 15:05:5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5" table:style-name="ce1">
            <text:p>5</text:p>
          </table:table-cell>
          <table:table-cell office:value-type="float" office:value="1110" table:style-name="ce1">
            <text:p>1110</text:p>
          </table:table-cell>
          <table:table-cell office:value-type="float" office:value="1946" table:style-name="ce1">
            <text:p>1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970898" table:style-name="ce1">
            <text:p>70970898</text:p>
          </table:table-cell>
          <table:table-cell office:value-type="string" table:style-name="ce3">
            <text:p>2026-02-28 15:09: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0" table:style-name="ce1">
            <text:p>1090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70970977" table:style-name="ce1">
            <text:p>70970977</text:p>
          </table:table-cell>
          <table:table-cell office:value-type="string" table:style-name="ce3">
            <text:p>2026-02-28 15:32:2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005" table:style-name="ce1">
            <text:p>1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70971094" table:style-name="ce1">
            <text:p>70971094</text:p>
          </table:table-cell>
          <table:table-cell office:value-type="string" table:style-name="ce3">
            <text:p>2026-02-28 15:56: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44" table:style-name="ce1">
            <text:p>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70971172" table:style-name="ce1">
            <text:p>70971172</text:p>
          </table:table-cell>
          <table:table-cell office:value-type="string" table:style-name="ce3">
            <text:p>2026-02-28 16:10: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6" table:style-name="ce1">
            <text:p>1096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70971200" table:style-name="ce1">
            <text:p>70971200</text:p>
          </table:table-cell>
          <table:table-cell office:value-type="string" table:style-name="ce3">
            <text:p>2026-02-28 16:13:5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682" table:style-name="ce1">
            <text:p>1682</text:p>
          </table:table-cell>
          <table:table-cell office:value-type="string" table:style-name="ce3">
            <text:p>01.01.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70971235" table:style-name="ce1">
            <text:p>70971235</text:p>
          </table:table-cell>
          <table:table-cell office:value-type="string" table:style-name="ce3">
            <text:p>2026-02-28 16:22: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float" office:value="70971468" table:style-name="ce1">
            <text:p>70971468</text:p>
          </table:table-cell>
          <table:table-cell office:value-type="string" table:style-name="ce3">
            <text:p>2026-02-28 17:03:3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971471" table:style-name="ce1">
            <text:p>70971471</text:p>
          </table:table-cell>
          <table:table-cell office:value-type="string" table:style-name="ce3">
            <text:p>2026-02-28 17:03: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nyam</text:p>
          </table:table-cell>
          <table:table-cell table:number-columns-repeated="2" table:style-name="ce1"/>
          <table:table-cell office:value-type="float" office:value="70971469" table:style-name="ce1">
            <text:p>70971469</text:p>
          </table:table-cell>
          <table:table-cell office:value-type="string" table:style-name="ce3">
            <text:p>2026-02-28 17:04: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float" office:value="70971721" table:style-name="ce1">
            <text:p>70971721</text:p>
          </table:table-cell>
          <table:table-cell office:value-type="string" table:style-name="ce3">
            <text:p>2026-02-28 17:49: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06 Lausanne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Claude</text:p>
          </table:table-cell>
          <table:table-cell table:number-columns-repeated="2" table:style-name="ce1"/>
          <table:table-cell office:value-type="float" office:value="70971743" table:style-name="ce1">
            <text:p>70971743</text:p>
          </table:table-cell>
          <table:table-cell office:value-type="string" table:style-name="ce3">
            <text:p>2026-02-28 17:53:2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43" table:style-name="ce1">
            <text:p>19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igit</text:p>
          </table:table-cell>
          <table:table-cell table:number-columns-repeated="2" table:style-name="ce1"/>
          <table:table-cell office:value-type="float" office:value="70971790" table:style-name="ce1">
            <text:p>70971790</text:p>
          </table:table-cell>
          <table:table-cell office:value-type="string" table:style-name="ce3">
            <text:p>2026-02-28 17:58: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8.07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chel</text:p>
          </table:table-cell>
          <table:table-cell table:number-columns-repeated="2" table:style-name="ce1"/>
          <table:table-cell office:value-type="float" office:value="70971813" table:style-name="ce1">
            <text:p>70971813</text:p>
          </table:table-cell>
          <table:table-cell office:value-type="string" table:style-name="ce3">
            <text:p>2026-02-28 18:04: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971950" table:style-name="ce1">
            <text:p>70971950</text:p>
          </table:table-cell>
          <table:table-cell office:value-type="string" table:style-name="ce3">
            <text:p>2026-02-28 18:28: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céane</text:p>
          </table:table-cell>
          <table:table-cell table:number-columns-repeated="2" table:style-name="ce1"/>
          <table:table-cell office:value-type="float" office:value="70971997" table:style-name="ce1">
            <text:p>70971997</text:p>
          </table:table-cell>
          <table:table-cell office:value-type="string" table:style-name="ce3">
            <text:p>2026-02-28 18:38: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6" table:style-name="ce1">
            <text:p>102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972053" table:style-name="ce1">
            <text:p>70972053</text:p>
          </table:table-cell>
          <table:table-cell office:value-type="string" table:style-name="ce3">
            <text:p>2026-02-28 18:51: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string" table:style-name="ce3">
            <text:p>07.07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972087" table:style-name="ce1">
            <text:p>70972087</text:p>
          </table:table-cell>
          <table:table-cell office:value-type="string" table:style-name="ce3">
            <text:p>2026-02-28 18:59:5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52" table:style-name="ce1">
            <text:p>1052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zia</text:p>
          </table:table-cell>
          <table:table-cell table:number-columns-repeated="2" table:style-name="ce1"/>
          <table:table-cell office:value-type="float" office:value="70972112" table:style-name="ce1">
            <text:p>70972112</text:p>
          </table:table-cell>
          <table:table-cell office:value-type="string" table:style-name="ce3">
            <text:p>2026-02-28 19:06:3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70972145" table:style-name="ce1">
            <text:p>70972145</text:p>
          </table:table-cell>
          <table:table-cell office:value-type="string" table:style-name="ce3">
            <text:p>2026-02-28 19:10:5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700" table:style-name="ce1">
            <text:p>170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70972194" table:style-name="ce1">
            <text:p>70972194</text:p>
          </table:table-cell>
          <table:table-cell office:value-type="string" table:style-name="ce3">
            <text:p>2026-02-28 19:22:3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028" table:style-name="ce1">
            <text:p>1028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ago</text:p>
          </table:table-cell>
          <table:table-cell table:number-columns-repeated="2" table:style-name="ce1"/>
          <table:table-cell office:value-type="float" office:value="70972292" table:style-name="ce1">
            <text:p>70972292</text:p>
          </table:table-cell>
          <table:table-cell office:value-type="string" table:style-name="ce3">
            <text:p>2026-02-28 19:43:2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athe</text:p>
          </table:table-cell>
          <table:table-cell table:number-columns-repeated="2" table:style-name="ce1"/>
          <table:table-cell office:value-type="float" office:value="70972301" table:style-name="ce1">
            <text:p>70972301</text:p>
          </table:table-cell>
          <table:table-cell office:value-type="string" table:style-name="ce3">
            <text:p>2026-02-28 19:44:5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70" table:style-name="ce1">
            <text:p>147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étan</text:p>
          </table:table-cell>
          <table:table-cell table:number-columns-repeated="2" table:style-name="ce1"/>
          <table:table-cell office:value-type="float" office:value="70972581" table:style-name="ce1">
            <text:p>70972581</text:p>
          </table:table-cell>
          <table:table-cell office:value-type="string" table:style-name="ce3">
            <text:p>2026-02-28 20:52: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73" table:style-name="ce1">
            <text:p>1073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972570" table:style-name="ce1">
            <text:p>70972570</text:p>
          </table:table-cell>
          <table:table-cell office:value-type="string" table:style-name="ce3">
            <text:p>2026-02-28 20:57: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972640" table:style-name="ce1">
            <text:p>70972640</text:p>
          </table:table-cell>
          <table:table-cell office:value-type="string" table:style-name="ce3">
            <text:p>2026-02-28 21:08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ya</text:p>
          </table:table-cell>
          <table:table-cell table:number-columns-repeated="2" table:style-name="ce1"/>
          <table:table-cell office:value-type="float" office:value="70972651" table:style-name="ce1">
            <text:p>70972651</text:p>
          </table:table-cell>
          <table:table-cell office:value-type="string" table:style-name="ce3">
            <text:p>2026-02-28 21:10:5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820" table:style-name="ce1">
            <text:p>182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riya</text:p>
          </table:table-cell>
          <table:table-cell table:number-columns-repeated="2" table:style-name="ce1"/>
          <table:table-cell office:value-type="float" office:value="70972678" table:style-name="ce1">
            <text:p>70972678</text:p>
          </table:table-cell>
          <table:table-cell office:value-type="string" table:style-name="ce3">
            <text:p>2026-02-28 21:15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lera</text:p>
          </table:table-cell>
          <table:table-cell table:number-columns-repeated="2" table:style-name="ce1"/>
          <table:table-cell office:value-type="float" office:value="70972726" table:style-name="ce1">
            <text:p>70972726</text:p>
          </table:table-cell>
          <table:table-cell office:value-type="string" table:style-name="ce3">
            <text:p>2026-02-28 21:26: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635" table:style-name="ce1">
            <text:p>1635</text:p>
          </table:table-cell>
          <table:table-cell office:value-type="string" table:style-name="ce3">
            <text:p>02.10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o-Mi</text:p>
          </table:table-cell>
          <table:table-cell table:number-columns-repeated="2" table:style-name="ce1"/>
          <table:table-cell office:value-type="float" office:value="70972737" table:style-name="ce1">
            <text:p>70972737</text:p>
          </table:table-cell>
          <table:table-cell office:value-type="string" table:style-name="ce3">
            <text:p>2026-02-28 21:38:0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4" table:style-name="ce1">
            <text:p>14</text:p>
          </table:table-cell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972940" table:style-name="ce1">
            <text:p>70972940</text:p>
          </table:table-cell>
          <table:table-cell office:value-type="string" table:style-name="ce3">
            <text:p>2026-02-28 22:15:5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0" table:style-name="ce1">
            <text:p>107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973043" table:style-name="ce1">
            <text:p>70973043</text:p>
          </table:table-cell>
          <table:table-cell office:value-type="string" table:style-name="ce3">
            <text:p>2026-02-28 22:40:0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803" table:style-name="ce1">
            <text:p>1803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bia</text:p>
          </table:table-cell>
          <table:table-cell table:number-columns-repeated="2" table:style-name="ce1"/>
          <table:table-cell office:value-type="float" office:value="70973168" table:style-name="ce1">
            <text:p>70973168</text:p>
          </table:table-cell>
          <table:table-cell office:value-type="string" table:style-name="ce3">
            <text:p>2026-02-28 23:22: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4.04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70973221" table:style-name="ce1">
            <text:p>70973221</text:p>
          </table:table-cell>
          <table:table-cell office:value-type="string" table:style-name="ce3">
            <text:p>2026-02-28 23:39: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70973452" table:style-name="ce1">
            <text:p>70973452</text:p>
          </table:table-cell>
          <table:table-cell office:value-type="string" table:style-name="ce3">
            <text:p>2026-03-01 01:08: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0" table:style-name="ce1">
            <text:p>1010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tana</text:p>
          </table:table-cell>
          <table:table-cell table:number-columns-repeated="2" table:style-name="ce1"/>
          <table:table-cell office:value-type="float" office:value="70974229" table:style-name="ce1">
            <text:p>70974229</text:p>
          </table:table-cell>
          <table:table-cell office:value-type="string" table:style-name="ce3">
            <text:p>2026-03-01 08:06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8.02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tana</text:p>
          </table:table-cell>
          <table:table-cell table:number-columns-repeated="2" table:style-name="ce1"/>
          <table:table-cell office:value-type="float" office:value="70974297" table:style-name="ce1">
            <text:p>70974297</text:p>
          </table:table-cell>
          <table:table-cell office:value-type="string" table:style-name="ce3">
            <text:p>2026-03-01 08:36: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8.02.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974286" table:style-name="ce1">
            <text:p>70974286</text:p>
          </table:table-cell>
          <table:table-cell office:value-type="string" table:style-name="ce3">
            <text:p>2026-03-01 08:37: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entin</text:p>
          </table:table-cell>
          <table:table-cell table:number-columns-repeated="2" table:style-name="ce1"/>
          <table:table-cell office:value-type="float" office:value="70974432" table:style-name="ce1">
            <text:p>70974432</text:p>
          </table:table-cell>
          <table:table-cell office:value-type="string" table:style-name="ce3">
            <text:p>2026-03-01 09:30: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974539" table:style-name="ce1">
            <text:p>70974539</text:p>
          </table:table-cell>
          <table:table-cell office:value-type="string" table:style-name="ce3">
            <text:p>2026-03-01 09:37:2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3974" table:style-name="ce1">
            <text:p>3974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thryn-Jane</text:p>
          </table:table-cell>
          <table:table-cell table:number-columns-repeated="2" table:style-name="ce1"/>
          <table:table-cell office:value-type="float" office:value="70974617" table:style-name="ce1">
            <text:p>70974617</text:p>
          </table:table-cell>
          <table:table-cell office:value-type="string" table:style-name="ce3">
            <text:p>2026-03-01 10:00:4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97" table:style-name="ce1">
            <text:p>1197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e</text:p>
          </table:table-cell>
          <table:table-cell table:number-columns-repeated="2" table:style-name="ce1"/>
          <table:table-cell office:value-type="float" office:value="70974664" table:style-name="ce1">
            <text:p>70974664</text:p>
          </table:table-cell>
          <table:table-cell office:value-type="string" table:style-name="ce3">
            <text:p>2026-03-01 10:08: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70974585" table:style-name="ce1">
            <text:p>70974585</text:p>
          </table:table-cell>
          <table:table-cell office:value-type="string" table:style-name="ce3">
            <text:p>2026-03-01 10:08:5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24" table:style-name="ce1">
            <text:p>1024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70974707" table:style-name="ce1">
            <text:p>70974707</text:p>
          </table:table-cell>
          <table:table-cell office:value-type="string" table:style-name="ce3">
            <text:p>2026-03-01 10:19: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462" table:style-name="ce1">
            <text:p>1462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74748" table:style-name="ce1">
            <text:p>70974748</text:p>
          </table:table-cell>
          <table:table-cell office:value-type="string" table:style-name="ce3">
            <text:p>2026-03-01 10:29:0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20" table:style-name="ce1">
            <text:p>1020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ane</text:p>
          </table:table-cell>
          <table:table-cell table:number-columns-repeated="2" table:style-name="ce1"/>
          <table:table-cell office:value-type="float" office:value="70974789" table:style-name="ce1">
            <text:p>70974789</text:p>
          </table:table-cell>
          <table:table-cell office:value-type="string" table:style-name="ce3">
            <text:p>2026-03-01 10:33: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317" table:style-name="ce1">
            <text:p>1317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974814" table:style-name="ce1">
            <text:p>70974814</text:p>
          </table:table-cell>
          <table:table-cell office:value-type="string" table:style-name="ce3">
            <text:p>2026-03-01 10:37:0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2300" table:style-name="ce1">
            <text:p>230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0974857" table:style-name="ce1">
            <text:p>70974857</text:p>
          </table:table-cell>
          <table:table-cell office:value-type="string" table:style-name="ce3">
            <text:p>2026-03-01 10:48: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16.02.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thieu</text:p>
          </table:table-cell>
          <table:table-cell table:number-columns-repeated="2" table:style-name="ce1"/>
          <table:table-cell office:value-type="float" office:value="70974991" table:style-name="ce1">
            <text:p>70974991</text:p>
          </table:table-cell>
          <table:table-cell office:value-type="string" table:style-name="ce3">
            <text:p>2026-03-01 11:10: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974994" table:style-name="ce1">
            <text:p>70974994</text:p>
          </table:table-cell>
          <table:table-cell office:value-type="string" table:style-name="ce3">
            <text:p>2026-03-01 11:11: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70975105" table:style-name="ce1">
            <text:p>70975105</text:p>
          </table:table-cell>
          <table:table-cell office:value-type="string" table:style-name="ce3">
            <text:p>2026-03-01 11:36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nislav</text:p>
          </table:table-cell>
          <table:table-cell table:number-columns-repeated="2" table:style-name="ce1"/>
          <table:table-cell office:value-type="float" office:value="70975108" table:style-name="ce1">
            <text:p>70975108</text:p>
          </table:table-cell>
          <table:table-cell office:value-type="string" table:style-name="ce3">
            <text:p>2026-03-01 11:37:4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9" table:style-name="ce1">
            <text:p>1009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975127" table:style-name="ce1">
            <text:p>70975127</text:p>
          </table:table-cell>
          <table:table-cell office:value-type="string" table:style-name="ce3">
            <text:p>2026-03-01 11:41:3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8" table:style-name="ce1">
            <text:p>1008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975117" table:style-name="ce1">
            <text:p>70975117</text:p>
          </table:table-cell>
          <table:table-cell office:value-type="string" table:style-name="ce3">
            <text:p>2026-03-01 11:44: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11.07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ah</text:p>
          </table:table-cell>
          <table:table-cell table:number-columns-repeated="2" table:style-name="ce1"/>
          <table:table-cell office:value-type="float" office:value="70975154" table:style-name="ce1">
            <text:p>70975154</text:p>
          </table:table-cell>
          <table:table-cell office:value-type="string" table:style-name="ce3">
            <text:p>2026-03-01 11:49: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7" table:style-name="ce1">
            <text:p>1297</text:p>
          </table:table-cell>
          <table:table-cell office:value-type="string" table:style-name="ce3">
            <text:p>31.05.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0975151" table:style-name="ce1">
            <text:p>70975151</text:p>
          </table:table-cell>
          <table:table-cell office:value-type="string" table:style-name="ce3">
            <text:p>2026-03-01 11:51: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400" table:style-name="ce1">
            <text:p>1400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70975136" table:style-name="ce1">
            <text:p>70975136</text:p>
          </table:table-cell>
          <table:table-cell office:value-type="string" table:style-name="ce3">
            <text:p>2026-03-01 11:53:0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8" table:style-name="ce1">
            <text:p>8</text:p>
          </table:table-cell>
          <table:table-cell office:value-type="float" office:value="1008" table:style-name="ce1">
            <text:p>1008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70975132" table:style-name="ce1">
            <text:p>70975132</text:p>
          </table:table-cell>
          <table:table-cell office:value-type="string" table:style-name="ce3">
            <text:p>2026-03-01 11:56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rtrand</text:p>
          </table:table-cell>
          <table:table-cell table:number-columns-repeated="2" table:style-name="ce1"/>
          <table:table-cell office:value-type="float" office:value="70975173" table:style-name="ce1">
            <text:p>70975173</text:p>
          </table:table-cell>
          <table:table-cell office:value-type="string" table:style-name="ce3">
            <text:p>2026-03-01 11:57:0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77" table:style-name="ce1">
            <text:p>107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ao Miguel</text:p>
          </table:table-cell>
          <table:table-cell table:number-columns-repeated="2" table:style-name="ce1"/>
          <table:table-cell office:value-type="float" office:value="70975195" table:style-name="ce1">
            <text:p>70975195</text:p>
          </table:table-cell>
          <table:table-cell office:value-type="string" table:style-name="ce3">
            <text:p>2026-03-01 11:59: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975232" table:style-name="ce1">
            <text:p>70975232</text:p>
          </table:table-cell>
          <table:table-cell office:value-type="string" table:style-name="ce3">
            <text:p>2026-03-01 12:05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rtrand</text:p>
          </table:table-cell>
          <table:table-cell table:number-columns-repeated="2" table:style-name="ce1"/>
          <table:table-cell office:value-type="float" office:value="70975244" table:style-name="ce1">
            <text:p>70975244</text:p>
          </table:table-cell>
          <table:table-cell office:value-type="string" table:style-name="ce3">
            <text:p>2026-03-01 12:07: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77" table:style-name="ce1">
            <text:p>1077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orges</text:p>
          </table:table-cell>
          <table:table-cell table:number-columns-repeated="2" table:style-name="ce1"/>
          <table:table-cell office:value-type="float" office:value="70975219" table:style-name="ce1">
            <text:p>70975219</text:p>
          </table:table-cell>
          <table:table-cell office:value-type="string" table:style-name="ce3">
            <text:p>2026-03-01 12:11: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2.11.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975300" table:style-name="ce1">
            <text:p>70975300</text:p>
          </table:table-cell>
          <table:table-cell office:value-type="string" table:style-name="ce3">
            <text:p>2026-03-01 12:17:0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90" table:style-name="ce1">
            <text:p>1090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70975315" table:style-name="ce1">
            <text:p>70975315</text:p>
          </table:table-cell>
          <table:table-cell office:value-type="string" table:style-name="ce3">
            <text:p>2026-03-01 12:22:4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70975405" table:style-name="ce1">
            <text:p>70975405</text:p>
          </table:table-cell>
          <table:table-cell office:value-type="string" table:style-name="ce3">
            <text:p>2026-03-01 12:40:3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01.02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70975442" table:style-name="ce1">
            <text:p>70975442</text:p>
          </table:table-cell>
          <table:table-cell office:value-type="string" table:style-name="ce3">
            <text:p>2026-03-01 12:47: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70" table:style-name="ce1">
            <text:p>107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75438" table:style-name="ce1">
            <text:p>70975438</text:p>
          </table:table-cell>
          <table:table-cell office:value-type="string" table:style-name="ce3">
            <text:p>2026-03-01 12:48:0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4199" table:style-name="ce1">
            <text:p>14199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975463" table:style-name="ce1">
            <text:p>70975463</text:p>
          </table:table-cell>
          <table:table-cell office:value-type="string" table:style-name="ce3">
            <text:p>2026-03-01 12:52: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31.08.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70975515" table:style-name="ce1">
            <text:p>70975515</text:p>
          </table:table-cell>
          <table:table-cell office:value-type="string" table:style-name="ce3">
            <text:p>2026-03-01 13:05: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8" table:style-name="ce1">
            <text:p>1008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çoise</text:p>
          </table:table-cell>
          <table:table-cell table:number-columns-repeated="2" table:style-name="ce1"/>
          <table:table-cell office:value-type="float" office:value="70975599" table:style-name="ce1">
            <text:p>70975599</text:p>
          </table:table-cell>
          <table:table-cell office:value-type="string" table:style-name="ce3">
            <text:p>2026-03-01 13:23: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53" table:style-name="ce1">
            <text:p>19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70975621" table:style-name="ce1">
            <text:p>70975621</text:p>
          </table:table-cell>
          <table:table-cell office:value-type="string" table:style-name="ce3">
            <text:p>2026-03-01 13:26: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2" table:style-name="ce1">
            <text:p>1012</text:p>
          </table:table-cell>
          <table:table-cell office:value-type="string" table:style-name="ce3">
            <text:p>28.07.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lippo</text:p>
          </table:table-cell>
          <table:table-cell table:number-columns-repeated="2" table:style-name="ce1"/>
          <table:table-cell office:value-type="float" office:value="70975682" table:style-name="ce1">
            <text:p>70975682</text:p>
          </table:table-cell>
          <table:table-cell office:value-type="string" table:style-name="ce3">
            <text:p>2026-03-01 13:39: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2009" table:style-name="ce1">
            <text:p>20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70975695" table:style-name="ce1">
            <text:p>70975695</text:p>
          </table:table-cell>
          <table:table-cell office:value-type="string" table:style-name="ce3">
            <text:p>2026-03-01 13:41: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13.10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éborah</text:p>
          </table:table-cell>
          <table:table-cell table:number-columns-repeated="2" table:style-name="ce1"/>
          <table:table-cell office:value-type="float" office:value="70975702" table:style-name="ce1">
            <text:p>70975702</text:p>
          </table:table-cell>
          <table:table-cell office:value-type="string" table:style-name="ce3">
            <text:p>2026-03-01 13:44:2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office:value-type="float" office:value="1018" table:style-name="ce1">
            <text:p>1018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ia</text:p>
          </table:table-cell>
          <table:table-cell table:number-columns-repeated="2" table:style-name="ce1"/>
          <table:table-cell office:value-type="float" office:value="70975734" table:style-name="ce1">
            <text:p>70975734</text:p>
          </table:table-cell>
          <table:table-cell office:value-type="string" table:style-name="ce3">
            <text:p>2026-03-01 13:48: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7.06.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nziska</text:p>
          </table:table-cell>
          <table:table-cell table:number-columns-repeated="2" table:style-name="ce1"/>
          <table:table-cell office:value-type="float" office:value="70975776" table:style-name="ce1">
            <text:p>70975776</text:p>
          </table:table-cell>
          <table:table-cell office:value-type="string" table:style-name="ce3">
            <text:p>2026-03-01 14:01:2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25.11.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ick</text:p>
          </table:table-cell>
          <table:table-cell table:number-columns-repeated="2" table:style-name="ce1"/>
          <table:table-cell office:value-type="float" office:value="70975937" table:style-name="ce1">
            <text:p>70975937</text:p>
          </table:table-cell>
          <table:table-cell office:value-type="string" table:style-name="ce3">
            <text:p>2026-03-01 14:29: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7" table:style-name="ce1">
            <text:p>1037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Pierre</text:p>
          </table:table-cell>
          <table:table-cell table:number-columns-repeated="2" table:style-name="ce1"/>
          <table:table-cell office:value-type="float" office:value="70975944" table:style-name="ce1">
            <text:p>70975944</text:p>
          </table:table-cell>
          <table:table-cell office:value-type="string" table:style-name="ce3">
            <text:p>2026-03-01 14:31: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5" table:style-name="ce1">
            <text:p>109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70975907" table:style-name="ce1">
            <text:p>70975907</text:p>
          </table:table-cell>
          <table:table-cell office:value-type="string" table:style-name="ce3">
            <text:p>2026-03-01 14:35:5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0976004" table:style-name="ce1">
            <text:p>70976004</text:p>
          </table:table-cell>
          <table:table-cell office:value-type="string" table:style-name="ce3">
            <text:p>2026-03-01 14:45:5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10" table:style-name="ce1">
            <text:p>111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e</text:p>
          </table:table-cell>
          <table:table-cell table:number-columns-repeated="2" table:style-name="ce1"/>
          <table:table-cell office:value-type="float" office:value="70976017" table:style-name="ce1">
            <text:p>70976017</text:p>
          </table:table-cell>
          <table:table-cell office:value-type="string" table:style-name="ce3">
            <text:p>2026-03-01 14:48:0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976090" table:style-name="ce1">
            <text:p>70976090</text:p>
          </table:table-cell>
          <table:table-cell office:value-type="string" table:style-name="ce3">
            <text:p>2026-03-01 15:01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édérique</text:p>
          </table:table-cell>
          <table:table-cell table:number-columns-repeated="2" table:style-name="ce1"/>
          <table:table-cell office:value-type="float" office:value="70976144" table:style-name="ce1">
            <text:p>70976144</text:p>
          </table:table-cell>
          <table:table-cell office:value-type="string" table:style-name="ce3">
            <text:p>2026-03-01 15:17:3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976200" table:style-name="ce1">
            <text:p>70976200</text:p>
          </table:table-cell>
          <table:table-cell office:value-type="string" table:style-name="ce3">
            <text:p>2026-03-01 15:24: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976401" table:style-name="ce1">
            <text:p>70976401</text:p>
          </table:table-cell>
          <table:table-cell office:value-type="string" table:style-name="ce3">
            <text:p>2026-03-01 16:02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n</text:p>
          </table:table-cell>
          <table:table-cell table:number-columns-repeated="2" table:style-name="ce1"/>
          <table:table-cell office:value-type="float" office:value="70976296" table:style-name="ce1">
            <text:p>70976296</text:p>
          </table:table-cell>
          <table:table-cell office:value-type="string" table:style-name="ce3">
            <text:p>2026-03-01 16:04:0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3" table:style-name="ce1">
            <text:p>13</text:p>
          </table:table-cell>
          <table:table-cell office:value-type="float" office:value="1903" table:style-name="ce1">
            <text:p>190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co</text:p>
          </table:table-cell>
          <table:table-cell table:number-columns-repeated="2" table:style-name="ce1"/>
          <table:table-cell office:value-type="float" office:value="70976381" table:style-name="ce1">
            <text:p>70976381</text:p>
          </table:table-cell>
          <table:table-cell office:value-type="string" table:style-name="ce3">
            <text:p>2026-03-01 16:06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 Marie</text:p>
          </table:table-cell>
          <table:table-cell table:number-columns-repeated="2" table:style-name="ce1"/>
          <table:table-cell office:value-type="float" office:value="70976431" table:style-name="ce1">
            <text:p>70976431</text:p>
          </table:table-cell>
          <table:table-cell office:value-type="string" table:style-name="ce3">
            <text:p>2026-03-01 16:11: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70" table:style-name="ce1">
            <text:p>1170</text:p>
          </table:table-cell>
          <table:table-cell office:value-type="string" table:style-name="ce3">
            <text:p>21.12.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deleine</text:p>
          </table:table-cell>
          <table:table-cell table:number-columns-repeated="2" table:style-name="ce1"/>
          <table:table-cell office:value-type="float" office:value="70976519" table:style-name="ce1">
            <text:p>70976519</text:p>
          </table:table-cell>
          <table:table-cell office:value-type="string" table:style-name="ce3">
            <text:p>2026-03-01 16:28: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am</text:p>
          </table:table-cell>
          <table:table-cell table:number-columns-repeated="2" table:style-name="ce1"/>
          <table:table-cell office:value-type="float" office:value="70976664" table:style-name="ce1">
            <text:p>70976664</text:p>
          </table:table-cell>
          <table:table-cell office:value-type="string" table:style-name="ce3">
            <text:p>2026-03-01 16:48: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69" table:style-name="ce1">
            <text:p>1169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su</text:p>
          </table:table-cell>
          <table:table-cell table:number-columns-repeated="2" table:style-name="ce1"/>
          <table:table-cell office:value-type="float" office:value="70976651" table:style-name="ce1">
            <text:p>70976651</text:p>
          </table:table-cell>
          <table:table-cell office:value-type="string" table:style-name="ce3">
            <text:p>2026-03-01 16:52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05.10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976794" table:style-name="ce1">
            <text:p>70976794</text:p>
          </table:table-cell>
          <table:table-cell office:value-type="string" table:style-name="ce3">
            <text:p>2026-03-01 17:13: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orgette Isabelle</text:p>
          </table:table-cell>
          <table:table-cell table:number-columns-repeated="2" table:style-name="ce1"/>
          <table:table-cell office:value-type="float" office:value="70976798" table:style-name="ce1">
            <text:p>70976798</text:p>
          </table:table-cell>
          <table:table-cell office:value-type="string" table:style-name="ce3">
            <text:p>2026-03-01 17:14:5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yna</text:p>
          </table:table-cell>
          <table:table-cell table:number-columns-repeated="2" table:style-name="ce1"/>
          <table:table-cell office:value-type="float" office:value="70976813" table:style-name="ce1">
            <text:p>70976813</text:p>
          </table:table-cell>
          <table:table-cell office:value-type="string" table:style-name="ce3">
            <text:p>2026-03-01 17:17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ibaut</text:p>
          </table:table-cell>
          <table:table-cell table:number-columns-repeated="2" table:style-name="ce1"/>
          <table:table-cell office:value-type="float" office:value="70976826" table:style-name="ce1">
            <text:p>70976826</text:p>
          </table:table-cell>
          <table:table-cell office:value-type="string" table:style-name="ce3">
            <text:p>2026-03-01 17:17:5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rille</text:p>
          </table:table-cell>
          <table:table-cell table:number-columns-repeated="2" table:style-name="ce1"/>
          <table:table-cell office:value-type="float" office:value="70976844" table:style-name="ce1">
            <text:p>70976844</text:p>
          </table:table-cell>
          <table:table-cell office:value-type="string" table:style-name="ce3">
            <text:p>2026-03-01 17:22: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orgette Isabelle</text:p>
          </table:table-cell>
          <table:table-cell table:number-columns-repeated="2" table:style-name="ce1"/>
          <table:table-cell office:value-type="float" office:value="70976843" table:style-name="ce1">
            <text:p>70976843</text:p>
          </table:table-cell>
          <table:table-cell office:value-type="string" table:style-name="ce3">
            <text:p>2026-03-01 17:22:3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976902" table:style-name="ce1">
            <text:p>70976902</text:p>
          </table:table-cell>
          <table:table-cell office:value-type="string" table:style-name="ce3">
            <text:p>2026-03-01 17:34: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68" table:style-name="ce1">
            <text:p>1468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70976925" table:style-name="ce1">
            <text:p>70976925</text:p>
          </table:table-cell>
          <table:table-cell office:value-type="string" table:style-name="ce3">
            <text:p>2026-03-01 17:38:2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68" table:style-name="ce1">
            <text:p>1468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ge</text:p>
          </table:table-cell>
          <table:table-cell table:number-columns-repeated="2" table:style-name="ce1"/>
          <table:table-cell office:value-type="float" office:value="70976949" table:style-name="ce1">
            <text:p>70976949</text:p>
          </table:table-cell>
          <table:table-cell office:value-type="string" table:style-name="ce3">
            <text:p>2026-03-01 17:44:4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30" table:style-name="ce1">
            <text:p>1030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ge</text:p>
          </table:table-cell>
          <table:table-cell table:number-columns-repeated="2" table:style-name="ce1"/>
          <table:table-cell office:value-type="float" office:value="70976972" table:style-name="ce1">
            <text:p>70976972</text:p>
          </table:table-cell>
          <table:table-cell office:value-type="string" table:style-name="ce3">
            <text:p>2026-03-01 17:46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rise</text:p>
          </table:table-cell>
          <table:table-cell table:number-columns-repeated="2" table:style-name="ce1"/>
          <table:table-cell office:value-type="float" office:value="70976873" table:style-name="ce1">
            <text:p>70976873</text:p>
          </table:table-cell>
          <table:table-cell office:value-type="string" table:style-name="ce3">
            <text:p>2026-03-01 17:55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4" table:style-name="ce1">
            <text:p>1004</text:p>
          </table:table-cell>
          <table:table-cell office:value-type="float" office:value="2011" table:style-name="ce1">
            <text:p>20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977007" table:style-name="ce1">
            <text:p>70977007</text:p>
          </table:table-cell>
          <table:table-cell office:value-type="string" table:style-name="ce3">
            <text:p>2026-03-01 17:56: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279" table:style-name="ce1">
            <text:p>1279</text:p>
          </table:table-cell>
          <table:table-cell office:value-type="float" office:value="1948" table:style-name="ce1">
            <text:p>19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70977063" table:style-name="ce1">
            <text:p>70977063</text:p>
          </table:table-cell>
          <table:table-cell office:value-type="string" table:style-name="ce3">
            <text:p>2026-03-01 18:05:3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011 »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lda</text:p>
          </table:table-cell>
          <table:table-cell table:number-columns-repeated="2" table:style-name="ce1"/>
          <table:table-cell office:value-type="float" office:value="70977114" table:style-name="ce1">
            <text:p>70977114</text:p>
          </table:table-cell>
          <table:table-cell office:value-type="string" table:style-name="ce3">
            <text:p>2026-03-01 18:24: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24031966" table:style-name="ce1">
            <text:p>2403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70977210" table:style-name="ce1">
            <text:p>70977210</text:p>
          </table:table-cell>
          <table:table-cell office:value-type="string" table:style-name="ce3">
            <text:p>2026-03-01 18:35:4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96" table:style-name="ce1">
            <text:p>109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77302" table:style-name="ce1">
            <text:p>70977302</text:p>
          </table:table-cell>
          <table:table-cell office:value-type="string" table:style-name="ce3">
            <text:p>2026-03-01 18:51: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a</text:p>
          </table:table-cell>
          <table:table-cell table:number-columns-repeated="2" table:style-name="ce1"/>
          <table:table-cell office:value-type="float" office:value="70977333" table:style-name="ce1">
            <text:p>70977333</text:p>
          </table:table-cell>
          <table:table-cell office:value-type="string" table:style-name="ce3">
            <text:p>2026-03-01 19:03: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29/11/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70977369" table:style-name="ce1">
            <text:p>70977369</text:p>
          </table:table-cell>
          <table:table-cell office:value-type="string" table:style-name="ce3">
            <text:p>2026-03-01 19:03: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70977595" table:style-name="ce1">
            <text:p>70977595</text:p>
          </table:table-cell>
          <table:table-cell office:value-type="string" table:style-name="ce3">
            <text:p>2026-03-01 19:56: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90" table:style-name="ce1">
            <text:p>1090</text:p>
          </table:table-cell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ia</text:p>
          </table:table-cell>
          <table:table-cell table:number-columns-repeated="2" table:style-name="ce1"/>
          <table:table-cell office:value-type="float" office:value="70977633" table:style-name="ce1">
            <text:p>70977633</text:p>
          </table:table-cell>
          <table:table-cell office:value-type="string" table:style-name="ce3">
            <text:p>2026-03-01 19:59:3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string" table:style-name="ce3">
            <text:p>07.04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70977712" table:style-name="ce1">
            <text:p>70977712</text:p>
          </table:table-cell>
          <table:table-cell office:value-type="string" table:style-name="ce3">
            <text:p>2026-03-01 20:15: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01.02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70977786" table:style-name="ce1">
            <text:p>70977786</text:p>
          </table:table-cell>
          <table:table-cell office:value-type="string" table:style-name="ce3">
            <text:p>2026-03-01 20:25: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523" table:style-name="ce1">
            <text:p>2523</text:p>
          </table:table-cell>
          <table:table-cell office:value-type="string" table:style-name="ce3">
            <text:p>07.04.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977797" table:style-name="ce1">
            <text:p>70977797</text:p>
          </table:table-cell>
          <table:table-cell office:value-type="string" table:style-name="ce3">
            <text:p>2026-03-01 20:31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yna</text:p>
          </table:table-cell>
          <table:table-cell table:number-columns-repeated="2" table:style-name="ce1"/>
          <table:table-cell office:value-type="float" office:value="70977832" table:style-name="ce1">
            <text:p>70977832</text:p>
          </table:table-cell>
          <table:table-cell office:value-type="string" table:style-name="ce3">
            <text:p>2026-03-01 20:37: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70977941" table:style-name="ce1">
            <text:p>70977941</text:p>
          </table:table-cell>
          <table:table-cell office:value-type="string" table:style-name="ce3">
            <text:p>2026-03-01 20:56: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70977882" table:style-name="ce1">
            <text:p>70977882</text:p>
          </table:table-cell>
          <table:table-cell office:value-type="string" table:style-name="ce3">
            <text:p>2026-03-01 21:00:5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24" table:style-name="ce1">
            <text:p>102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tonin</text:p>
          </table:table-cell>
          <table:table-cell table:number-columns-repeated="2" table:style-name="ce1"/>
          <table:table-cell office:value-type="float" office:value="70977956" table:style-name="ce1">
            <text:p>70977956</text:p>
          </table:table-cell>
          <table:table-cell office:value-type="string" table:style-name="ce3">
            <text:p>2026-03-01 21:03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70978003" table:style-name="ce1">
            <text:p>70978003</text:p>
          </table:table-cell>
          <table:table-cell office:value-type="string" table:style-name="ce3">
            <text:p>2026-03-01 21:12: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20021965" table:style-name="ce1">
            <text:p>2002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977892" table:style-name="ce1">
            <text:p>70977892</text:p>
          </table:table-cell>
          <table:table-cell office:value-type="string" table:style-name="ce3">
            <text:p>2026-03-01 21:12:4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4" table:style-name="ce1">
            <text:p>14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978061" table:style-name="ce1">
            <text:p>70978061</text:p>
          </table:table-cell>
          <table:table-cell office:value-type="string" table:style-name="ce3">
            <text:p>2026-03-01 21:20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70978084" table:style-name="ce1">
            <text:p>70978084</text:p>
          </table:table-cell>
          <table:table-cell office:value-type="string" table:style-name="ce3">
            <text:p>2026-03-01 21:22: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73" table:style-name="ce1">
            <text:p>1673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tra</text:p>
          </table:table-cell>
          <table:table-cell table:number-columns-repeated="2" table:style-name="ce1"/>
          <table:table-cell office:value-type="float" office:value="70978112" table:style-name="ce1">
            <text:p>70978112</text:p>
          </table:table-cell>
          <table:table-cell office:value-type="string" table:style-name="ce3">
            <text:p>2026-03-01 21:31:4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72" table:style-name="ce1">
            <text:p>1872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70978211" table:style-name="ce1">
            <text:p>70978211</text:p>
          </table:table-cell>
          <table:table-cell office:value-type="string" table:style-name="ce3">
            <text:p>2026-03-01 21:47:2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ela</text:p>
          </table:table-cell>
          <table:table-cell table:number-columns-repeated="2" table:style-name="ce1"/>
          <table:table-cell office:value-type="float" office:value="70978117" table:style-name="ce1">
            <text:p>70978117</text:p>
          </table:table-cell>
          <table:table-cell office:value-type="string" table:style-name="ce3">
            <text:p>2026-03-01 21:47:3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3.04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ben</text:p>
          </table:table-cell>
          <table:table-cell table:number-columns-repeated="2" table:style-name="ce1"/>
          <table:table-cell office:value-type="float" office:value="70978146" table:style-name="ce1">
            <text:p>70978146</text:p>
          </table:table-cell>
          <table:table-cell office:value-type="string" table:style-name="ce3">
            <text:p>2026-03-01 21:50:4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tko</text:p>
          </table:table-cell>
          <table:table-cell table:number-columns-repeated="2" table:style-name="ce1"/>
          <table:table-cell office:value-type="float" office:value="70978231" table:style-name="ce1">
            <text:p>70978231</text:p>
          </table:table-cell>
          <table:table-cell office:value-type="string" table:style-name="ce3">
            <text:p>2026-03-01 21:52: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es</text:p>
          </table:table-cell>
          <table:table-cell table:number-columns-repeated="2" table:style-name="ce1"/>
          <table:table-cell office:value-type="float" office:value="70978226" table:style-name="ce1">
            <text:p>70978226</text:p>
          </table:table-cell>
          <table:table-cell office:value-type="string" table:style-name="ce3">
            <text:p>2026-03-01 21:53: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6052" table:style-name="ce1">
            <text:p>6052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0978207" table:style-name="ce1">
            <text:p>70978207</text:p>
          </table:table-cell>
          <table:table-cell office:value-type="string" table:style-name="ce3">
            <text:p>2026-03-01 21:54:3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870" table:style-name="ce1">
            <text:p>1870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tko</text:p>
          </table:table-cell>
          <table:table-cell table:number-columns-repeated="2" table:style-name="ce1"/>
          <table:table-cell office:value-type="float" office:value="70978287" table:style-name="ce1">
            <text:p>70978287</text:p>
          </table:table-cell>
          <table:table-cell office:value-type="string" table:style-name="ce3">
            <text:p>2026-03-01 22:07:2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estin</text:p>
          </table:table-cell>
          <table:table-cell table:number-columns-repeated="2" table:style-name="ce1"/>
          <table:table-cell office:value-type="float" office:value="70978256" table:style-name="ce1">
            <text:p>70978256</text:p>
          </table:table-cell>
          <table:table-cell office:value-type="string" table:style-name="ce3">
            <text:p>2026-03-01 22:09: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315" table:style-name="ce1">
            <text:p>1315</text:p>
          </table:table-cell>
          <table:table-cell office:value-type="float" office:value="2010" table:style-name="ce1">
            <text:p>20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70978289" table:style-name="ce1">
            <text:p>70978289</text:p>
          </table:table-cell>
          <table:table-cell office:value-type="string" table:style-name="ce3">
            <text:p>2026-03-01 22:09: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15.12.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fanie</text:p>
          </table:table-cell>
          <table:table-cell table:number-columns-repeated="2" table:style-name="ce1"/>
          <table:table-cell office:value-type="float" office:value="70978319" table:style-name="ce1">
            <text:p>70978319</text:p>
          </table:table-cell>
          <table:table-cell office:value-type="string" table:style-name="ce3">
            <text:p>2026-03-01 22:18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06.05.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70978326" table:style-name="ce1">
            <text:p>70978326</text:p>
          </table:table-cell>
          <table:table-cell office:value-type="string" table:style-name="ce3">
            <text:p>2026-03-01 22:19: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70978341" table:style-name="ce1">
            <text:p>70978341</text:p>
          </table:table-cell>
          <table:table-cell office:value-type="string" table:style-name="ce3">
            <text:p>2026-03-01 22:26:4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string" table:style-name="ce3">
            <text:p>24.09.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978352" table:style-name="ce1">
            <text:p>70978352</text:p>
          </table:table-cell>
          <table:table-cell office:value-type="string" table:style-name="ce3">
            <text:p>2026-03-01 22:39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978377" table:style-name="ce1">
            <text:p>70978377</text:p>
          </table:table-cell>
          <table:table-cell office:value-type="string" table:style-name="ce3">
            <text:p>2026-03-01 22:44: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8808" table:style-name="ce1">
            <text:p>8808</text:p>
          </table:table-cell>
          <table:table-cell office:value-type="float" office:value="13111973" table:style-name="ce1">
            <text:p>1311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0978455" table:style-name="ce1">
            <text:p>70978455</text:p>
          </table:table-cell>
          <table:table-cell office:value-type="string" table:style-name="ce3">
            <text:p>2026-03-01 23:12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string" table:style-name="ce3">
            <text:p>26.05.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nuel</text:p>
          </table:table-cell>
          <table:table-cell table:number-columns-repeated="2" table:style-name="ce1"/>
          <table:table-cell office:value-type="float" office:value="70978556" table:style-name="ce1">
            <text:p>70978556</text:p>
          </table:table-cell>
          <table:table-cell office:value-type="string" table:style-name="ce3">
            <text:p>2026-03-02 00:08: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3.08.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uradi</text:p>
          </table:table-cell>
          <table:table-cell table:number-columns-repeated="2" table:style-name="ce1"/>
          <table:table-cell office:value-type="float" office:value="70978598" table:style-name="ce1">
            <text:p>70978598</text:p>
          </table:table-cell>
          <table:table-cell office:value-type="string" table:style-name="ce3">
            <text:p>2026-03-02 00:37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73100" table:style-name="ce1">
            <text:p>73100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ïwenn</text:p>
          </table:table-cell>
          <table:table-cell table:number-columns-repeated="2" table:style-name="ce1"/>
          <table:table-cell office:value-type="float" office:value="70978602" table:style-name="ce1">
            <text:p>70978602</text:p>
          </table:table-cell>
          <table:table-cell office:value-type="string" table:style-name="ce3">
            <text:p>2026-03-02 00:40:0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22" table:style-name="ce1">
            <text:p>1822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70978605" table:style-name="ce1">
            <text:p>70978605</text:p>
          </table:table-cell>
          <table:table-cell office:value-type="string" table:style-name="ce3">
            <text:p>2026-03-02 00:46:4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97" table:style-name="ce1">
            <text:p>129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978617" table:style-name="ce1">
            <text:p>70978617</text:p>
          </table:table-cell>
          <table:table-cell office:value-type="string" table:style-name="ce3">
            <text:p>2026-03-02 00:48: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63" table:style-name="ce1">
            <text:p>1063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o</text:p>
          </table:table-cell>
          <table:table-cell table:number-columns-repeated="2" table:style-name="ce1"/>
          <table:table-cell office:value-type="float" office:value="70978976" table:style-name="ce1">
            <text:p>70978976</text:p>
          </table:table-cell>
          <table:table-cell office:value-type="string" table:style-name="ce3">
            <text:p>2026-03-02 06:16: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27.10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o</text:p>
          </table:table-cell>
          <table:table-cell table:number-columns-repeated="2" table:style-name="ce1"/>
          <table:table-cell office:value-type="float" office:value="70978986" table:style-name="ce1">
            <text:p>70978986</text:p>
          </table:table-cell>
          <table:table-cell office:value-type="string" table:style-name="ce3">
            <text:p>2026-03-02 06:22:4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27.10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o</text:p>
          </table:table-cell>
          <table:table-cell table:number-columns-repeated="2" table:style-name="ce1"/>
          <table:table-cell office:value-type="float" office:value="70979009" table:style-name="ce1">
            <text:p>70979009</text:p>
          </table:table-cell>
          <table:table-cell office:value-type="string" table:style-name="ce3">
            <text:p>2026-03-02 06:40: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27.10.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979080" table:style-name="ce1">
            <text:p>70979080</text:p>
          </table:table-cell>
          <table:table-cell office:value-type="string" table:style-name="ce3">
            <text:p>2026-03-02 07:16: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425" table:style-name="ce1">
            <text:p>1425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70979089" table:style-name="ce1">
            <text:p>70979089</text:p>
          </table:table-cell>
          <table:table-cell office:value-type="string" table:style-name="ce3">
            <text:p>2026-03-02 07:17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14.04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979297" table:style-name="ce1">
            <text:p>70979297</text:p>
          </table:table-cell>
          <table:table-cell office:value-type="string" table:style-name="ce3">
            <text:p>2026-03-02 08:25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24" table:style-name="ce1">
            <text:p>1224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979324" table:style-name="ce1">
            <text:p>70979324</text:p>
          </table:table-cell>
          <table:table-cell office:value-type="string" table:style-name="ce3">
            <text:p>2026-03-02 08:31:3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79347" table:style-name="ce1">
            <text:p>70979347</text:p>
          </table:table-cell>
          <table:table-cell office:value-type="string" table:style-name="ce3">
            <text:p>2026-03-02 08:37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79354" table:style-name="ce1">
            <text:p>70979354</text:p>
          </table:table-cell>
          <table:table-cell office:value-type="string" table:style-name="ce3">
            <text:p>2026-03-02 08:38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70979353" table:style-name="ce1">
            <text:p>70979353</text:p>
          </table:table-cell>
          <table:table-cell office:value-type="string" table:style-name="ce3">
            <text:p>2026-03-02 08:39: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70979417" table:style-name="ce1">
            <text:p>70979417</text:p>
          </table:table-cell>
          <table:table-cell office:value-type="string" table:style-name="ce3">
            <text:p>2026-03-02 08:53: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6" table:style-name="ce1">
            <text:p>1026</text:p>
          </table:table-cell>
          <table:table-cell office:value-type="float" office:value="1984" table:style-name="ce1">
            <text:p>19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70979436" table:style-name="ce1">
            <text:p>70979436</text:p>
          </table:table-cell>
          <table:table-cell office:value-type="string" table:style-name="ce3">
            <text:p>2026-03-02 08:56: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2" table:style-name="ce1">
            <text:p>1802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 Béatrice</text:p>
          </table:table-cell>
          <table:table-cell table:number-columns-repeated="2" table:style-name="ce1"/>
          <table:table-cell office:value-type="float" office:value="70979531" table:style-name="ce1">
            <text:p>70979531</text:p>
          </table:table-cell>
          <table:table-cell office:value-type="string" table:style-name="ce3">
            <text:p>2026-03-02 09:14: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10" table:style-name="ce1">
            <text:p>1010</text:p>
          </table:table-cell>
          <table:table-cell office:value-type="float" office:value="1957" table:style-name="ce1">
            <text:p>19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elia</text:p>
          </table:table-cell>
          <table:table-cell table:number-columns-repeated="2" table:style-name="ce1"/>
          <table:table-cell office:value-type="float" office:value="70979538" table:style-name="ce1">
            <text:p>70979538</text:p>
          </table:table-cell>
          <table:table-cell office:value-type="string" table:style-name="ce3">
            <text:p>2026-03-02 09:17: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623" table:style-name="ce1">
            <text:p>162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sé</text:p>
          </table:table-cell>
          <table:table-cell table:number-columns-repeated="2" table:style-name="ce1"/>
          <table:table-cell office:value-type="float" office:value="70979568" table:style-name="ce1">
            <text:p>70979568</text:p>
          </table:table-cell>
          <table:table-cell office:value-type="string" table:style-name="ce3">
            <text:p>2026-03-02 09:22:3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70979581" table:style-name="ce1">
            <text:p>70979581</text:p>
          </table:table-cell>
          <table:table-cell office:value-type="string" table:style-name="ce3">
            <text:p>2026-03-02 09:29: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10" table:style-name="ce1">
            <text:p>1010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0979620" table:style-name="ce1">
            <text:p>70979620</text:p>
          </table:table-cell>
          <table:table-cell office:value-type="string" table:style-name="ce3">
            <text:p>2026-03-02 09:30:2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3" table:style-name="ce1">
            <text:p>1073</text:p>
          </table:table-cell>
          <table:table-cell office:value-type="string" table:style-name="ce3">
            <text:p>11.02.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979706" table:style-name="ce1">
            <text:p>70979706</text:p>
          </table:table-cell>
          <table:table-cell office:value-type="string" table:style-name="ce3">
            <text:p>2026-03-02 09:49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24" table:style-name="ce1">
            <text:p>1224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uren</text:p>
          </table:table-cell>
          <table:table-cell table:number-columns-repeated="2" table:style-name="ce1"/>
          <table:table-cell office:value-type="float" office:value="70979747" table:style-name="ce1">
            <text:p>70979747</text:p>
          </table:table-cell>
          <table:table-cell office:value-type="string" table:style-name="ce3">
            <text:p>2026-03-02 09:56:4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3" table:style-name="ce1">
            <text:p>1213</text:p>
          </table:table-cell>
          <table:table-cell office:value-type="string" table:style-name="ce3">
            <text:p>19.04.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979817" table:style-name="ce1">
            <text:p>70979817</text:p>
          </table:table-cell>
          <table:table-cell office:value-type="string" table:style-name="ce3">
            <text:p>2026-03-02 10:07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a</text:p>
          </table:table-cell>
          <table:table-cell table:number-columns-repeated="2" table:style-name="ce1"/>
          <table:table-cell office:value-type="float" office:value="70979873" table:style-name="ce1">
            <text:p>70979873</text:p>
          </table:table-cell>
          <table:table-cell office:value-type="string" table:style-name="ce3">
            <text:p>2026-03-02 10:15:0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70979879" table:style-name="ce1">
            <text:p>70979879</text:p>
          </table:table-cell>
          <table:table-cell office:value-type="string" table:style-name="ce3">
            <text:p>2026-03-02 10:15: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82" table:style-name="ce1">
            <text:p>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0979834" table:style-name="ce1">
            <text:p>70979834</text:p>
          </table:table-cell>
          <table:table-cell office:value-type="string" table:style-name="ce3">
            <text:p>2026-03-02 10:25: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80" table:style-name="ce1">
            <text:p>1880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eline</text:p>
          </table:table-cell>
          <table:table-cell table:number-columns-repeated="2" table:style-name="ce1"/>
          <table:table-cell office:value-type="float" office:value="70979993" table:style-name="ce1">
            <text:p>70979993</text:p>
          </table:table-cell>
          <table:table-cell office:value-type="string" table:style-name="ce3">
            <text:p>2026-03-02 10:31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alentina</text:p>
          </table:table-cell>
          <table:table-cell table:number-columns-repeated="2" table:style-name="ce1"/>
          <table:table-cell office:value-type="float" office:value="70980001" table:style-name="ce1">
            <text:p>70980001</text:p>
          </table:table-cell>
          <table:table-cell office:value-type="string" table:style-name="ce3">
            <text:p>2026-03-02 10:33: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34" table:style-name="ce1">
            <text:p>1134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80018" table:style-name="ce1">
            <text:p>70980018</text:p>
          </table:table-cell>
          <table:table-cell office:value-type="string" table:style-name="ce3">
            <text:p>2026-03-02 10:37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lya</text:p>
          </table:table-cell>
          <table:table-cell table:number-columns-repeated="2" table:style-name="ce1"/>
          <table:table-cell office:value-type="float" office:value="70980010" table:style-name="ce1">
            <text:p>70980010</text:p>
          </table:table-cell>
          <table:table-cell office:value-type="string" table:style-name="ce3">
            <text:p>2026-03-02 10:40:3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17" table:style-name="ce1">
            <text:p>121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70980160" table:style-name="ce1">
            <text:p>70980160</text:p>
          </table:table-cell>
          <table:table-cell office:value-type="string" table:style-name="ce3">
            <text:p>2026-03-02 10:59:3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273" table:style-name="ce1">
            <text:p>1273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ele</text:p>
          </table:table-cell>
          <table:table-cell table:number-columns-repeated="2" table:style-name="ce1"/>
          <table:table-cell office:value-type="float" office:value="70980221" table:style-name="ce1">
            <text:p>70980221</text:p>
          </table:table-cell>
          <table:table-cell office:value-type="string" table:style-name="ce3">
            <text:p>2026-03-02 11:17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celyne</text:p>
          </table:table-cell>
          <table:table-cell table:number-columns-repeated="2" table:style-name="ce1"/>
          <table:table-cell office:value-type="float" office:value="70980285" table:style-name="ce1">
            <text:p>70980285</text:p>
          </table:table-cell>
          <table:table-cell office:value-type="string" table:style-name="ce3">
            <text:p>2026-03-02 11:23:3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06" table:style-name="ce1">
            <text:p>1806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Maurice</text:p>
          </table:table-cell>
          <table:table-cell table:number-columns-repeated="2" table:style-name="ce1"/>
          <table:table-cell office:value-type="float" office:value="70980320" table:style-name="ce1">
            <text:p>70980320</text:p>
          </table:table-cell>
          <table:table-cell office:value-type="string" table:style-name="ce3">
            <text:p>2026-03-02 11:30: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52" table:style-name="ce1">
            <text:p>19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70980358" table:style-name="ce1">
            <text:p>70980358</text:p>
          </table:table-cell>
          <table:table-cell office:value-type="string" table:style-name="ce3">
            <text:p>2026-03-02 11:35: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2" table:style-name="ce1">
            <text:p>1802</text:p>
          </table:table-cell>
          <table:table-cell office:value-type="float" office:value="1985" table:style-name="ce1">
            <text:p>1985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980396" table:style-name="ce1">
            <text:p>70980396</text:p>
          </table:table-cell>
          <table:table-cell office:value-type="string" table:style-name="ce3">
            <text:p>2026-03-02 11:42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Jean-Claude</text:p>
          </table:table-cell>
          <table:table-cell table:number-columns-repeated="2" table:style-name="ce1"/>
          <table:table-cell office:value-type="float" office:value="70980398" table:style-name="ce1">
            <text:p>70980398</text:p>
          </table:table-cell>
          <table:table-cell office:value-type="string" table:style-name="ce3">
            <text:p>2026-03-02 11:42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80" table:style-name="ce1">
            <text:p>1080</text:p>
          </table:table-cell>
          <table:table-cell office:value-type="string" table:style-name="ce3">
            <text:p>03.04.1971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70980402" table:style-name="ce1">
            <text:p>70980402</text:p>
          </table:table-cell>
          <table:table-cell office:value-type="string" table:style-name="ce3">
            <text:p>2026-03-02 11:43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70980404" table:style-name="ce1">
            <text:p>70980404</text:p>
          </table:table-cell>
          <table:table-cell office:value-type="string" table:style-name="ce3">
            <text:p>2026-03-02 11:43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980408" table:style-name="ce1">
            <text:p>70980408</text:p>
          </table:table-cell>
          <table:table-cell office:value-type="string" table:style-name="ce3">
            <text:p>2026-03-02 11:43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lian</text:p>
          </table:table-cell>
          <table:table-cell table:number-columns-repeated="2" table:style-name="ce1"/>
          <table:table-cell office:value-type="float" office:value="70980767" table:style-name="ce1">
            <text:p>70980767</text:p>
          </table:table-cell>
          <table:table-cell office:value-type="string" table:style-name="ce3">
            <text:p>2026-03-02 12:51: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8" table:style-name="ce1">
            <text:p>1088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mane</text:p>
          </table:table-cell>
          <table:table-cell table:number-columns-repeated="2" table:style-name="ce1"/>
          <table:table-cell office:value-type="float" office:value="70980775" table:style-name="ce1">
            <text:p>70980775</text:p>
          </table:table-cell>
          <table:table-cell office:value-type="string" table:style-name="ce3">
            <text:p>2026-03-02 12:53:4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Claude</text:p>
          </table:table-cell>
          <table:table-cell table:number-columns-repeated="2" table:style-name="ce1"/>
          <table:table-cell office:value-type="float" office:value="70980788" table:style-name="ce1">
            <text:p>70980788</text:p>
          </table:table-cell>
          <table:table-cell office:value-type="string" table:style-name="ce3">
            <text:p>2026-03-02 12:55:0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53" table:style-name="ce1">
            <text:p>19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0980833" table:style-name="ce1">
            <text:p>70980833</text:p>
          </table:table-cell>
          <table:table-cell office:value-type="string" table:style-name="ce3">
            <text:p>2026-03-02 13:06: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75019" table:style-name="ce1">
            <text:p>75019</text:p>
          </table:table-cell>
          <table:table-cell office:value-type="float" office:value="1965" table:style-name="ce1">
            <text:p>19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80792" table:style-name="ce1">
            <text:p>70980792</text:p>
          </table:table-cell>
          <table:table-cell office:value-type="string" table:style-name="ce3">
            <text:p>2026-03-02 13:07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70980873" table:style-name="ce1">
            <text:p>70980873</text:p>
          </table:table-cell>
          <table:table-cell office:value-type="string" table:style-name="ce3">
            <text:p>2026-03-02 13:10: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ieuc</text:p>
          </table:table-cell>
          <table:table-cell table:number-columns-repeated="2" table:style-name="ce1"/>
          <table:table-cell office:value-type="float" office:value="70980877" table:style-name="ce1">
            <text:p>70980877</text:p>
          </table:table-cell>
          <table:table-cell office:value-type="string" table:style-name="ce3">
            <text:p>2026-03-02 13:12: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38000" table:style-name="ce1">
            <text:p>3800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v</text:p>
          </table:table-cell>
          <table:table-cell table:number-columns-repeated="2" table:style-name="ce1"/>
          <table:table-cell office:value-type="float" office:value="70980987" table:style-name="ce1">
            <text:p>70980987</text:p>
          </table:table-cell>
          <table:table-cell office:value-type="string" table:style-name="ce3">
            <text:p>2026-03-02 13:36: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117" table:style-name="ce1">
            <text:p>111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-Marc</text:p>
          </table:table-cell>
          <table:table-cell table:number-columns-repeated="2" table:style-name="ce1"/>
          <table:table-cell office:value-type="float" office:value="70981291" table:style-name="ce1">
            <text:p>70981291</text:p>
          </table:table-cell>
          <table:table-cell office:value-type="string" table:style-name="ce3">
            <text:p>2026-03-02 14:21: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16 01 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sther</text:p>
          </table:table-cell>
          <table:table-cell table:number-columns-repeated="2" table:style-name="ce1"/>
          <table:table-cell office:value-type="float" office:value="70981256" table:style-name="ce1">
            <text:p>70981256</text:p>
          </table:table-cell>
          <table:table-cell office:value-type="string" table:style-name="ce3">
            <text:p>2026-03-02 14:25:0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85" table:style-name="ce1">
            <text:p>1185</text:p>
          </table:table-cell>
          <table:table-cell office:value-type="string" table:style-name="ce3">
            <text:p>27.08.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l</text:p>
          </table:table-cell>
          <table:table-cell table:number-columns-repeated="2" table:style-name="ce1"/>
          <table:table-cell office:value-type="float" office:value="70981325" table:style-name="ce1">
            <text:p>70981325</text:p>
          </table:table-cell>
          <table:table-cell office:value-type="string" table:style-name="ce3">
            <text:p>2026-03-02 14:26:2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10 Lausanne</text:p>
          </table:table-cell>
          <table:table-cell office:value-type="string" table:style-name="ce3">
            <text:p>22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981212" table:style-name="ce1">
            <text:p>70981212</text:p>
          </table:table-cell>
          <table:table-cell office:value-type="string" table:style-name="ce3">
            <text:p>2026-03-02 14:28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9" table:style-name="ce1">
            <text:p>1009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70981422" table:style-name="ce1">
            <text:p>70981422</text:p>
          </table:table-cell>
          <table:table-cell office:value-type="string" table:style-name="ce3">
            <text:p>2026-03-02 14:41:3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string" table:style-name="ce3">
            <text:p>13.10.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70981402" table:style-name="ce1">
            <text:p>70981402</text:p>
          </table:table-cell>
          <table:table-cell office:value-type="string" table:style-name="ce3">
            <text:p>2026-03-02 14:42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70981442" table:style-name="ce1">
            <text:p>70981442</text:p>
          </table:table-cell>
          <table:table-cell office:value-type="string" table:style-name="ce3">
            <text:p>2026-03-02 14:49:5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3.06.19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ian</text:p>
          </table:table-cell>
          <table:table-cell table:number-columns-repeated="2" table:style-name="ce1"/>
          <table:table-cell office:value-type="float" office:value="70981467" table:style-name="ce1">
            <text:p>70981467</text:p>
          </table:table-cell>
          <table:table-cell office:value-type="string" table:style-name="ce3">
            <text:p>2026-03-02 14:50:0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88" table:style-name="ce1">
            <text:p>1088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70981476" table:style-name="ce1">
            <text:p>70981476</text:p>
          </table:table-cell>
          <table:table-cell office:value-type="string" table:style-name="ce3">
            <text:p>2026-03-02 14:55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uzana</text:p>
          </table:table-cell>
          <table:table-cell table:number-columns-repeated="2" table:style-name="ce1"/>
          <table:table-cell office:value-type="float" office:value="70981673" table:style-name="ce1">
            <text:p>70981673</text:p>
          </table:table-cell>
          <table:table-cell office:value-type="string" table:style-name="ce3">
            <text:p>2026-03-02 15:28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802" table:style-name="ce1">
            <text:p>1802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70981687" table:style-name="ce1">
            <text:p>70981687</text:p>
          </table:table-cell>
          <table:table-cell office:value-type="string" table:style-name="ce3">
            <text:p>2026-03-02 15:38: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26" table:style-name="ce1">
            <text:p>1226</text:p>
          </table:table-cell>
          <table:table-cell office:value-type="string" table:style-name="ce3">
            <text:p>07.05.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l</text:p>
          </table:table-cell>
          <table:table-cell table:number-columns-repeated="2" table:style-name="ce1"/>
          <table:table-cell office:value-type="float" office:value="70981864" table:style-name="ce1">
            <text:p>70981864</text:p>
          </table:table-cell>
          <table:table-cell office:value-type="string" table:style-name="ce3">
            <text:p>2026-03-02 15:58:2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10 Lausanne</text:p>
          </table:table-cell>
          <table:table-cell office:value-type="string" table:style-name="ce3">
            <text:p>22.01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ooke</text:p>
          </table:table-cell>
          <table:table-cell table:number-columns-repeated="2" table:style-name="ce1"/>
          <table:table-cell office:value-type="float" office:value="70981828" table:style-name="ce1">
            <text:p>70981828</text:p>
          </table:table-cell>
          <table:table-cell office:value-type="string" table:style-name="ce3">
            <text:p>2026-03-02 16:00:3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94941" table:style-name="ce1">
            <text:p>94941</text:p>
          </table:table-cell>
          <table:table-cell office:value-type="string" table:style-name="ce1">
            <text:p>05/02/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</text:p>
          </table:table-cell>
          <table:table-cell table:number-columns-repeated="2" table:style-name="ce1"/>
          <table:table-cell office:value-type="float" office:value="70981752" table:style-name="ce1">
            <text:p>70981752</text:p>
          </table:table-cell>
          <table:table-cell office:value-type="string" table:style-name="ce3">
            <text:p>2026-03-02 16:02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8" table:style-name="ce1">
            <text:p>8</text:p>
          </table:table-cell>
          <table:table-cell office:value-type="float" office:value="1163" table:style-name="ce1">
            <text:p>1163</text:p>
          </table:table-cell>
          <table:table-cell office:value-type="string" table:style-name="ce3">
            <text:p>16.01.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ël</text:p>
          </table:table-cell>
          <table:table-cell table:number-columns-repeated="2" table:style-name="ce1"/>
          <table:table-cell office:value-type="float" office:value="70981898" table:style-name="ce1">
            <text:p>70981898</text:p>
          </table:table-cell>
          <table:table-cell office:value-type="string" table:style-name="ce3">
            <text:p>2026-03-02 16:04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163" table:style-name="ce1">
            <text:p>1163</text:p>
          </table:table-cell>
          <table:table-cell office:value-type="string" table:style-name="ce3">
            <text:p>16.01.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70981760" table:style-name="ce1">
            <text:p>70981760</text:p>
          </table:table-cell>
          <table:table-cell office:value-type="string" table:style-name="ce3">
            <text:p>2026-03-02 16:05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3" table:style-name="ce1">
            <text:p>13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7.06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0981857" table:style-name="ce1">
            <text:p>70981857</text:p>
          </table:table-cell>
          <table:table-cell office:value-type="string" table:style-name="ce3">
            <text:p>2026-03-02 16:13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7" table:style-name="ce1">
            <text:p>17</text:p>
          </table:table-cell>
          <table:table-cell office:value-type="float" office:value="1005" table:style-name="ce1">
            <text:p>1005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ac</text:p>
          </table:table-cell>
          <table:table-cell table:number-columns-repeated="2" table:style-name="ce1"/>
          <table:table-cell office:value-type="float" office:value="70982005" table:style-name="ce1">
            <text:p>70982005</text:p>
          </table:table-cell>
          <table:table-cell office:value-type="string" table:style-name="ce3">
            <text:p>2026-03-02 16:19: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24" table:style-name="ce1">
            <text:p>1224</text:p>
          </table:table-cell>
          <table:table-cell office:value-type="string" table:style-name="ce3">
            <text:p>21.12.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éa</text:p>
          </table:table-cell>
          <table:table-cell table:number-columns-repeated="2" table:style-name="ce1"/>
          <table:table-cell office:value-type="float" office:value="70982015" table:style-name="ce1">
            <text:p>70982015</text:p>
          </table:table-cell>
          <table:table-cell office:value-type="string" table:style-name="ce3">
            <text:p>2026-03-02 16:20: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30" table:style-name="ce1">
            <text:p>153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0981998" table:style-name="ce1">
            <text:p>70981998</text:p>
          </table:table-cell>
          <table:table-cell office:value-type="string" table:style-name="ce3">
            <text:p>2026-03-02 16:20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</text:p>
          </table:table-cell>
          <table:table-cell table:number-columns-repeated="2" table:style-name="ce1"/>
          <table:table-cell office:value-type="float" office:value="70982047" table:style-name="ce1">
            <text:p>70982047</text:p>
          </table:table-cell>
          <table:table-cell office:value-type="string" table:style-name="ce3">
            <text:p>2026-03-02 16:25:4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athe</text:p>
          </table:table-cell>
          <table:table-cell table:number-columns-repeated="2" table:style-name="ce1"/>
          <table:table-cell office:value-type="float" office:value="70982058" table:style-name="ce1">
            <text:p>70982058</text:p>
          </table:table-cell>
          <table:table-cell office:value-type="string" table:style-name="ce3">
            <text:p>2026-03-02 16:32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ele</text:p>
          </table:table-cell>
          <table:table-cell table:number-columns-repeated="2" table:style-name="ce1"/>
          <table:table-cell office:value-type="float" office:value="70982106" table:style-name="ce1">
            <text:p>70982106</text:p>
          </table:table-cell>
          <table:table-cell office:value-type="string" table:style-name="ce3">
            <text:p>2026-03-02 16:3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82143" table:style-name="ce1">
            <text:p>70982143</text:p>
          </table:table-cell>
          <table:table-cell office:value-type="string" table:style-name="ce3">
            <text:p>2026-03-02 16:43: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estin</text:p>
          </table:table-cell>
          <table:table-cell table:number-columns-repeated="2" table:style-name="ce1"/>
          <table:table-cell office:value-type="float" office:value="70982169" table:style-name="ce1">
            <text:p>70982169</text:p>
          </table:table-cell>
          <table:table-cell office:value-type="string" table:style-name="ce3">
            <text:p>2026-03-02 16:44: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15" table:style-name="ce1">
            <text:p>1315</text:p>
          </table:table-cell>
          <table:table-cell office:value-type="float" office:value="2010" table:style-name="ce1">
            <text:p>20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0982175" table:style-name="ce1">
            <text:p>70982175</text:p>
          </table:table-cell>
          <table:table-cell office:value-type="string" table:style-name="ce3">
            <text:p>2026-03-02 16:49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68 Burtigny</text:p>
          </table:table-cell>
          <table:table-cell office:value-type="string" table:style-name="ce3">
            <text:p>30.07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70982380" table:style-name="ce1">
            <text:p>70982380</text:p>
          </table:table-cell>
          <table:table-cell office:value-type="string" table:style-name="ce3">
            <text:p>2026-03-02 17: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70982398" table:style-name="ce1">
            <text:p>70982398</text:p>
          </table:table-cell>
          <table:table-cell office:value-type="string" table:style-name="ce3">
            <text:p>2026-03-02 17:25:1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2019" table:style-name="ce1">
            <text:p>2019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70982501" table:style-name="ce1">
            <text:p>70982501</text:p>
          </table:table-cell>
          <table:table-cell office:value-type="string" table:style-name="ce3">
            <text:p>2026-03-02 17:32:3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70982530" table:style-name="ce1">
            <text:p>70982530</text:p>
          </table:table-cell>
          <table:table-cell office:value-type="string" table:style-name="ce3">
            <text:p>2026-03-02 17:34: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2" table:style-name="ce1"/>
          <table:table-cell office:value-type="float" office:value="70982605" table:style-name="ce1">
            <text:p>70982605</text:p>
          </table:table-cell>
          <table:table-cell office:value-type="string" table:style-name="ce3">
            <text:p>2026-03-02 17:46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48" table:style-name="ce1">
            <text:p>134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le</text:p>
          </table:table-cell>
          <table:table-cell table:number-columns-repeated="2" table:style-name="ce1"/>
          <table:table-cell office:value-type="float" office:value="70982643" table:style-name="ce1">
            <text:p>70982643</text:p>
          </table:table-cell>
          <table:table-cell office:value-type="string" table:style-name="ce3">
            <text:p>2026-03-02 17:55:3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6" table:style-name="ce1">
            <text:p>1006</text:p>
          </table:table-cell>
          <table:table-cell office:value-type="float" office:value="2007" table:style-name="ce1">
            <text:p>20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y</text:p>
          </table:table-cell>
          <table:table-cell table:number-columns-repeated="2" table:style-name="ce1"/>
          <table:table-cell office:value-type="float" office:value="70982701" table:style-name="ce1">
            <text:p>70982701</text:p>
          </table:table-cell>
          <table:table-cell office:value-type="string" table:style-name="ce3">
            <text:p>2026-03-02 18:02:3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96" table:style-name="ce1">
            <text:p>1196</text:p>
          </table:table-cell>
          <table:table-cell office:value-type="string" table:style-name="ce3">
            <text:p>25.05.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uc Long</text:p>
          </table:table-cell>
          <table:table-cell table:number-columns-repeated="2" table:style-name="ce1"/>
          <table:table-cell office:value-type="float" office:value="70982791" table:style-name="ce1">
            <text:p>70982791</text:p>
          </table:table-cell>
          <table:table-cell office:value-type="string" table:style-name="ce3">
            <text:p>2026-03-02 18:12:3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3" table:style-name="ce1">
            <text:p>1023</text:p>
          </table:table-cell>
          <table:table-cell office:value-type="string" table:style-name="ce3">
            <text:p>18.09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deleine</text:p>
          </table:table-cell>
          <table:table-cell table:number-columns-repeated="2" table:style-name="ce1"/>
          <table:table-cell office:value-type="float" office:value="70982824" table:style-name="ce1">
            <text:p>70982824</text:p>
          </table:table-cell>
          <table:table-cell office:value-type="string" table:style-name="ce3">
            <text:p>2026-03-02 18:22: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66" table:style-name="ce1">
            <text:p>1066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70982895" table:style-name="ce1">
            <text:p>70982895</text:p>
          </table:table-cell>
          <table:table-cell office:value-type="string" table:style-name="ce3">
            <text:p>2026-03-02 18:37:3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a</text:p>
          </table:table-cell>
          <table:table-cell table:number-columns-repeated="2" table:style-name="ce1"/>
          <table:table-cell office:value-type="float" office:value="70982906" table:style-name="ce1">
            <text:p>70982906</text:p>
          </table:table-cell>
          <table:table-cell office:value-type="string" table:style-name="ce3">
            <text:p>2026-03-02 18:39:2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dula</text:p>
          </table:table-cell>
          <table:table-cell table:number-columns-repeated="2" table:style-name="ce1"/>
          <table:table-cell office:value-type="float" office:value="70982923" table:style-name="ce1">
            <text:p>70982923</text:p>
          </table:table-cell>
          <table:table-cell office:value-type="string" table:style-name="ce3">
            <text:p>2026-03-02 18:44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es</text:p>
          </table:table-cell>
          <table:table-cell table:number-columns-repeated="2" table:style-name="ce1"/>
          <table:table-cell office:value-type="float" office:value="70982944" table:style-name="ce1">
            <text:p>70982944</text:p>
          </table:table-cell>
          <table:table-cell office:value-type="string" table:style-name="ce3">
            <text:p>2026-03-02 18:47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206" table:style-name="ce1">
            <text:p>1206</text:p>
          </table:table-cell>
          <table:table-cell office:value-type="float" office:value="23042001" table:style-name="ce1">
            <text:p>2304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982978" table:style-name="ce1">
            <text:p>70982978</text:p>
          </table:table-cell>
          <table:table-cell office:value-type="string" table:style-name="ce3">
            <text:p>2026-03-02 18:54:0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134" table:style-name="ce1">
            <text:p>1134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manuel</text:p>
          </table:table-cell>
          <table:table-cell table:number-columns-repeated="2" table:style-name="ce1"/>
          <table:table-cell office:value-type="float" office:value="70982994" table:style-name="ce1">
            <text:p>70982994</text:p>
          </table:table-cell>
          <table:table-cell office:value-type="string" table:style-name="ce3">
            <text:p>2026-03-02 18:59: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60" table:style-name="ce1">
            <text:p>1260</text:p>
          </table:table-cell>
          <table:table-cell office:value-type="float" office:value="1947" table:style-name="ce1">
            <text:p>19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70982910" table:style-name="ce1">
            <text:p>70982910</text:p>
          </table:table-cell>
          <table:table-cell office:value-type="string" table:style-name="ce3">
            <text:p>2026-03-02 19:00: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22.07.19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</text:p>
          </table:table-cell>
          <table:table-cell table:number-columns-repeated="2" table:style-name="ce1"/>
          <table:table-cell office:value-type="float" office:value="70983106" table:style-name="ce1">
            <text:p>70983106</text:p>
          </table:table-cell>
          <table:table-cell office:value-type="string" table:style-name="ce3">
            <text:p>2026-03-02 19:18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e</text:p>
          </table:table-cell>
          <table:table-cell table:number-columns-repeated="2" table:style-name="ce1"/>
          <table:table-cell office:value-type="float" office:value="70983125" table:style-name="ce1">
            <text:p>70983125</text:p>
          </table:table-cell>
          <table:table-cell office:value-type="string" table:style-name="ce3">
            <text:p>2026-03-02 19:21: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70983239" table:style-name="ce1">
            <text:p>70983239</text:p>
          </table:table-cell>
          <table:table-cell office:value-type="string" table:style-name="ce3">
            <text:p>2026-03-02 19:45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99" table:style-name="ce1">
            <text:p>1299</text:p>
          </table:table-cell>
          <table:table-cell office:value-type="string" table:style-name="ce3">
            <text:p>06.08.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anfranco</text:p>
          </table:table-cell>
          <table:table-cell table:number-columns-repeated="2" table:style-name="ce1"/>
          <table:table-cell office:value-type="float" office:value="70983422" table:style-name="ce1">
            <text:p>70983422</text:p>
          </table:table-cell>
          <table:table-cell office:value-type="string" table:style-name="ce3">
            <text:p>2026-03-02 20:13:3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ka</text:p>
          </table:table-cell>
          <table:table-cell table:number-columns-repeated="2" table:style-name="ce1"/>
          <table:table-cell office:value-type="float" office:value="70983429" table:style-name="ce1">
            <text:p>70983429</text:p>
          </table:table-cell>
          <table:table-cell office:value-type="string" table:style-name="ce3">
            <text:p>2026-03-02 20:16: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18.07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ona</text:p>
          </table:table-cell>
          <table:table-cell table:number-columns-repeated="2" table:style-name="ce1"/>
          <table:table-cell office:value-type="float" office:value="70983442" table:style-name="ce1">
            <text:p>70983442</text:p>
          </table:table-cell>
          <table:table-cell office:value-type="string" table:style-name="ce3">
            <text:p>2026-03-02 20:17: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06" table:style-name="ce1">
            <text:p>1306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ïa</text:p>
          </table:table-cell>
          <table:table-cell table:number-columns-repeated="2" table:style-name="ce1"/>
          <table:table-cell office:value-type="float" office:value="70983444" table:style-name="ce1">
            <text:p>70983444</text:p>
          </table:table-cell>
          <table:table-cell office:value-type="string" table:style-name="ce3">
            <text:p>2026-03-02 20:18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70983460" table:style-name="ce1">
            <text:p>70983460</text:p>
          </table:table-cell>
          <table:table-cell office:value-type="string" table:style-name="ce3">
            <text:p>2026-03-02 20:21:3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ithvi</text:p>
          </table:table-cell>
          <table:table-cell table:number-columns-repeated="2" table:style-name="ce1"/>
          <table:table-cell office:value-type="float" office:value="70983484" table:style-name="ce1">
            <text:p>70983484</text:p>
          </table:table-cell>
          <table:table-cell office:value-type="string" table:style-name="ce3">
            <text:p>2026-03-02 20:23:5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983476" table:style-name="ce1">
            <text:p>70983476</text:p>
          </table:table-cell>
          <table:table-cell office:value-type="string" table:style-name="ce3">
            <text:p>2026-03-02 20:25: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ssy</text:p>
          </table:table-cell>
          <table:table-cell table:number-columns-repeated="2" table:style-name="ce1"/>
          <table:table-cell office:value-type="float" office:value="70983500" table:style-name="ce1">
            <text:p>70983500</text:p>
          </table:table-cell>
          <table:table-cell office:value-type="string" table:style-name="ce3">
            <text:p>2026-03-02 20:26: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ka</text:p>
          </table:table-cell>
          <table:table-cell table:number-columns-repeated="2" table:style-name="ce1"/>
          <table:table-cell office:value-type="float" office:value="70983515" table:style-name="ce1">
            <text:p>70983515</text:p>
          </table:table-cell>
          <table:table-cell office:value-type="string" table:style-name="ce3">
            <text:p>2026-03-02 20:33: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string" table:style-name="ce3">
            <text:p>18.07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elia</text:p>
          </table:table-cell>
          <table:table-cell table:number-columns-repeated="2" table:style-name="ce1"/>
          <table:table-cell office:value-type="float" office:value="70983523" table:style-name="ce1">
            <text:p>70983523</text:p>
          </table:table-cell>
          <table:table-cell office:value-type="string" table:style-name="ce3">
            <text:p>2026-03-02 20:35:4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623" table:style-name="ce1">
            <text:p>162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lwen</text:p>
          </table:table-cell>
          <table:table-cell table:number-columns-repeated="2" table:style-name="ce1"/>
          <table:table-cell office:value-type="float" office:value="70983636" table:style-name="ce1">
            <text:p>70983636</text:p>
          </table:table-cell>
          <table:table-cell office:value-type="string" table:style-name="ce3">
            <text:p>2026-03-02 20:43:2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20" table:style-name="ce1">
            <text:p>1820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70983715" table:style-name="ce1">
            <text:p>70983715</text:p>
          </table:table-cell>
          <table:table-cell office:value-type="string" table:style-name="ce3">
            <text:p>2026-03-02 20:5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4704" table:style-name="ce1">
            <text:p>4704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d Al Amin</text:p>
          </table:table-cell>
          <table:table-cell table:number-columns-repeated="2" table:style-name="ce1"/>
          <table:table-cell office:value-type="float" office:value="70983731" table:style-name="ce1">
            <text:p>70983731</text:p>
          </table:table-cell>
          <table:table-cell office:value-type="string" table:style-name="ce3">
            <text:p>2026-03-02 20:55: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02/10/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70983846" table:style-name="ce1">
            <text:p>70983846</text:p>
          </table:table-cell>
          <table:table-cell office:value-type="string" table:style-name="ce3">
            <text:p>2026-03-02 21:15:3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267" table:style-name="ce1">
            <text:p>126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lphine</text:p>
          </table:table-cell>
          <table:table-cell table:number-columns-repeated="2" table:style-name="ce1"/>
          <table:table-cell office:value-type="float" office:value="70983873" table:style-name="ce1">
            <text:p>70983873</text:p>
          </table:table-cell>
          <table:table-cell office:value-type="string" table:style-name="ce3">
            <text:p>2026-03-02 21:19:4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980" table:style-name="ce1">
            <text:p>1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an</text:p>
          </table:table-cell>
          <table:table-cell table:number-columns-repeated="2" table:style-name="ce1"/>
          <table:table-cell office:value-type="float" office:value="70983856" table:style-name="ce1">
            <text:p>70983856</text:p>
          </table:table-cell>
          <table:table-cell office:value-type="string" table:style-name="ce3">
            <text:p>2026-03-02 21:25:4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6" table:style-name="ce1">
            <text:p>6</text:p>
          </table:table-cell>
          <table:table-cell office:value-type="float" office:value="1268" table:style-name="ce1">
            <text:p>1268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70983925" table:style-name="ce1">
            <text:p>70983925</text:p>
          </table:table-cell>
          <table:table-cell office:value-type="string" table:style-name="ce3">
            <text:p>2026-03-02 21:26: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304" table:style-name="ce1">
            <text:p>1304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0983931" table:style-name="ce1">
            <text:p>70983931</text:p>
          </table:table-cell>
          <table:table-cell office:value-type="string" table:style-name="ce3">
            <text:p>2026-03-02 21:37: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e</text:p>
          </table:table-cell>
          <table:table-cell table:number-columns-repeated="2" table:style-name="ce1"/>
          <table:table-cell office:value-type="float" office:value="70984054" table:style-name="ce1">
            <text:p>70984054</text:p>
          </table:table-cell>
          <table:table-cell office:value-type="string" table:style-name="ce3">
            <text:p>2026-03-02 21:49:3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7" table:style-name="ce1">
            <text:p>100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ène</text:p>
          </table:table-cell>
          <table:table-cell table:number-columns-repeated="2" table:style-name="ce1"/>
          <table:table-cell office:value-type="float" office:value="70984090" table:style-name="ce1">
            <text:p>70984090</text:p>
          </table:table-cell>
          <table:table-cell office:value-type="string" table:style-name="ce3">
            <text:p>2026-03-02 21:53: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one</text:p>
          </table:table-cell>
          <table:table-cell table:number-columns-repeated="2" table:style-name="ce1"/>
          <table:table-cell office:value-type="float" office:value="70984121" table:style-name="ce1">
            <text:p>70984121</text:p>
          </table:table-cell>
          <table:table-cell office:value-type="string" table:style-name="ce3">
            <text:p>2026-03-02 21:59: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a</text:p>
          </table:table-cell>
          <table:table-cell table:number-columns-repeated="2" table:style-name="ce1"/>
          <table:table-cell office:value-type="float" office:value="70984203" table:style-name="ce1">
            <text:p>70984203</text:p>
          </table:table-cell>
          <table:table-cell office:value-type="string" table:style-name="ce3">
            <text:p>2026-03-02 22:12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24/05/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sa</text:p>
          </table:table-cell>
          <table:table-cell table:number-columns-repeated="2" table:style-name="ce1"/>
          <table:table-cell office:value-type="float" office:value="70984213" table:style-name="ce1">
            <text:p>70984213</text:p>
          </table:table-cell>
          <table:table-cell office:value-type="string" table:style-name="ce3">
            <text:p>2026-03-02 22:14:3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alie</text:p>
          </table:table-cell>
          <table:table-cell table:number-columns-repeated="2" table:style-name="ce1"/>
          <table:table-cell office:value-type="float" office:value="70984263" table:style-name="ce1">
            <text:p>70984263</text:p>
          </table:table-cell>
          <table:table-cell office:value-type="string" table:style-name="ce3">
            <text:p>2026-03-02 22:27:5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984322" table:style-name="ce1">
            <text:p>70984322</text:p>
          </table:table-cell>
          <table:table-cell office:value-type="string" table:style-name="ce3">
            <text:p>2026-03-02 22:44: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0" table:style-name="ce1">
            <text:p>10</text:p>
          </table:table-cell>
          <table:table-cell office:value-type="float" office:value="1009" table:style-name="ce1">
            <text:p>1009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ara</text:p>
          </table:table-cell>
          <table:table-cell table:number-columns-repeated="2" table:style-name="ce1"/>
          <table:table-cell office:value-type="float" office:value="70984351" table:style-name="ce1">
            <text:p>70984351</text:p>
          </table:table-cell>
          <table:table-cell office:value-type="string" table:style-name="ce3">
            <text:p>2026-03-02 22:46: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3" table:style-name="ce1">
            <text:p>1003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na</text:p>
          </table:table-cell>
          <table:table-cell table:number-columns-repeated="2" table:style-name="ce1"/>
          <table:table-cell office:value-type="float" office:value="70984338" table:style-name="ce1">
            <text:p>70984338</text:p>
          </table:table-cell>
          <table:table-cell office:value-type="string" table:style-name="ce3">
            <text:p>2026-03-02 22:48:5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04" table:style-name="ce1">
            <text:p>1004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70984381" table:style-name="ce1">
            <text:p>70984381</text:p>
          </table:table-cell>
          <table:table-cell office:value-type="string" table:style-name="ce3">
            <text:p>2026-03-02 22:53: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09" table:style-name="ce1">
            <text:p>1009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0984393" table:style-name="ce1">
            <text:p>70984393</text:p>
          </table:table-cell>
          <table:table-cell office:value-type="string" table:style-name="ce3">
            <text:p>2026-03-02 22:57:0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cy</text:p>
          </table:table-cell>
          <table:table-cell table:number-columns-repeated="2" table:style-name="ce1"/>
          <table:table-cell office:value-type="float" office:value="70984410" table:style-name="ce1">
            <text:p>70984410</text:p>
          </table:table-cell>
          <table:table-cell office:value-type="string" table:style-name="ce3">
            <text:p>2026-03-02 23:01:3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6" table:style-name="ce1">
            <text:p>18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nja</text:p>
          </table:table-cell>
          <table:table-cell table:number-columns-repeated="2" table:style-name="ce1"/>
          <table:table-cell office:value-type="float" office:value="70984344" table:style-name="ce1">
            <text:p>70984344</text:p>
          </table:table-cell>
          <table:table-cell office:value-type="string" table:style-name="ce3">
            <text:p>2026-03-02 23:04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162" table:style-name="ce1">
            <text:p>1162</text:p>
          </table:table-cell>
          <table:table-cell office:value-type="string" table:style-name="ce3">
            <text:p>22.3.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lph</text:p>
          </table:table-cell>
          <table:table-cell table:number-columns-repeated="2" table:style-name="ce1"/>
          <table:table-cell office:value-type="float" office:value="70984342" table:style-name="ce1">
            <text:p>70984342</text:p>
          </table:table-cell>
          <table:table-cell office:value-type="string" table:style-name="ce3">
            <text:p>2026-03-02 23:04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9" table:style-name="ce1">
            <text:p>19</text:p>
          </table:table-cell>
          <table:table-cell office:value-type="float" office:value="1162" table:style-name="ce1">
            <text:p>1162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70984480" table:style-name="ce1">
            <text:p>70984480</text:p>
          </table:table-cell>
          <table:table-cell office:value-type="string" table:style-name="ce3">
            <text:p>2026-03-02 23:35:2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132" table:style-name="ce1">
            <text:p>1132</text:p>
          </table:table-cell>
          <table:table-cell office:value-type="float" office:value="1962" table:style-name="ce1">
            <text:p>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wi</text:p>
          </table:table-cell>
          <table:table-cell table:number-columns-repeated="2" table:style-name="ce1"/>
          <table:table-cell office:value-type="float" office:value="70984905" table:style-name="ce1">
            <text:p>70984905</text:p>
          </table:table-cell>
          <table:table-cell office:value-type="string" table:style-name="ce3">
            <text:p>2026-03-03 06:40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92" table:style-name="ce1">
            <text:p>1092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70985040" table:style-name="ce1">
            <text:p>70985040</text:p>
          </table:table-cell>
          <table:table-cell office:value-type="string" table:style-name="ce3">
            <text:p>2026-03-03 07:25:4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8" table:style-name="ce1">
            <text:p>1028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85093" table:style-name="ce1">
            <text:p>70985093</text:p>
          </table:table-cell>
          <table:table-cell office:value-type="string" table:style-name="ce3">
            <text:p>2026-03-03 07:46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0985124" table:style-name="ce1">
            <text:p>70985124</text:p>
          </table:table-cell>
          <table:table-cell office:value-type="string" table:style-name="ce3">
            <text:p>2026-03-03 07:53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70985132" table:style-name="ce1">
            <text:p>70985132</text:p>
          </table:table-cell>
          <table:table-cell office:value-type="string" table:style-name="ce3">
            <text:p>2026-03-03 07:56:5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1963" table:style-name="ce1">
            <text:p>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vé</text:p>
          </table:table-cell>
          <table:table-cell table:number-columns-repeated="2" table:style-name="ce1"/>
          <table:table-cell office:value-type="float" office:value="70985154" table:style-name="ce1">
            <text:p>70985154</text:p>
          </table:table-cell>
          <table:table-cell office:value-type="string" table:style-name="ce3">
            <text:p>2026-03-03 08:01: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826" table:style-name="ce1">
            <text:p>2826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70985186" table:style-name="ce1">
            <text:p>70985186</text:p>
          </table:table-cell>
          <table:table-cell office:value-type="string" table:style-name="ce3">
            <text:p>2026-03-03 08:09:2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134" table:style-name="ce1">
            <text:p>1134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rtense</text:p>
          </table:table-cell>
          <table:table-cell table:number-columns-repeated="2" table:style-name="ce1"/>
          <table:table-cell office:value-type="float" office:value="70985213" table:style-name="ce1">
            <text:p>70985213</text:p>
          </table:table-cell>
          <table:table-cell office:value-type="string" table:style-name="ce3">
            <text:p>2026-03-03 08:16: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70994044" table:style-name="ce1">
            <text:p>70994044</text:p>
          </table:table-cell>
          <table:table-cell office:value-type="string" table:style-name="ce3">
            <text:p>2026-03-03 08:32: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3" table:style-name="ce1">
            <text:p>1113</text:p>
          </table:table-cell>
          <table:table-cell office:value-type="float" office:value="1978" table:style-name="ce1">
            <text:p>19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71028861" table:style-name="ce1">
            <text:p>71028861</text:p>
          </table:table-cell>
          <table:table-cell office:value-type="string" table:style-name="ce3">
            <text:p>2026-03-03 08:37:5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71030643" table:style-name="ce1">
            <text:p>71030643</text:p>
          </table:table-cell>
          <table:table-cell office:value-type="string" table:style-name="ce3">
            <text:p>2026-03-03 08:40:4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71047625" table:style-name="ce1">
            <text:p>71047625</text:p>
          </table:table-cell>
          <table:table-cell office:value-type="string" table:style-name="ce3">
            <text:p>2026-03-03 08:41: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2" table:style-name="ce1">
            <text:p>1022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ellza</text:p>
          </table:table-cell>
          <table:table-cell table:number-columns-repeated="2" table:style-name="ce1"/>
          <table:table-cell office:value-type="float" office:value="71068724" table:style-name="ce1">
            <text:p>71068724</text:p>
          </table:table-cell>
          <table:table-cell office:value-type="string" table:style-name="ce3">
            <text:p>2026-03-03 08:45:0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436" table:style-name="ce1">
            <text:p>143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1068767" table:style-name="ce1">
            <text:p>71068767</text:p>
          </table:table-cell>
          <table:table-cell office:value-type="string" table:style-name="ce3">
            <text:p>2026-03-03 08:58: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1068847" table:style-name="ce1">
            <text:p>71068847</text:p>
          </table:table-cell>
          <table:table-cell office:value-type="string" table:style-name="ce3">
            <text:p>2026-03-03 09:11: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989" table:style-name="ce1">
            <text:p>1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ticia</text:p>
          </table:table-cell>
          <table:table-cell table:number-columns-repeated="2" table:style-name="ce1"/>
          <table:table-cell office:value-type="float" office:value="71068925" table:style-name="ce1">
            <text:p>71068925</text:p>
          </table:table-cell>
          <table:table-cell office:value-type="string" table:style-name="ce3">
            <text:p>2026-03-03 09:40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5" table:style-name="ce1">
            <text:p>5</text:p>
          </table:table-cell>
          <table:table-cell office:value-type="float" office:value="1012" table:style-name="ce1">
            <text:p>101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ticia</text:p>
          </table:table-cell>
          <table:table-cell table:number-columns-repeated="2" table:style-name="ce1"/>
          <table:table-cell office:value-type="float" office:value="71069060" table:style-name="ce1">
            <text:p>71069060</text:p>
          </table:table-cell>
          <table:table-cell office:value-type="string" table:style-name="ce3">
            <text:p>2026-03-03 09:50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2002" table:style-name="ce1">
            <text:p>20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71069056" table:style-name="ce1">
            <text:p>71069056</text:p>
          </table:table-cell>
          <table:table-cell office:value-type="string" table:style-name="ce3">
            <text:p>2026-03-03 09:52: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3" table:style-name="ce1">
            <text:p>3</text:p>
          </table:table-cell>
          <table:table-cell office:value-type="float" office:value="1260" table:style-name="ce1">
            <text:p>1260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se</text:p>
          </table:table-cell>
          <table:table-cell table:number-columns-repeated="2" table:style-name="ce1"/>
          <table:table-cell office:value-type="float" office:value="71069075" table:style-name="ce1">
            <text:p>71069075</text:p>
          </table:table-cell>
          <table:table-cell office:value-type="string" table:style-name="ce3">
            <text:p>2026-03-03 09:53:3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1997" table:style-name="ce1">
            <text:p>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lal</text:p>
          </table:table-cell>
          <table:table-cell table:number-columns-repeated="2" table:style-name="ce1"/>
          <table:table-cell office:value-type="float" office:value="71069316" table:style-name="ce1">
            <text:p>71069316</text:p>
          </table:table-cell>
          <table:table-cell office:value-type="string" table:style-name="ce3">
            <text:p>2026-03-03 10:16: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70" table:style-name="ce1">
            <text:p>1070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71069348" table:style-name="ce1">
            <text:p>71069348</text:p>
          </table:table-cell>
          <table:table-cell office:value-type="string" table:style-name="ce3">
            <text:p>2026-03-03 10:23:0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e</text:p>
          </table:table-cell>
          <table:table-cell table:number-columns-repeated="2" table:style-name="ce1"/>
          <table:table-cell office:value-type="float" office:value="71069393" table:style-name="ce1">
            <text:p>71069393</text:p>
          </table:table-cell>
          <table:table-cell office:value-type="string" table:style-name="ce3">
            <text:p>2026-03-03 10:35: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3">
            <text:p>13.03.19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orges</text:p>
          </table:table-cell>
          <table:table-cell table:number-columns-repeated="2" table:style-name="ce1"/>
          <table:table-cell office:value-type="float" office:value="71069507" table:style-name="ce1">
            <text:p>71069507</text:p>
          </table:table-cell>
          <table:table-cell office:value-type="string" table:style-name="ce3">
            <text:p>2026-03-03 10:47:4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8006" table:style-name="ce1">
            <text:p>8006</text:p>
          </table:table-cell>
          <table:table-cell office:value-type="string" table:style-name="ce3">
            <text:p>8.10.19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élia</text:p>
          </table:table-cell>
          <table:table-cell table:number-columns-repeated="2" table:style-name="ce1"/>
          <table:table-cell office:value-type="float" office:value="71069586" table:style-name="ce1">
            <text:p>71069586</text:p>
          </table:table-cell>
          <table:table-cell office:value-type="string" table:style-name="ce3">
            <text:p>2026-03-03 10:57: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53" table:style-name="ce1">
            <text:p>1053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71069609" table:style-name="ce1">
            <text:p>71069609</text:p>
          </table:table-cell>
          <table:table-cell office:value-type="string" table:style-name="ce3">
            <text:p>2026-03-03 11:00: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228" table:style-name="ce1">
            <text:p>1228</text:p>
          </table:table-cell>
          <table:table-cell office:value-type="string" table:style-name="ce3">
            <text:p>18.03.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71069604" table:style-name="ce1">
            <text:p>71069604</text:p>
          </table:table-cell>
          <table:table-cell office:value-type="string" table:style-name="ce3">
            <text:p>2026-03-03 11:00: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ubertus</text:p>
          </table:table-cell>
          <table:table-cell table:number-columns-repeated="2" table:style-name="ce1"/>
          <table:table-cell office:value-type="float" office:value="71069751" table:style-name="ce1">
            <text:p>71069751</text:p>
          </table:table-cell>
          <table:table-cell office:value-type="string" table:style-name="ce3">
            <text:p>2026-03-03 11:18:2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97" table:style-name="ce1">
            <text:p>1897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o</text:p>
          </table:table-cell>
          <table:table-cell table:number-columns-repeated="2" table:style-name="ce1"/>
          <table:table-cell office:value-type="float" office:value="71069710" table:style-name="ce1">
            <text:p>71069710</text:p>
          </table:table-cell>
          <table:table-cell office:value-type="string" table:style-name="ce3">
            <text:p>2026-03-03 11:19: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937" table:style-name="ce1">
            <text:p>1937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ego</text:p>
          </table:table-cell>
          <table:table-cell table:number-columns-repeated="2" table:style-name="ce1"/>
          <table:table-cell office:value-type="float" office:value="71069867" table:style-name="ce1">
            <text:p>71069867</text:p>
          </table:table-cell>
          <table:table-cell office:value-type="string" table:style-name="ce3">
            <text:p>2026-03-03 11:34:5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358" table:style-name="ce1">
            <text:p>1358</text:p>
          </table:table-cell>
          <table:table-cell office:value-type="string" table:style-name="ce3">
            <text:p>30.10.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71069967" table:style-name="ce1">
            <text:p>71069967</text:p>
          </table:table-cell>
          <table:table-cell office:value-type="string" table:style-name="ce3">
            <text:p>2026-03-03 11:54:3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020" table:style-name="ce1">
            <text:p>1020</text:p>
          </table:table-cell>
          <table:table-cell office:value-type="string" table:style-name="ce3">
            <text:p>10.11.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71069962" table:style-name="ce1">
            <text:p>71069962</text:p>
          </table:table-cell>
          <table:table-cell office:value-type="string" table:style-name="ce3">
            <text:p>2026-03-03 11:56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41" table:style-name="ce1">
            <text:p>1041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a</text:p>
          </table:table-cell>
          <table:table-cell table:number-columns-repeated="2" table:style-name="ce1"/>
          <table:table-cell office:value-type="float" office:value="71069989" table:style-name="ce1">
            <text:p>71069989</text:p>
          </table:table-cell>
          <table:table-cell office:value-type="string" table:style-name="ce3">
            <text:p>2026-03-03 11:5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630" table:style-name="ce1">
            <text:p>1630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onor</text:p>
          </table:table-cell>
          <table:table-cell table:number-columns-repeated="2" table:style-name="ce1"/>
          <table:table-cell office:value-type="float" office:value="71070085" table:style-name="ce1">
            <text:p>71070085</text:p>
          </table:table-cell>
          <table:table-cell office:value-type="string" table:style-name="ce3">
            <text:p>2026-03-03 12:19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9" table:style-name="ce1">
            <text:p>9</text:p>
          </table:table-cell>
          <table:table-cell office:value-type="float" office:value="1023" table:style-name="ce1">
            <text:p>1023</text:p>
          </table:table-cell>
          <table:table-cell office:value-type="float" office:value="1967" table:style-name="ce1">
            <text:p>19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ssy</text:p>
          </table:table-cell>
          <table:table-cell table:number-columns-repeated="2" table:style-name="ce1"/>
          <table:table-cell office:value-type="float" office:value="71070130" table:style-name="ce1">
            <text:p>71070130</text:p>
          </table:table-cell>
          <table:table-cell office:value-type="string" table:style-name="ce3">
            <text:p>2026-03-03 12:22:4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71070164" table:style-name="ce1">
            <text:p>71070164</text:p>
          </table:table-cell>
          <table:table-cell office:value-type="string" table:style-name="ce3">
            <text:p>2026-03-03 12:31:19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9" table:style-name="ce1">
            <text:p>9</text:p>
          </table:table-cell>
          <table:table-cell office:value-type="float" office:value="1066" table:style-name="ce1">
            <text:p>1066</text:p>
          </table:table-cell>
          <table:table-cell office:value-type="float" office:value="1968" table:style-name="ce1">
            <text:p>19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ne</text:p>
          </table:table-cell>
          <table:table-cell table:number-columns-repeated="2" table:style-name="ce1"/>
          <table:table-cell office:value-type="float" office:value="71070184" table:style-name="ce1">
            <text:p>71070184</text:p>
          </table:table-cell>
          <table:table-cell office:value-type="string" table:style-name="ce3">
            <text:p>2026-03-03 12:34: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25.11.19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71070215" table:style-name="ce1">
            <text:p>71070215</text:p>
          </table:table-cell>
          <table:table-cell office:value-type="string" table:style-name="ce3">
            <text:p>2026-03-03 12:43: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79" table:style-name="ce1">
            <text:p>19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71070329" table:style-name="ce1">
            <text:p>71070329</text:p>
          </table:table-cell>
          <table:table-cell office:value-type="string" table:style-name="ce3">
            <text:p>2026-03-03 13:08: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110" table:style-name="ce1">
            <text:p>1110</text:p>
          </table:table-cell>
          <table:table-cell office:value-type="float" office:value="1956" table:style-name="ce1">
            <text:p>1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71070381" table:style-name="ce1">
            <text:p>71070381</text:p>
          </table:table-cell>
          <table:table-cell office:value-type="string" table:style-name="ce3">
            <text:p>2026-03-03 13:17: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959" table:style-name="ce1">
            <text:p>19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71070465" table:style-name="ce1">
            <text:p>71070465</text:p>
          </table:table-cell>
          <table:table-cell office:value-type="string" table:style-name="ce3">
            <text:p>2026-03-03 13:30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ne</text:p>
          </table:table-cell>
          <table:table-cell table:number-columns-repeated="2" table:style-name="ce1"/>
          <table:table-cell office:value-type="float" office:value="71070468" table:style-name="ce1">
            <text:p>71070468</text:p>
          </table:table-cell>
          <table:table-cell office:value-type="string" table:style-name="ce3">
            <text:p>2026-03-03 13:40:3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dro</text:p>
          </table:table-cell>
          <table:table-cell table:number-columns-repeated="2" table:style-name="ce1"/>
          <table:table-cell office:value-type="float" office:value="71070889" table:style-name="ce1">
            <text:p>71070889</text:p>
          </table:table-cell>
          <table:table-cell office:value-type="string" table:style-name="ce3">
            <text:p>2026-03-03 14:45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05.08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aline</text:p>
          </table:table-cell>
          <table:table-cell table:number-columns-repeated="2" table:style-name="ce1"/>
          <table:table-cell office:value-type="float" office:value="71071140" table:style-name="ce1">
            <text:p>71071140</text:p>
          </table:table-cell>
          <table:table-cell office:value-type="string" table:style-name="ce3">
            <text:p>2026-03-03 14:58: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71071216" table:style-name="ce1">
            <text:p>71071216</text:p>
          </table:table-cell>
          <table:table-cell office:value-type="string" table:style-name="ce3">
            <text:p>2026-03-03 15:09: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14" table:style-name="ce1">
            <text:p>1814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co</text:p>
          </table:table-cell>
          <table:table-cell table:number-columns-repeated="2" table:style-name="ce1"/>
          <table:table-cell office:value-type="float" office:value="71071241" table:style-name="ce1">
            <text:p>71071241</text:p>
          </table:table-cell>
          <table:table-cell office:value-type="string" table:style-name="ce3">
            <text:p>2026-03-03 15:16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dro</text:p>
          </table:table-cell>
          <table:table-cell table:number-columns-repeated="2" table:style-name="ce1"/>
          <table:table-cell office:value-type="float" office:value="71071277" table:style-name="ce1">
            <text:p>71071277</text:p>
          </table:table-cell>
          <table:table-cell office:value-type="string" table:style-name="ce3">
            <text:p>2026-03-03 15:19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66" table:style-name="ce1">
            <text:p>1066</text:p>
          </table:table-cell>
          <table:table-cell office:value-type="string" table:style-name="ce3">
            <text:p>05.08.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71071319" table:style-name="ce1">
            <text:p>71071319</text:p>
          </table:table-cell>
          <table:table-cell office:value-type="string" table:style-name="ce3">
            <text:p>2026-03-03 15:27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92220" table:style-name="ce1">
            <text:p>92220</text:p>
          </table:table-cell>
          <table:table-cell office:value-type="float" office:value="1971" table:style-name="ce1">
            <text:p>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ouk</text:p>
          </table:table-cell>
          <table:table-cell table:number-columns-repeated="2" table:style-name="ce1"/>
          <table:table-cell office:value-type="float" office:value="71071316" table:style-name="ce1">
            <text:p>71071316</text:p>
          </table:table-cell>
          <table:table-cell office:value-type="string" table:style-name="ce3">
            <text:p>2026-03-03 15:29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30" table:style-name="ce1">
            <text:p>1030</text:p>
          </table:table-cell>
          <table:table-cell office:value-type="float" office:value="1974" table:style-name="ce1">
            <text:p>19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71071385" table:style-name="ce1">
            <text:p>71071385</text:p>
          </table:table-cell>
          <table:table-cell office:value-type="string" table:style-name="ce3">
            <text:p>2026-03-03 15:36: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isse - 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5" table:style-name="ce1">
            <text:p>1005</text:p>
          </table:table-cell>
          <table:table-cell office:value-type="float" office:value="1977" table:style-name="ce1">
            <text:p>19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1071417" table:style-name="ce1">
            <text:p>71071417</text:p>
          </table:table-cell>
          <table:table-cell office:value-type="string" table:style-name="ce3">
            <text:p>2026-03-03 15:4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24" table:style-name="ce1">
            <text:p>1224</text:p>
          </table:table-cell>
          <table:table-cell office:value-type="float" office:value="1961" table:style-name="ce1">
            <text:p>1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manuelle</text:p>
          </table:table-cell>
          <table:table-cell table:number-columns-repeated="2" table:style-name="ce1"/>
          <table:table-cell office:value-type="float" office:value="71071483" table:style-name="ce1">
            <text:p>71071483</text:p>
          </table:table-cell>
          <table:table-cell office:value-type="string" table:style-name="ce3">
            <text:p>2026-03-03 15:57: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920" table:style-name="ce1">
            <text:p>1920</text:p>
          </table:table-cell>
          <table:table-cell office:value-type="float" office:value="1998" table:style-name="ce1">
            <text:p>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1071497" table:style-name="ce1">
            <text:p>71071497</text:p>
          </table:table-cell>
          <table:table-cell office:value-type="string" table:style-name="ce3">
            <text:p>2026-03-03 16:00: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o</text:p>
          </table:table-cell>
          <table:table-cell table:number-columns-repeated="2" table:style-name="ce1"/>
          <table:table-cell office:value-type="float" office:value="71071671" table:style-name="ce1">
            <text:p>71071671</text:p>
          </table:table-cell>
          <table:table-cell office:value-type="string" table:style-name="ce3">
            <text:p>2026-03-03 16:35:3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2010" table:style-name="ce1">
            <text:p>20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ymond</text:p>
          </table:table-cell>
          <table:table-cell table:number-columns-repeated="2" table:style-name="ce1"/>
          <table:table-cell office:value-type="float" office:value="71071631" table:style-name="ce1">
            <text:p>71071631</text:p>
          </table:table-cell>
          <table:table-cell office:value-type="string" table:style-name="ce3">
            <text:p>2026-03-03 16:40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4" table:style-name="ce1">
            <text:p>1004</text:p>
          </table:table-cell>
          <table:table-cell office:value-type="float" office:value="1944" table:style-name="ce1">
            <text:p>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71071743" table:style-name="ce1">
            <text:p>71071743</text:p>
          </table:table-cell>
          <table:table-cell office:value-type="string" table:style-name="ce3">
            <text:p>2026-03-03 16:51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268" table:style-name="ce1">
            <text:p>1268</text:p>
          </table:table-cell>
          <table:table-cell office:value-type="string" table:style-name="ce3">
            <text:p>30.07.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zanne</text:p>
          </table:table-cell>
          <table:table-cell table:number-columns-repeated="2" table:style-name="ce1"/>
          <table:table-cell office:value-type="float" office:value="71071712" table:style-name="ce1">
            <text:p>71071712</text:p>
          </table:table-cell>
          <table:table-cell office:value-type="string" table:style-name="ce3">
            <text:p>2026-03-03 16:54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1" table:style-name="ce1">
            <text:p>11</text:p>
          </table:table-cell>
          <table:table-cell office:value-type="float" office:value="1004" table:style-name="ce1">
            <text:p>1004</text:p>
          </table:table-cell>
          <table:table-cell office:value-type="float" office:value="1945" table:style-name="ce1">
            <text:p>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ksym</text:p>
          </table:table-cell>
          <table:table-cell table:number-columns-repeated="2" table:style-name="ce1"/>
          <table:table-cell office:value-type="float" office:value="71071783" table:style-name="ce1">
            <text:p>71071783</text:p>
          </table:table-cell>
          <table:table-cell office:value-type="string" table:style-name="ce3">
            <text:p>2026-03-03 16:59:0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05.09.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ana</text:p>
          </table:table-cell>
          <table:table-cell table:number-columns-repeated="2" table:style-name="ce1"/>
          <table:table-cell office:value-type="float" office:value="71071766" table:style-name="ce1">
            <text:p>71071766</text:p>
          </table:table-cell>
          <table:table-cell office:value-type="string" table:style-name="ce3">
            <text:p>2026-03-03 16:59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3" table:style-name="ce1">
            <text:p>3</text:p>
          </table:table-cell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71071837" table:style-name="ce1">
            <text:p>71071837</text:p>
          </table:table-cell>
          <table:table-cell office:value-type="string" table:style-name="ce3">
            <text:p>2026-03-03 17:10:4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9" table:style-name="ce1">
            <text:p>1009</text:p>
          </table:table-cell>
          <table:table-cell office:value-type="float" office:value="2008" table:style-name="ce1">
            <text:p>2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71071873" table:style-name="ce1">
            <text:p>71071873</text:p>
          </table:table-cell>
          <table:table-cell office:value-type="string" table:style-name="ce3">
            <text:p>2026-03-03 17:18: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01/01/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1071882" table:style-name="ce1">
            <text:p>71071882</text:p>
          </table:table-cell>
          <table:table-cell office:value-type="string" table:style-name="ce3">
            <text:p>2026-03-03 17:19: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8" table:style-name="ce1">
            <text:p>1008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nata</text:p>
          </table:table-cell>
          <table:table-cell table:number-columns-repeated="2" table:style-name="ce1"/>
          <table:table-cell office:value-type="float" office:value="71071888" table:style-name="ce1">
            <text:p>71071888</text:p>
          </table:table-cell>
          <table:table-cell office:value-type="string" table:style-name="ce3">
            <text:p>2026-03-03 17:21: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71071982" table:style-name="ce1">
            <text:p>71071982</text:p>
          </table:table-cell>
          <table:table-cell office:value-type="string" table:style-name="ce3">
            <text:p>2026-03-03 17:34: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24" table:style-name="ce1">
            <text:p>1024</text:p>
          </table:table-cell>
          <table:table-cell office:value-type="float" office:value="1975" table:style-name="ce1">
            <text:p>19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71072018" table:style-name="ce1">
            <text:p>71072018</text:p>
          </table:table-cell>
          <table:table-cell office:value-type="string" table:style-name="ce3">
            <text:p>2026-03-03 17:40: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71072025" table:style-name="ce1">
            <text:p>71072025</text:p>
          </table:table-cell>
          <table:table-cell office:value-type="string" table:style-name="ce3">
            <text:p>2026-03-03 17:41: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01/01/19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71072046" table:style-name="ce1">
            <text:p>71072046</text:p>
          </table:table-cell>
          <table:table-cell office:value-type="string" table:style-name="ce3">
            <text:p>2026-03-03 17:46:2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52" table:style-name="ce1">
            <text:p>1052</text:p>
          </table:table-cell>
          <table:table-cell office:value-type="float" office:value="1976" table:style-name="ce1">
            <text:p>19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ny</text:p>
          </table:table-cell>
          <table:table-cell table:number-columns-repeated="2" table:style-name="ce1"/>
          <table:table-cell office:value-type="float" office:value="71072090" table:style-name="ce1">
            <text:p>71072090</text:p>
          </table:table-cell>
          <table:table-cell office:value-type="string" table:style-name="ce3">
            <text:p>2026-03-03 17:52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806" table:style-name="ce1">
            <text:p>1806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71071995" table:style-name="ce1">
            <text:p>71071995</text:p>
          </table:table-cell>
          <table:table-cell office:value-type="string" table:style-name="ce3">
            <text:p>2026-03-03 17:52:5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51" table:style-name="ce1">
            <text:p>19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71072226" table:style-name="ce1">
            <text:p>71072226</text:p>
          </table:table-cell>
          <table:table-cell office:value-type="string" table:style-name="ce3">
            <text:p>2026-03-03 18:12: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2504" table:style-name="ce1">
            <text:p>2504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olande</text:p>
          </table:table-cell>
          <table:table-cell table:number-columns-repeated="2" table:style-name="ce1"/>
          <table:table-cell office:value-type="float" office:value="71072402" table:style-name="ce1">
            <text:p>71072402</text:p>
          </table:table-cell>
          <table:table-cell office:value-type="string" table:style-name="ce3">
            <text:p>2026-03-03 18:45: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97" table:style-name="ce1">
            <text:p>1897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71072409" table:style-name="ce1">
            <text:p>71072409</text:p>
          </table:table-cell>
          <table:table-cell office:value-type="string" table:style-name="ce3">
            <text:p>2026-03-03 18:49:2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Postcard</text:p>
          </table:table-cell>
          <table:table-cell office:value-type="float" office:value="1" table:style-name="ce1">
            <text:p>1</text:p>
          </table:table-cell>
          <table:table-cell office:value-type="float" office:value="1033" table:style-name="ce1">
            <text:p>1033</text:p>
          </table:table-cell>
          <table:table-cell office:value-type="float" office:value="1960" table:style-name="ce1">
            <text:p>19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71072516" table:style-name="ce1">
            <text:p>71072516</text:p>
          </table:table-cell>
          <table:table-cell office:value-type="string" table:style-name="ce3">
            <text:p>2026-03-03 19:09:5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3" table:style-name="ce1">
            <text:p>3</text:p>
          </table:table-cell>
          <table:table-cell office:value-type="float" office:value="1867" table:style-name="ce1">
            <text:p>1867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ryam</text:p>
          </table:table-cell>
          <table:table-cell table:number-columns-repeated="2" table:style-name="ce1"/>
          <table:table-cell office:value-type="float" office:value="71072574" table:style-name="ce1">
            <text:p>71072574</text:p>
          </table:table-cell>
          <table:table-cell office:value-type="string" table:style-name="ce3">
            <text:p>2026-03-03 19:18: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salie</text:p>
          </table:table-cell>
          <table:table-cell table:number-columns-repeated="2" table:style-name="ce1"/>
          <table:table-cell office:value-type="float" office:value="71072584" table:style-name="ce1">
            <text:p>71072584</text:p>
          </table:table-cell>
          <table:table-cell office:value-type="string" table:style-name="ce3">
            <text:p>2026-03-03 19:21: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71072621" table:style-name="ce1">
            <text:p>71072621</text:p>
          </table:table-cell>
          <table:table-cell office:value-type="string" table:style-name="ce3">
            <text:p>2026-03-03 19:24:5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17.92.19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uy Ly</text:p>
          </table:table-cell>
          <table:table-cell table:number-columns-repeated="2" table:style-name="ce1"/>
          <table:table-cell office:value-type="float" office:value="71072622" table:style-name="ce1">
            <text:p>71072622</text:p>
          </table:table-cell>
          <table:table-cell office:value-type="string" table:style-name="ce3">
            <text:p>2026-03-03 19:28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string" table:style-name="ce3">
            <text:p>07.02.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71072642" table:style-name="ce1">
            <text:p>71072642</text:p>
          </table:table-cell>
          <table:table-cell office:value-type="string" table:style-name="ce3">
            <text:p>2026-03-03 19:35: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95" table:style-name="ce1">
            <text:p>1095</text:p>
          </table:table-cell>
          <table:table-cell office:value-type="float" office:value="1955" table:style-name="ce1">
            <text:p>19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ntiago</text:p>
          </table:table-cell>
          <table:table-cell table:number-columns-repeated="2" table:style-name="ce1"/>
          <table:table-cell office:value-type="float" office:value="71072737" table:style-name="ce1">
            <text:p>71072737</text:p>
          </table:table-cell>
          <table:table-cell office:value-type="string" table:style-name="ce3">
            <text:p>2026-03-03 19:44: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510" table:style-name="ce1">
            <text:p>1510</text:p>
          </table:table-cell>
          <table:table-cell office:value-type="float" office:value="2006" table:style-name="ce1">
            <text:p>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71072977" table:style-name="ce1">
            <text:p>71072977</text:p>
          </table:table-cell>
          <table:table-cell office:value-type="string" table:style-name="ce3">
            <text:p>2026-03-03 20:14: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in</text:p>
          </table:table-cell>
          <table:table-cell table:number-columns-repeated="2" table:style-name="ce1"/>
          <table:table-cell office:value-type="float" office:value="71072965" table:style-name="ce1">
            <text:p>71072965</text:p>
          </table:table-cell>
          <table:table-cell office:value-type="string" table:style-name="ce3">
            <text:p>2026-03-03 20:15:3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800" table:style-name="ce1">
            <text:p>1800</text:p>
          </table:table-cell>
          <table:table-cell office:value-type="string" table:style-name="ce3">
            <text:p>12.09.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uki</text:p>
          </table:table-cell>
          <table:table-cell table:number-columns-repeated="2" table:style-name="ce1"/>
          <table:table-cell office:value-type="float" office:value="71073049" table:style-name="ce1">
            <text:p>71073049</text:p>
          </table:table-cell>
          <table:table-cell office:value-type="string" table:style-name="ce3">
            <text:p>2026-03-03 20:28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1983" table:style-name="ce1">
            <text:p>19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71073076" table:style-name="ce1">
            <text:p>71073076</text:p>
          </table:table-cell>
          <table:table-cell office:value-type="string" table:style-name="ce3">
            <text:p>2026-03-03 20:30:3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820" table:style-name="ce1">
            <text:p>1820</text:p>
          </table:table-cell>
          <table:table-cell office:value-type="float" office:value="1973" table:style-name="ce1">
            <text:p>1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71073106" table:style-name="ce1">
            <text:p>71073106</text:p>
          </table:table-cell>
          <table:table-cell office:value-type="string" table:style-name="ce3">
            <text:p>2026-03-03 20:30:5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66" table:style-name="ce1">
            <text:p>19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ejandra</text:p>
          </table:table-cell>
          <table:table-cell table:number-columns-repeated="2" table:style-name="ce1"/>
          <table:table-cell office:value-type="float" office:value="71073153" table:style-name="ce1">
            <text:p>71073153</text:p>
          </table:table-cell>
          <table:table-cell office:value-type="string" table:style-name="ce3">
            <text:p>2026-03-03 20:39:0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elia</text:p>
          </table:table-cell>
          <table:table-cell table:number-columns-repeated="2" table:style-name="ce1"/>
          <table:table-cell office:value-type="float" office:value="71073163" table:style-name="ce1">
            <text:p>71073163</text:p>
          </table:table-cell>
          <table:table-cell office:value-type="string" table:style-name="ce3">
            <text:p>2026-03-03 20:39: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623" table:style-name="ce1">
            <text:p>1623</text:p>
          </table:table-cell>
          <table:table-cell office:value-type="float" office:value="1970" table:style-name="ce1">
            <text:p>19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1073194" table:style-name="ce1">
            <text:p>71073194</text:p>
          </table:table-cell>
          <table:table-cell office:value-type="string" table:style-name="ce3">
            <text:p>2026-03-03 20:51: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4" table:style-name="ce1">
            <text:p>4</text:p>
          </table:table-cell>
          <table:table-cell office:value-type="float" office:value="1006" table:style-name="ce1">
            <text:p>1006</text:p>
          </table:table-cell>
          <table:table-cell office:value-type="string" table:style-name="ce3">
            <text:p>30.04.19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rina</text:p>
          </table:table-cell>
          <table:table-cell table:number-columns-repeated="2" table:style-name="ce1"/>
          <table:table-cell office:value-type="float" office:value="71073225" table:style-name="ce1">
            <text:p>71073225</text:p>
          </table:table-cell>
          <table:table-cell office:value-type="string" table:style-name="ce3">
            <text:p>2026-03-03 20:51:5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7" table:style-name="ce1">
            <text:p>7</text:p>
          </table:table-cell>
          <table:table-cell office:value-type="float" office:value="1222" table:style-name="ce1">
            <text:p>1222</text:p>
          </table:table-cell>
          <table:table-cell office:value-type="string" table:style-name="ce3">
            <text:p>26.07.1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gélique</text:p>
          </table:table-cell>
          <table:table-cell table:number-columns-repeated="2" table:style-name="ce1"/>
          <table:table-cell office:value-type="float" office:value="71073327" table:style-name="ce1">
            <text:p>71073327</text:p>
          </table:table-cell>
          <table:table-cell office:value-type="string" table:style-name="ce3">
            <text:p>2026-03-03 21:06: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i</text:p>
          </table:table-cell>
          <table:table-cell table:number-columns-repeated="2" table:style-name="ce1"/>
          <table:table-cell office:value-type="float" office:value="71073291" table:style-name="ce1">
            <text:p>71073291</text:p>
          </table:table-cell>
          <table:table-cell office:value-type="string" table:style-name="ce3">
            <text:p>2026-03-03 21:08:2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5" table:style-name="ce1">
            <text:p>5</text:p>
          </table:table-cell>
          <table:table-cell office:value-type="float" office:value="1023" table:style-name="ce1">
            <text:p>1023</text:p>
          </table:table-cell>
          <table:table-cell office:value-type="float" office:value="1996" table:style-name="ce1">
            <text:p>19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71073355" table:style-name="ce1">
            <text:p>71073355</text:p>
          </table:table-cell>
          <table:table-cell office:value-type="string" table:style-name="ce3">
            <text:p>2026-03-03 21:10: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1073318" table:style-name="ce1">
            <text:p>71073318</text:p>
          </table:table-cell>
          <table:table-cell office:value-type="string" table:style-name="ce3">
            <text:p>2026-03-03 21:12: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04" table:style-name="ce1">
            <text:p>1004</text:p>
          </table:table-cell>
          <table:table-cell office:value-type="float" office:value="1986" table:style-name="ce1">
            <text:p>19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71073390" table:style-name="ce1">
            <text:p>71073390</text:p>
          </table:table-cell>
          <table:table-cell office:value-type="string" table:style-name="ce3">
            <text:p>2026-03-03 21:20:0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2" table:style-name="ce1">
            <text:p>2</text:p>
          </table:table-cell>
          <table:table-cell office:value-type="float" office:value="1024" table:style-name="ce1">
            <text:p>1024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sa</text:p>
          </table:table-cell>
          <table:table-cell table:number-columns-repeated="2" table:style-name="ce1"/>
          <table:table-cell office:value-type="float" office:value="71073424" table:style-name="ce1">
            <text:p>71073424</text:p>
          </table:table-cell>
          <table:table-cell office:value-type="string" table:style-name="ce3">
            <text:p>2026-03-03 21:22: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5-07-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sa</text:p>
          </table:table-cell>
          <table:table-cell table:number-columns-repeated="2" table:style-name="ce1"/>
          <table:table-cell office:value-type="float" office:value="71073438" table:style-name="ce1">
            <text:p>71073438</text:p>
          </table:table-cell>
          <table:table-cell office:value-type="string" table:style-name="ce3">
            <text:p>2026-03-03 21:26:2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Carte de crédit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15-07-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ly</text:p>
          </table:table-cell>
          <table:table-cell table:number-columns-repeated="2" table:style-name="ce1"/>
          <table:table-cell office:value-type="float" office:value="71073479" table:style-name="ce1">
            <text:p>71073479</text:p>
          </table:table-cell>
          <table:table-cell office:value-type="string" table:style-name="ce3">
            <text:p>2026-03-03 21:34: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900" table:style-name="ce1">
            <text:p>2900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</text:p>
          </table:table-cell>
          <table:table-cell table:number-columns-repeated="2" table:style-name="ce1"/>
          <table:table-cell office:value-type="float" office:value="71073510" table:style-name="ce1">
            <text:p>71073510</text:p>
          </table:table-cell>
          <table:table-cell office:value-type="string" table:style-name="ce3">
            <text:p>2026-03-03 21:40:3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2000" table:style-name="ce1">
            <text:p>2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71073512" table:style-name="ce1">
            <text:p>71073512</text:p>
          </table:table-cell>
          <table:table-cell office:value-type="string" table:style-name="ce3">
            <text:p>2026-03-03 21:40: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2001" table:style-name="ce1">
            <text:p>2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71073488" table:style-name="ce1">
            <text:p>71073488</text:p>
          </table:table-cell>
          <table:table-cell office:value-type="string" table:style-name="ce3">
            <text:p>2026-03-03 21:42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4" table:style-name="ce1">
            <text:p>4</text:p>
          </table:table-cell>
          <table:table-cell office:value-type="float" office:value="1807" table:style-name="ce1">
            <text:p>1807</text:p>
          </table:table-cell>
          <table:table-cell office:value-type="float" office:value="2004" table:style-name="ce1">
            <text:p>20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fano</text:p>
          </table:table-cell>
          <table:table-cell table:number-columns-repeated="2" table:style-name="ce1"/>
          <table:table-cell office:value-type="float" office:value="71073509" table:style-name="ce1">
            <text:p>71073509</text:p>
          </table:table-cell>
          <table:table-cell office:value-type="string" table:style-name="ce3">
            <text:p>2026-03-03 21:42: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99" table:style-name="ce1">
            <text:p>19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am</text:p>
          </table:table-cell>
          <table:table-cell table:number-columns-repeated="2" table:style-name="ce1"/>
          <table:table-cell office:value-type="float" office:value="71073544" table:style-name="ce1">
            <text:p>71073544</text:p>
          </table:table-cell>
          <table:table-cell office:value-type="string" table:style-name="ce3">
            <text:p>2026-03-03 21:47: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2740" table:style-name="ce1">
            <text:p>274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eeve</text:p>
          </table:table-cell>
          <table:table-cell table:number-columns-repeated="2" table:style-name="ce1"/>
          <table:table-cell office:value-type="float" office:value="71073677" table:style-name="ce1">
            <text:p>71073677</text:p>
          </table:table-cell>
          <table:table-cell office:value-type="string" table:style-name="ce3">
            <text:p>2026-03-03 22:11:1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clan</text:p>
          </table:table-cell>
          <table:table-cell table:number-columns-repeated="2" table:style-name="ce1"/>
          <table:table-cell office:value-type="float" office:value="71073678" table:style-name="ce1">
            <text:p>71073678</text:p>
          </table:table-cell>
          <table:table-cell office:value-type="string" table:style-name="ce3">
            <text:p>2026-03-03 22:11: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0" table:style-name="ce1">
            <text:p>1020</text:p>
          </table:table-cell>
          <table:table-cell office:value-type="float" office:value="2003" table:style-name="ce1">
            <text:p>20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ence</text:p>
          </table:table-cell>
          <table:table-cell table:number-columns-repeated="2" table:style-name="ce1"/>
          <table:table-cell office:value-type="float" office:value="71073706" table:style-name="ce1">
            <text:p>71073706</text:p>
          </table:table-cell>
          <table:table-cell office:value-type="string" table:style-name="ce3">
            <text:p>2026-03-03 22:16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71073689" table:style-name="ce1">
            <text:p>71073689</text:p>
          </table:table-cell>
          <table:table-cell office:value-type="string" table:style-name="ce3">
            <text:p>2026-03-03 22:18: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4" table:style-name="ce1">
            <text:p>4</text:p>
          </table:table-cell>
          <table:table-cell office:value-type="float" office:value="1007" table:style-name="ce1">
            <text:p>1007</text:p>
          </table:table-cell>
          <table:table-cell office:value-type="float" office:value="5081971" table:style-name="ce1">
            <text:p>50819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lphine</text:p>
          </table:table-cell>
          <table:table-cell table:number-columns-repeated="2" table:style-name="ce1"/>
          <table:table-cell office:value-type="float" office:value="71073721" table:style-name="ce1">
            <text:p>71073721</text:p>
          </table:table-cell>
          <table:table-cell office:value-type="string" table:style-name="ce3">
            <text:p>2026-03-03 22:19: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98" table:style-name="ce1">
            <text:p>1098</text:p>
          </table:table-cell>
          <table:table-cell office:value-type="float" office:value="1972" table:style-name="ce1">
            <text:p>19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71073852" table:style-name="ce1">
            <text:p>71073852</text:p>
          </table:table-cell>
          <table:table-cell office:value-type="string" table:style-name="ce3">
            <text:p>2026-03-03 22:5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ktash</text:p>
          </table:table-cell>
          <table:table-cell table:number-columns-repeated="2" table:style-name="ce1"/>
          <table:table-cell office:value-type="float" office:value="71073905" table:style-name="ce1">
            <text:p>71073905</text:p>
          </table:table-cell>
          <table:table-cell office:value-type="string" table:style-name="ce3">
            <text:p>2026-03-03 23:03:2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2" table:style-name="ce1">
            <text:p>2</text:p>
          </table:table-cell>
          <table:table-cell office:value-type="float" office:value="1022" table:style-name="ce1">
            <text:p>1022</text:p>
          </table:table-cell>
          <table:table-cell office:value-type="float" office:value="1981" table:style-name="ce1">
            <text:p>19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71073992" table:style-name="ce1">
            <text:p>71073992</text:p>
          </table:table-cell>
          <table:table-cell office:value-type="string" table:style-name="ce3">
            <text:p>2026-03-03 23:19: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Twint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1">
            <text:p>1110</text:p>
          </table:table-cell>
          <table:table-cell office:value-type="float" office:value="1992" table:style-name="ce1">
            <text:p>19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ence</text:p>
          </table:table-cell>
          <table:table-cell table:number-columns-repeated="2" table:style-name="ce1"/>
          <table:table-cell office:value-type="float" office:value="71073997" table:style-name="ce1">
            <text:p>71073997</text:p>
          </table:table-cell>
          <table:table-cell office:value-type="string" table:style-name="ce3">
            <text:p>2026-03-03 23:21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Gratuit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3"/>
        </table:table-row>
        <table:table-row table:number-rows-repeated="8" table:style-name="ro1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number-rows-repeated="6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3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9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15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4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13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7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4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14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6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3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4"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3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7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9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3"/>
          <table:table-cell table:number-columns-repeated="5" table:style-name="ce1"/>
          <table:table-cell table:style-name="ce3"/>
          <table:table-cell table:number-columns-repeated="16373"/>
        </table:table-row>
        <table:table-row table:number-rows-repeated="7" table:style-name="ro1">
          <table:table-cell table:number-columns-repeated="4"/>
          <table:table-cell table:style-name="ce3"/>
          <table:table-cell table:number-columns-repeated="16379" table:style-name="ce1"/>
        </table:table-row>
        <table:table-row table:number-rows-repeated="1046388" table:style-name="ro2">
          <table:table-cell table:number-columns-repeated="16384"/>
        </table:table-row>
      </table:table>
      <table:database-ranges>
        <table:database-range table:target-range-address="Rencontres_7e_Art_Lausanne_2026.A1:Rencontres_7e_Art_Lausanne_2026.K2188" table:display-filter-buttons="tru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Yann Schlaefli</dc:creator>
    <dc:date>2026-03-03T22:39:38Z</dc:date>
  </office:meta>
</office:document-meta>
</file>